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Standard" style:font-charset="x-symbol"/>
    <style:font-face style:name="StarSymbol1" svg:font-family="StarSymbol" style:font-charset="x-symbol"/>
    <style:font-face style:name="Symbol" svg:font-family="Symbol" style:font-charset="x-symbol"/>
    <style:font-face style:name="Symbol1" svg:font-family="Symbol" style:font-adornments="Standard" style:font-charset="x-symbol"/>
    <style:font-face style:name="Wingdings 3" svg:font-family="'Wingdings 3'" style:font-charset="x-symbol"/>
    <style:font-face style:name="Courier New3" svg:font-family="'Courier New'"/>
    <style:font-face style:name="StarSymbol" svg:font-family="StarSymbol"/>
    <style:font-face style:name="StarSymbol2" svg:font-family="StarSymbol, 'Arial Unicode MS'"/>
    <style:font-face style:name="Symbol2" svg:font-family="Symbol"/>
    <style:font-face style:name="Tahoma2" svg:font-family="Tahoma"/>
    <style:font-face style:name="Wingdings" svg:font-family="Wingdings"/>
    <style:font-face style:name="Times New Roman3" svg:font-family="'Times New Roman'" style:font-family-generic="roman"/>
    <style:font-face style:name="Times New Roman4" svg:font-family="'Times New Roman'" style:font-adornments="Standard" style:font-family-generic="roman"/>
    <style:font-face style:name="Arial4" svg:font-family="Arial" style:font-family-generic="swiss"/>
    <style:font-face style:name="Verdana6" svg:font-family="Verdana" style:font-family-generic="swiss"/>
    <style:font-face style:name="Verdana7" svg:font-family="Verdana" style:font-adornments="Fett" style:font-family-generic="swiss"/>
    <style:font-face style:name="Verdana5" svg:font-family="Verdana" style:font-adornments="Fett Kursiv" style:font-family-generic="swiss"/>
    <style:font-face style:name="Verdana4" svg:font-family="Verdana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3" svg:font-family="Arial" style:font-adornments="Standard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Fett Kursiv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2" svg:font-family="Verdana" style:font-adornments="Standard" style:font-family-generic="swiss" style:font-pitch="variable"/>
    <style:font-face style:name="Liberation Sans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86" style:family="table">
      <style:table-properties style:width="12.585cm" fo:margin-top="0cm" fo:margin-bottom="0.199cm" table:align="margins" style:may-break-between-rows="false"/>
    </style:style>
    <style:style style:name="Tabelle86.A" style:family="table-column">
      <style:table-column-properties style:column-width="6.292cm" style:rel-column-width="32767*"/>
    </style:style>
    <style:style style:name="Tabelle86.B" style:family="table-column">
      <style:table-column-properties style:column-width="6.294cm" style:rel-column-width="32768*"/>
    </style:style>
    <style:style style:name="Tabelle86.1" style:family="table-row">
      <style:table-row-properties fo:keep-together="always"/>
    </style:style>
    <style:style style:name="Tabelle8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6.B1" style:family="table-cell">
      <style:table-cell-properties fo:padding="0.097cm" fo:border="0.05pt solid #000000"/>
    </style:style>
    <style:style style:name="Tabelle8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6.A3" style:family="table-cell">
      <style:table-cell-properties fo:padding="0.097cm" fo:border-left="0.05pt solid #000000" fo:border-right="none" fo:border-top="none" fo:border-bottom="0.05pt solid #000000"/>
    </style:style>
    <style:style style:name="Tabelle24" style:family="table">
      <style:table-properties style:width="12.7cm" table:align="margins" fo:keep-with-next="always" style:may-break-between-rows="false"/>
    </style:style>
    <style:style style:name="Tabelle24.A" style:family="table-column">
      <style:table-column-properties style:column-width="3.011cm" style:rel-column-width="15538*"/>
    </style:style>
    <style:style style:name="Tabelle24.B" style:family="table-column">
      <style:table-column-properties style:column-width="4.912cm" style:rel-column-width="25348*"/>
    </style:style>
    <style:style style:name="Tabelle24.C" style:family="table-column">
      <style:table-column-properties style:column-width="4.777cm" style:rel-column-width="24649*"/>
    </style:style>
    <style:style style:name="Tabel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C1" style:family="table-cell">
      <style:table-cell-properties fo:padding="0.097cm" fo:border="0.05pt solid #000000"/>
    </style:style>
    <style:style style:name="Tabelle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7.481cm" table:align="margins" fo:keep-with-next="always"/>
    </style:style>
    <style:style style:name="Tabelle13.A" style:family="table-column">
      <style:table-column-properties style:column-width="1.49cm" style:rel-column-width="13054*"/>
    </style:style>
    <style:style style:name="Tabelle13.B" style:family="table-column">
      <style:table-column-properties style:column-width="2.475cm" style:rel-column-width="21675*"/>
    </style:style>
    <style:style style:name="Tabelle13.C" style:family="table-column">
      <style:table-column-properties style:column-width="3.517cm" style:rel-column-width="30806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C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7.481cm" table:align="margins" fo:keep-with-next="always"/>
    </style:style>
    <style:style style:name="Tabelle25.A" style:family="table-column">
      <style:table-column-properties style:column-width="1.49cm" style:rel-column-width="13054*"/>
    </style:style>
    <style:style style:name="Tabelle25.B" style:family="table-column">
      <style:table-column-properties style:column-width="2.475cm" style:rel-column-width="21675*"/>
    </style:style>
    <style:style style:name="Tabelle25.C" style:family="table-column">
      <style:table-column-properties style:column-width="3.517cm" style:rel-column-width="30806*"/>
    </style:style>
    <style:style style:name="Tabel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C1" style:family="table-cell">
      <style:table-cell-properties fo:padding="0.097cm" fo:border="0.05pt solid #000000"/>
    </style:style>
    <style:style style:name="Tabelle25.A2" style:family="table-cell">
      <style:table-cell-properties fo:padding="0.097cm" fo:border-left="0.05pt solid #000000" fo:border-right="none" fo:border-top="none" fo:border-bottom="0.05pt solid #000000"/>
    </style:style>
    <style:style style:name="Tabelle2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2.61cm" table:align="margins" fo:keep-with-next="always"/>
    </style:style>
    <style:style style:name="Tabelle31.A" style:family="table-column">
      <style:table-column-properties style:column-width="1.429cm" style:rel-column-width="7428*"/>
    </style:style>
    <style:style style:name="Tabelle31.B" style:family="table-column">
      <style:table-column-properties style:column-width="1.498cm" style:rel-column-width="7783*"/>
    </style:style>
    <style:style style:name="Tabelle31.C" style:family="table-column">
      <style:table-column-properties style:column-width="2.42cm" style:rel-column-width="12580*"/>
    </style:style>
    <style:style style:name="Tabelle31.F" style:family="table-column">
      <style:table-column-properties style:column-width="2.422cm" style:rel-column-width="12584*"/>
    </style:style>
    <style:style style:name="Tabelle3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F1" style:family="table-cell">
      <style:table-cell-properties fo:padding="0.097cm" fo:border="0.05pt solid #000000"/>
    </style:style>
    <style:style style:name="Tabelle31.A2" style:family="table-cell">
      <style:table-cell-properties fo:padding="0.097cm" fo:border-left="0.05pt solid #000000" fo:border-right="none" fo:border-top="none" fo:border-bottom="0.05pt solid #000000"/>
    </style:style>
    <style:style style:name="Tabelle31.B2" style:family="table-cell">
      <style:table-cell-properties fo:padding="0.097cm" fo:border-left="0.05pt solid #000000" fo:border-right="none" fo:border-top="none" fo:border-bottom="0.05pt solid #000000"/>
    </style:style>
    <style:style style:name="Tabelle31.C2" style:family="table-cell">
      <style:table-cell-properties fo:padding="0.097cm" fo:border-left="0.05pt solid #000000" fo:border-right="none" fo:border-top="none" fo:border-bottom="0.05pt solid #000000"/>
    </style:style>
    <style:style style:name="Tabelle31.D2" style:family="table-cell">
      <style:table-cell-properties fo:padding="0.097cm" fo:border-left="0.05pt solid #000000" fo:border-right="none" fo:border-top="none" fo:border-bottom="0.05pt solid #000000"/>
    </style:style>
    <style:style style:name="Tabelle31.E2" style:family="table-cell">
      <style:table-cell-properties fo:padding="0.097cm" fo:border-left="0.05pt solid #000000" fo:border-right="none" fo:border-top="none" fo:border-bottom="0.05pt solid #000000"/>
    </style:style>
    <style:style style:name="Tabelle3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.A3" style:family="table-cell">
      <style:table-cell-properties fo:padding="0.097cm" fo:border-left="0.05pt solid #000000" fo:border-right="none" fo:border-top="none" fo:border-bottom="0.05pt solid #000000"/>
    </style:style>
    <style:style style:name="Tabelle31.B3" style:family="table-cell">
      <style:table-cell-properties fo:padding="0.097cm" fo:border-left="0.05pt solid #000000" fo:border-right="none" fo:border-top="none" fo:border-bottom="0.05pt solid #000000"/>
    </style:style>
    <style:style style:name="Tabelle31.C3" style:family="table-cell">
      <style:table-cell-properties fo:padding="0.097cm" fo:border-left="0.05pt solid #000000" fo:border-right="none" fo:border-top="none" fo:border-bottom="0.05pt solid #000000"/>
    </style:style>
    <style:style style:name="Tabelle31.D3" style:family="table-cell">
      <style:table-cell-properties fo:padding="0.097cm" fo:border-left="0.05pt solid #000000" fo:border-right="none" fo:border-top="none" fo:border-bottom="0.05pt solid #000000"/>
    </style:style>
    <style:style style:name="Tabelle31.E3" style:family="table-cell">
      <style:table-cell-properties fo:padding="0.097cm" fo:border-left="0.05pt solid #000000" fo:border-right="none" fo:border-top="none" fo:border-bottom="0.05pt solid #000000"/>
    </style:style>
    <style:style style:name="Tabelle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.A4" style:family="table-cell">
      <style:table-cell-properties fo:padding="0.097cm" fo:border-left="0.05pt solid #000000" fo:border-right="none" fo:border-top="none" fo:border-bottom="0.05pt solid #000000"/>
    </style:style>
    <style:style style:name="Tabelle31.B4" style:family="table-cell">
      <style:table-cell-properties fo:padding="0.097cm" fo:border-left="0.05pt solid #000000" fo:border-right="none" fo:border-top="none" fo:border-bottom="0.05pt solid #000000"/>
    </style:style>
    <style:style style:name="Tabelle31.C4" style:family="table-cell">
      <style:table-cell-properties fo:padding="0.097cm" fo:border-left="0.05pt solid #000000" fo:border-right="none" fo:border-top="none" fo:border-bottom="0.05pt solid #000000"/>
    </style:style>
    <style:style style:name="Tabelle31.D4" style:family="table-cell">
      <style:table-cell-properties fo:padding="0.097cm" fo:border-left="0.05pt solid #000000" fo:border-right="none" fo:border-top="none" fo:border-bottom="0.05pt solid #000000"/>
    </style:style>
    <style:style style:name="Tabelle31.E4" style:family="table-cell">
      <style:table-cell-properties fo:padding="0.097cm" fo:border-left="0.05pt solid #000000" fo:border-right="none" fo:border-top="none" fo:border-bottom="0.05pt solid #000000"/>
    </style:style>
    <style:style style:name="Tabelle3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.A5" style:family="table-cell">
      <style:table-cell-properties fo:padding="0.097cm" fo:border-left="0.05pt solid #000000" fo:border-right="none" fo:border-top="none" fo:border-bottom="0.05pt solid #000000"/>
    </style:style>
    <style:style style:name="Tabelle31.B5" style:family="table-cell">
      <style:table-cell-properties fo:padding="0.097cm" fo:border-left="0.05pt solid #000000" fo:border-right="none" fo:border-top="none" fo:border-bottom="0.05pt solid #000000"/>
    </style:style>
    <style:style style:name="Tabelle31.C5" style:family="table-cell">
      <style:table-cell-properties fo:padding="0.097cm" fo:border-left="0.05pt solid #000000" fo:border-right="none" fo:border-top="none" fo:border-bottom="0.05pt solid #000000"/>
    </style:style>
    <style:style style:name="Tabelle31.D5" style:family="table-cell">
      <style:table-cell-properties fo:padding="0.097cm" fo:border-left="0.05pt solid #000000" fo:border-right="none" fo:border-top="none" fo:border-bottom="0.05pt solid #000000"/>
    </style:style>
    <style:style style:name="Tabelle31.E5" style:family="table-cell">
      <style:table-cell-properties fo:padding="0.097cm" fo:border-left="0.05pt solid #000000" fo:border-right="none" fo:border-top="none" fo:border-bottom="0.05pt solid #000000"/>
    </style:style>
    <style:style style:name="Tabelle3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9" style:family="table">
      <style:table-properties style:width="12.7cm" table:align="margins"/>
    </style:style>
    <style:style style:name="Tabelle49.A" style:family="table-column">
      <style:table-column-properties style:column-width="3.106cm" style:rel-column-width="16031*"/>
    </style:style>
    <style:style style:name="Tabelle49.B" style:family="table-column">
      <style:table-column-properties style:column-width="9.594cm" style:rel-column-width="49504*"/>
    </style:style>
    <style:style style:name="Tabel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9.B1" style:family="table-cell">
      <style:table-cell-properties fo:padding="0.097cm" fo:border="0.05pt solid #000000"/>
    </style:style>
    <style:style style:name="Tabelle49.A2" style:family="table-cell">
      <style:table-cell-properties fo:padding="0.097cm" fo:border-left="0.05pt solid #000000" fo:border-right="none" fo:border-top="none" fo:border-bottom="0.05pt solid #000000"/>
    </style:style>
    <style:style style:name="Tabelle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1" style:family="table">
      <style:table-properties style:width="12.7cm" table:align="margins" fo:keep-with-next="always"/>
    </style:style>
    <style:style style:name="Tabelle51.A" style:family="table-column">
      <style:table-column-properties style:column-width="2.223cm" style:rel-column-width="11468*"/>
    </style:style>
    <style:style style:name="Tabelle51.B" style:family="table-column">
      <style:table-column-properties style:column-width="3.043cm" style:rel-column-width="15701*"/>
    </style:style>
    <style:style style:name="Tabelle51.C" style:family="table-column">
      <style:table-column-properties style:column-width="7.435cm" style:rel-column-width="38366*"/>
    </style:style>
    <style:style style:name="Tabel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1.B1" style:family="table-cell">
      <style:table-cell-properties fo:padding="0.097cm" fo:border="0.05pt solid #000000"/>
    </style:style>
    <style:style style:name="Tabelle5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1.B3" style:family="table-cell">
      <style:table-cell-properties fo:padding="0.097cm" fo:border-left="0.05pt solid #000000" fo:border-right="none" fo:border-top="none" fo:border-bottom="0.05pt solid #000000"/>
    </style:style>
    <style:style style:name="Tabelle5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1.B4" style:family="table-cell">
      <style:table-cell-properties fo:padding="0.097cm" fo:border-left="0.05pt solid #000000" fo:border-right="none" fo:border-top="none" fo:border-bottom="0.05pt solid #000000"/>
    </style:style>
    <style:style style:name="Tabelle5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1.B5" style:family="table-cell">
      <style:table-cell-properties fo:padding="0.097cm" fo:border-left="0.05pt solid #000000" fo:border-right="none" fo:border-top="none" fo:border-bottom="0.05pt solid #000000"/>
    </style:style>
    <style:style style:name="Tabelle5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1.B6" style:family="table-cell">
      <style:table-cell-properties fo:padding="0.097cm" fo:border-left="0.05pt solid #000000" fo:border-right="none" fo:border-top="none" fo:border-bottom="0.05pt solid #000000"/>
    </style:style>
    <style:style style:name="Tabelle5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2" style:family="table">
      <style:table-properties style:width="12.7cm" table:align="margins" fo:keep-with-next="always"/>
    </style:style>
    <style:style style:name="Tabelle52.A" style:family="table-column">
      <style:table-column-properties style:column-width="2.223cm" style:rel-column-width="11468*"/>
    </style:style>
    <style:style style:name="Tabelle52.B" style:family="table-column">
      <style:table-column-properties style:column-width="3.043cm" style:rel-column-width="15701*"/>
    </style:style>
    <style:style style:name="Tabelle52.C" style:family="table-column">
      <style:table-column-properties style:column-width="7.435cm" style:rel-column-width="38366*"/>
    </style:style>
    <style:style style:name="Tabel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2.B1" style:family="table-cell">
      <style:table-cell-properties fo:padding="0.097cm" fo:border="0.05pt solid #000000"/>
    </style:style>
    <style:style style:name="Tabelle5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2.B3" style:family="table-cell">
      <style:table-cell-properties fo:padding="0.097cm" fo:border-left="0.05pt solid #000000" fo:border-right="none" fo:border-top="none" fo:border-bottom="0.05pt solid #000000"/>
    </style:style>
    <style:style style:name="Tabelle5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2.B4" style:family="table-cell">
      <style:table-cell-properties fo:padding="0.097cm" fo:border-left="0.05pt solid #000000" fo:border-right="none" fo:border-top="none" fo:border-bottom="0.05pt solid #000000"/>
    </style:style>
    <style:style style:name="Tabelle5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2.B5" style:family="table-cell">
      <style:table-cell-properties fo:padding="0.097cm" fo:border-left="0.05pt solid #000000" fo:border-right="none" fo:border-top="none" fo:border-bottom="0.05pt solid #000000"/>
    </style:style>
    <style:style style:name="Tabelle5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2.B6" style:family="table-cell">
      <style:table-cell-properties fo:padding="0.097cm" fo:border-left="0.05pt solid #000000" fo:border-right="none" fo:border-top="none" fo:border-bottom="0.05pt solid #000000"/>
    </style:style>
    <style:style style:name="Tabelle5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2.7cm" table:align="margins" fo:keep-with-next="always"/>
    </style:style>
    <style:style style:name="Tabelle3.A" style:family="table-column">
      <style:table-column-properties style:column-width="2.223cm" style:rel-column-width="11468*"/>
    </style:style>
    <style:style style:name="Tabelle3.B" style:family="table-column">
      <style:table-column-properties style:column-width="3.043cm" style:rel-column-width="15701*"/>
    </style:style>
    <style:style style:name="Tabelle3.C" style:family="table-column">
      <style:table-column-properties style:column-width="7.435cm" style:rel-column-width="3836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" style:family="table">
      <style:table-properties style:width="12.679cm" table:align="margins" fo:keep-with-next="always"/>
    </style:style>
    <style:style style:name="Tabelle36.A" style:family="table-column">
      <style:table-column-properties style:column-width="2.288cm" style:rel-column-width="11825*"/>
    </style:style>
    <style:style style:name="Tabelle36.B" style:family="table-column">
      <style:table-column-properties style:column-width="3.618cm" style:rel-column-width="18699*"/>
    </style:style>
    <style:style style:name="Tabelle36.C" style:family="table-column">
      <style:table-column-properties style:column-width="6.773cm" style:rel-column-width="35011*"/>
    </style:style>
    <style:style style:name="Tabel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6.B1" style:family="table-cell">
      <style:table-cell-properties fo:padding="0.097cm" fo:border="0.05pt solid #000000"/>
    </style:style>
    <style:style style:name="Tabelle3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6.B3" style:family="table-cell">
      <style:table-cell-properties fo:padding="0.097cm" fo:border-left="0.05pt solid #000000" fo:border-right="none" fo:border-top="none" fo:border-bottom="0.05pt solid #000000"/>
    </style:style>
    <style:style style:name="Tabelle3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4" style:family="table-cell">
      <style:table-cell-properties fo:padding="0.097cm" fo:border-left="0.05pt solid #000000" fo:border-right="none" fo:border-top="none" fo:border-bottom="0.05pt solid #000000"/>
    </style:style>
    <style:style style:name="Tabelle3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5" style:family="table-cell">
      <style:table-cell-properties fo:padding="0.097cm" fo:border-left="0.05pt solid #000000" fo:border-right="none" fo:border-top="none" fo:border-bottom="0.05pt solid #000000"/>
    </style:style>
    <style:style style:name="Tabelle3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6" style:family="table-cell">
      <style:table-cell-properties fo:padding="0.097cm" fo:border-left="0.05pt solid #000000" fo:border-right="none" fo:border-top="none" fo:border-bottom="0.05pt solid #000000"/>
    </style:style>
    <style:style style:name="Tabelle3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7" style:family="table-cell">
      <style:table-cell-properties fo:padding="0.097cm" fo:border-left="0.05pt solid #000000" fo:border-right="none" fo:border-top="none" fo:border-bottom="0.05pt solid #000000"/>
    </style:style>
    <style:style style:name="Tabelle3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8" style:family="table-cell">
      <style:table-cell-properties fo:padding="0.097cm" fo:border-left="0.05pt solid #000000" fo:border-right="none" fo:border-top="none" fo:border-bottom="0.05pt solid #000000"/>
    </style:style>
    <style:style style:name="Tabelle3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9" style:family="table-cell">
      <style:table-cell-properties fo:padding="0.097cm" fo:border-left="0.05pt solid #000000" fo:border-right="none" fo:border-top="none" fo:border-bottom="0.05pt solid #000000"/>
    </style:style>
    <style:style style:name="Tabelle3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10" style:family="table-cell">
      <style:table-cell-properties fo:padding="0.097cm" fo:border-left="0.05pt solid #000000" fo:border-right="none" fo:border-top="none" fo:border-bottom="0.05pt solid #000000"/>
    </style:style>
    <style:style style:name="Tabelle3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11" style:family="table-cell">
      <style:table-cell-properties fo:padding="0.097cm" fo:border-left="0.05pt solid #000000" fo:border-right="none" fo:border-top="none" fo:border-bottom="0.05pt solid #000000"/>
    </style:style>
    <style:style style:name="Tabelle3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B12" style:family="table-cell">
      <style:table-cell-properties fo:padding="0.097cm" fo:border-left="0.05pt solid #000000" fo:border-right="none" fo:border-top="none" fo:border-bottom="0.05pt solid #000000"/>
    </style:style>
    <style:style style:name="Tabelle3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0" style:family="table">
      <style:table-properties style:width="12.626cm" fo:margin-left="0cm" fo:margin-right="-0.014cm" table:align="margins" fo:keep-with-next="always"/>
    </style:style>
    <style:style style:name="Tabelle30.A" style:family="table-column">
      <style:table-column-properties style:column-width="2.104cm" style:rel-column-width="10922*"/>
    </style:style>
    <style:style style:name="Tabelle30.F" style:family="table-column">
      <style:table-column-properties style:column-width="2.104cm" style:rel-column-width="10925*"/>
    </style:style>
    <style:style style:name="Tabelle30.1" style:family="table-row">
      <style:table-row-properties style:min-row-height="0.568cm"/>
    </style:style>
    <style:style style:name="Tabelle30.A1" style:family="table-cell">
      <style:table-cell-properties fo:padding="0.097cm" fo:border-left="1pt solid #000000" fo:border-right="none" fo:border-top="1pt solid #000000" fo:border-bottom="0.05pt solid #000000"/>
    </style:style>
    <style:style style:name="Tabelle30.B1" style:family="table-cell">
      <style:table-cell-properties fo:padding="0.097cm" fo:border-left="0.05pt solid #000000" fo:border-right="none" fo:border-top="1pt solid #000000" fo:border-bottom="0.05pt solid #000000"/>
    </style:style>
    <style:style style:name="Tabelle30.F1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elle30.A2" style:family="table-cell">
      <style:table-cell-properties fo:padding="0.097cm" fo:border-left="1pt solid #000000" fo:border-right="none" fo:border-top="none" fo:border-bottom="0.05pt solid #000000"/>
    </style:style>
    <style:style style:name="Tabelle30.B2" style:family="table-cell">
      <style:table-cell-properties fo:padding="0.097cm" fo:border-left="0.05pt solid #000000" fo:border-right="none" fo:border-top="none" fo:border-bottom="0.05pt solid #000000"/>
    </style:style>
    <style:style style:name="Tabelle30.F2" style:family="table-cell">
      <style:table-cell-properties fo:padding="0.097cm" fo:border-left="0.05pt solid #000000" fo:border-right="1pt solid #000000" fo:border-top="none" fo:border-bottom="0.05pt solid #000000"/>
    </style:style>
    <style:style style:name="Tabelle30.A4" style:family="table-cell">
      <style:table-cell-properties fo:padding="0.097cm" fo:border-left="1pt solid #000000" fo:border-right="none" fo:border-top="none" fo:border-bottom="1pt solid #000000"/>
    </style:style>
    <style:style style:name="Tabelle30.B4" style:family="table-cell">
      <style:table-cell-properties fo:padding="0.097cm" fo:border-left="0.05pt solid #000000" fo:border-right="none" fo:border-top="none" fo:border-bottom="1pt solid #000000"/>
    </style:style>
    <style:style style:name="Tabelle30.F4" style:family="table-cell">
      <style:table-cell-properties fo:padding="0.097cm" fo:border-left="0.05pt solid #000000" fo:border-right="1pt solid #000000" fo:border-top="none" fo:border-bottom="1pt solid #000000"/>
    </style:style>
    <style:style style:name="Tabelle11" style:family="table">
      <style:table-properties style:width="7.481cm" table:align="margins" fo:keep-with-next="always"/>
    </style:style>
    <style:style style:name="Tabelle11.A" style:family="table-column">
      <style:table-column-properties style:column-width="1.49cm" style:rel-column-width="13054*"/>
    </style:style>
    <style:style style:name="Tabelle11.B" style:family="table-column">
      <style:table-column-properties style:column-width="2.475cm" style:rel-column-width="21675*"/>
    </style:style>
    <style:style style:name="Tabelle11.C" style:family="table-column">
      <style:table-column-properties style:column-width="3.517cm" style:rel-column-width="30806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C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2.7cm" table:align="margins" fo:keep-with-next="always"/>
    </style:style>
    <style:style style:name="Tabelle9.A" style:family="table-column">
      <style:table-column-properties style:column-width="3.175cm" style:rel-column-width="16383*"/>
    </style:style>
    <style:style style:name="Tabelle9.D" style:family="table-column">
      <style:table-column-properties style:column-width="3.175cm" style:rel-column-width="16386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3" style:family="table-cell">
      <style:table-cell-properties fo:padding="0.097cm" fo:border-left="0.05pt solid #000000" fo:border-right="none" fo:border-top="none" fo:border-bottom="0.05pt solid #000000"/>
    </style:style>
    <style:style style:name="Tabelle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4" style:family="table-cell">
      <style:table-cell-properties fo:padding="0.097cm" fo:border-left="0.05pt solid #000000" fo:border-right="none" fo:border-top="none" fo:border-bottom="0.05pt solid #000000"/>
    </style:style>
    <style:style style:name="Tabelle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B5" style:family="table-cell">
      <style:table-cell-properties fo:padding="0.097cm" fo:border-left="0.05pt solid #000000" fo:border-right="none" fo:border-top="none" fo:border-bottom="0.05pt solid #000000"/>
    </style:style>
    <style:style style:name="Tabelle9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2.7cm" table:align="margins" fo:keep-with-next="always"/>
    </style:style>
    <style:style style:name="Tabelle4.A" style:family="table-column">
      <style:table-column-properties style:column-width="3.175cm" style:rel-column-width="16383*"/>
    </style:style>
    <style:style style:name="Tabelle4.D" style:family="table-column">
      <style:table-column-properties style:column-width="3.175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" style:family="table">
      <style:table-properties style:width="11.019cm" fo:margin-left="0cm" fo:margin-right="0.005cm" table:align="margins" fo:keep-with-next="always" style:may-break-between-rows="false"/>
    </style:style>
    <style:style style:name="Tabelle18.A" style:family="table-column">
      <style:table-column-properties style:column-width="2.515cm" style:rel-column-width="14962*"/>
    </style:style>
    <style:style style:name="Tabelle18.B" style:family="table-column">
      <style:table-column-properties style:column-width="1.215cm" style:rel-column-width="7224*"/>
    </style:style>
    <style:style style:name="Tabelle18.H" style:family="table-column">
      <style:table-column-properties style:column-width="1.215cm" style:rel-column-width="7229*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H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3" style:family="table">
      <style:table-properties style:width="12.7cm" fo:break-before="page" table:align="margins" fo:keep-with-next="always"/>
    </style:style>
    <style:style style:name="Tabelle43.A" style:family="table-column">
      <style:table-column-properties style:column-width="3.175cm" style:rel-column-width="16383*"/>
    </style:style>
    <style:style style:name="Tabelle43.B" style:family="table-column">
      <style:table-column-properties style:column-width="4.048cm" style:rel-column-width="20889*"/>
    </style:style>
    <style:style style:name="Tabelle43.D" style:family="table-column">
      <style:table-column-properties style:column-width="1.429cm" style:rel-column-width="7374*"/>
    </style:style>
    <style:style style:name="Tabel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3.D1" style:family="table-cell">
      <style:table-cell-properties fo:padding="0.097cm" fo:border="0.05pt solid #000000"/>
    </style:style>
    <style:style style:name="Tabelle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2.7cm" table:align="margins" fo:keep-with-next="always"/>
    </style:style>
    <style:style style:name="Tabelle10.A" style:family="table-column">
      <style:table-column-properties style:column-width="1.427cm" style:rel-column-width="7363*"/>
    </style:style>
    <style:style style:name="Tabelle10.B" style:family="table-column">
      <style:table-column-properties style:column-width="1.744cm" style:rel-column-width="9001*"/>
    </style:style>
    <style:style style:name="Tabelle10.C" style:family="table-column">
      <style:table-column-properties style:column-width="4.05cm" style:rel-column-width="20898*"/>
    </style:style>
    <style:style style:name="Tabelle10.D" style:family="table-column">
      <style:table-column-properties style:column-width="4.048cm" style:rel-column-width="20889*"/>
    </style:style>
    <style:style style:name="Tabelle10.E" style:family="table-column">
      <style:table-column-properties style:column-width="1.431cm" style:rel-column-width="7384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E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5" style:family="table-row">
      <style:table-row-properties style:min-row-height="0.545cm"/>
    </style:style>
    <style:style style:name="Tabelle10.7" style:family="table-row">
      <style:table-row-properties style:min-row-height="1.109cm"/>
    </style:style>
    <style:style style:name="Tabelle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0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2.7cm" fo:margin-top="0cm" fo:margin-bottom="0.199cm" table:align="margins" fo:keep-with-next="always"/>
    </style:style>
    <style:style style:name="Tabelle1.A" style:family="table-column">
      <style:table-column-properties style:column-width="1.392cm" style:rel-column-width="7181*"/>
    </style:style>
    <style:style style:name="Tabelle1.B" style:family="table-column">
      <style:table-column-properties style:column-width="1.78cm" style:rel-column-width="9184*"/>
    </style:style>
    <style:style style:name="Tabelle1.C" style:family="table-column">
      <style:table-column-properties style:column-width="4.05cm" style:rel-column-width="20898*"/>
    </style:style>
    <style:style style:name="Tabelle1.D" style:family="table-column">
      <style:table-column-properties style:column-width="4.048cm" style:rel-column-width="20889*"/>
    </style:style>
    <style:style style:name="Tabelle1.E" style:family="table-column">
      <style:table-column-properties style:column-width="1.431cm" style:rel-column-width="7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5" style:family="table-row">
      <style:table-row-properties style:min-row-height="0.568cm"/>
    </style:style>
    <style:style style:name="Tabelle1.7" style:family="table-row">
      <style:table-row-properties style:min-row-height="1.087cm"/>
    </style:style>
    <style:style style:name="Tabel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0.582cm"/>
    </style:style>
    <style:style style:name="Tabelle23" style:family="table">
      <style:table-properties style:width="12.622cm" table:align="margins"/>
    </style:style>
    <style:style style:name="Tabelle23.A" style:family="table-column">
      <style:table-column-properties style:column-width="2.524cm" style:rel-column-width="13107*"/>
    </style:style>
    <style:style style:name="Tabelle23.A1" style:family="table-cell">
      <style:table-cell-properties fo:padding="0.097cm" fo:border="none"/>
    </style:style>
    <style:style style:name="Tabelle29" style:family="table">
      <style:table-properties style:width="12.596cm" table:align="margins"/>
    </style:style>
    <style:style style:name="Tabelle29.A" style:family="table-column">
      <style:table-column-properties style:column-width="2.519cm" style:rel-column-width="13107*"/>
    </style:style>
    <style:style style:name="Tabelle29.A1" style:family="table-cell">
      <style:table-cell-properties fo:padding="0.097cm" fo:border="none"/>
    </style:style>
    <style:style style:name="Tabelle26" style:family="table">
      <style:table-properties style:width="12.596cm" table:align="margins"/>
    </style:style>
    <style:style style:name="Tabelle26.A" style:family="table-column">
      <style:table-column-properties style:column-width="2.519cm" style:rel-column-width="13107*"/>
    </style:style>
    <style:style style:name="Tabelle26.A1" style:family="table-cell">
      <style:table-cell-properties fo:padding="0.097cm" fo:border="none"/>
    </style:style>
    <style:style style:name="Tabelle2" style:family="table" style:master-page-name="First_20_Page">
      <style:table-properties style:width="12.891cm" style:page-number="auto" fo:break-before="page" table:align="left"/>
    </style:style>
    <style:style style:name="Tabelle2.A" style:family="table-column">
      <style:table-column-properties style:column-width="1.672cm"/>
    </style:style>
    <style:style style:name="Tabelle2.B" style:family="table-column">
      <style:table-column-properties style:column-width="11.218cm"/>
    </style:style>
    <style:style style:name="Tabelle2.A1" style:family="table-cell">
      <style:table-cell-properties fo:padding="0.097cm" fo:border="none"/>
    </style:style>
    <style:style style:name="Tabelle2.11" style:family="table-row">
      <style:table-row-properties style:min-row-height="9.22cm"/>
    </style:style>
    <style:style style:name="Tabelle2.12" style:family="table-row">
      <style:table-row-properties style:min-row-height="1.005cm"/>
    </style:style>
    <style:style style:name="P1" style:family="paragraph" style:parent-style-name="Header">
      <style:text-properties fo:font-weight="bold" fo:background-color="#ffff66" style:font-name-asian="Lucida Sans Unicode" style:font-weight-asian="bold" style:font-name-complex="Tahoma1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ellen_20_Inhalt_20_Links">
      <style:paragraph-properties fo:text-align="center" style:justify-single-word="false"/>
    </style:style>
    <style:style style:name="P4" style:family="paragraph" style:parent-style-name="Tabellen_20_Inhalt_20_Links">
      <style:paragraph-properties fo:text-align="start" style:justify-single-word="false"/>
    </style:style>
    <style:style style:name="P5" style:family="paragraph" style:parent-style-name="Tabellen_20_Inhalt_20_Links">
      <style:text-properties fo:background-color="transparent"/>
    </style:style>
    <style:style style:name="P6" style:family="paragraph" style:parent-style-name="Tabellen_20_Inhalt_20_Links">
      <style:text-properties officeooo:rsid="01bb4f75" officeooo:paragraph-rsid="01bb4f75" fo:background-color="transparent"/>
    </style:style>
    <style:style style:name="P7" style:family="paragraph" style:parent-style-name="Tabellen_20_Inhalt_20_Links">
      <style:text-properties fo:color="#000000" fo:background-color="#00ff00"/>
    </style:style>
    <style:style style:name="P8" style:family="paragraph" style:parent-style-name="Tabellen_20_Inhalt_20_Links">
      <style:text-properties fo:color="#000000" fo:font-size="8pt" fo:background-color="transparent" style:font-size-asian="8pt" style:font-size-complex="8pt"/>
    </style:style>
    <style:style style:name="P9" style:family="paragraph" style:parent-style-name="Tabellen_20_Inhalt_20_Links">
      <style:text-properties officeooo:rsid="0181c92e" officeooo:paragraph-rsid="0181c92e"/>
    </style:style>
    <style:style style:name="P10" style:family="paragraph" style:parent-style-name="Tabellen_20_Inhalt_20_Links">
      <style:text-properties officeooo:rsid="01af3fa0" officeooo:paragraph-rsid="01af3fa0"/>
    </style:style>
    <style:style style:name="P11" style:family="paragraph" style:parent-style-name="Tabellen_20_Inhalt_20_Links">
      <style:text-properties officeooo:rsid="01ae1764" officeooo:paragraph-rsid="01ae1764"/>
    </style:style>
    <style:style style:name="P12" style:family="paragraph" style:parent-style-name="Tabellen_20_Inhalt_20_Links">
      <style:text-properties officeooo:rsid="05d6c5cf" officeooo:paragraph-rsid="05d6c5cf"/>
    </style:style>
    <style:style style:name="P13" style:family="paragraph" style:parent-style-name="Tabellen_20_Inhalt_20_Links">
      <style:text-properties officeooo:rsid="05d882cc" officeooo:paragraph-rsid="05d882cc"/>
    </style:style>
    <style:style style:name="P14" style:family="paragraph" style:parent-style-name="Tabellen_20_Inhalt_20_Links">
      <style:text-properties officeooo:rsid="061fd99e" officeooo:paragraph-rsid="061fd99e"/>
    </style:style>
    <style:style style:name="P15" style:family="paragraph" style:parent-style-name="Tabellen_20_Inhalt_20_Links">
      <style:text-properties officeooo:rsid="062024c9" officeooo:paragraph-rsid="062024c9"/>
    </style:style>
    <style:style style:name="P16" style:family="paragraph" style:parent-style-name="Tabellen_20_Inhalt_20_Links">
      <style:text-properties officeooo:rsid="0621595d" officeooo:paragraph-rsid="0621595d"/>
    </style:style>
    <style:style style:name="P17" style:family="paragraph" style:parent-style-name="Tabellen_20_Inhalt_20_Links">
      <style:text-properties officeooo:rsid="0622cf12" officeooo:paragraph-rsid="0622cf12"/>
    </style:style>
    <style:style style:name="P18" style:family="paragraph" style:parent-style-name="Tabellen_20_Inhalt_20_Links">
      <style:text-properties officeooo:rsid="0629bf7f" officeooo:paragraph-rsid="0629bf7f"/>
    </style:style>
    <style:style style:name="P19" style:family="paragraph" style:parent-style-name="Tabellen_20_Inhalt_20_Links">
      <style:text-properties officeooo:rsid="09bd045a" officeooo:paragraph-rsid="09bd045a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text-properties fo:background-color="transparent"/>
    </style:style>
    <style:style style:name="P23" style:family="paragraph" style:parent-style-name="Table_20_Contents">
      <style:text-properties officeooo:rsid="061fd99e" officeooo:paragraph-rsid="061fd99e" fo:background-color="transparent"/>
    </style:style>
    <style:style style:name="P24" style:family="paragraph" style:parent-style-name="Table_20_Contents">
      <style:text-properties officeooo:rsid="01af3fa0" officeooo:paragraph-rsid="01af3fa0" fo:background-color="transparent"/>
    </style:style>
    <style:style style:name="P25" style:family="paragraph" style:parent-style-name="Table_20_Contents">
      <style:text-properties officeooo:rsid="01b04b36" officeooo:paragraph-rsid="01b04b36" fo:background-color="transparent"/>
    </style:style>
    <style:style style:name="P26" style:family="paragraph" style:parent-style-name="Table_20_Contents">
      <style:text-properties officeooo:rsid="01bb4e7e" officeooo:paragraph-rsid="01bb4e7e" fo:background-color="transparent"/>
    </style:style>
    <style:style style:name="P27" style:family="paragraph" style:parent-style-name="Table_20_Contents">
      <style:text-properties officeooo:rsid="0629bf7f" officeooo:paragraph-rsid="0629bf7f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fo:background-color="transparent"/>
    </style:style>
    <style:style style:name="P29" style:family="paragraph" style:parent-style-name="Table_20_Contents">
      <style:text-properties fo:color="#000000"/>
    </style:style>
    <style:style style:name="P30" style:family="paragraph" style:parent-style-name="Table_20_Contents">
      <style:text-properties officeooo:rsid="0181c92e" officeooo:paragraph-rsid="0181c92e"/>
    </style:style>
    <style:style style:name="P31" style:family="paragraph" style:parent-style-name="Table_20_Contents">
      <style:text-properties officeooo:rsid="01ae1764" officeooo:paragraph-rsid="01ae1764"/>
    </style:style>
    <style:style style:name="P32" style:family="paragraph" style:parent-style-name="Table_20_Contents">
      <style:text-properties style:text-underline-style="none"/>
    </style:style>
    <style:style style:name="P33" style:family="paragraph" style:parent-style-name="Table_20_Contents">
      <style:text-properties style:text-underline-style="none" fo:background-color="transparent"/>
    </style:style>
    <style:style style:name="P34" style:family="paragraph" style:parent-style-name="Table_20_Contents">
      <style:text-properties fo:font-size="7pt" style:font-size-asian="7pt" style:font-size-complex="7pt"/>
    </style:style>
    <style:style style:name="P35" style:family="paragraph" style:parent-style-name="Table_20_Contents">
      <style:text-properties fo:font-size="8pt" style:font-size-asian="8pt" style:font-size-complex="8pt"/>
    </style:style>
    <style:style style:name="P36" style:family="paragraph" style:parent-style-name="Table_20_Contents">
      <style:text-properties officeooo:rsid="01a5f1ab" officeooo:paragraph-rsid="01a5f1ab"/>
    </style:style>
    <style:style style:name="P37" style:family="paragraph" style:parent-style-name="Table_20_Contents">
      <style:text-properties officeooo:rsid="018090ed" officeooo:paragraph-rsid="018090ed"/>
    </style:style>
    <style:style style:name="P38" style:family="paragraph" style:parent-style-name="Table_20_Contents">
      <style:text-properties officeooo:rsid="018090ed" officeooo:paragraph-rsid="0629bf7f"/>
    </style:style>
    <style:style style:name="P39" style:family="paragraph" style:parent-style-name="Table_20_Contents">
      <style:text-properties officeooo:rsid="01aa7b2b" officeooo:paragraph-rsid="01aa7b2b"/>
    </style:style>
    <style:style style:name="P40" style:family="paragraph" style:parent-style-name="Table_20_Contents">
      <style:text-properties officeooo:rsid="01bb4e7e" officeooo:paragraph-rsid="01bb4e7e"/>
    </style:style>
    <style:style style:name="P41" style:family="paragraph" style:parent-style-name="Table_20_Contents">
      <style:text-properties officeooo:rsid="05d8d3b5" officeooo:paragraph-rsid="05d8d3b5"/>
    </style:style>
    <style:style style:name="P42" style:family="paragraph" style:parent-style-name="Table_20_Contents">
      <style:text-properties officeooo:rsid="06660089" officeooo:paragraph-rsid="06660089"/>
    </style:style>
    <style:style style:name="P43" style:family="paragraph" style:parent-style-name="Table_20_Contents">
      <style:text-properties officeooo:rsid="06678a13" officeooo:paragraph-rsid="06678a13"/>
    </style:style>
    <style:style style:name="P44" style:family="paragraph" style:parent-style-name="Table_20_Contents">
      <style:text-properties officeooo:rsid="066982c1" officeooo:paragraph-rsid="066982c1"/>
    </style:style>
    <style:style style:name="P45" style:family="paragraph" style:parent-style-name="Table_20_Contents">
      <style:text-properties officeooo:paragraph-rsid="083f374b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text-properties officeooo:paragraph-rsid="04b14f7e"/>
    </style:style>
    <style:style style:name="P48" style:family="paragraph" style:parent-style-name="Standard">
      <style:paragraph-properties fo:text-align="end" style:justify-single-word="false"/>
      <style:text-properties fo:font-size="18pt" fo:font-style="italic" fo:font-weight="bold" officeooo:paragraph-rsid="08f02366" style:font-size-asian="18pt" style:font-style-asian="italic" style:font-weight-asian="bold" style:font-size-complex="18pt" style:font-style-complex="italic" style:font-weight-complex="bold"/>
    </style:style>
    <style:style style:name="P49" style:family="paragraph" style:parent-style-name="Untertitel3">
      <style:paragraph-properties fo:margin-top="0.423cm" fo:margin-bottom="0.212cm" loext:contextual-spacing="false" fo:text-align="center" style:justify-single-word="false" fo:padding="0cm" fo:border="none" style:shadow="none" style:join-border="false"/>
    </style:style>
    <style:style style:name="P50" style:family="paragraph" style:parent-style-name="Table_20_Heading">
      <style:paragraph-properties fo:text-align="start" style:justify-single-word="false"/>
    </style:style>
    <style:style style:name="P51" style:family="paragraph" style:parent-style-name="Table_20_Heading">
      <style:text-properties fo:background-color="transparent"/>
    </style:style>
    <style:style style:name="P52" style:family="paragraph" style:parent-style-name="Table_20_Heading">
      <style:text-properties officeooo:rsid="06660089" officeooo:paragraph-rsid="06660089"/>
    </style:style>
    <style:style style:name="P53" style:family="paragraph" style:parent-style-name="Table_20_Heading">
      <style:text-properties officeooo:paragraph-rsid="07145d83"/>
    </style:style>
    <style:style style:name="P54" style:family="paragraph" style:parent-style-name="Table_20_Heading">
      <style:text-properties officeooo:rsid="079e33b4"/>
    </style:style>
    <style:style style:name="P55" style:family="paragraph" style:parent-style-name="Text_20_body">
      <style:text-properties fo:background-color="#ffff00"/>
    </style:style>
    <style:style style:name="P56" style:family="paragraph" style:parent-style-name="Text_20_body">
      <style:text-properties fo:background-color="transparent"/>
    </style:style>
    <style:style style:name="P57" style:family="paragraph" style:parent-style-name="Text_20_body">
      <style:text-properties officeooo:paragraph-rsid="0700e94f" fo:background-color="transparent"/>
    </style:style>
    <style:style style:name="P58" style:family="paragraph" style:parent-style-name="Text_20_body">
      <style:text-properties officeooo:paragraph-rsid="0764bb32" fo:background-color="transparent"/>
    </style:style>
    <style:style style:name="P59" style:family="paragraph" style:parent-style-name="Text_20_body">
      <style:text-properties fo:color="#000000"/>
    </style:style>
    <style:style style:name="P60" style:family="paragraph" style:parent-style-name="Text_20_body">
      <style:text-properties fo:color="#000000" fo:background-color="transparent"/>
    </style:style>
    <style:style style:name="P61" style:family="paragraph" style:parent-style-name="Text_20_body">
      <style:paragraph-properties fo:text-align="justify" style:justify-single-word="false"/>
    </style:style>
    <style:style style:name="P62" style:family="paragraph" style:parent-style-name="Text_20_body">
      <style:paragraph-properties fo:text-align="justify" style:justify-single-word="false"/>
      <style:text-properties officeooo:paragraph-rsid="04b14f7e"/>
    </style:style>
    <style:style style:name="P63" style:family="paragraph" style:parent-style-name="Text_20_body">
      <style:text-properties style:use-window-font-color="true" fo:background-color="transparent"/>
    </style:style>
    <style:style style:name="P64" style:family="paragraph" style:parent-style-name="Text_20_body">
      <style:text-properties style:text-position="0% 100%" fo:font-size="10.5pt"/>
    </style:style>
    <style:style style:name="P65" style:family="paragraph" style:parent-style-name="Text_20_body">
      <style:text-properties style:text-position="0% 100%" fo:font-size="10.5pt" fo:background-color="transparent"/>
    </style:style>
    <style:style style:name="P66" style:family="paragraph" style:parent-style-name="Text_20_body">
      <style:text-properties style:text-position="0% 100%" fo:font-size="10.5pt" officeooo:rsid="08e5d41a" officeooo:paragraph-rsid="08e5d41a" fo:background-color="transparent"/>
    </style:style>
    <style:style style:name="P67" style:family="paragraph" style:parent-style-name="Text_20_body">
      <style:text-properties style:text-position="0% 100%" style:font-name="Times New Roman" fo:font-size="10.5pt" fo:background-color="transparent" style:font-name-asian="SimSun" style:font-name-complex="Mangal"/>
    </style:style>
    <style:style style:name="P68" style:family="paragraph" style:parent-style-name="Text_20_body">
      <style:text-properties style:font-name="Times New Roman" fo:background-color="transparent"/>
    </style:style>
    <style:style style:name="P69" style:family="paragraph" style:parent-style-name="Text_20_body">
      <style:text-properties fo:background-color="#ff950e"/>
    </style:style>
    <style:style style:name="P70" style:family="paragraph" style:parent-style-name="Text_20_body">
      <style:text-properties style:font-name="Times New Roman3" style:font-name-asian="Times New Roman3" style:font-name-complex="Times New Roman3"/>
    </style:style>
    <style:style style:name="P71" style:family="paragraph" style:parent-style-name="Text_20_body">
      <style:text-properties style:font-name="Times New Roman3" fo:background-color="transparent" style:font-name-asian="Times New Roman3" style:font-name-complex="Times New Roman3"/>
    </style:style>
    <style:style style:name="P72" style:family="paragraph" style:parent-style-name="Text_20_body">
      <style:paragraph-properties fo:keep-together="auto" fo:hyphenation-ladder-count="no-limit"/>
      <style:text-properties fo:font-style="normal" fo:background-color="transparent" fo:hyphenate="true" fo:hyphenation-remain-char-count="2" fo:hyphenation-push-char-count="2"/>
    </style:style>
    <style:style style:name="P73" style:family="paragraph" style:parent-style-name="Text_20_body">
      <style:text-properties officeooo:rsid="03eea997" officeooo:paragraph-rsid="03eea997"/>
    </style:style>
    <style:style style:name="P74" style:family="paragraph" style:parent-style-name="Text_20_body">
      <style:text-properties officeooo:paragraph-rsid="042e629a"/>
    </style:style>
    <style:style style:name="P75" style:family="paragraph" style:parent-style-name="Text_20_body">
      <style:text-properties officeooo:paragraph-rsid="0430d3ae"/>
    </style:style>
    <style:style style:name="P76" style:family="paragraph" style:parent-style-name="Text_20_body">
      <style:text-properties officeooo:paragraph-rsid="04702c95"/>
    </style:style>
    <style:style style:name="P77" style:family="paragraph" style:parent-style-name="Text_20_body">
      <style:text-properties officeooo:rsid="04702c95" officeooo:paragraph-rsid="04702c95"/>
    </style:style>
    <style:style style:name="P78" style:family="paragraph" style:parent-style-name="Text_20_body">
      <style:text-properties officeooo:paragraph-rsid="04b14f7e"/>
    </style:style>
    <style:style style:name="P79" style:family="paragraph" style:parent-style-name="Text_20_body">
      <style:text-properties officeooo:paragraph-rsid="04d4a736"/>
    </style:style>
    <style:style style:name="P80" style:family="paragraph" style:parent-style-name="Text_20_body">
      <style:text-properties officeooo:paragraph-rsid="04db54e6"/>
    </style:style>
    <style:style style:name="P81" style:family="paragraph" style:parent-style-name="Text_20_body">
      <style:text-properties officeooo:paragraph-rsid="04dce9f6"/>
    </style:style>
    <style:style style:name="P82" style:family="paragraph" style:parent-style-name="Text_20_body">
      <style:text-properties officeooo:paragraph-rsid="04f4c1be"/>
    </style:style>
    <style:style style:name="P83" style:family="paragraph" style:parent-style-name="Text_20_body">
      <style:text-properties officeooo:paragraph-rsid="050c26c9"/>
    </style:style>
    <style:style style:name="P84" style:family="paragraph" style:parent-style-name="Text_20_body">
      <style:text-properties officeooo:paragraph-rsid="0525b030"/>
    </style:style>
    <style:style style:name="P85" style:family="paragraph" style:parent-style-name="Text_20_body">
      <style:text-properties officeooo:paragraph-rsid="052ee4e4"/>
    </style:style>
    <style:style style:name="P86" style:family="paragraph" style:parent-style-name="Text_20_body">
      <style:text-properties officeooo:rsid="0506f2bf" officeooo:paragraph-rsid="050c26c9"/>
    </style:style>
    <style:style style:name="P87" style:family="paragraph" style:parent-style-name="Text_20_body">
      <style:text-properties officeooo:rsid="0506f2bf" officeooo:paragraph-rsid="06bd46c1"/>
    </style:style>
    <style:style style:name="P88" style:family="paragraph" style:parent-style-name="Text_20_body">
      <style:text-properties officeooo:paragraph-rsid="06f11b11"/>
    </style:style>
    <style:style style:name="P89" style:family="paragraph" style:parent-style-name="Text_20_body">
      <style:text-properties officeooo:rsid="070bf5b3" officeooo:paragraph-rsid="070bf5b3"/>
    </style:style>
    <style:style style:name="P90" style:family="paragraph" style:parent-style-name="Text_20_body">
      <style:text-properties officeooo:paragraph-rsid="07eea035"/>
    </style:style>
    <style:style style:name="P91" style:family="paragraph" style:parent-style-name="Text_20_body">
      <style:text-properties officeooo:rsid="07f007fd" officeooo:paragraph-rsid="07f007fd"/>
    </style:style>
    <style:style style:name="P92" style:family="paragraph" style:parent-style-name="Text_20_body">
      <style:text-properties officeooo:rsid="07f223e1" officeooo:paragraph-rsid="07f223e1"/>
    </style:style>
    <style:style style:name="P93" style:family="paragraph" style:parent-style-name="Text_20_body">
      <style:text-properties officeooo:paragraph-rsid="07f54071"/>
    </style:style>
    <style:style style:name="P94" style:family="paragraph" style:parent-style-name="Text_20_body">
      <style:text-properties officeooo:paragraph-rsid="09ea5628"/>
    </style:style>
    <style:style style:name="P95" style:family="paragraph" style:parent-style-name="Table">
      <style:text-properties fo:background-color="transparent"/>
    </style:style>
    <style:style style:name="P96" style:family="paragraph" style:parent-style-name="Table">
      <style:text-properties officeooo:paragraph-rsid="052ca39e"/>
    </style:style>
    <style:style style:name="P97" style:family="paragraph" style:parent-style-name="Table">
      <style:text-properties officeooo:paragraph-rsid="090bf387"/>
    </style:style>
    <style:style style:name="P98" style:family="paragraph" style:parent-style-name="Tabellen_20_Überschrift_20_2">
      <style:text-properties officeooo:rsid="003ed8a2" officeooo:paragraph-rsid="083f374b"/>
    </style:style>
    <style:style style:name="P99" style:family="paragraph" style:parent-style-name="ProgrammCodeEngEnde">
      <style:text-properties fo:background-color="transparent"/>
    </style:style>
    <style:style style:name="P100" style:family="paragraph" style:parent-style-name="ProgrammCodeEngEnde">
      <style:text-properties fo:color="#000000" fo:background-color="transparent"/>
    </style:style>
    <style:style style:name="P101" style:family="paragraph" style:parent-style-name="ProgrammCodeEngEnde">
      <style:text-properties fo:font-size="8pt" style:font-size-asian="8pt" style:font-size-complex="8pt"/>
    </style:style>
    <style:style style:name="P102" style:family="paragraph" style:parent-style-name="ProgrammCodeEngEnde">
      <style:text-properties officeooo:paragraph-rsid="050c26c9"/>
    </style:style>
    <style:style style:name="P103" style:family="paragraph" style:parent-style-name="ProgrammCodeEngEnde">
      <style:text-properties officeooo:paragraph-rsid="04fe9cba"/>
    </style:style>
    <style:style style:name="P104" style:family="paragraph" style:parent-style-name="Tabellen_20_Inhalt_20_Einz_20_Links">
      <style:paragraph-properties fo:margin-left="0cm" fo:margin-right="0cm" fo:text-indent="0cm" style:auto-text-indent="false"/>
    </style:style>
    <style:style style:name="P105" style:family="paragraph" style:parent-style-name="Tabellen_20_Inhalt_20_Einz_20_Links">
      <style:paragraph-properties fo:margin-left="0cm" fo:margin-right="0cm" fo:text-indent="0cm" style:auto-text-indent="false"/>
      <style:text-properties fo:background-color="transparent"/>
    </style:style>
    <style:style style:name="P106" style:family="paragraph" style:parent-style-name="Tabellen_20_Inhalt_20_Einz_20_Links">
      <style:paragraph-properties fo:margin-left="0cm" fo:margin-right="0cm" fo:text-indent="0cm" style:auto-text-indent="false"/>
      <style:text-properties officeooo:paragraph-rsid="0088820b" fo:background-color="transparent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orphans="2" fo:widows="2" fo:hyphenation-ladder-count="3" style:register-true="true" fo:text-indent="0cm" style:auto-text-indent="false" fo:padding="0cm" fo:border="none" style:shadow="none" text:number-lines="false" text:line-number="0">
        <style:tab-stops/>
      </style:paragraph-properties>
      <style:text-properties fo:color="#000000" fo:font-size="8pt" fo:font-style="italic" style:text-underline-style="none" fo:font-weight="normal" style:font-size-asian="6pt" style:font-style-asian="italic" style:font-weight-asian="normal" style:font-size-complex="6pt" style:font-style-complex="italic" style:font-weight-complex="normal" fo:hyphenate="true" fo:hyphenation-remain-char-count="2" fo:hyphenation-push-char-count="2"/>
    </style:style>
    <style:style style:name="P108" style:family="paragraph" style:parent-style-name="Text_20_body">
      <style:paragraph-properties fo:margin-left="0cm" fo:margin-right="0cm" fo:text-indent="0cm" style:auto-text-indent="false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fo:color="#000000" fo:background-color="transparent"/>
    </style:style>
    <style:style style:name="P110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page-number="auto" style:shadow="none">
        <style:tab-stops/>
      </style:paragraph-properties>
      <style:text-properties fo:color="#000000" style:font-name="Times New Roman" fo:font-size="10.5pt" fo:language="zxx" fo:country="none" fo:font-style="normal" fo:font-weight="normal" officeooo:paragraph-rsid="0430d3a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fo:hyphenate="true" fo:hyphenation-remain-char-count="2" fo:hyphenation-push-char-count="2"/>
    </style:style>
    <style:style style:name="P111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P112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orphans="2" fo:widows="2" fo:hyphenation-ladder-count="no-limit" style:register-true="true" fo:text-indent="0cm" style:auto-text-indent="false" style:page-number="auto"/>
      <style:text-properties fo:hyphenate="true" fo:hyphenation-remain-char-count="2" fo:hyphenation-push-char-count="2"/>
    </style:style>
    <style:style style:name="P113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shadow="none">
        <style:tab-stops/>
      </style:paragraph-properties>
      <style:text-properties fo:hyphenate="true" fo:hyphenation-remain-char-count="2" fo:hyphenation-push-char-count="2"/>
    </style:style>
    <style:style style:name="P114" style:family="paragraph" style:parent-style-name="Table">
      <style:paragraph-properties fo:margin-left="0cm" fo:margin-right="0cm" fo:text-indent="0cm" style:auto-text-indent="false"/>
    </style:style>
    <style:style style:name="P115" style:family="paragraph" style:parent-style-name="Illustration">
      <style:paragraph-properties fo:margin-left="0cm" fo:margin-right="0cm" fo:text-indent="0cm" style:auto-text-indent="false"/>
    </style:style>
    <style:style style:name="P116" style:family="paragraph" style:parent-style-name="Schmutztitel2">
      <style:paragraph-properties fo:margin-left="0cm" fo:margin-right="0cm" fo:text-align="center" style:justify-single-word="false" fo:text-indent="0cm" style:auto-text-indent="false"/>
      <style:text-properties fo:font-size="20pt" officeooo:paragraph-rsid="08430245" style:font-size-asian="20pt" style:font-size-complex="20pt"/>
    </style:style>
    <style:style style:name="P117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fo:font-size="8pt" style:text-underline-style="none" fo:font-weight="normal" style:font-size-asian="6pt" style:font-weight-asian="bold" style:font-size-complex="6pt" style:font-weight-complex="bold" fo:hyphenate="true" fo:hyphenation-remain-char-count="2" fo:hyphenation-push-char-count="2"/>
    </style:style>
    <style:style style:name="P118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Verdana2" fo:font-size="8pt" fo:hyphenate="true" fo:hyphenation-remain-char-count="2" fo:hyphenation-push-char-count="2"/>
    </style:style>
    <style:style style:name="P119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Verdana2" fo:font-size="8pt" style:text-underline-style="none" fo:background-color="transparent" style:font-size-asian="8pt" style:font-size-complex="8pt" fo:hyphenate="true" fo:hyphenation-remain-char-count="2" fo:hyphenation-push-char-count="2"/>
    </style:style>
    <style:style style:name="P120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Verdana2" fo:font-size="8pt" fo:background-color="transparent" style:font-size-asian="8pt" style:font-size-complex="8pt" fo:hyphenate="true" fo:hyphenation-remain-char-count="2" fo:hyphenation-push-char-count="2"/>
    </style:style>
    <style:style style:name="P121" style:family="paragraph" style:parent-style-name="Table_20_Contents">
      <style:paragraph-properties fo:margin-top="0cm" fo:margin-bottom="0cm" loext:contextual-spacing="false" fo:line-height="100%" fo:text-align="start" style:justify-single-word="false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Verdana2" fo:font-size="8pt" fo:font-style="italic" style:text-underline-style="none" fo:font-weight="normal" fo:background-color="transparent" style:font-size-asian="6pt" style:font-style-asian="italic" style:font-weight-asian="bold" style:font-size-complex="6pt" style:font-style-complex="italic" style:font-weight-complex="bold" fo:hyphenate="true" fo:hyphenation-remain-char-count="2" fo:hyphenation-push-char-count="2"/>
    </style:style>
    <style:style style:name="P122" style:family="paragraph" style:parent-style-name="Table_20_Contents">
      <style:paragraph-properties fo:margin-top="0cm" fo:margin-bottom="0cm" loext:contextual-spacing="false" fo:line-height="100%" fo:text-align="center" style:justify-single-word="false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Verdana2" fo:hyphenate="true" fo:hyphenation-remain-char-count="2" fo:hyphenation-push-char-count="2"/>
    </style:style>
    <style:style style:name="P123" style:family="paragraph" style:parent-style-name="Table_20_Contents">
      <style:paragraph-properties fo:margin-top="0cm" fo:margin-bottom="0cm" loext:contextual-spacing="false" fo:line-height="100%" fo:text-align="center" style:justify-single-word="false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Symbol1" fo:font-size="8pt" fo:font-weight="normal" fo:background-color="transparent" style:font-name-asian="Symbol1" style:font-size-asian="8pt" style:font-weight-asian="bold" style:font-name-complex="Symbol1" style:font-size-complex="8pt" style:font-weight-complex="bold" fo:hyphenate="true" fo:hyphenation-remain-char-count="2" fo:hyphenation-push-char-count="2"/>
    </style:style>
    <style:style style:name="P124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Symbol1" fo:font-size="8pt" style:text-underline-style="solid" style:text-underline-width="auto" style:text-underline-color="font-color" fo:background-color="transparent" style:font-name-asian="Symbol1" style:font-size-asian="8pt" style:font-name-complex="Symbol1" style:font-size-complex="8pt" fo:hyphenate="true" fo:hyphenation-remain-char-count="2" fo:hyphenation-push-char-count="2"/>
    </style:style>
    <style:style style:name="P125" style:family="paragraph" style:parent-style-name="Table_20_Contents">
      <style:paragraph-properties fo:margin-top="0cm" fo:margin-bottom="0cm" loext:contextual-spacing="false" fo:line-height="100%" fo:orphans="2" fo:widows="2" fo:hyphenation-ladder-count="no-limit" style:register-true="true" fo:padding="0cm" fo:border="none" text:number-lines="false" text:line-number="0">
        <style:tab-stops/>
      </style:paragraph-properties>
      <style:text-properties style:font-name="Verdana4" fo:font-size="8pt" style:text-underline-style="none" fo:background-color="transparent" style:font-name-asian="Verdana4" style:font-size-asian="8pt" style:font-name-complex="Verdana4" style:font-size-complex="8pt" fo:hyphenate="true" fo:hyphenation-remain-char-count="2" fo:hyphenation-push-char-count="2"/>
    </style:style>
    <style:style style:name="P126" style:family="paragraph" style:parent-style-name="Table_20_Contents">
      <style:paragraph-properties fo:margin-top="0cm" fo:margin-bottom="0cm" loext:contextual-spacing="false" fo:line-height="100%" fo:text-align="start" style:justify-single-word="false" fo:orphans="2" fo:widows="2" fo:hyphenation-ladder-count="no-limit" style:register-true="true" fo:padding="0cm" fo:border="none" style:shadow="none" text:number-lines="false" text:line-number="0">
        <style:tab-stops/>
      </style:paragraph-properties>
      <style:text-properties fo:color="#000000" style:font-name="Verdana2" fo:font-size="8pt" fo:font-style="italic" style:text-underline-style="none" fo:font-weight="normal" fo:background-color="transparent" style:font-size-asian="6pt" style:font-style-asian="italic" style:font-weight-asian="bold" style:font-size-complex="6pt" style:font-style-complex="italic" style:font-weight-complex="bold" fo:hyphenate="true" fo:hyphenation-remain-char-count="2" fo:hyphenation-push-char-count="2"/>
    </style:style>
    <style:style style:name="P127" style:family="paragraph" style:parent-style-name="Table_20_Contents">
      <style:paragraph-properties fo:margin-top="0cm" fo:margin-bottom="0cm" loext:contextual-spacing="false" fo:line-height="100%" fo:padding="0cm" fo:border="none"/>
      <style:text-properties style:text-underline-style="none" fo:font-weight="normal" fo:background-color="transparent" style:font-weight-asian="normal" style:font-weight-complex="normal"/>
    </style:style>
    <style:style style:name="P128" style:family="paragraph" style:parent-style-name="Frame_20_contents">
      <style:text-properties fo:background-color="transparent"/>
    </style:style>
    <style:style style:name="P129" style:family="paragraph" style:parent-style-name="Frame_20_contents">
      <style:text-properties officeooo:rsid="0377b3e4" officeooo:paragraph-rsid="0377b3e4" fo:background-color="transparent"/>
    </style:style>
    <style:style style:name="P130" style:family="paragraph" style:parent-style-name="Frame_20_contents">
      <style:text-properties officeooo:rsid="01580acc" officeooo:paragraph-rsid="01580acc" fo:background-color="transparent"/>
    </style:style>
    <style:style style:name="P131" style:family="paragraph" style:parent-style-name="Frame_20_contents">
      <style:text-properties officeooo:rsid="019047ae" officeooo:paragraph-rsid="019047ae"/>
    </style:style>
    <style:style style:name="P132" style:family="paragraph" style:parent-style-name="Frame_20_contents">
      <style:text-properties style:use-window-font-color="true" fo:background-color="transparent"/>
    </style:style>
    <style:style style:name="P133" style:family="paragraph" style:parent-style-name="Frame_20_contents">
      <style:text-properties officeooo:rsid="00161894" officeooo:paragraph-rsid="00161894"/>
    </style:style>
    <style:style style:name="P134" style:family="paragraph" style:parent-style-name="Frame_20_contents">
      <style:text-properties officeooo:rsid="005045ff" officeooo:paragraph-rsid="005045ff"/>
    </style:style>
    <style:style style:name="P135" style:family="paragraph" style:parent-style-name="Frame_20_contents">
      <style:text-properties officeooo:rsid="00718eb5" officeooo:paragraph-rsid="00718eb5"/>
    </style:style>
    <style:style style:name="P136" style:family="paragraph" style:parent-style-name="Frame_20_contents">
      <style:text-properties officeooo:rsid="00bf9c02" officeooo:paragraph-rsid="00bf9c02"/>
    </style:style>
    <style:style style:name="P137" style:family="paragraph" style:parent-style-name="Frame_20_contents">
      <style:text-properties officeooo:rsid="00f26547" officeooo:paragraph-rsid="00f26547"/>
    </style:style>
    <style:style style:name="P138" style:family="paragraph" style:parent-style-name="Frame_20_contents">
      <style:text-properties officeooo:rsid="010163d8" officeooo:paragraph-rsid="010163d8"/>
    </style:style>
    <style:style style:name="P139" style:family="paragraph" style:parent-style-name="Frame_20_contents">
      <style:text-properties officeooo:rsid="018cebc2" officeooo:paragraph-rsid="0190820a"/>
    </style:style>
    <style:style style:name="P140" style:family="paragraph" style:parent-style-name="Frame_20_contents">
      <style:text-properties officeooo:rsid="03018058" officeooo:paragraph-rsid="03018058"/>
    </style:style>
    <style:style style:name="P141" style:family="paragraph" style:parent-style-name="Frame_20_contents">
      <style:text-properties officeooo:rsid="030aac97" officeooo:paragraph-rsid="030aac97"/>
    </style:style>
    <style:style style:name="P142" style:family="paragraph" style:parent-style-name="Frame_20_contents">
      <style:text-properties officeooo:rsid="030c84c6" officeooo:paragraph-rsid="030c84c6"/>
    </style:style>
    <style:style style:name="P143" style:family="paragraph" style:parent-style-name="Frame_20_contents">
      <style:text-properties officeooo:rsid="03786963" officeooo:paragraph-rsid="03786963"/>
    </style:style>
    <style:style style:name="P144" style:family="paragraph" style:parent-style-name="Frame_20_contents">
      <style:text-properties officeooo:rsid="03a276ff"/>
    </style:style>
    <style:style style:name="P145" style:family="paragraph" style:parent-style-name="Frame_20_contents">
      <style:text-properties officeooo:rsid="03a276ff" officeooo:paragraph-rsid="03a276ff"/>
    </style:style>
    <style:style style:name="P146" style:family="paragraph" style:parent-style-name="Frame_20_contents">
      <style:text-properties officeooo:paragraph-rsid="03b59141"/>
    </style:style>
    <style:style style:name="P147" style:family="paragraph" style:parent-style-name="Frame_20_contents">
      <style:text-properties officeooo:rsid="03b97b26" officeooo:paragraph-rsid="03b97b26"/>
    </style:style>
    <style:style style:name="P148" style:family="paragraph" style:parent-style-name="Frame_20_contents">
      <style:text-properties officeooo:rsid="0234b135" officeooo:paragraph-rsid="0234b135"/>
    </style:style>
    <style:style style:name="P149" style:family="paragraph" style:parent-style-name="Frame_20_contents">
      <style:text-properties officeooo:rsid="02529001" officeooo:paragraph-rsid="02544444"/>
    </style:style>
    <style:style style:name="P150" style:family="paragraph" style:parent-style-name="Frame_20_contents">
      <style:text-properties officeooo:rsid="03d54653" officeooo:paragraph-rsid="03d54653"/>
    </style:style>
    <style:style style:name="P151" style:family="paragraph" style:parent-style-name="Frame_20_contents">
      <style:text-properties officeooo:rsid="03fbb7e6" officeooo:paragraph-rsid="03fbb7e6"/>
    </style:style>
    <style:style style:name="P152" style:family="paragraph" style:parent-style-name="Frame_20_contents">
      <style:text-properties officeooo:rsid="0407426d" officeooo:paragraph-rsid="0407426d"/>
    </style:style>
    <style:style style:name="P153" style:family="paragraph" style:parent-style-name="Frame_20_contents">
      <style:text-properties officeooo:rsid="044285a9" officeooo:paragraph-rsid="044285a9"/>
    </style:style>
    <style:style style:name="P154" style:family="paragraph" style:parent-style-name="Frame_20_contents">
      <style:text-properties officeooo:rsid="047683e9" officeooo:paragraph-rsid="047683e9"/>
    </style:style>
    <style:style style:name="P155" style:family="paragraph" style:parent-style-name="Frame_20_contents">
      <style:text-properties officeooo:rsid="0484abb8" officeooo:paragraph-rsid="0484abb8"/>
    </style:style>
    <style:style style:name="P156" style:family="paragraph" style:parent-style-name="Frame_20_contents">
      <style:text-properties officeooo:rsid="043cb52c" officeooo:paragraph-rsid="043cb52c"/>
    </style:style>
    <style:style style:name="P157" style:family="paragraph" style:parent-style-name="Frame_20_contents">
      <style:text-properties officeooo:rsid="046f1005" officeooo:paragraph-rsid="046f1005"/>
    </style:style>
    <style:style style:name="P158" style:family="paragraph" style:parent-style-name="Frame_20_contents">
      <style:text-properties officeooo:rsid="058037cf" officeooo:paragraph-rsid="058037cf"/>
    </style:style>
    <style:style style:name="P159" style:family="paragraph" style:parent-style-name="Frame_20_contents">
      <style:text-properties officeooo:rsid="00529d4b" officeooo:paragraph-rsid="00529d4b"/>
    </style:style>
    <style:style style:name="P160" style:family="paragraph" style:parent-style-name="Frame_20_contents">
      <style:text-properties officeooo:rsid="004c4aba" officeooo:paragraph-rsid="004c4aba"/>
    </style:style>
    <style:style style:name="P161" style:family="paragraph" style:parent-style-name="Frame_20_contents">
      <style:text-properties officeooo:rsid="02ef32d3" officeooo:paragraph-rsid="02ef32d3"/>
    </style:style>
    <style:style style:name="P162" style:family="paragraph" style:parent-style-name="Frame_20_contents">
      <style:text-properties officeooo:rsid="05ba8ec0" officeooo:paragraph-rsid="05ba8ec0"/>
    </style:style>
    <style:style style:name="P163" style:family="paragraph" style:parent-style-name="Frame_20_contents">
      <style:text-properties officeooo:rsid="05cac7e5" officeooo:paragraph-rsid="05cac7e5"/>
    </style:style>
    <style:style style:name="P164" style:family="paragraph" style:parent-style-name="Frame_20_contents">
      <style:text-properties officeooo:rsid="05cb985e" officeooo:paragraph-rsid="05cb985e"/>
    </style:style>
    <style:style style:name="P165" style:family="paragraph" style:parent-style-name="Frame_20_contents">
      <style:text-properties officeooo:paragraph-rsid="06639d39"/>
    </style:style>
    <style:style style:name="P166" style:family="paragraph" style:parent-style-name="Frame_20_contents">
      <style:text-properties officeooo:rsid="06f3fe8a" officeooo:paragraph-rsid="06f3fe8a"/>
    </style:style>
    <style:style style:name="P167" style:family="paragraph" style:parent-style-name="Frame_20_contents">
      <style:text-properties officeooo:rsid="041d3f87" officeooo:paragraph-rsid="06f8b11c"/>
    </style:style>
    <style:style style:name="P168" style:family="paragraph" style:parent-style-name="Frame_20_contents">
      <style:text-properties officeooo:paragraph-rsid="0700e94f"/>
    </style:style>
    <style:style style:name="P169" style:family="paragraph" style:parent-style-name="Frame_20_contents">
      <style:text-properties officeooo:rsid="07174af9" officeooo:paragraph-rsid="07174af9"/>
    </style:style>
    <style:style style:name="P170" style:family="paragraph" style:parent-style-name="Frame_20_contents">
      <style:text-properties officeooo:rsid="07247f07" officeooo:paragraph-rsid="07247f07"/>
    </style:style>
    <style:style style:name="P171" style:family="paragraph" style:parent-style-name="Frame_20_contents">
      <style:text-properties officeooo:rsid="072601c4" officeooo:paragraph-rsid="072601c4"/>
    </style:style>
    <style:style style:name="P172" style:family="paragraph" style:parent-style-name="Frame_20_contents">
      <style:text-properties officeooo:rsid="073ccd5b" officeooo:paragraph-rsid="073ccd5b"/>
    </style:style>
    <style:style style:name="P173" style:family="paragraph" style:parent-style-name="Frame_20_contents">
      <style:text-properties officeooo:rsid="075dd504" officeooo:paragraph-rsid="075dd504"/>
    </style:style>
    <style:style style:name="P174" style:family="paragraph" style:parent-style-name="Frame_20_contents">
      <style:text-properties officeooo:rsid="0776a9f7" officeooo:paragraph-rsid="0776a9f7"/>
    </style:style>
    <style:style style:name="P175" style:family="paragraph" style:parent-style-name="Frame_20_contents">
      <style:text-properties officeooo:rsid="07816488" officeooo:paragraph-rsid="07816488"/>
    </style:style>
    <style:style style:name="P176" style:family="paragraph" style:parent-style-name="Frame_20_contents">
      <style:text-properties officeooo:rsid="0784d128" officeooo:paragraph-rsid="0784d128"/>
    </style:style>
    <style:style style:name="P177" style:family="paragraph" style:parent-style-name="Frame_20_contents">
      <style:text-properties officeooo:rsid="078e3138" officeooo:paragraph-rsid="078e3138"/>
    </style:style>
    <style:style style:name="P178" style:family="paragraph" style:parent-style-name="Frame_20_contents">
      <style:text-properties officeooo:rsid="07960587" officeooo:paragraph-rsid="07960587"/>
    </style:style>
    <style:style style:name="P179" style:family="paragraph" style:parent-style-name="Frame_20_contents">
      <style:text-properties officeooo:paragraph-rsid="08a07bcd"/>
    </style:style>
    <style:style style:name="P180" style:family="paragraph" style:parent-style-name="Frame_20_contents">
      <style:text-properties officeooo:rsid="08e8fb32" officeooo:paragraph-rsid="08e8fb32"/>
    </style:style>
    <style:style style:name="P181" style:family="paragraph" style:parent-style-name="Frame_20_contents">
      <style:text-properties officeooo:rsid="0974d1cf" officeooo:paragraph-rsid="0974d1cf"/>
    </style:style>
    <style:style style:name="P182" style:family="paragraph" style:parent-style-name="Frame_20_contents">
      <style:text-properties officeooo:rsid="013444a3" officeooo:paragraph-rsid="09756888"/>
    </style:style>
    <style:style style:name="P183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fo:background-color="transparent" fo:hyphenate="true" fo:hyphenation-remain-char-count="2" fo:hyphenation-push-char-count="2"/>
    </style:style>
    <style:style style:name="P184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fo:hyphenate="true" fo:hyphenation-remain-char-count="2" fo:hyphenation-push-char-count="2"/>
    </style:style>
    <style:style style:name="P185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style:font-name="Times New Roman" fo:font-size="10.5pt" fo:font-weight="normal" fo:background-color="#ffff00" style:font-weight-asian="bold" style:font-weight-complex="bold" fo:hyphenate="true" fo:hyphenation-remain-char-count="2" fo:hyphenation-push-char-count="2"/>
    </style:style>
    <style:style style:name="P186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style:font-name="Times New Roman" fo:font-size="10.5pt" fo:background-color="transparent" fo:hyphenate="true" fo:hyphenation-remain-char-count="2" fo:hyphenation-push-char-count="2"/>
    </style:style>
    <style:style style:name="P187" style:family="paragraph" style:parent-style-name="Text_20_body">
      <style:paragraph-properties fo:margin-top="0cm" fo:margin-bottom="0.212cm" loext:contextual-spacing="false" fo:text-align="justify" style:justify-single-word="false" fo:orphans="2" fo:widows="2" fo:hyphenation-ladder-count="no-limit" style:register-true="true"/>
      <style:text-properties fo:font-size="10.5pt" fo:hyphenate="true" fo:hyphenation-remain-char-count="2" fo:hyphenation-push-char-count="2"/>
    </style:style>
    <style:style style:name="P188" style:family="paragraph" style:parent-style-name="Text_20_body">
      <style:paragraph-properties fo:margin-top="0cm" fo:margin-bottom="0.212cm" loext:contextual-spacing="false" fo:orphans="2" fo:widows="2" fo:hyphenation-ladder-count="no-limit" style:register-true="true"/>
      <style:text-properties fo:hyphenate="true" fo:hyphenation-remain-char-count="2" fo:hyphenation-push-char-count="2"/>
    </style:style>
    <style:style style:name="P189" style:family="paragraph" style:parent-style-name="Text_20_body">
      <style:paragraph-properties fo:margin-top="0cm" fo:margin-bottom="0.212cm" loext:contextual-spacing="false" fo:orphans="2" fo:widows="2" fo:hyphenation-ladder-count="no-limit" style:register-true="true"/>
      <style:text-properties style:font-name="Courier New" fo:font-size="10pt" fo:background-color="transparent" fo:hyphenate="true" fo:hyphenation-remain-char-count="2" fo:hyphenation-push-char-count="2"/>
    </style:style>
    <style:style style:name="P190" style:family="paragraph" style:parent-style-name="Text_20_body" style:master-page-name="">
      <style:paragraph-properties fo:margin-top="0cm" fo:margin-bottom="0.212cm" loext:contextual-spacing="false" fo:text-align="justify" style:justify-single-word="false" fo:orphans="2" fo:widows="2" fo:hyphenation-ladder-count="no-limit" style:register-true="true" style:page-number="auto" style:shadow="none">
        <style:tab-stops/>
      </style:paragraph-properties>
      <style:text-properties fo:hyphenate="true" fo:hyphenation-remain-char-count="2" fo:hyphenation-push-char-count="2"/>
    </style:style>
    <style:style style:name="P191" style:family="paragraph" style:parent-style-name="Frame_20_contents" style:master-page-name="">
      <style:paragraph-properties fo:margin-top="0cm" fo:margin-bottom="0.212cm" loext:contextual-spacing="false" fo:line-height="100%" fo:text-align="justify" style:justify-single-word="false" fo:orphans="0" fo:widows="0" fo:hyphenation-ladder-count="no-limit" style:register-true="true" style:page-number="auto" style:shadow="none">
        <style:tab-stops/>
      </style:paragraph-properties>
      <style:text-properties fo:hyphenate="true" fo:hyphenation-remain-char-count="2" fo:hyphenation-push-char-count="2"/>
    </style:style>
    <style:style style:name="P192" style:family="paragraph" style:parent-style-name="Frame_20_contents" style:master-page-name="">
      <style:paragraph-properties fo:margin-top="0cm" fo:margin-bottom="0.212cm" loext:contextual-spacing="false" fo:line-height="100%" fo:orphans="0" fo:widows="0" fo:hyphenation-ladder-count="no-limit" style:register-true="true" style:page-number="auto" style:shadow="none">
        <style:tab-stops/>
      </style:paragraph-properties>
      <style:text-properties fo:hyphenate="true" fo:hyphenation-remain-char-count="2" fo:hyphenation-push-char-count="2"/>
    </style:style>
    <style:style style:name="P193" style:family="paragraph" style:parent-style-name="Text_20_body" style:master-page-name="">
      <style:paragraph-properties fo:margin-top="0cm" fo:margin-bottom="0.212cm" loext:contextual-spacing="false" fo:text-align="justify" style:justify-single-word="false" fo:orphans="2" fo:widows="2" fo:hyphenation-ladder-count="no-limit" style:register-true="true" style:page-number="auto"/>
      <style:text-properties fo:hyphenate="true" fo:hyphenation-remain-char-count="2" fo:hyphenation-push-char-count="2"/>
    </style:style>
    <style:style style:name="P194" style:family="paragraph" style:parent-style-name="Text_20_body" style:master-page-name="">
      <style:paragraph-properties fo:margin-top="0cm" fo:margin-bottom="0.212cm" loext:contextual-spacing="false" fo:text-align="justify" style:justify-single-word="false" fo:orphans="2" fo:widows="2" fo:hyphenation-ladder-count="no-limit" style:register-true="true" style:page-number="auto"/>
      <style:text-properties style:text-position="0% 100%" style:font-name="Times New Roman" fo:font-size="10.5pt" style:text-underline-style="none" fo:background-color="transparent" style:font-size-asian="10.5pt" style:font-size-complex="10.5pt" fo:hyphenate="true" fo:hyphenation-remain-char-count="2" fo:hyphenation-push-char-count="2"/>
    </style:style>
    <style:style style:name="P195" style:family="paragraph" style:parent-style-name="Text_20_body" style:master-page-name="">
      <style:paragraph-properties fo:margin-top="0cm" fo:margin-bottom="0.212cm" loext:contextual-spacing="false" fo:text-align="justify" style:justify-single-word="false" fo:orphans="2" fo:widows="2" fo:hyphenation-ladder-count="no-limit" style:register-true="true" style:page-number="auto"/>
      <style:text-properties style:font-name="Times New Roman" fo:font-size="10.5pt" fo:font-weight="normal" fo:background-color="transparent" style:font-weight-asian="bold" style:font-weight-complex="bold" fo:hyphenate="true" fo:hyphenation-remain-char-count="2" fo:hyphenation-push-char-count="2"/>
    </style:style>
    <style:style style:name="P196" style:family="paragraph" style:parent-style-name="Text_20_body" style:master-page-name="">
      <style:paragraph-properties fo:margin-top="0cm" fo:margin-bottom="0.212cm" loext:contextual-spacing="false" fo:orphans="2" fo:widows="2" fo:hyphenation-ladder-count="no-limit" style:register-true="true" style:page-number="auto"/>
      <style:text-properties fo:hyphenate="true" fo:hyphenation-remain-char-count="2" fo:hyphenation-push-char-count="2"/>
    </style:style>
    <style:style style:name="P197" style:family="paragraph" style:parent-style-name="Text_20_body" style:master-page-name="">
      <style:paragraph-properties fo:margin-top="0cm" fo:margin-bottom="0.212cm" loext:contextual-spacing="false" fo:orphans="2" fo:widows="2" fo:hyphenation-ladder-count="no-limit" style:register-true="true" style:page-number="auto"/>
      <style:text-properties style:font-name="Courier New" fo:font-size="10pt" fo:background-color="transparent" fo:hyphenate="true" fo:hyphenation-remain-char-count="2" fo:hyphenation-push-char-count="2"/>
    </style:style>
    <style:style style:name="P198" style:family="paragraph" style:parent-style-name="Text_20_body">
      <style:paragraph-properties fo:margin-top="0cm" fo:margin-bottom="0.212cm" loext:contextual-spacing="false" fo:text-align="justify" style:justify-single-word="false" fo:orphans="2" fo:widows="2" style:register-true="true" style:shadow="none">
        <style:tab-stops/>
      </style:paragraph-properties>
      <style:text-properties fo:color="#000000" style:font-name="Times New Roman" fo:font-size="10.5pt" fo:font-style="normal" style:text-underline-style="none" fo:font-weight="normal" style:font-size-asian="10.5pt" style:font-style-asian="normal" style:font-weight-asian="bold" style:font-size-complex="10.5pt" style:font-style-complex="normal" style:font-weight-complex="bold"/>
    </style:style>
    <style:style style:name="P199" style:family="paragraph" style:parent-style-name="ProgrammCodeEng">
      <style:text-properties fo:background-color="transparent"/>
    </style:style>
    <style:style style:name="P200" style:family="paragraph" style:parent-style-name="ProgrammCodeEng">
      <style:text-properties fo:color="#000000" fo:background-color="transparent"/>
    </style:style>
    <style:style style:name="P201" style:family="paragraph" style:parent-style-name="ProgrammCodeEng">
      <style:text-properties fo:font-size="8pt" style:font-size-asian="8pt" style:font-size-complex="8pt"/>
    </style:style>
    <style:style style:name="P202" style:family="paragraph" style:parent-style-name="ProgrammCodeEng">
      <style:text-properties officeooo:paragraph-rsid="04fe9cba"/>
    </style:style>
    <style:style style:name="P203" style:family="paragraph" style:parent-style-name="ProgrammCodeEng">
      <style:text-properties style:font-name="Courier New1" fo:background-color="transparent" style:font-name-asian="Courier New1" style:font-name-complex="Courier New1"/>
    </style:style>
    <style:style style:name="P204" style:family="paragraph" style:parent-style-name="ProgrammCodeEng">
      <style:text-properties officeooo:paragraph-rsid="0366a4d5"/>
    </style:style>
    <style:style style:name="P205" style:family="paragraph" style:parent-style-name="ProgrammCodeEng">
      <style:text-properties officeooo:paragraph-rsid="07f007fd"/>
    </style:style>
    <style:style style:name="P206" style:family="paragraph" style:parent-style-name="ProgrammCodeEng">
      <style:text-properties officeooo:paragraph-rsid="085f7b6e"/>
    </style:style>
    <style:style style:name="P207" style:family="paragraph" style:parent-style-name="ProgrammCodeEngAnfang">
      <style:text-properties fo:background-color="transparent"/>
    </style:style>
    <style:style style:name="P208" style:family="paragraph" style:parent-style-name="ProgrammCodeEngAnfang">
      <style:text-properties fo:color="#000000" fo:background-color="transparent"/>
    </style:style>
    <style:style style:name="P209" style:family="paragraph" style:parent-style-name="ProgrammCodeEngAnfang">
      <style:text-properties fo:font-size="8pt" style:font-size-asian="8pt" style:font-size-complex="8pt"/>
    </style:style>
    <style:style style:name="P210" style:family="paragraph" style:parent-style-name="ProgrammCodeEngAnfang">
      <style:text-properties officeooo:paragraph-rsid="050c26c9"/>
    </style:style>
    <style:style style:name="P211" style:family="paragraph" style:parent-style-name="ProgrammCodeEngAnfang">
      <style:text-properties officeooo:paragraph-rsid="04fe9cba"/>
    </style:style>
    <style:style style:name="P212" style:family="paragraph" style:parent-style-name="ProgrammCodeEngAnfang">
      <style:text-properties officeooo:paragraph-rsid="06c08821"/>
    </style:style>
    <style:style style:name="P213" style:family="paragraph" style:parent-style-name="ProgrammCodeWeit">
      <style:text-properties fo:background-color="transparent"/>
    </style:style>
    <style:style style:name="P214" style:family="paragraph" style:parent-style-name="ProgrammCodeEngAnfang">
      <style:paragraph-properties fo:break-before="page"/>
    </style:style>
    <style:style style:name="P215" style:family="paragraph" style:parent-style-name="Footnote">
      <style:text-properties fo:background-color="transparent"/>
    </style:style>
    <style:style style:name="P216" style:family="paragraph" style:parent-style-name="Footnote">
      <style:text-properties officeooo:rsid="04728d40" officeooo:paragraph-rsid="04728d40"/>
    </style:style>
    <style:style style:name="P217" style:family="paragraph" style:parent-style-name="Footnote">
      <style:text-properties officeooo:rsid="0473fabb" officeooo:paragraph-rsid="0473fabb"/>
    </style:style>
    <style:style style:name="P218" style:family="paragraph" style:parent-style-name="Footnote">
      <style:text-properties officeooo:paragraph-rsid="072e009c"/>
    </style:style>
    <style:style style:name="P219" style:family="paragraph" style:parent-style-name="Footnote">
      <style:text-properties officeooo:rsid="085ce23c" officeooo:paragraph-rsid="085ce23c"/>
    </style:style>
    <style:style style:name="P220" style:family="paragraph" style:parent-style-name="ProgrammCode">
      <style:text-properties fo:background-color="transparent"/>
    </style:style>
    <style:style style:name="P221" style:family="paragraph" style:parent-style-name="Illustration">
      <style:text-properties fo:background-color="transparent"/>
    </style:style>
    <style:style style:name="P222" style:family="paragraph" style:parent-style-name="Illustration">
      <style:text-properties officeooo:paragraph-rsid="02455cec" fo:background-color="transparent"/>
    </style:style>
    <style:style style:name="P223" style:family="paragraph" style:parent-style-name="Illustration">
      <style:text-properties officeooo:paragraph-rsid="083f374b"/>
    </style:style>
    <style:style style:name="P224" style:family="paragraph" style:parent-style-name="Illustration">
      <style:text-properties officeooo:paragraph-rsid="0014e255"/>
    </style:style>
    <style:style style:name="P225" style:family="paragraph" style:parent-style-name="Illustration">
      <style:text-properties officeooo:paragraph-rsid="01a40916"/>
    </style:style>
    <style:style style:name="P226" style:family="paragraph" style:parent-style-name="Illustration">
      <style:text-properties officeooo:paragraph-rsid="01a544fb"/>
    </style:style>
    <style:style style:name="P227" style:family="paragraph" style:parent-style-name="Illustration">
      <style:text-properties officeooo:paragraph-rsid="03c5a0cb"/>
    </style:style>
    <style:style style:name="P228" style:family="paragraph" style:parent-style-name="Illustration">
      <style:text-properties officeooo:paragraph-rsid="04540fad"/>
    </style:style>
    <style:style style:name="P229" style:family="paragraph" style:parent-style-name="Illustration">
      <style:text-properties officeooo:paragraph-rsid="06f357fe"/>
    </style:style>
    <style:style style:name="P230" style:family="paragraph" style:parent-style-name="Illustration">
      <style:text-properties officeooo:paragraph-rsid="0965a4bf"/>
    </style:style>
    <style:style style:name="P231" style:family="paragraph" style:parent-style-name="Syntaxdiagramm">
      <style:text-properties fo:background-color="transparent"/>
    </style:style>
    <style:style style:name="P232" style:family="paragraph" style:parent-style-name="Syntaxdiagramm">
      <style:text-properties fo:color="#000000" fo:background-color="transparent"/>
    </style:style>
    <style:style style:name="P233" style:family="paragraph" style:parent-style-name="Syntaxdiagramm">
      <style:text-properties officeooo:paragraph-rsid="074be7fb"/>
    </style:style>
    <style:style style:name="P234" style:family="paragraph" style:parent-style-name="Syntaxdiagramm">
      <style:text-properties officeooo:paragraph-rsid="050526f3"/>
    </style:style>
    <style:style style:name="P235" style:family="paragraph" style:parent-style-name="Syntaxdiagramm">
      <style:text-properties officeooo:paragraph-rsid="05b2508c"/>
    </style:style>
    <style:style style:name="P236" style:family="paragraph" style:parent-style-name="Syntaxdiagramm">
      <style:text-properties officeooo:paragraph-rsid="05c79d4d"/>
    </style:style>
    <style:style style:name="P237" style:family="paragraph" style:parent-style-name="Tabellen_20_Inhalt_20_Einz_20_Links">
      <style:text-properties fo:background-color="transparent"/>
    </style:style>
    <style:style style:name="P238" style:family="paragraph" style:parent-style-name="Tabellen_20_Inhalt_20_Einz_20_Links">
      <style:text-properties officeooo:paragraph-rsid="04357aaf"/>
    </style:style>
    <style:style style:name="P239" style:family="paragraph" style:parent-style-name="Tabellen_20_Inhalt_20_Einz_20_Links">
      <style:text-properties officeooo:paragraph-rsid="04360575"/>
    </style:style>
    <style:style style:name="P240" style:family="paragraph" style:parent-style-name="Footnote" style:master-page-name="">
      <style:paragraph-properties fo:margin-left="0.026cm" fo:margin-right="0cm" fo:margin-top="0cm" fo:margin-bottom="0cm" loext:contextual-spacing="false" fo:text-align="justify" style:justify-single-word="false" fo:orphans="2" fo:widows="2" fo:hyphenation-ladder-count="no-limit" fo:text-indent="-0.053cm" style:auto-text-indent="false" style:page-number="auto" text:number-lines="false" text:line-number="0"/>
      <style:text-properties fo:hyphenate="true" fo:hyphenation-remain-char-count="2" fo:hyphenation-push-char-count="2"/>
    </style:style>
    <style:style style:name="P241" style:family="paragraph" style:parent-style-name="Schmutztitel2">
      <style:paragraph-properties fo:text-align="end" style:justify-single-word="false"/>
      <style:text-properties fo:font-size="18pt" fo:font-style="italic" fo:font-weight="bold" officeooo:paragraph-rsid="08f02366" style:font-size-asian="18pt" style:font-style-asian="italic" style:font-weight-asian="bold" style:font-size-complex="18pt" style:font-style-complex="italic" style:font-weight-complex="bold"/>
    </style:style>
    <style:style style:name="P242" style:family="paragraph" style:parent-style-name="Schmutztitel2">
      <style:text-properties fo:font-size="18pt" fo:font-style="italic" fo:font-weight="bold" officeooo:paragraph-rsid="08f02366" style:font-size-asian="18pt" style:font-style-asian="italic" style:font-weight-asian="bold" style:font-size-complex="18pt" style:font-style-complex="italic" style:font-weight-complex="bold"/>
    </style:style>
    <style:style style:name="P243" style:family="paragraph" style:parent-style-name="Schmutztitel2">
      <style:text-properties fo:font-size="22pt" fo:font-style="italic" fo:font-weight="bold" officeooo:paragraph-rsid="08f02366" style:font-size-asian="22pt" style:font-size-complex="22pt"/>
    </style:style>
    <style:style style:name="P244" style:family="paragraph" style:parent-style-name="Schmutztitel2">
      <style:text-properties officeooo:paragraph-rsid="08f02366"/>
    </style:style>
    <style:style style:name="P245" style:family="paragraph" style:parent-style-name="Subtitle">
      <style:paragraph-properties fo:margin-left="1cm" fo:margin-right="0cm" fo:text-indent="0cm" style:auto-text-indent="false"/>
      <style:text-properties officeooo:paragraph-rsid="0699600d"/>
    </style:style>
    <style:style style:name="P246" style:family="paragraph" style:parent-style-name="Contents_20_1">
      <style:paragraph-properties>
        <style:tab-stops>
          <style:tab-stop style:position="13.3cm" style:type="right" style:leader-style="dotted" style:leader-text="."/>
        </style:tab-stops>
      </style:paragraph-properties>
    </style:style>
    <style:style style:name="P247" style:family="paragraph" style:parent-style-name="Contents_20_2">
      <style:paragraph-properties>
        <style:tab-stops>
          <style:tab-stop style:position="13.3cm" style:type="right" style:leader-style="dotted" style:leader-text="."/>
        </style:tab-stops>
      </style:paragraph-properties>
    </style:style>
    <style:style style:name="P248" style:family="paragraph" style:parent-style-name="Contents_20_3">
      <style:paragraph-properties>
        <style:tab-stops>
          <style:tab-stop style:position="13.3cm" style:type="right" style:leader-style="dotted" style:leader-text="."/>
        </style:tab-stops>
      </style:paragraph-properties>
    </style:style>
    <style:style style:name="P249" style:family="paragraph" style:parent-style-name="Standard" style:master-page-name="First_20_Page">
      <style:paragraph-properties fo:text-align="end" style:justify-single-word="false" style:page-number="auto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50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page-number="auto" style:shadow="none">
        <style:tab-stops/>
      </style:paragraph-properties>
      <style:text-properties fo:hyphenate="true" fo:hyphenation-remain-char-count="2" fo:hyphenation-push-char-count="2"/>
    </style:style>
    <style:style style:name="P251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shadow="none">
        <style:tab-stops/>
      </style:paragraph-properties>
      <style:text-properties fo:hyphenate="true" fo:hyphenation-remain-char-count="2" fo:hyphenation-push-char-count="2"/>
    </style:style>
    <style:style style:name="P252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shadow="none">
        <style:tab-stops/>
      </style:paragraph-properties>
      <style:text-properties officeooo:paragraph-rsid="0497ecd1" fo:hyphenate="true" fo:hyphenation-remain-char-count="2" fo:hyphenation-push-char-count="2"/>
    </style:style>
    <style:style style:name="P253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shadow="none">
        <style:tab-stops/>
      </style:paragraph-properties>
      <style:text-properties fo:background-color="transparent" fo:hyphenate="true" fo:hyphenation-remain-char-count="2" fo:hyphenation-push-char-count="2"/>
    </style:style>
    <style:style style:name="P254" style:family="paragraph" style:parent-style-name="Text_20_body" style:master-page-name="First_20_Page">
      <style:paragraph-properties style:page-number="auto"/>
    </style:style>
    <style:style style:name="P255" style:family="paragraph" style:parent-style-name="Text_20_body" style:list-style-name="List_20_1">
      <style:text-properties fo:background-color="transparent"/>
    </style:style>
    <style:style style:name="P256" style:family="paragraph" style:parent-style-name="Subtitle" style:master-page-name="First_20_Page">
      <style:paragraph-properties fo:margin-left="0cm" fo:margin-right="0cm" fo:text-indent="0cm" style:auto-text-indent="false" style:page-number="auto"/>
    </style:style>
    <style:style style:name="P257" style:family="paragraph" style:parent-style-name="Contents_20_Heading" style:master-page-name="Inhaltsverzeichnis">
      <style:paragraph-properties style:page-number="auto"/>
    </style:style>
    <style:style style:name="P258" style:family="paragraph" style:parent-style-name="Heading_20_1" style:master-page-name="Standard">
      <style:paragraph-properties style:page-number="auto"/>
    </style:style>
    <style:style style:name="P259" style:family="paragraph" style:parent-style-name="List_20_1_20_End">
      <style:text-properties fo:background-color="transparent"/>
    </style:style>
    <style:style style:name="P260" style:family="paragraph" style:parent-style-name="List_20_1_20_End">
      <style:text-properties officeooo:paragraph-rsid="031c02ba" fo:background-color="transparent"/>
    </style:style>
    <style:style style:name="P261" style:family="paragraph" style:parent-style-name="List_20_1_20_End" style:list-style-name="List_20_1"/>
    <style:style style:name="P262" style:family="paragraph" style:parent-style-name="List_20_1_20_End">
      <style:text-properties fo:color="#000000"/>
    </style:style>
    <style:style style:name="P263" style:family="paragraph" style:parent-style-name="List_20_1_20_End">
      <style:text-properties fo:color="#000000" style:text-underline-style="none" fo:background-color="transparent"/>
    </style:style>
    <style:style style:name="P264" style:family="paragraph" style:parent-style-name="List_20_1_20_End">
      <style:text-properties officeooo:paragraph-rsid="0529d14e"/>
    </style:style>
    <style:style style:name="P265" style:family="paragraph" style:parent-style-name="List_20_1_20_Start" style:list-style-name="List_20_1"/>
    <style:style style:name="P266" style:family="paragraph" style:parent-style-name="List_20_1_20_Start" style:list-style-name="List_20_1">
      <style:text-properties officeooo:paragraph-rsid="05f0cb43"/>
    </style:style>
    <style:style style:name="P267" style:family="paragraph" style:parent-style-name="List_20_1_20_Start">
      <style:text-properties fo:background-color="transparent"/>
    </style:style>
    <style:style style:name="P268" style:family="paragraph" style:parent-style-name="List_20_1_20_Start">
      <style:text-properties fo:color="#000000"/>
    </style:style>
    <style:style style:name="P269" style:family="paragraph" style:parent-style-name="List_20_1_20_Start">
      <style:text-properties fo:color="#000000" style:text-underline-style="none" officeooo:paragraph-rsid="05f0cb43"/>
    </style:style>
    <style:style style:name="P270" style:family="paragraph" style:parent-style-name="List_20_1_20_Start">
      <style:text-properties style:font-name="Times New Roman3" style:font-name-asian="Times New Roman3" style:font-name-complex="Times New Roman3"/>
    </style:style>
    <style:style style:name="P271" style:family="paragraph" style:parent-style-name="List_20_1_20_Start" style:list-style-name="List_20_1" style:master-page-name="">
      <style:paragraph-properties fo:margin-left="0cm" fo:margin-right="0cm" fo:margin-top="0.22cm" fo:margin-bottom="0.109cm" loext:contextual-spacing="false" fo:text-align="justify" style:justify-single-word="false" fo:orphans="2" fo:widows="2" fo:hyphenation-ladder-count="no-limit" style:register-true="true" fo:text-indent="0cm" style:auto-text-indent="false" style:page-number="auto">
        <style:tab-stops/>
      </style:paragraph-properties>
      <style:text-properties fo:hyphenate="true" fo:hyphenation-remain-char-count="2" fo:hyphenation-push-char-count="2"/>
    </style:style>
    <style:style style:name="P272" style:family="paragraph" style:parent-style-name="List_20_1_20_Cont.">
      <style:text-properties officeooo:paragraph-rsid="036d04df"/>
    </style:style>
    <style:style style:name="P273" style:family="paragraph" style:parent-style-name="List_20_1_20_Cont.">
      <style:text-properties officeooo:paragraph-rsid="0370edbb"/>
    </style:style>
    <style:style style:name="P274" style:family="paragraph" style:parent-style-name="List_20_1_20_Cont.">
      <style:text-properties fo:background-color="transparent"/>
    </style:style>
    <style:style style:name="P275" style:family="paragraph" style:parent-style-name="List_20_1_20_Cont." style:list-style-name="List_20_1">
      <style:text-properties fo:background-color="transparent"/>
    </style:style>
    <style:style style:name="P276" style:family="paragraph" style:parent-style-name="List_20_1_20_Cont." style:list-style-name=""/>
    <style:style style:name="P277" style:family="paragraph" style:parent-style-name="List_20_1_20_Cont." style:list-style-name="List_20_1"/>
    <style:style style:name="P278" style:family="paragraph" style:parent-style-name="List_20_1_20_Cont.">
      <style:text-properties fo:color="#000000" style:text-underline-style="none" fo:background-color="transparent"/>
    </style:style>
    <style:style style:name="P279" style:family="paragraph" style:parent-style-name="Heading_20_2">
      <style:text-properties fo:background-color="transparent"/>
    </style:style>
    <style:style style:name="P280" style:family="paragraph" style:parent-style-name="Heading_20_2">
      <style:text-properties officeooo:rsid="03b11599" officeooo:paragraph-rsid="03b11599"/>
    </style:style>
    <style:style style:name="P281" style:family="paragraph" style:parent-style-name="Heading_20_2">
      <style:text-properties officeooo:paragraph-rsid="05238c1a"/>
    </style:style>
    <style:style style:name="P282" style:family="paragraph" style:parent-style-name="Heading_20_3">
      <style:text-properties fo:background-color="transparent"/>
    </style:style>
    <style:style style:name="P283" style:family="paragraph" style:parent-style-name="Heading_20_3">
      <style:text-properties style:font-name="Arial"/>
    </style:style>
    <style:style style:name="P284" style:family="paragraph" style:parent-style-name="Heading_20_3">
      <style:text-properties style:font-name="Arial" officeooo:rsid="040ad26f" officeooo:paragraph-rsid="040ad26f"/>
    </style:style>
    <style:style style:name="P285" style:family="paragraph" style:parent-style-name="Heading_20_3">
      <style:text-properties style:font-name="Arial" officeooo:rsid="04667059" officeooo:paragraph-rsid="04667059" fo:background-color="transparent"/>
    </style:style>
    <style:style style:name="P286" style:family="paragraph" style:parent-style-name="Heading_20_3">
      <style:text-properties officeooo:paragraph-rsid="04f4c1be"/>
    </style:style>
    <style:style style:name="P287" style:family="paragraph" style:parent-style-name="Heading_20_3">
      <style:text-properties officeooo:paragraph-rsid="052ca39e"/>
    </style:style>
    <style:style style:name="P288" style:family="paragraph" style:parent-style-name="Heading_20_3" style:master-page-name="">
      <style:paragraph-properties fo:keep-together="auto" fo:hyphenation-ladder-count="no-limit" style:page-number="auto"/>
      <style:text-properties fo:font-style="normal" fo:background-color="transparent" fo:hyphenate="true" fo:hyphenation-remain-char-count="2" fo:hyphenation-push-char-count="2"/>
    </style:style>
    <style:style style:name="P289" style:family="paragraph" style:parent-style-name="Heading_20_3" style:master-page-name="">
      <style:paragraph-properties fo:margin-left="1.7cm" fo:margin-right="0cm" fo:margin-top="0.42cm" fo:margin-bottom="0.21cm" loext:contextual-spacing="false" fo:keep-together="auto" fo:hyphenation-ladder-count="no-limit" fo:text-indent="-1.7cm" style:auto-text-indent="false" style:page-number="auto" fo:keep-with-next="always">
        <style:tab-stops/>
      </style:paragraph-properties>
      <style:text-properties style:font-name="Verdana1" fo:font-size="11pt" fo:font-style="normal" fo:font-weight="bold" fo:background-color="transparent" style:font-name-asian="Lucida Sans Unicode" style:font-size-asian="11pt" style:font-weight-asian="bold" style:font-name-complex="Tahoma1" style:font-size-complex="11pt" style:font-weight-complex="bold" fo:hyphenate="true" fo:hyphenation-remain-char-count="2" fo:hyphenation-push-char-count="2"/>
    </style:style>
    <style:style style:name="P290" style:family="paragraph" style:parent-style-name="Heading_20_5">
      <style:text-properties fo:background-color="transparent"/>
    </style:style>
    <style:style style:name="P291" style:family="paragraph" style:parent-style-name="Heading_20_4">
      <style:text-properties style:text-position="0% 100%" fo:font-size="10.5pt"/>
    </style:style>
    <style:style style:name="P292" style:family="paragraph" style:parent-style-name="Heading_20_4">
      <style:text-properties style:font-name="Arial"/>
    </style:style>
    <style:style style:name="P293" style:family="paragraph" style:parent-style-name="Heading_20_4">
      <style:text-properties style:font-name="Arial" fo:background-color="transparent"/>
    </style:style>
    <style:style style:name="P294" style:family="paragraph" style:parent-style-name="Heading_20_4" style:list-style-name="">
      <style:paragraph-properties>
        <style:tab-stops/>
      </style:paragraph-properties>
    </style:style>
    <style:style style:name="P295" style:family="paragraph" style:parent-style-name="Heading_20_4">
      <style:text-properties fo:color="#000000"/>
    </style:style>
    <style:style style:name="P296" style:family="paragraph" style:parent-style-name="Heading_20_4">
      <style:text-properties officeooo:paragraph-rsid="04f4c1be"/>
    </style:style>
    <style:style style:name="P297" style:family="paragraph" style:parent-style-name="Heading_20_4">
      <style:text-properties fo:background-color="transparent"/>
    </style:style>
    <style:style style:name="P298" style:family="paragraph" style:parent-style-name="Heading_20_4">
      <style:text-properties officeooo:paragraph-rsid="052ee4e4"/>
    </style:style>
    <style:style style:name="P299" style:family="paragraph" style:parent-style-name="Heading_20_4">
      <style:paragraph-properties fo:break-before="page"/>
    </style:style>
    <style:style style:name="P300" style:family="paragraph" style:parent-style-name="Vorwort" style:master-page-name="Vorwort">
      <style:paragraph-properties style:page-number="auto"/>
      <style:text-properties officeooo:paragraph-rsid="043134e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SimSun" style:font-name-complex="Mangal"/>
    </style:style>
    <style:style style:name="T3" style:family="text">
      <style:text-properties style:font-name="Times New Roman" style:font-name-asian="SimSun" style:font-name-complex="Tahoma2"/>
    </style:style>
    <style:style style:name="T4" style:family="text">
      <style:text-properties style:font-name="Times New Roman" fo:font-size="10.5pt" fo:background-color="transparent" loext:char-shading-value="0"/>
    </style:style>
    <style:style style:name="T5" style:family="text">
      <style:text-properties style:font-name="Times New Roman" fo:font-size="10.5pt" fo:font-weight="normal" style:font-weight-asian="bold" style:font-weight-complex="bold"/>
    </style:style>
    <style:style style:name="T6" style:family="text">
      <style:text-properties style:font-name="Times New Roman" fo:font-size="10.5pt" fo:font-weight="normal" fo:background-color="transparent" loext:char-shading-value="0" style:font-weight-asian="bold" style:font-weight-complex="bold"/>
    </style:style>
    <style:style style:name="T7" style:family="text">
      <style:text-properties style:font-name="Times New Roman" fo:font-size="10.5pt" fo:font-weight="normal" fo:background-color="transparent" loext:char-shading-value="0" style:font-weight-asian="normal" style:font-weight-complex="normal"/>
    </style:style>
    <style:style style:name="T8" style:family="text">
      <style:text-properties style:font-name="Times New Roman" fo:font-size="10.5pt" style:text-underline-style="none" fo:font-weight="normal" style:font-size-asian="10.5pt" style:font-weight-asian="bold" style:font-size-complex="10.5pt" style:font-weight-complex="bold"/>
    </style:style>
    <style:style style:name="T9" style:family="text">
      <style:text-properties style:font-name="Times New Roman" fo:font-size="10.5pt" style:text-underline-style="none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Times New Roman" fo:font-size="10.5pt" style:text-underline-style="none" fo:font-weight="normal" officeooo:rsid="0706206b" style:font-size-asian="10.5pt" style:font-weight-asian="normal" style:font-size-complex="10.5pt" style:font-weight-complex="normal"/>
    </style:style>
    <style:style style:name="T11" style:family="text">
      <style:text-properties style:font-name="Times New Roman" fo:font-size="10.5pt" fo:font-style="normal" style:text-underline-style="none" fo:font-weight="normal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style:font-name="Times New Roman" fo:background-color="transparent" loext:char-shading-value="0"/>
    </style:style>
    <style:style style:name="T13" style:family="text">
      <style:text-properties style:font-name="Times New Roman" fo:background-color="#ffffff" loext:char-shading-value="0"/>
    </style:style>
    <style:style style:name="T14" style:family="text">
      <style:text-properties style:font-name="Times New Roman" officeooo:rsid="0706206b" fo:background-color="#ffffff" loext:char-shading-value="0"/>
    </style:style>
    <style:style style:name="T15" style:family="text">
      <style:text-properties style:font-name="Times New Roman" officeooo:rsid="07eea03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83bac6" fo:background-color="transparent" loext:char-shading-value="0"/>
    </style:style>
    <style:style style:name="T18" style:family="text">
      <style:text-properties officeooo:rsid="01fa6cc6" fo:background-color="transparent" loext:char-shading-value="0"/>
    </style:style>
    <style:style style:name="T19" style:family="text">
      <style:text-properties officeooo:rsid="0202a72d" fo:background-color="transparent" loext:char-shading-value="0"/>
    </style:style>
    <style:style style:name="T20" style:family="text">
      <style:text-properties officeooo:rsid="0428b688" fo:background-color="transparent" loext:char-shading-value="0"/>
    </style:style>
    <style:style style:name="T21" style:family="text">
      <style:text-properties officeooo:rsid="04691dfa" fo:background-color="transparent" loext:char-shading-value="0"/>
    </style:style>
    <style:style style:name="T22" style:family="text">
      <style:text-properties officeooo:rsid="04702c95" fo:background-color="transparent" loext:char-shading-value="0"/>
    </style:style>
    <style:style style:name="T23" style:family="text">
      <style:text-properties officeooo:rsid="04a3bbfe" fo:background-color="transparent" loext:char-shading-value="0"/>
    </style:style>
    <style:style style:name="T24" style:family="text">
      <style:text-properties officeooo:rsid="04afc494" fo:background-color="transparent" loext:char-shading-value="0"/>
    </style:style>
    <style:style style:name="T25" style:family="text">
      <style:text-properties officeooo:rsid="04b14f7e" fo:background-color="transparent" loext:char-shading-value="0"/>
    </style:style>
    <style:style style:name="T26" style:family="text">
      <style:text-properties officeooo:rsid="0503fdf7" fo:background-color="transparent" loext:char-shading-value="0"/>
    </style:style>
    <style:style style:name="T27" style:family="text">
      <style:text-properties officeooo:rsid="052e6ae2" fo:background-color="transparent" loext:char-shading-value="0"/>
    </style:style>
    <style:style style:name="T28" style:family="text">
      <style:text-properties officeooo:rsid="06e7a27c" fo:background-color="transparent" loext:char-shading-value="0"/>
    </style:style>
    <style:style style:name="T29" style:family="text">
      <style:text-properties officeooo:rsid="06fa3ae1" fo:background-color="transparent" loext:char-shading-value="0"/>
    </style:style>
    <style:style style:name="T30" style:family="text">
      <style:text-properties officeooo:rsid="07f223e1" fo:background-color="transparent" loext:char-shading-value="0"/>
    </style:style>
    <style:style style:name="T31" style:family="text">
      <style:text-properties officeooo:rsid="07f54071" fo:background-color="transparent" loext:char-shading-value="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officeooo:rsid="08430245"/>
    </style:style>
    <style:style style:name="T35" style:family="text">
      <style:text-properties fo:font-style="italic" fo:font-weight="bold" officeooo:rsid="077307c6"/>
    </style:style>
    <style:style style:name="T36" style:family="text">
      <style:text-properties fo:font-style="italic" style:text-underline-style="none" style:font-style-asian="italic"/>
    </style:style>
    <style:style style:name="T37" style:family="text">
      <style:text-properties fo:font-size="10.5pt"/>
    </style:style>
    <style:style style:name="T38" style:family="text">
      <style:text-properties fo:font-size="10.5pt" fo:background-color="transparent" loext:char-shading-value="0"/>
    </style:style>
    <style:style style:name="T39" style:family="text">
      <style:text-properties fo:font-size="10.5pt" fo:font-style="italic" style:font-size-asian="12pt" style:font-style-asian="italic" style:font-name-complex="Tahoma2" style:font-size-complex="12pt" style:font-style-complex="italic"/>
    </style:style>
    <style:style style:name="T40" style:family="text">
      <style:text-properties style:text-position="super 58%"/>
    </style:style>
    <style:style style:name="T41" style:family="text">
      <style:text-properties style:text-position="super 58%" style:font-name="Times New Roman"/>
    </style:style>
    <style:style style:name="T42" style:family="text">
      <style:text-properties style:text-position="super 58%" style:font-name="Times New Roman" fo:background-color="transparent" loext:char-shading-value="0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size="10.5pt"/>
    </style:style>
    <style:style style:name="T45" style:family="text">
      <style:text-properties style:text-position="0% 100%" fo:font-size="10.5pt" fo:background-color="transparent" loext:char-shading-value="0"/>
    </style:style>
    <style:style style:name="T46" style:family="text">
      <style:text-properties style:text-position="0% 100%" fo:font-size="10.5pt" fo:background-color="#ffffff" loext:char-shading-value="0"/>
    </style:style>
    <style:style style:name="T47" style:family="text">
      <style:text-properties style:text-position="0% 100%" fo:font-size="10.5pt" officeooo:rsid="04f338ae" fo:background-color="#ffffff" loext:char-shading-value="0"/>
    </style:style>
    <style:style style:name="T48" style:family="text">
      <style:text-properties style:text-position="0% 100%" fo:font-size="10.5pt" officeooo:rsid="04fe9cba" fo:background-color="#ffffff" loext:char-shading-value="0"/>
    </style:style>
    <style:style style:name="T49" style:family="text">
      <style:text-properties style:text-position="0% 100%" fo:font-size="10.5pt" officeooo:rsid="04fff57e" fo:background-color="#ffffff" loext:char-shading-value="0"/>
    </style:style>
    <style:style style:name="T50" style:family="text">
      <style:text-properties style:text-position="0% 100%" style:font-name="Times New Roman" fo:font-size="10.5pt" fo:background-color="transparent" loext:char-shading-value="0" style:font-name-asian="SimSun" style:font-name-complex="Mangal"/>
    </style:style>
    <style:style style:name="T51" style:family="text">
      <style:text-properties style:text-position="0% 100%" fo:background-color="transparent" loext:char-shading-value="0"/>
    </style:style>
    <style:style style:name="T52" style:family="text">
      <style:text-properties style:font-name="Times New Roman3"/>
    </style:style>
    <style:style style:name="T53" style:family="text">
      <style:text-properties style:font-name="Times New Roman3" style:font-name-asian="Times New Roman3" style:font-name-complex="Times New Roman3"/>
    </style:style>
    <style:style style:name="T54" style:family="text">
      <style:text-properties style:font-name="Times New Roman3" fo:background-color="transparent" loext:char-shading-value="0"/>
    </style:style>
    <style:style style:name="T55" style:family="text">
      <style:text-properties style:font-name="Times New Roman3" fo:background-color="transparent" loext:char-shading-value="0" style:font-name-asian="Times New Roman3" style:font-name-complex="Times New Roman3"/>
    </style:style>
    <style:style style:name="T56" style:family="text">
      <style:text-properties fo:color="#000000"/>
    </style:style>
    <style:style style:name="T57" style:family="text">
      <style:text-properties fo:color="#000000" fo:background-color="transparent" loext:char-shading-value="0"/>
    </style:style>
    <style:style style:name="T58" style:family="text">
      <style:text-properties fo:color="#000000" style:font-name="Verdana2" style:font-name-asian="Verdana2" style:font-name-complex="Verdana2"/>
    </style:style>
    <style:style style:name="T59" style:family="text">
      <style:text-properties fo:color="#000000" style:font-name="Verdana2" style:font-name-asian="SimSun" style:font-name-complex="Mangal"/>
    </style:style>
    <style:style style:name="T60" style:family="text">
      <style:text-properties fo:color="#000000" style:font-name="Verdana2" fo:font-size="8pt" fo:language="zxx" fo:country="none" fo:font-weight="normal" style:font-size-asian="6pt" style:language-asian="zxx" style:country-asian="none" style:font-weight-asian="bold" style:font-size-complex="6pt" style:language-complex="zxx" style:country-complex="none" style:font-weight-complex="bold"/>
    </style:style>
    <style:style style:name="T61" style:family="text">
      <style:text-properties fo:color="#000000" style:font-name="Verdana2" fo:font-size="8pt" fo:language="zxx" fo:country="none" fo:font-style="normal" style:text-underline-style="none" fo:font-weight="normal" style:font-size-asian="6pt" style:language-asian="zxx" style:country-asian="none" style:font-style-asian="normal" style:font-weight-asian="bold" style:font-size-complex="6pt" style:language-complex="zxx" style:country-complex="none" style:font-style-complex="normal" style:font-weight-complex="bold"/>
    </style:style>
    <style:style style:name="T62" style:family="text">
      <style:text-properties fo:color="#000000" style:text-underline-style="none"/>
    </style:style>
    <style:style style:name="T63" style:family="text">
      <style:text-properties fo:color="#000000" style:text-underline-style="none" fo:background-color="transparent" loext:char-shading-value="0"/>
    </style:style>
    <style:style style:name="T64" style:family="text">
      <style:text-properties fo:color="#000000" style:text-underline-style="none" officeooo:rsid="05f0cb43" fo:background-color="transparent" loext:char-shading-value="0"/>
    </style:style>
    <style:style style:name="T65" style:family="text">
      <style:text-properties fo:color="#000000" fo:font-style="italic" style:text-underline-style="none" fo:background-color="transparent" loext:char-shading-value="0"/>
    </style:style>
    <style:style style:name="T66" style:family="text">
      <style:text-properties fo:color="#000000"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fo:color="#000000" style:font-name="Times New Roman" fo:font-size="10.5pt" fo:font-style="normal" style:text-underline-style="none" fo:font-weight="normal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68" style:family="text">
      <style:text-properties fo:color="#000000" style:font-name="Verdana3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69" style:family="text">
      <style:text-properties fo:color="#000000" officeooo:rsid="05220633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fo:background-color="transparent" loext:char-shading-value="0"/>
    </style:style>
    <style:style style:name="T72" style:family="text">
      <style:text-properties style:text-underline-style="none" officeooo:rsid="04b14f7e" fo:background-color="transparent" loext:char-shading-value="0"/>
    </style:style>
    <style:style style:name="T73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74" style:family="text">
      <style:text-properties style:text-underline-style="none" fo:font-weight="normal" style:font-size-asian="10.5pt" style:font-style-asian="normal" style:font-weight-asian="bold" style:font-size-complex="10.5pt" style:font-style-complex="normal" style:font-weight-complex="bold"/>
    </style:style>
    <style:style style:name="T75" style:family="text">
      <style:text-properties style:text-underline-style="none" fo:font-weight="bold" fo:background-color="transparent" loext:char-shading-value="0" style:font-weight-asian="bold"/>
    </style:style>
    <style:style style:name="T76" style:family="text">
      <style:text-properties style:text-underline-style="none" fo:font-weight="bold" style:font-weight-asian="bold"/>
    </style:style>
    <style:style style:name="T77" style:family="text">
      <style:text-properties fo:font-size="10pt" fo:background-color="transparent" loext:char-shading-value="0" style:font-size-asian="10pt" style:font-size-complex="10pt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style:font-name="Arial4" style:font-name-asian="Arial4" style:font-name-complex="Arial4"/>
    </style:style>
    <style:style style:name="T80" style:family="text">
      <style:text-properties fo:font-weight="normal" fo:background-color="transparent" loext:char-shading-value="0" style:font-weight-asian="normal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style:font-weight-asian="bold" style:font-weight-complex="bold"/>
    </style:style>
    <style:style style:name="T83" style:family="text">
      <style:text-properties style:use-window-font-color="true"/>
    </style:style>
    <style:style style:name="T84" style:family="text">
      <style:text-properties style:use-window-font-color="true" fo:background-color="#ffffff" loext:char-shading-value="0"/>
    </style:style>
    <style:style style:name="T85" style:family="text">
      <style:text-properties style:use-window-font-color="true" style:font-name="Times New Roman" fo:font-size="10.5pt" style:text-underline-style="none" fo:font-weight="normal" fo:background-color="transparent" loext:char-shading-value="0" style:font-size-asian="10.5pt" style:font-weight-asian="normal" style:font-name-complex="Tahoma2" style:font-size-complex="10.5pt" style:font-weight-complex="normal"/>
    </style:style>
    <style:style style:name="T86" style:family="text">
      <style:text-properties style:use-window-font-color="true" style:font-name="Times New Roman" fo:font-size="10.5pt" style:text-underline-style="none" fo:font-weight="normal" officeooo:rsid="00c200c6" fo:background-color="transparent" loext:char-shading-value="0" style:font-size-asian="10.5pt" style:font-weight-asian="normal" style:font-name-complex="Tahoma2" style:font-size-complex="10.5pt" style:font-weight-complex="normal"/>
    </style:style>
    <style:style style:name="T87" style:family="text">
      <style:text-properties style:use-window-font-color="true" fo:background-color="transparent" loext:char-shading-value="0"/>
    </style:style>
    <style:style style:name="T88" style:family="text">
      <style:text-properties style:text-position="33% 80%"/>
    </style:style>
    <style:style style:name="T89" style:family="text">
      <style:text-properties style:font-name="Verdana2"/>
    </style:style>
    <style:style style:name="T90" style:family="text">
      <style:text-properties style:font-name="Verdana2" style:font-name-asian="SimSun" style:font-name-complex="Mangal"/>
    </style:style>
    <style:style style:name="T91" style:family="text">
      <style:text-properties style:font-name="Verdana2" style:font-name-asian="Verdana2" style:font-name-complex="Verdana2"/>
    </style:style>
    <style:style style:name="T92" style:family="text">
      <style:text-properties style:font-name="Verdana4" style:font-name-asian="Verdana4" style:font-name-complex="Verdana4"/>
    </style:style>
    <style:style style:name="T93" style:family="text">
      <style:text-properties fo:background-color="#ffffff" loext:char-shading-value="0"/>
    </style:style>
    <style:style style:name="T94" style:family="text">
      <style:text-properties style:font-name="Verdana3" style:font-name-asian="Verdana3" style:font-name-complex="Verdana3"/>
    </style:style>
    <style:style style:name="T95" style:family="text">
      <style:text-properties style:font-name="Verdana3" style:font-name-asian="SimSun" style:font-name-complex="Mangal"/>
    </style:style>
    <style:style style:name="T96" style:family="text">
      <style:text-properties style:font-name-asian="Times New Roman3" style:font-name-complex="Times New Roman3"/>
    </style:style>
    <style:style style:name="T97" style:family="text">
      <style:text-properties fo:font-size="6pt" style:font-size-asian="6pt" style:font-size-complex="6pt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style:font-name="Courier New1" fo:background-color="transparent" loext:char-shading-value="0" style:font-name-asian="Courier New1" style:font-name-complex="Courier New1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font-name="Symbol1" style:font-name-asian="Symbol1" style:font-name-complex="Symbol1"/>
    </style:style>
    <style:style style:name="T102" style:family="text">
      <style:text-properties style:font-name="OpenSymbol1"/>
    </style:style>
    <style:style style:name="T103" style:family="text">
      <style:text-properties style:text-position="sub 58%"/>
    </style:style>
    <style:style style:name="T104" style:family="text">
      <style:text-properties style:font-name="Verdana6" style:font-name-asian="Verdana6" style:font-name-complex="Verdana6"/>
    </style:style>
    <style:style style:name="T105" style:family="text">
      <style:text-properties style:text-overline-style="solid" style:text-overline-width="auto" style:text-overline-color="font-color"/>
    </style:style>
    <style:style style:name="T106" style:family="text">
      <style:text-properties style:font-name="Verdana7" style:font-name-asian="Verdana7" style:font-name-complex="Verdana7"/>
    </style:style>
    <style:style style:name="T107" style:family="text">
      <style:text-properties style:font-name="Verdana7" officeooo:rsid="0243aa41" style:font-name-asian="Verdana7" style:font-name-complex="Verdana7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fo:font-size="8pt" fo:font-style="normal" style:font-size-asian="8pt" style:font-style-asian="normal" style:font-size-complex="8pt" style:font-style-complex="normal"/>
    </style:style>
    <style:style style:name="T110" style:family="text">
      <style:text-properties fo:font-size="8pt" fo:font-style="normal" fo:background-color="transparent" loext:char-shading-value="0" style:font-size-asian="8pt" style:font-style-asian="normal" style:font-size-complex="8pt" style:font-style-complex="normal"/>
    </style:style>
    <style:style style:name="T111" style:family="text">
      <style:text-properties style:font-name="Courier New" fo:font-size="8pt" fo:font-style="normal" fo:background-color="transparent" loext:char-shading-value="0" style:font-size-asian="8pt" style:font-style-asian="normal" style:font-size-complex="8pt" style:font-style-complex="normal"/>
    </style:style>
    <style:style style:name="T112" style:family="text">
      <style:text-properties style:font-name="Arial"/>
    </style:style>
    <style:style style:name="T113" style:family="text">
      <style:text-properties style:font-name="Wingdings 3" style:font-name-asian="Wingdings 3" style:font-name-complex="Wingdings 3"/>
    </style:style>
    <style:style style:name="T114" style:family="text">
      <style:text-properties officeooo:rsid="0012f4fe"/>
    </style:style>
    <style:style style:name="T115" style:family="text">
      <style:text-properties officeooo:rsid="006699de"/>
    </style:style>
    <style:style style:name="T116" style:family="text">
      <style:text-properties officeooo:rsid="007710d4"/>
    </style:style>
    <style:style style:name="T117" style:family="text">
      <style:text-properties officeooo:rsid="007af05e"/>
    </style:style>
    <style:style style:name="T118" style:family="text">
      <style:text-properties officeooo:rsid="007fcc21"/>
    </style:style>
    <style:style style:name="T119" style:family="text">
      <style:text-properties officeooo:rsid="0088820b"/>
    </style:style>
    <style:style style:name="T120" style:family="text">
      <style:text-properties officeooo:rsid="008dcdc6"/>
    </style:style>
    <style:style style:name="T121" style:family="text">
      <style:text-properties officeooo:rsid="00918942"/>
    </style:style>
    <style:style style:name="T122" style:family="text">
      <style:text-properties officeooo:rsid="009908d5"/>
    </style:style>
    <style:style style:name="T123" style:family="text">
      <style:text-properties officeooo:rsid="009fefc9"/>
    </style:style>
    <style:style style:name="T124" style:family="text">
      <style:text-properties officeooo:rsid="00c3a2da"/>
    </style:style>
    <style:style style:name="T125" style:family="text">
      <style:text-properties officeooo:rsid="00c4a430"/>
    </style:style>
    <style:style style:name="T126" style:family="text">
      <style:text-properties officeooo:rsid="00f7b617"/>
    </style:style>
    <style:style style:name="T127" style:family="text">
      <style:text-properties officeooo:rsid="0100b2a8"/>
    </style:style>
    <style:style style:name="T128" style:family="text">
      <style:text-properties officeooo:rsid="0104e726"/>
    </style:style>
    <style:style style:name="T129" style:family="text">
      <style:text-properties officeooo:rsid="010576f8"/>
    </style:style>
    <style:style style:name="T130" style:family="text">
      <style:text-properties officeooo:rsid="0106e116"/>
    </style:style>
    <style:style style:name="T131" style:family="text">
      <style:text-properties officeooo:rsid="0107c464"/>
    </style:style>
    <style:style style:name="T132" style:family="text">
      <style:text-properties officeooo:rsid="011593d0"/>
    </style:style>
    <style:style style:name="T133" style:family="text">
      <style:text-properties officeooo:rsid="0123051e"/>
    </style:style>
    <style:style style:name="T134" style:family="text">
      <style:text-properties officeooo:rsid="013c01ff"/>
    </style:style>
    <style:style style:name="T135" style:family="text">
      <style:text-properties officeooo:rsid="015810b4"/>
    </style:style>
    <style:style style:name="T136" style:family="text">
      <style:text-properties officeooo:rsid="019b27c6"/>
    </style:style>
    <style:style style:name="T137" style:family="text">
      <style:text-properties officeooo:rsid="019de6f5"/>
    </style:style>
    <style:style style:name="T138" style:family="text">
      <style:text-properties officeooo:rsid="01eb7fb8"/>
    </style:style>
    <style:style style:name="T139" style:family="text">
      <style:text-properties officeooo:rsid="01f80db2"/>
    </style:style>
    <style:style style:name="T140" style:family="text">
      <style:text-properties officeooo:rsid="01fa6cc6"/>
    </style:style>
    <style:style style:name="T141" style:family="text">
      <style:text-properties officeooo:rsid="020a5f98"/>
    </style:style>
    <style:style style:name="T142" style:family="text">
      <style:text-properties officeooo:rsid="023129f8"/>
    </style:style>
    <style:style style:name="T143" style:family="text">
      <style:text-properties officeooo:rsid="02558d82"/>
    </style:style>
    <style:style style:name="T144" style:family="text">
      <style:text-properties officeooo:rsid="026eeede"/>
    </style:style>
    <style:style style:name="T145" style:family="text">
      <style:text-properties officeooo:rsid="02bd2fa9"/>
    </style:style>
    <style:style style:name="T146" style:family="text">
      <style:text-properties officeooo:rsid="03045dbe"/>
    </style:style>
    <style:style style:name="T147" style:family="text">
      <style:text-properties officeooo:rsid="03681d2d"/>
    </style:style>
    <style:style style:name="T148" style:family="text">
      <style:text-properties officeooo:rsid="036db9e2"/>
    </style:style>
    <style:style style:name="T149" style:family="text">
      <style:text-properties officeooo:rsid="038203d0"/>
    </style:style>
    <style:style style:name="T150" style:family="text">
      <style:text-properties officeooo:rsid="03b11599"/>
    </style:style>
    <style:style style:name="T151" style:family="text">
      <style:text-properties officeooo:rsid="03b59141"/>
    </style:style>
    <style:style style:name="T152" style:family="text">
      <style:text-properties officeooo:rsid="03bbe0f9"/>
    </style:style>
    <style:style style:name="T153" style:family="text">
      <style:text-properties officeooo:rsid="03bc64e6"/>
    </style:style>
    <style:style style:name="T154" style:family="text">
      <style:text-properties officeooo:rsid="03fbb7e6"/>
    </style:style>
    <style:style style:name="T155" style:family="text">
      <style:text-properties officeooo:rsid="0410019e"/>
    </style:style>
    <style:style style:name="T156" style:family="text">
      <style:text-properties officeooo:rsid="04149d26"/>
    </style:style>
    <style:style style:name="T157" style:family="text">
      <style:text-properties officeooo:rsid="04162628"/>
    </style:style>
    <style:style style:name="T158" style:family="text">
      <style:text-properties officeooo:rsid="041786dc"/>
    </style:style>
    <style:style style:name="T159" style:family="text">
      <style:text-properties officeooo:rsid="0418ff8d"/>
    </style:style>
    <style:style style:name="T160" style:family="text">
      <style:text-properties officeooo:rsid="041ad5c8"/>
    </style:style>
    <style:style style:name="T161" style:family="text">
      <style:text-properties officeooo:rsid="041c8a79"/>
    </style:style>
    <style:style style:name="T162" style:family="text">
      <style:text-properties officeooo:rsid="041d3f87"/>
    </style:style>
    <style:style style:name="T163" style:family="text">
      <style:text-properties officeooo:rsid="042391fd"/>
    </style:style>
    <style:style style:name="T164" style:family="text">
      <style:text-properties officeooo:rsid="04259c38"/>
    </style:style>
    <style:style style:name="T165" style:family="text">
      <style:text-properties officeooo:rsid="04298842"/>
    </style:style>
    <style:style style:name="T166" style:family="text">
      <style:text-properties officeooo:rsid="042b86e0"/>
    </style:style>
    <style:style style:name="T167" style:family="text">
      <style:text-properties officeooo:rsid="042d3da6"/>
    </style:style>
    <style:style style:name="T168" style:family="text">
      <style:text-properties officeooo:rsid="042e629a"/>
    </style:style>
    <style:style style:name="T169" style:family="text">
      <style:text-properties officeooo:rsid="0433a1e9"/>
    </style:style>
    <style:style style:name="T170" style:family="text">
      <style:text-properties officeooo:rsid="04357aaf"/>
    </style:style>
    <style:style style:name="T171" style:family="text">
      <style:text-properties officeooo:rsid="04360575"/>
    </style:style>
    <style:style style:name="T172" style:family="text">
      <style:text-properties officeooo:rsid="04367520"/>
    </style:style>
    <style:style style:name="T173" style:family="text">
      <style:text-properties officeooo:rsid="04667059"/>
    </style:style>
    <style:style style:name="T174" style:family="text">
      <style:text-properties officeooo:rsid="04677401"/>
    </style:style>
    <style:style style:name="T175" style:family="text">
      <style:text-properties officeooo:rsid="046ea6c6"/>
    </style:style>
    <style:style style:name="T176" style:family="text">
      <style:text-properties officeooo:rsid="046f5715"/>
    </style:style>
    <style:style style:name="T177" style:family="text">
      <style:text-properties officeooo:rsid="04702c95"/>
    </style:style>
    <style:style style:name="T178" style:family="text">
      <style:text-properties officeooo:rsid="0472074c"/>
    </style:style>
    <style:style style:name="T179" style:family="text">
      <style:text-properties officeooo:rsid="04728d40"/>
    </style:style>
    <style:style style:name="T180" style:family="text">
      <style:text-properties officeooo:rsid="0473fabb"/>
    </style:style>
    <style:style style:name="T181" style:family="text">
      <style:text-properties officeooo:rsid="047a8d5d"/>
    </style:style>
    <style:style style:name="T182" style:family="text">
      <style:text-properties officeooo:rsid="047d1787"/>
    </style:style>
    <style:style style:name="T183" style:family="text">
      <style:text-properties officeooo:rsid="049a978f"/>
    </style:style>
    <style:style style:name="T184" style:family="text">
      <style:text-properties officeooo:rsid="049f39a8"/>
    </style:style>
    <style:style style:name="T185" style:family="text">
      <style:text-properties officeooo:rsid="04a3bbfe"/>
    </style:style>
    <style:style style:name="T186" style:family="text">
      <style:text-properties officeooo:rsid="04ad0935"/>
    </style:style>
    <style:style style:name="T187" style:family="text">
      <style:text-properties officeooo:rsid="04b6e15d"/>
    </style:style>
    <style:style style:name="T188" style:family="text">
      <style:text-properties officeooo:rsid="04c12f09"/>
    </style:style>
    <style:style style:name="T189" style:family="text">
      <style:text-properties officeooo:rsid="04c9d162"/>
    </style:style>
    <style:style style:name="T190" style:family="text">
      <style:text-properties officeooo:rsid="04cb54f5"/>
    </style:style>
    <style:style style:name="T191" style:family="text">
      <style:text-properties officeooo:rsid="04cd175b"/>
    </style:style>
    <style:style style:name="T192" style:family="text">
      <style:text-properties officeooo:rsid="04d99f50"/>
    </style:style>
    <style:style style:name="T193" style:family="text">
      <style:text-properties officeooo:rsid="04dae758"/>
    </style:style>
    <style:style style:name="T194" style:family="text">
      <style:text-properties officeooo:rsid="04db4bd0"/>
    </style:style>
    <style:style style:name="T195" style:family="text">
      <style:text-properties officeooo:rsid="04de33e0"/>
    </style:style>
    <style:style style:name="T196" style:family="text">
      <style:text-properties officeooo:rsid="04e90fd1"/>
    </style:style>
    <style:style style:name="T197" style:family="text">
      <style:text-properties officeooo:rsid="04eb09e9"/>
    </style:style>
    <style:style style:name="T198" style:family="text">
      <style:text-properties officeooo:rsid="04eca330"/>
    </style:style>
    <style:style style:name="T199" style:family="text">
      <style:text-properties officeooo:rsid="04f0238f"/>
    </style:style>
    <style:style style:name="T200" style:family="text">
      <style:text-properties officeooo:rsid="04f1bd74"/>
    </style:style>
    <style:style style:name="T201" style:family="text">
      <style:text-properties officeooo:rsid="04f74713"/>
    </style:style>
    <style:style style:name="T202" style:family="text">
      <style:text-properties officeooo:rsid="04f9f39f"/>
    </style:style>
    <style:style style:name="T203" style:family="text">
      <style:text-properties officeooo:rsid="04fcf987"/>
    </style:style>
    <style:style style:name="T204" style:family="text">
      <style:text-properties officeooo:rsid="04fe9cba"/>
    </style:style>
    <style:style style:name="T205" style:family="text">
      <style:text-properties officeooo:rsid="050526f3"/>
    </style:style>
    <style:style style:name="T206" style:family="text">
      <style:text-properties officeooo:rsid="0505d850"/>
    </style:style>
    <style:style style:name="T207" style:family="text">
      <style:text-properties officeooo:rsid="0506f2bf"/>
    </style:style>
    <style:style style:name="T208" style:family="text">
      <style:text-properties officeooo:rsid="05088906"/>
    </style:style>
    <style:style style:name="T209" style:family="text">
      <style:text-properties officeooo:rsid="051c94f3"/>
    </style:style>
    <style:style style:name="T210" style:family="text">
      <style:text-properties officeooo:rsid="051d0ee8"/>
    </style:style>
    <style:style style:name="T211" style:family="text">
      <style:text-properties officeooo:rsid="0529d14e"/>
    </style:style>
    <style:style style:name="T212" style:family="text">
      <style:text-properties officeooo:rsid="052ca39e"/>
    </style:style>
    <style:style style:name="T213" style:family="text">
      <style:text-properties officeooo:rsid="0545b7ad"/>
    </style:style>
    <style:style style:name="T214" style:family="text">
      <style:text-properties officeooo:rsid="056fee60"/>
    </style:style>
    <style:style style:name="T215" style:family="text">
      <style:text-properties officeooo:rsid="05999323"/>
    </style:style>
    <style:style style:name="T216" style:family="text">
      <style:text-properties officeooo:rsid="05c5d4be"/>
    </style:style>
    <style:style style:name="T217" style:family="text">
      <style:text-properties officeooo:rsid="05c8803c"/>
    </style:style>
    <style:style style:name="T218" style:family="text">
      <style:text-properties officeooo:rsid="05d435a7"/>
    </style:style>
    <style:style style:name="T219" style:family="text">
      <style:text-properties officeooo:rsid="05d882cc"/>
    </style:style>
    <style:style style:name="T220" style:family="text">
      <style:text-properties officeooo:rsid="05f0cb43"/>
    </style:style>
    <style:style style:name="T221" style:family="text">
      <style:text-properties officeooo:rsid="061e6791"/>
    </style:style>
    <style:style style:name="T222" style:family="text">
      <style:text-properties officeooo:rsid="061fd99e"/>
    </style:style>
    <style:style style:name="T223" style:family="text">
      <style:text-properties officeooo:rsid="062024c9"/>
    </style:style>
    <style:style style:name="T224" style:family="text">
      <style:text-properties officeooo:rsid="0621595d"/>
    </style:style>
    <style:style style:name="T225" style:family="text">
      <style:text-properties officeooo:rsid="062517f4"/>
    </style:style>
    <style:style style:name="T226" style:family="text">
      <style:text-properties officeooo:rsid="0629bf7f"/>
    </style:style>
    <style:style style:name="T227" style:family="text">
      <style:text-properties officeooo:rsid="0631835f"/>
    </style:style>
    <style:style style:name="T228" style:family="text">
      <style:text-properties officeooo:rsid="02455cec"/>
    </style:style>
    <style:style style:name="T229" style:family="text">
      <style:text-properties officeooo:rsid="066410f7"/>
    </style:style>
    <style:style style:name="T230" style:family="text">
      <style:text-properties officeooo:rsid="066982c1"/>
    </style:style>
    <style:style style:name="T231" style:family="text">
      <style:text-properties officeooo:rsid="068d7605"/>
    </style:style>
    <style:style style:name="T232" style:family="text">
      <style:text-properties officeooo:rsid="06907405"/>
    </style:style>
    <style:style style:name="T233" style:family="text">
      <style:text-properties officeooo:rsid="0699600d"/>
    </style:style>
    <style:style style:name="T234" style:family="text">
      <style:text-properties officeooo:rsid="06c08821"/>
    </style:style>
    <style:style style:name="T235" style:family="text">
      <style:text-properties officeooo:rsid="06daef5a"/>
    </style:style>
    <style:style style:name="T236" style:family="text">
      <style:text-properties officeooo:rsid="06e12209"/>
    </style:style>
    <style:style style:name="T237" style:family="text">
      <style:text-properties officeooo:rsid="06e2cfb2"/>
    </style:style>
    <style:style style:name="T238" style:family="text">
      <style:text-properties officeooo:rsid="06e45af8"/>
    </style:style>
    <style:style style:name="T239" style:family="text">
      <style:text-properties officeooo:rsid="06ef1f0e"/>
    </style:style>
    <style:style style:name="T240" style:family="text">
      <style:text-properties officeooo:rsid="06f357fe"/>
    </style:style>
    <style:style style:name="T241" style:family="text">
      <style:text-properties officeooo:rsid="06f8b11c"/>
    </style:style>
    <style:style style:name="T242" style:family="text">
      <style:text-properties officeooo:rsid="0700e94f"/>
    </style:style>
    <style:style style:name="T243" style:family="text">
      <style:text-properties officeooo:rsid="06fec4d7"/>
    </style:style>
    <style:style style:name="T244" style:family="text">
      <style:text-properties officeooo:rsid="06fe65ba"/>
    </style:style>
    <style:style style:name="T245" style:family="text">
      <style:text-properties officeooo:rsid="0702a4b0"/>
    </style:style>
    <style:style style:name="T246" style:family="text">
      <style:text-properties officeooo:rsid="07069946"/>
    </style:style>
    <style:style style:name="T247" style:family="text">
      <style:text-properties officeooo:rsid="070bf5b3"/>
    </style:style>
    <style:style style:name="T248" style:family="text">
      <style:text-properties officeooo:rsid="071300d4"/>
    </style:style>
    <style:style style:name="T249" style:family="text">
      <style:text-properties officeooo:rsid="07145d83"/>
    </style:style>
    <style:style style:name="T250" style:family="text">
      <style:text-properties officeooo:rsid="0716cd57"/>
    </style:style>
    <style:style style:name="T251" style:family="text">
      <style:text-properties officeooo:rsid="0724f9fa"/>
    </style:style>
    <style:style style:name="T252" style:family="text">
      <style:text-properties officeooo:rsid="0765d868"/>
    </style:style>
    <style:style style:name="T253" style:family="text">
      <style:text-properties fo:font-size="27pt" style:font-size-asian="27pt" style:font-size-complex="27pt"/>
    </style:style>
    <style:style style:name="T254" style:family="text">
      <style:text-properties fo:font-size="27pt" fo:font-style="italic" fo:font-weight="bold" style:font-size-asian="27pt" style:font-size-complex="27pt"/>
    </style:style>
    <style:style style:name="T255" style:family="text">
      <style:text-properties officeooo:rsid="078f860e"/>
    </style:style>
    <style:style style:name="T256" style:family="text">
      <style:text-properties officeooo:rsid="079e33b4"/>
    </style:style>
    <style:style style:name="T257" style:family="text">
      <style:text-properties officeooo:rsid="07c3e28b"/>
    </style:style>
    <style:style style:name="T258" style:family="text">
      <style:text-properties officeooo:rsid="07e22840"/>
    </style:style>
    <style:style style:name="T259" style:family="text">
      <style:text-properties officeooo:rsid="07eea035"/>
    </style:style>
    <style:style style:name="T260" style:family="text">
      <style:text-properties officeooo:rsid="07f007fd"/>
    </style:style>
    <style:style style:name="T261" style:family="text">
      <style:text-properties officeooo:rsid="07f0f6aa"/>
    </style:style>
    <style:style style:name="T262" style:family="text">
      <style:text-properties officeooo:rsid="07f223e1"/>
    </style:style>
    <style:style style:name="T263" style:family="text">
      <style:text-properties officeooo:rsid="07f54071"/>
    </style:style>
    <style:style style:name="T264" style:family="text">
      <style:text-properties officeooo:rsid="081c228b"/>
    </style:style>
    <style:style style:name="T265" style:family="text">
      <style:text-properties officeooo:rsid="081e032b"/>
    </style:style>
    <style:style style:name="T266" style:family="text">
      <style:text-properties officeooo:rsid="083f374b"/>
    </style:style>
    <style:style style:name="T267" style:family="text">
      <style:text-properties fo:font-size="16pt" fo:font-style="italic" fo:font-weight="bold" officeooo:rsid="077307c6" style:font-size-asian="16pt" style:font-size-complex="16pt"/>
    </style:style>
    <style:style style:name="T268" style:family="text">
      <style:text-properties fo:font-size="16pt" fo:font-style="italic" fo:font-weight="bold" officeooo:rsid="08430245" style:font-size-asian="16pt" style:font-size-complex="16pt"/>
    </style:style>
    <style:style style:name="T269" style:family="text">
      <style:text-properties officeooo:rsid="084d44a7"/>
    </style:style>
    <style:style style:name="T270" style:family="text">
      <style:text-properties officeooo:rsid="084eb000"/>
    </style:style>
    <style:style style:name="T271" style:family="text">
      <style:text-properties officeooo:rsid="0858eb8f"/>
    </style:style>
    <style:style style:name="T272" style:family="text">
      <style:text-properties officeooo:rsid="085abd5e"/>
    </style:style>
    <style:style style:name="T273" style:family="text">
      <style:text-properties officeooo:rsid="0291d3e8"/>
    </style:style>
    <style:style style:name="T274" style:family="text">
      <style:text-properties officeooo:rsid="0880bf40"/>
    </style:style>
    <style:style style:name="T275" style:family="text">
      <style:text-properties officeooo:rsid="08a14d73"/>
    </style:style>
    <style:style style:name="T276" style:family="text">
      <style:text-properties officeooo:rsid="08de5017"/>
    </style:style>
    <style:style style:name="T277" style:family="text">
      <style:text-properties officeooo:rsid="08df1fa6"/>
    </style:style>
    <style:style style:name="T278" style:family="text">
      <style:text-properties officeooo:rsid="08e37d53"/>
    </style:style>
    <style:style style:name="T279" style:family="text">
      <style:text-properties officeooo:rsid="08e509ef"/>
    </style:style>
    <style:style style:name="T280" style:family="text">
      <style:text-properties officeooo:rsid="0902a342"/>
    </style:style>
    <style:style style:name="T281" style:family="text">
      <style:text-properties officeooo:rsid="090a2371"/>
    </style:style>
    <style:style style:name="T282" style:family="text">
      <style:text-properties officeooo:rsid="09431366"/>
    </style:style>
    <style:style style:name="T283" style:family="text">
      <style:text-properties officeooo:rsid="09756888"/>
    </style:style>
    <style:style style:name="T284" style:family="text">
      <style:text-properties officeooo:rsid="097a37ca"/>
    </style:style>
    <style:style style:name="T285" style:family="text">
      <style:text-properties officeooo:rsid="097ad5f3"/>
    </style:style>
    <style:style style:name="T286" style:family="text">
      <style:text-properties officeooo:rsid="09e2b463"/>
    </style:style>
    <style:style style:name="T287" style:family="text">
      <style:text-properties officeooo:rsid="09f2bf81"/>
    </style:style>
    <style:style style:name="T288" style:family="text">
      <style:text-properties officeooo:rsid="0a025dc0"/>
    </style:style>
    <style:style style:name="T289" style:family="text">
      <style:text-properties officeooo:rsid="0a05f869"/>
    </style:style>
    <style:style style:name="T290" style:family="text">
      <style:text-properties officeooo:rsid="0a1c59ce"/>
    </style:style>
    <style:style style:name="fr1" style:family="graphic" style:parent-style-name="Frame">
      <style:graphic-properties fo:margin-left="0cm" fo:margin-right="0cm" fo:margin-top="0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.3cm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Marginalie_20_rechts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.3cm" fo:margin-bottom="0.4cm" style:vertical-pos="from-top" style:vertical-rel="page" style:horizontal-pos="from-left" style:horizontal-rel="page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.3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Frame">
      <style:graphic-properties fo:margin-left="0cm" fo:margin-right="0cm" fo:margin-top="0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.3cm" fo:margin-bottom="0.3cm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Marginalia">
      <style:graphic-properties style:vertical-pos="from-top" style:vertical-rel="page" style:horizontal-pos="from-left" style:horizontal-rel="page"/>
    </style:style>
    <style:style style:name="fr11" style:family="graphic" style:parent-style-name="Frame">
      <style:graphic-properties fo:margin-left="0.3cm" fo:margin-right="0.4cm" style:vertical-pos="from-top" style:vertical-rel="page" style:horizontal-pos="from-left" style:horizontal-rel="page" style:shadow="none" draw:shadow-opacity="100%"/>
    </style:style>
    <style:style style:name="fr12" style:family="graphic" style:parent-style-name="Marginalie_20_links">
      <style:graphic-properties style:vertical-pos="from-top" style:vertical-rel="page" style:horizontal-pos="from-left" style:horizontal-rel="page"/>
    </style:style>
    <style:style style:name="fr13" style:family="graphic" style:parent-style-name="Frame">
      <style:graphic-properties fo:margin-left="0cm" fo:margin-right="0cm" fo:margin-top="0.3cm" fo:margin-bottom="0.3cm" style:vertical-pos="from-top" style:vertical-rel="page" style:horizontal-pos="from-left" style:horizontal-rel="page" fo:padding="0cm" fo:border="none" style:shadow="none" draw:shadow-opacity="100%"/>
    </style:style>
    <style:style style:name="fr14" style:family="graphic" style:parent-style-name="Frame">
      <style:graphic-properties fo:margin-left="0cm" fo:margin-right="0cm" fo:margin-top="0.3cm" fo:margin-bottom="0.3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15" style:family="graphic" style:parent-style-name="Frame">
      <style:graphic-properties fo:margin-left="0.4cm" fo:margin-right="0cm" fo:margin-top="0.199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16" style:family="graphic" style:parent-style-name="Frame">
      <style:graphic-properties fo:margin-left="0.4cm" fo:margin-right="0cm" fo:margin-top="0cm" fo:margin-bottom="0.4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17" style:family="graphic" style:parent-style-name="Frame">
      <style:graphic-properties fo:margin-left="0cm" fo:margin-right="0cm" fo:margin-top="0.199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18" style:family="graphic" style:parent-style-name="Frame">
      <style:graphic-properties fo:margin-left="0cm" fo:margin-right="0cm" fo:margin-top="0cm" fo:margin-bottom="0.4cm" style:vertical-pos="from-top" style:vertical-rel="page" style:horizontal-pos="from-left" style:horizontal-rel="page" fo:padding="0cm" fo:border="none" style:shadow="none" draw:shadow-opacity="100%"/>
    </style:style>
    <style:style style:name="fr19" style:family="graphic" style:parent-style-name="Frame">
      <style:graphic-properties fo:margin-top="0.101cm" fo:margin-bottom="0.4cm" style:vertical-pos="from-top" style:vertical-rel="page" style:horizontal-pos="from-left" style:horizontal-rel="page"/>
    </style:style>
    <style:style style:name="fr20" style:family="graphic" style:parent-style-name="Frame">
      <style:graphic-properties fo:margin-left="0cm" fo:margin-right="0cm" fo:margin-top="0.4cm" fo:margin-bottom="0.4cm" style:wrap="none" style:vertical-pos="from-top" style:vertical-rel="page" style:horizontal-pos="from-left" style:horizontal-rel="page" fo:padding="0cm" fo:border="none"/>
    </style:style>
    <style:style style:name="fr21" style:family="graphic" style:parent-style-name="Frame">
      <style:graphic-properties fo:margin-left="0cm" fo:margin-right="0cm" fo:margin-top="0cm" fo:margin-bottom="0.6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22" style:family="graphic" style:parent-style-name="Frame">
      <style:graphic-properties fo:margin-left="0cm" fo:margin-right="0cm" fo:margin-top="0.4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23" style:family="graphic" style:parent-style-name="Frame">
      <style:graphic-properties fo:margin-left="0.4cm" fo:margin-right="0cm" fo:margin-top="0cm" fo:margin-bottom="0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24" style:family="graphic" style:parent-style-name="Frame">
      <style:graphic-properties fo:margin-left="0.3cm" fo:margin-right="0.3cm" fo:margin-top="0cm" fo:margin-bottom="0.3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25" style:family="graphic" style:parent-style-name="Frame">
      <style:graphic-properties fo:margin-top="0cm" fo:margin-bottom="0.4cm" style:vertical-pos="from-top" style:vertical-rel="page" style:horizontal-pos="from-left" style:horizontal-rel="page"/>
    </style:style>
    <style:style style:name="fr26" style:family="graphic" style:parent-style-name="Frame">
      <style:graphic-properties fo:margin-top="0.199cm" fo:margin-bottom="0.4cm" style:vertical-pos="from-top" style:vertical-rel="page" style:horizontal-pos="from-left" style:horizontal-rel="page"/>
    </style:style>
    <style:style style:name="fr27" style:family="graphic" style:parent-style-name="Frame">
      <style:graphic-properties fo:margin-left="0cm" fo:margin-right="0cm" fo:margin-top="0.3cm" fo:margin-bottom="0.6cm" style:vertical-pos="from-top" style:vertical-rel="page" style:horizontal-pos="from-left" style:horizontal-rel="page" fo:padding="0cm" fo:border="none" style:shadow="none" draw:shadow-opacity="100%"/>
    </style:style>
    <style:style style:name="fr28" style:family="graphic" style:parent-style-name="Frame">
      <style:graphic-properties style:run-through="foreground" style:wrap="none" style:vertical-pos="from-top" style:vertical-rel="page" style:horizontal-pos="from-left" style:horizontal-rel="page"/>
    </style:style>
    <style:style style:name="fr29" style:family="graphic" style:parent-style-name="Frame">
      <style:graphic-properties fo:margin-left="0.4cm" fo:margin-right="0.4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30" style:family="graphic" style:parent-style-name="Frame">
      <style:graphic-properties fo:margin-left="0cm" fo:margin-right="0cm" fo:margin-top="0.7cm" fo:margin-bottom="0.7cm" style:vertical-pos="from-top" style:vertical-rel="page" style:horizontal-pos="from-left" style:horizontal-rel="page" fo:padding="0cm" fo:border="none" style:shadow="none" draw:shadow-opacity="100%"/>
    </style:style>
    <style:style style:name="fr31" style:family="graphic" style:parent-style-name="Frame">
      <style:graphic-properties fo:margin-left="0.3cm" fo:margin-right="0.3cm" fo:margin-top="0.3cm" fo:margin-bottom="0.4cm" style:vertical-pos="from-top" style:vertical-rel="page" style:horizontal-pos="from-left" style:horizontal-rel="page" fo:padding="0cm" fo:border="none" style:shadow="none" draw:shadow-opacity="100%"/>
    </style:style>
    <style:style style:name="fr32" style:family="graphic" style:parent-style-name="Frame">
      <style:graphic-properties fo:margin-left="0.4cm" fo:margin-right="0.4cm" fo:margin-top="0.3cm" fo:margin-bottom="0.4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3" style:family="graphic" style:parent-style-name="Frame">
      <style:graphic-properties fo:margin-left="0cm" fo:margin-right="0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4" style:family="graphic" style:parent-style-name="Frame">
      <style:graphic-properties fo:margin-left="0.3cm" fo:margin-right="0.3cm" fo:margin-top="0.3cm" fo:margin-bottom="0.3cm" style:vertical-pos="from-top" style:vertical-rel="page" style:horizontal-pos="from-left" style:horizontal-rel="page" fo:padding="0cm" fo:border="none" style:shadow="none" draw:shadow-opacity="100%"/>
    </style:style>
    <style:style style:name="fr35" style:family="graphic" style:parent-style-name="Frame">
      <style:graphic-properties fo:margin-left="0.4cm" fo:margin-right="0.4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6" style:family="graphic" style:parent-style-name="Frame">
      <style:graphic-properties fo:margin-left="0.4cm" fo:margin-right="0.4cm" fo:margin-top="0.3cm" fo:margin-bottom="0.3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7" style:family="graphic" style:parent-style-name="Frame">
      <style:graphic-properties fo:margin-left="0.4cm" fo:margin-right="0.4cm" fo:margin-top="0.4cm" fo:margin-bottom="0.4cm" style:wrap="dynamic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26cm" fo:border="none"/>
    </style:style>
    <style:style style:name="fr38" style:family="graphic" style:parent-style-name="Frame">
      <style:graphic-properties fo:margin-left="0.6cm" fo:margin-right="0.4cm" fo:margin-top="0.4cm" fo:margin-bottom="0.4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39" style:family="graphic" style:parent-style-name="Frame">
      <style:graphic-properties fo:margin-left="0.3cm" fo:margin-right="0.3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0" style:family="graphic" style:parent-style-name="Frame">
      <style:graphic-properties fo:margin-left="0.3cm" fo:margin-right="0.3cm" fo:margin-top="0.3cm" fo:margin-bottom="0.3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41" style:family="graphic" style:parent-style-name="Frame">
      <style:graphic-properties fo:margin-left="0cm" fo:margin-right="0cm" fo:margin-top="0.3cm" fo:margin-bottom="0.3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2" style:family="graphic" style:parent-style-name="Frame">
      <style:graphic-properties fo:margin-left="0.4cm" fo:margin-right="0.499cm" fo:margin-top="0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3" style:family="graphic" style:parent-style-name="Frame">
      <style:graphic-properties fo:margin-left="0cm" fo:margin-right="0cm" fo:margin-top="0cm" fo:margin-bottom="0.3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44" style:family="graphic" style:parent-style-name="Frame">
      <style:graphic-properties fo:margin-left="0cm" fo:margin-right="0cm" fo:margin-top="0.4cm" fo:margin-bottom="0.3cm" style:vertical-pos="from-top" style:vertical-rel="page" style:horizontal-pos="from-left" style:horizontal-rel="page" fo:padding="0cm" fo:border="none" style:shadow="none" draw:shadow-opacity="100%"/>
    </style:style>
    <style:style style:name="fr45" style:family="graphic" style:parent-style-name="Frame">
      <style:graphic-properties fo:margin-left="0cm" fo:margin-right="0cm" fo:margin-top="0.4cm" fo:margin-bottom="0.4cm" style:vertical-pos="from-top" style:vertical-rel="page" style:horizontal-pos="from-left" style:horizontal-rel="page" fo:padding="0cm" fo:border="none" style:shadow="none" draw:shadow-opacity="100%"/>
    </style:style>
    <style:style style:name="fr46" style:family="graphic" style:parent-style-name="Frame">
      <style:graphic-properties fo:margin-left="0.4cm" fo:margin-right="0.4cm" fo:margin-top="0.4cm" fo:margin-bottom="0.4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7" style:family="graphic" style:parent-style-name="Frame">
      <style:graphic-properties fo:margin-left="0cm" fo:margin-right="0cm" fo:margin-top="0.3cm" fo:margin-bottom="0cm" style:vertical-pos="from-top" style:vertical-rel="page" style:horizontal-pos="from-left" style:horizontal-rel="page" fo:padding="0cm" fo:border="none" style:shadow="none" draw:shadow-opacity="100%"/>
    </style:style>
    <style:style style:name="fr48" style:family="graphic" style:parent-style-name="Frame">
      <style:graphic-properties fo:margin-left="0.4cm" fo:margin-right="0.4cm" fo:margin-top="0.4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49" style:family="graphic" style:parent-style-name="Frame">
      <style:graphic-properties fo:margin-left="0cm" fo:margin-right="0cm" fo:margin-top="0cm" fo:margin-bottom="0.3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50" style:family="graphic" style:parent-style-name="Frame">
      <style:graphic-properties fo:margin-left="0cm" fo:margin-right="0cm" fo:margin-top="0.499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51" style:family="graphic" style:parent-style-name="Frame">
      <style:graphic-properties fo:margin-left="0.3cm" fo:margin-right="0.6cm" fo:margin-top="0.3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52" style:family="graphic" style:parent-style-name="Frame">
      <style:graphic-properties fo:margin-left="0cm" fo:margin-right="0cm" fo:margin-top="0.3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53" style:family="graphic" style:parent-style-name="Frame">
      <style:graphic-properties fo:margin-left="0cm" fo:margin-right="0cm" fo:margin-top="0.4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54" style:family="graphic" style:parent-style-name="Marginalia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55" style:family="graphic" style:parent-style-name="Frame">
      <style:graphic-properties fo:margin-left="0.4cm" fo:margin-right="0cm" fo:margin-top="0cm" fo:margin-bottom="0.4cm" style:vertical-pos="from-top" style:vertical-rel="page" style:horizontal-pos="from-left" style:horizontal-rel="page" fo:padding="0cm" fo:border="none" style:shadow="none" draw:shadow-opacity="100%"/>
    </style:style>
    <style:style style:name="fr56" style:family="graphic" style:parent-style-name="Frame">
      <style:graphic-properties fo:margin-left="0cm" fo:margin-right="0cm" fo:margin-top="0.4cm" fo:margin-bottom="0.4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57" style:family="graphic" style:parent-style-name="Frame">
      <style:graphic-properties fo:margin-left="0.499cm" fo:margin-right="0.499cm" fo:margin-top="0.3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58" style:family="graphic" style:parent-style-name="Frame">
      <style:graphic-properties fo:margin-left="0.4cm" fo:margin-right="0cm" fo:margin-top="0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59" style:family="graphic" style:parent-style-name="Frame">
      <style:graphic-properties fo:margin-left="0.6cm" fo:margin-right="0.6cm" fo:margin-top="0.4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60" style:family="graphic" style:parent-style-name="Frame">
      <style:graphic-properties fo:margin-left="0.6cm" fo:margin-right="0cm" fo:margin-top="0.4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61" style:family="graphic" style:parent-style-name="Frame">
      <style:graphic-properties fo:margin-left="0.4cm" fo:margin-right="0.4cm" fo:margin-top="0.6cm" fo:margin-bottom="0.6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62" style:family="graphic" style:parent-style-name="Frame">
      <style:graphic-properties fo:margin-left="0.4cm" fo:margin-right="0.4cm" fo:margin-top="0.199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63" style:family="graphic" style:parent-style-name="Frame">
      <style:graphic-properties fo:margin-left="0cm" fo:margin-right="0cm" fo:margin-top="0.3cm" fo:margin-bottom="0.3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64" style:family="graphic" style:parent-style-name="Frame">
      <style:graphic-properties fo:margin-left="0cm" fo:margin-right="0cm" fo:margin-top="0.4cm" fo:margin-bottom="0.4cm" style:run-through="foreground" style:vertical-pos="from-top" style:vertical-rel="page" style:horizontal-pos="from-left" style:horizontal-rel="page" fo:padding="0cm" fo:border="none" style:shadow="none" draw:shadow-opacity="100%"/>
    </style:style>
    <style:style style:name="fr65" style:family="graphic" style:parent-style-name="Frame">
      <style:graphic-properties fo:margin-left="0.4cm" fo:margin-right="0.4cm" fo:margin-top="0.3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66" style:family="graphic" style:parent-style-name="Frame">
      <style:graphic-properties fo:margin-left="0cm" fo:margin-right="0cm" fo:margin-top="0.3cm" fo:margin-bottom="0.4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67" style:family="graphic" style:parent-style-name="Frame">
      <style:graphic-properties fo:margin-left="0.4cm" fo:margin-right="0.4cm" fo:margin-top="0.4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68" style:family="graphic" style:parent-style-name="Frame">
      <style:graphic-properties fo:margin-left="0.499cm" fo:margin-right="0.4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69" style:family="graphic" style:parent-style-name="Frame">
      <style:graphic-properties fo:margin-left="0.4cm" fo:margin-right="0cm" fo:margin-top="0.3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0" style:family="graphic" style:parent-style-name="Frame">
      <style:graphic-properties fo:margin-left="0cm" fo:margin-right="0cm" fo:margin-top="0.3cm" fo:margin-bottom="0.3cm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71" style:family="graphic" style:parent-style-name="Frame">
      <style:graphic-properties fo:margin-left="0cm" fo:margin-right="0cm" fo:margin-top="0.3cm" fo:margin-bottom="0.199cm" style:vertical-pos="from-top" style:vertical-rel="page" style:horizontal-pos="from-left" style:horizontal-rel="page" fo:padding="0cm" fo:border="none" style:shadow="none" draw:shadow-opacity="100%"/>
    </style:style>
    <style:style style:name="fr72" style:family="graphic" style:parent-style-name="Frame">
      <style:graphic-properties fo:margin-left="0cm" fo:margin-right="0cm" fo:margin-top="0.101cm" fo:margin-bottom="0.4cm" style:vertical-pos="from-top" style:vertical-rel="page" style:horizontal-pos="from-left" style:horizontal-rel="page" fo:padding="0cm" fo:border="none" style:shadow="none" draw:shadow-opacity="100%"/>
    </style:style>
    <style:style style:name="fr73" style:family="graphic" style:parent-style-name="Frame">
      <style:graphic-properties fo:margin-left="0.4cm" fo:margin-right="0cm" fo:margin-top="0.4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4" style:family="graphic" style:parent-style-name="Frame">
      <style:graphic-properties fo:margin-left="0.4cm" fo:margin-right="0cm" fo:margin-top="0cm" fo:margin-bottom="0cm" style:run-through="foreground" style:wrap="dynamic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5" style:family="graphic" style:parent-style-name="Frame">
      <style:graphic-properties fo:margin-left="0.6cm" fo:margin-right="0cm" fo:margin-top="0.199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6" style:family="graphic" style:parent-style-name="Frame">
      <style:graphic-properties fo:margin-left="0.6cm" fo:margin-right="0.4cm" fo:margin-top="0.3cm" fo:margin-bottom="0.4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77" style:family="graphic" style:parent-style-name="Frame">
      <style:graphic-properties fo:margin-top="0.3cm" fo:margin-bottom="0.4cm" style:vertical-pos="from-top" style:vertical-rel="page" style:horizontal-pos="from-left" style:horizontal-rel="page"/>
    </style:style>
    <style:style style:name="fr78" style:family="graphic" style:parent-style-name="Frame">
      <style:graphic-properties fo:margin-left="0cm" fo:margin-right="0cm" fo:margin-top="0.199cm" fo:margin-bottom="0.4cm" style:vertical-pos="from-top" style:vertical-rel="page" style:horizontal-pos="from-left" style:horizontal-rel="page" fo:padding="0cm" fo:border="none" style:shadow="none" draw:shadow-opacity="100%"/>
    </style:style>
    <style:style style:name="fr79" style:family="graphic" style:parent-style-name="Frame">
      <style:graphic-properties fo:margin-left="0cm" fo:margin-right="0cm" fo:margin-top="0.199cm" fo:margin-bottom="1.199cm" style:vertical-pos="from-top" style:vertical-rel="page" style:horizontal-pos="from-left" style:horizontal-rel="page" fo:padding="0cm" fo:border="none" style:shadow="none" draw:shadow-opacity="100%"/>
    </style:style>
    <style:style style:name="fr80" style:family="graphic" style:parent-style-name="Frame">
      <style:graphic-properties fo:margin-left="0.201cm" fo:margin-right="0.201cm" fo:margin-top="0.4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81" style:family="graphic" style:parent-style-name="Frame">
      <style:graphic-properties fo:margin-left="0cm" fo:margin-right="0cm" fo:margin-top="0.199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82" style:family="graphic" style:parent-style-name="Frame">
      <style:graphic-properties fo:margin-left="0cm" fo:margin-right="0cm" fo:margin-top="0.199cm" fo:margin-bottom="0.499cm" style:vertical-pos="from-top" style:vertical-rel="page" style:horizontal-pos="from-left" style:horizontal-rel="page" fo:padding="0cm" fo:border="none" style:shadow="none" draw:shadow-opacity="100%"/>
    </style:style>
    <style:style style:name="fr83" style:family="graphic" style:parent-style-name="Frame">
      <style:graphic-properties fo:margin-top="0.4cm" fo:margin-bottom="0.499cm" style:vertical-pos="from-top" style:vertical-rel="page" style:horizontal-pos="from-left" style:horizontal-rel="page"/>
    </style:style>
    <style:style style:name="fr84" style:family="graphic" style:parent-style-name="Frame">
      <style:graphic-properties fo:margin-left="0cm" fo:margin-right="0cm" fo:margin-top="0.3cm" fo:margin-bottom="0.3cm" style:run-through="foreground" style:vertical-pos="from-top" style:vertical-rel="page" style:horizontal-pos="from-left" style:horizontal-rel="page" fo:padding="0cm" fo:border="none" style:shadow="none" draw:shadow-opacity="100%"/>
    </style:style>
    <style:style style:name="fr85" style:family="graphic" style:parent-style-name="Frame">
      <style:graphic-properties fo:margin-left="0.499cm" fo:margin-right="0.499cm" fo:margin-top="0.3cm" fo:margin-bottom="0.3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86" style:family="graphic" style:parent-style-name="Frame">
      <style:graphic-properties fo:margin-left="0.499cm" fo:margin-right="0cm" fo:margin-top="0.199cm" fo:margin-bottom="0.4cm" style:run-through="foreground" style:wrap="none" style:vertical-pos="from-top" style:vertical-rel="page" style:horizontal-pos="from-left" style:horizontal-rel="page" fo:padding="0cm" fo:border="none" style:shadow="none" draw:shadow-opacity="100%"/>
    </style:style>
    <style:style style:name="fr87" style:family="graphic" style:parent-style-name="Frame">
      <style:graphic-properties fo:margin-left="0cm" fo:margin-right="0cm" fo:margin-top="0.4cm" fo:margin-bottom="0.801cm" style:vertical-pos="from-top" style:vertical-rel="page" style:horizontal-pos="from-left" style:horizontal-rel="page" fo:padding="0cm" fo:border="none" style:shadow="none" draw:shadow-opacity="100%"/>
    </style:style>
    <style:style style:name="fr88" style:family="graphic" style:parent-style-name="Frame">
      <style:graphic-properties fo:margin-left="0cm" fo:margin-right="0cm" fo:margin-top="0cm" fo:margin-bottom="0.4cm" style:run-through="foreground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style style:name="fr89" style:family="graphic" style:parent-style-name="Frame">
      <style:graphic-properties fo:margin-left="0cm" fo:margin-right="0cm" fo:margin-top="0.3cm" fo:margin-bottom="0.3cm" style:run-through="foreground" style:wrap="none" style:vertical-pos="from-top" style:vertical-rel="page" style:horizontal-pos="from-left" style:horizontal-rel="page" fo:padding="0cm" fo:border="none"/>
    </style:style>
    <style:style style:name="fr90" style:family="graphic" style:parent-style-name="Frame">
      <style:graphic-properties fo:margin-left="0cm" fo:margin-right="0cm" fo:margin-top="0cm" fo:margin-bottom="0.3cm" style:wrap="none" style:vertical-pos="from-top" style:vertical-rel="page" style:horizontal-pos="from-left" style:horizontal-rel="page" fo:padding="0cm" fo:border="none"/>
    </style:style>
    <style:style style:name="fr91" style:family="graphic" style:parent-style-name="Frame">
      <style:graphic-properties fo:margin-left="0cm" fo:margin-right="0cm" fo:margin-top="0.3cm" fo:margin-bottom="0.4cm" style:wrap="none" style:vertical-pos="from-top" style:vertical-rel="page" style:horizontal-pos="from-left" style:horizontal-rel="page" fo:padding="0cm" fo:border="none" style:shadow="none" draw:shadow-opacity="100%"/>
    </style:style>
    <style:style style:name="fr9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/>
    </style:style>
    <style:style style:name="fr93" style:family="graphic" style:parent-style-name="Frame">
      <style:graphic-properties fo:margin-left="0cm" fo:margin-right="0cm" fo:margin-top="0.4cm" fo:margin-bottom="0.6cm" style:vertical-pos="from-top" style:vertical-rel="page" style:horizontal-pos="from-left" style:horizontal-rel="page" fo:padding="0cm" fo:border="none" style:shadow="none" draw:shadow-opacity="100%"/>
    </style:style>
    <style:style style:name="fr94" style:family="graphic" style:parent-style-name="Frame">
      <style:graphic-properties fo:margin-left="0cm" fo:margin-right="0cm" fo:margin-top="0.199cm" fo:margin-bottom="0cm" style:wrap="none" style:vertical-pos="from-top" style:vertical-rel="page" style:horizontal-pos="from-left" style:horizontal-rel="page" fo:padding="0cm" fo:border="none" style:shadow="none" draw:shadow-opacity="100%"/>
    </style:style>
    <style:style style:name="fr95" style:family="graphic" style:parent-style-name="Marginalie_20_links">
      <style:graphic-properties style:vertical-pos="from-top" style:vertical-rel="page" style:horizontal-pos="from-left" style:horizontal-rel="page" fo:padding-left="0.4cm" fo:padding-right="0.3cm" fo:padding-top="0.4cm" fo:padding-bottom="0.4cm" fo:border="0.06pt solid #ffffff" style:shadow="none" draw:shadow-opacity="100%"/>
    </style:style>
    <style:style style:name="fr96" style:family="graphic" style:parent-style-name="Frame">
      <style:graphic-properties fo:margin-left="0cm" fo:margin-right="0.4cm" fo:margin-top="0cm" fo:margin-bottom="0.3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7" style:family="graphic" style:parent-style-name="Frame">
      <style:graphic-properties style:vertical-pos="from-top" style:vertical-rel="page" style:horizontal-pos="from-left" style:horizontal-rel="page" style:shadow="none" draw:shadow-opacity="100%"/>
    </style:style>
    <style:style style:name="fr98" style:family="graphic" style:parent-style-name="Frame">
      <style:graphic-properties fo:margin-left="0cm" fo:margin-right="0cm" fo:margin-top="0.199cm" fo:margin-bottom="0cm" style:vertical-pos="from-top" style:vertical-rel="page" style:horizontal-pos="from-left" style:horizontal-rel="page" fo:padding="0cm" fo:border="none" style:shadow="none" draw:shadow-opacity="100%"/>
    </style:style>
    <style:style style:name="fr99" style:family="graphic" style:parent-style-name="Frame">
      <style:graphic-properties fo:margin-left="0.6cm" fo:margin-right="0.4cm" fo:margin-top="0cm" fo:margin-bottom="0.4cm" style:run-through="foreground" style:wrap="parallel" style:number-wrapped-paragraphs="no-limit" style:vertical-pos="from-top" style:vertical-rel="page" style:horizontal-pos="from-left" style:horizontal-rel="page" fo:padding="0cm" fo:border="none"/>
    </style:style>
    <style:style style:name="fr100" style:family="graphic" style:parent-style-name="CIP-Rahmen">
      <style:graphic-properties style:vertical-pos="from-top" style:vertical-rel="paragraph" style:horizontal-pos="from-left" style:horizontal-rel="paragraph"/>
    </style:style>
    <style:style style:name="fr101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2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03" style:family="graphic" style:parent-style-name="Graphics">
      <style:graphic-properties style:vertical-pos="from-top" style:horizontal-pos="center" style:horizontal-rel="page-end-margin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4" style:family="graphic" style:parent-style-name="Graphics">
      <style:graphic-properties fo:margin-left="0cm" fo:margin-right="0cm" fo:margin-top="0cm" fo:margin-bottom="0.3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5" style:family="graphic" style:parent-style-name="Graphics">
      <style:graphic-properties fo:margin-top="0.199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0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8" style:family="graphic" style:parent-style-name="Graphics">
      <style:graphic-properties fo:margin-left="0cm" fo:margin-right="0cm" fo:margin-top="0cm" fo:margin-bottom="0.199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9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frame" style:horizontal-pos="from-left" style:horizontal-rel="fram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10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1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2" style:family="graphic" style:parent-style-name="Graphics">
      <style:graphic-properties fo:margin-left="0cm" fo:margin-right="0cm" fo:margin-top="0.3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3" style:family="graphic" style:parent-style-name="Graphics">
      <style:graphic-properties fo:margin-left="0cm" fo:margin-right="0cm" fo:margin-top="0cm" fo:margin-bottom="0.3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4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5" style:family="graphic" style:parent-style-name="Graphics">
      <style:graphic-properties fo:margin-left="0cm" fo:margin-right="0cm"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6" style:family="graphic" style:parent-style-name="Graphics">
      <style:graphic-properties fo:margin-left="0cm" fo:margin-right="0cm" fo:margin-top="0cm" fo:margin-bottom="0.199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7" style:family="graphic" style:parent-style-name="Graphics">
      <style:graphic-properties fo:margin-left="0cm" fo:margin-right="0cm" fo:margin-top="0cm" fo:margin-bottom="0.199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8" style:family="graphic" style:parent-style-name="Graphics">
      <style:graphic-properties fo:margin-left="0cm" fo:margin-right="0cm" fo:margin-top="0cm" fo:margin-bottom="0.191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9" style:family="graphic" style:parent-style-name="Graphics">
      <style:graphic-properties fo:margin-left="0cm" fo:margin-right="0cm" fo:margin-top="0cm" fo:margin-bottom="0.3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0" style:family="graphic" style:parent-style-name="Graphics">
      <style:graphic-properties fo:margin-left="0cm" fo:margin-right="0cm" fo:margin-top="0.4cm" fo:margin-bottom="0.4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21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2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3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4" style:family="graphic" style:parent-style-name="Graphics">
      <style:graphic-properties fo:margin-left="0cm" fo:margin-right="0cm" fo:margin-top="0cm" fo:margin-bottom="0.4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5" style:family="graphic" style:parent-style-name="Graphics">
      <style:graphic-properties fo:margin-left="0cm" fo:margin-right="0cm" fo:margin-top="0cm" fo:margin-bottom="0.199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6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7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29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0" style:family="graphic" style:parent-style-name="Graphics">
      <style:graphic-properties fo:margin-top="0.4cm" fo:margin-bottom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1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32" style:family="graphic" style:parent-style-name="Graphics">
      <style:graphic-properties fo:margin-left="0cm" fo:margin-right="0cm" fo:margin-top="0.3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33" style:family="graphic" style:parent-style-name="Graphics">
      <style:graphic-properties fo:margin-left="0cm" fo:margin-right="0cm" fo:margin-top="0cm" fo:margin-bottom="0.3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4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6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frame" style:horizontal-pos="from-left" style:horizontal-rel="fram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7" style:family="graphic" style:parent-style-name="Graphics">
      <style:graphic-properties fo:margin-left="0cm" fo:margin-right="0cm" fo:margin-top="0cm" fo:margin-bottom="0.199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8" style:family="graphic" style:parent-style-name="Graphics">
      <style:graphic-properties fo:margin-top="0.101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9" style:family="graphic" style:parent-style-name="Graphics">
      <style:graphic-properties fo:margin-top="0cm" fo:margin-bottom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0" style:family="graphic" style:parent-style-name="Graphics">
      <style:graphic-properties fo:margin-top="0cm" fo:margin-bottom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1" style:family="graphic" style:parent-style-name="Graphics">
      <style:graphic-properties fo:margin-left="0cm" fo:margin-right="0cm" fo:margin-top="0cm" fo:margin-bottom="0.199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2" style:family="graphic" style:parent-style-name="Graphics">
      <style:graphic-properties fo:margin-left="0cm" fo:margin-right="0cm" fo:margin-top="0cm" fo:margin-bottom="0.199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43" style:family="graphic" style:parent-style-name="Graphics">
      <style:graphic-properties fo:margin-left="0cm" fo:margin-right="0cm" fo:margin-top="0cm" fo:margin-bottom="0.199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4" style:family="graphic" style:parent-style-name="Graphics">
      <style:graphic-properties fo:margin-left="0cm" fo:margin-right="0cm"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45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10cm" draw:visible-area-height="10cm"/>
    </style:style>
    <style:style style:name="fr146" style:family="graphic" style:parent-style-name="Formula">
      <style:graphic-properties fo:margin-left="0cm" fo:margin-right="0cm" fo:margin-top="0cm" fo:margin-bottom="0.4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 draw:visible-area-top="0cm" draw:visible-area-width="10cm" draw:visible-area-height="10cm"/>
    </style:style>
    <style:style style:name="fr147" style:family="graphic" style:parent-style-name="Formula">
      <style:graphic-properties style:vertical-pos="from-top" style:horizontal-pos="from-left" style:horizontal-rel="paragraph-content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Syntaxdiagramm"/>
        <text:sequence-decl text:display-outline-level="1" text:separation-character="." text:name="CPPBeispiel"/>
        <text:sequence-decl text:display-outline-level="1" text:separation-character="." text:name="DelphiBeispiel"/>
        <text:sequence-decl text:display-outline-level="1" text:separation-character="." text:name="Formel"/>
      </text:sequence-decls>
      <draw:frame draw:style-name="fr1" draw:name="Rahmen278" text:anchor-type="page" text:anchor-page-number="190" svg:x="2.701cm" svg:y="11.231cm" svg:width="12.7cm" draw:z-index="442">
        <draw:text-box fo:min-height="4.202cm">
          <text:p text:style-name="Syntaxdiagramm"><text:line-break/>xxxxxxxxxxxxxxxxxx<text:span text:style-name="T290">xxxxxxxxxxxxxxxxxxxxx</text:span></text:p>
        </draw:text-box>
      </draw:frame>
      <draw:frame draw:style-name="fr2" draw:name="Rahmen261" text:anchor-type="page" text:anchor-page-number="209" svg:x="3.44cm" svg:y="16.461cm" svg:width="8.416cm" draw:z-index="438">
        <draw:text-box fo:min-height="2.438cm">
          <text:p text:style-name="Syntaxdiagramm"><draw:frame draw:style-name="fr101" draw:name="Bild7" text:anchor-type="paragraph" svg:x="0cm" svg:y="0cm" svg:width="8.421cm" svg:height="1.39cm" draw:z-index="439"><draw:image loext:mime-type=""/></draw:frame>xxxxxxxxxxxxxxxxxx<text:span text:style-name="T118">xxxxxxxx</text:span></text:p>
        </draw:text-box>
      </draw:frame>
      <draw:frame draw:style-name="fr2" draw:name="Rahmen353" text:anchor-type="page" text:anchor-page-number="118" svg:x="4.651cm" svg:y="7.689cm" svg:width="8.811cm" draw:z-index="437">
        <draw:text-box fo:min-height="2.84cm">
          <text:p text:style-name="Syntaxdiagramm"><text:line-break/>xxxxxxxxxxxxxxxxxx<text:span text:style-name="T286">xxxxxxxxxxxxxxxxxxx</text:span></text:p>
        </draw:text-box>
      </draw:frame>
      <draw:frame draw:style-name="fr3" draw:name="Rahmen352" text:anchor-type="page" text:anchor-page-number="307" svg:x="14.3cm" svg:y="5.292cm" svg:width="2.701cm" draw:z-index="452">
        <draw:text-box fo:min-height="2.02cm">
          <text:p text:style-name="P181">xxxxxxxxxxxxxxx</text:p>
          <text:p text:style-name="P181">xxxxxxxxxxxxxxxxxxxxxxxxxxxxxxxxx</text:p>
        </draw:text-box>
      </draw:frame>
      <draw:frame draw:style-name="fr4" draw:name="Rahmen237" text:anchor-type="page" text:anchor-page-number="161" svg:x="3.649cm" svg:y="3.08cm" svg:width="8.901cm" draw:z-index="427">
        <draw:text-box fo:min-height="7.37cm">
          <text:p text:style-name="Illustration">xxxxxxxxxxxxxxxxxxxxxxxxxxxxxxxxxxxxxxxxxxxxxxxxxxxxxxxxxxxxxxxxxxxxxxxxxxxxxxx</text:p>
        </draw:text-box>
      </draw:frame>
      <draw:frame draw:style-name="fr3" draw:name="Rahmen242" text:anchor-type="page" text:anchor-page-number="129" svg:x="14.3cm" svg:y="6.738cm" svg:width="2.701cm" draw:z-index="425">
        <draw:text-box fo:min-height="2.02cm">
          <text:p text:style-name="P180">xxxxxxxxxxxxxxxxxxxxxxxxxxxxxxxxxxxxxxxxxxxxxxxxxxxxxxxxxxxxxxxxxxxxxxxxxxxxxxxxxxxx</text:p>
        </draw:text-box>
      </draw:frame>
      <draw:frame draw:style-name="fr5" draw:name="Rahmen53" text:anchor-type="page" text:anchor-page-number="56" svg:x="2.411cm" svg:y="7.597cm" svg:width="8.999cm" draw:z-index="423">
        <draw:text-box fo:min-height="2.674cm">
          <text:p text:style-name="Syntaxdiagramm"><draw:frame draw:style-name="fr102" draw:name="Grafik22" text:anchor-type="paragraph" svg:x="0cm" svg:y="0cm" svg:width="8.999cm" style:rel-width="100%" svg:height="1.951cm" style:rel-height="scale" draw:z-index="424"><draw:image loext:mime-type=""/></draw:frame><text:span text:style-name="T198">x</text:span>xxxxxxxxxxxxxxxxxxxxxxxxxxxx</text:p>
        </draw:text-box>
      </draw:frame>
      <draw:frame draw:style-name="fr6" draw:name="Rahmen135" text:anchor-type="page" text:anchor-page-number="137" svg:x="4.579cm" svg:y="10.679cm" svg:width="8.253cm" draw:z-index="422">
        <draw:text-box fo:min-height="6.796cm">
          <text:p text:style-name="Illustration">xxxxxxxxxxxxxxxxxxxxxxxxxxxxxxxxxxxxxxxxxxxxxxxxxxxxxxx</text:p>
        </draw:text-box>
      </draw:frame>
      <draw:frame draw:style-name="fr5" draw:name="Rahmen137" text:anchor-type="page" text:anchor-page-number="127" svg:x="2.866cm" svg:y="16.785cm" svg:width="9.841cm" draw:z-index="418">
        <draw:text-box fo:min-height="1.951cm">
          <text:p text:style-name="Illustration">xxxxxxxxxxxxxxxxxxxxxxxxxxxxxxxxxxxxxxxxxxxxxxxxxx<text:span text:style-name="T251">xxxxxxxxxxxxxxxxxxxxxxxxxxxxxxx</text:span></text:p>
        </draw:text-box>
      </draw:frame>
      <draw:frame draw:style-name="fr7" draw:name="Rahmen351" text:anchor-type="page" text:anchor-page-number="166" svg:x="2.739cm" svg:y="2.499cm" svg:width="12.585cm" draw:z-index="416">
        <draw:text-box fo:min-height="2.736cm">
          <table:table table:name="Tabelle86" table:style-name="Tabelle86">
            <table:table-column table:style-name="Tabelle86.A"/>
            <table:table-column table:style-name="Tabelle86.B"/>
            <table:table-row table:style-name="Tabelle86.1">
              <table:table-cell table:style-name="Tabelle86.A1" office:value-type="string">
                <text:p text:style-name="P98">xxxxx</text:p>
              </table:table-cell>
              <table:table-cell table:style-name="Tabelle86.B1" office:value-type="string">
                <text:p text:style-name="P98">xxxxxxxxx</text:p>
              </table:table-cell>
            </table:table-row>
            <table:table-row table:style-name="Tabelle86.1">
              <table:table-cell table:style-name="Tabelle86.A2" table:number-columns-spanned="2" office:value-type="string">
                <text:p text:style-name="P45">xxxxxxxxxxxxxxxxxxxxxxxxxxxxxxxxxxxxxxxxxxxxxxx</text:p>
              </table:table-cell>
              <table:covered-table-cell/>
            </table:table-row>
            <table:table-row table:style-name="Tabelle86.1">
              <table:table-cell table:style-name="Tabelle86.A3" office:value-type="string">
                <text:p text:style-name="P45">xxxxxxxxxxxxxxxx</text:p>
              </table:table-cell>
              <table:table-cell table:style-name="Tabelle86.A2" office:value-type="string">
                <text:p text:style-name="P45">xxxxxxxxxxxxxxxxxxxxxxxxxxxxxxxxxx</text:p>
              </table:table-cell>
            </table:table-row>
            <table:table-row table:style-name="Tabelle86.1">
              <table:table-cell table:style-name="Tabelle86.A3" office:value-type="string">
                <text:p text:style-name="P45">xxxxx</text:p>
              </table:table-cell>
              <table:table-cell table:style-name="Tabelle86.A2" office:value-type="string">
                <text:p text:style-name="P45">xxxxxxxxx</text:p>
              </table:table-cell>
            </table:table-row>
            <table:table-row table:style-name="Tabelle86.1">
              <table:table-cell table:style-name="Tabelle86.A2" table:number-columns-spanned="2" office:value-type="string">
                <text:p text:style-name="P45">xxxxxxxxx</text:p>
              </table:table-cell>
              <table:covered-table-cell/>
            </table:table-row>
          </table:table>
          <text:p text:style-name="P223">xxxxxxxxxxxxx<text:span text:style-name="T266">xxxxxxxxxxxxxxxxxxxxxxxxxxxxxxxxxxxxxxxxxxxxxxxxxxxxxxxxx</text:span></text:p>
        </draw:text-box>
      </draw:frame>
      <draw:frame draw:style-name="fr8" draw:name="Rahmen141" text:anchor-type="page" text:anchor-page-number="134" svg:x="4.159cm" svg:y="10.278cm" svg:width="9.65cm" draw:z-index="411">
        <draw:text-box fo:min-height="8.259cm">
          <text:p text:style-name="P231">xxxxxxxxxxxxxxxxxxxxxxxxxxxxxxxxxxxxxxxxxxxxxxxxxxx</text:p>
        </draw:text-box>
      </draw:frame>
      <draw:frame draw:style-name="fr9" draw:name="Rahmen71" text:anchor-type="page" text:anchor-page-number="121" svg:x="3.628cm" svg:y="14.326cm" svg:width="8.999cm" draw:z-index="410">
        <draw:text-box fo:min-height="4.5cm">
          <text:p text:style-name="Illustration"><draw:frame draw:style-name="fr101" draw:name="Bild10" text:anchor-type="paragraph" svg:x="0cm" svg:y="0cm" svg:width="8.999cm" svg:height="4.537cm" draw:z-index="445"><draw:image loext:mime-type=""/></draw:frame>xxxxxxxxxxxxxxxxxxxxxxxxxxxxxxxxxxxxxxxxxxxxxxxxxxxxxxxxxxxxxxxxxxxxxxxxxxxxxxxxxxxx</text:p>
        </draw:text-box>
      </draw:frame>
      <draw:frame draw:style-name="fr10" draw:name="Rahmen105" text:anchor-type="page" text:anchor-page-number="91" svg:x="14.4cm" svg:y="7.486cm" svg:width="2.6cm" draw:z-index="405">
        <draw:text-box fo:min-height="2.161cm">
          <text:p text:style-name="P128">xxxxxxxxxxxxxxxxxxxxxxxxxxxxxxxxxxxxxxxxxxxxxxxxxxxxxxxxxxxxxxxxxxxxxxxxxxxxxxxxxxxxxxxxxx</text:p>
        </draw:text-box>
      </draw:frame>
      <draw:frame draw:style-name="fr11" draw:name="Rahmen92" text:anchor-type="page" text:anchor-page-number="77" svg:x="1.6cm" svg:y="3.221cm" svg:width="12.7cm" draw:z-index="404">
        <draw:text-box fo:min-height="6.927cm">
          <table:table table:name="Tabelle24" table:style-name="Tabelle24">
            <table:table-column table:style-name="Tabelle24.A"/>
            <table:table-column table:style-name="Tabelle24.B"/>
            <table:table-column table:style-name="Tabelle24.C"/>
            <table:table-row>
              <table:table-cell table:style-name="Tabelle24.A1" office:value-type="string">
                <text:p text:style-name="Table_20_Heading">xxxxxx</text:p>
              </table:table-cell>
              <table:table-cell table:style-name="Tabelle24.A1" office:value-type="string">
                <text:p text:style-name="Table_20_Heading">xxxxxxxxxxxxxxxx</text:p>
              </table:table-cell>
              <table:table-cell table:style-name="Tabelle24.C1" office:value-type="string">
                <text:p text:style-name="Table_20_Heading">xxxxxx</text:p>
              </table:table-cell>
            </table:table-row>
            <table:table-row>
              <table:table-cell table:style-name="Tabelle24.A2" office:value-type="string">
                <text:p text:style-name="Table_20_Contents">xxxxxx</text:p>
              </table:table-cell>
              <table:table-cell table:style-name="Tabelle24.A2" office:value-type="string">
                <text:p text:style-name="Tabellen_20_Inhalt_20_Links">xxxxxxxxxxxxx</text:p>
              </table:table-cell>
              <table:table-cell table:style-name="Tabelle24.C6" office:value-type="string">
                <text:p text:style-name="Table_20_Contents"><draw:frame draw:style-name="fr145" draw:name="Objekt11" text:anchor-type="as-char" svg:width="1.335cm" svg:height="0.527cm" draw:z-index="458"><draw:object-ole xlink:href="./Object 8" xlink:type="simple" xlink:show="embed" xlink:actuate="onLoad"/><draw:image xlink:href="./ObjectReplacements/Object 8" xlink:type="simple" xlink:show="embed" xlink:actuate="onLoad"/></draw:frame></text:p>
              </table:table-cell>
            </table:table-row>
            <table:table-row>
              <table:table-cell table:style-name="Tabelle24.A2" office:value-type="string">
                <text:p text:style-name="Table_20_Contents">xxxxxx</text:p>
              </table:table-cell>
              <table:table-cell table:style-name="Tabelle24.A2" office:value-type="string">
                <text:p text:style-name="Tabellen_20_Inhalt_20_Links">xxxxxxxxxxxxxxxxxxxxxx</text:p>
              </table:table-cell>
              <table:table-cell table:style-name="Tabelle24.C6" office:value-type="string">
                <text:p text:style-name="Table_20_Contents"><draw:frame draw:style-name="fr145" draw:name="Objekt12" text:anchor-type="as-char" svg:width="1.983cm" svg:height="0.467cm" draw:z-index="459"><draw:object-ole xlink:href="./Object 12" xlink:type="simple" xlink:show="embed" xlink:actuate="onLoad"/><draw:image xlink:href="./ObjectReplacements/Object 12" xlink:type="simple" xlink:show="embed" xlink:actuate="onLoad"/></draw:frame></text:p>
              </table:table-cell>
            </table:table-row>
            <table:table-row>
              <table:table-cell table:style-name="Tabelle24.A2" office:value-type="string">
                <text:p text:style-name="Table_20_Contents">xxxxx</text:p>
              </table:table-cell>
              <table:table-cell table:style-name="Tabelle24.A2" office:value-type="string">
                <text:p text:style-name="Tabellen_20_Inhalt_20_Links">xxxxxxxx</text:p>
              </table:table-cell>
              <table:table-cell table:style-name="Tabelle24.C6" office:value-type="string">
                <text:p text:style-name="Table_20_Contents"><draw:frame draw:style-name="fr145" draw:name="Objekt14" text:anchor-type="as-char" svg:width="2.143cm" svg:height="0.997cm" draw:z-index="460"><draw:object-ole xlink:href="./Object 14" xlink:type="simple" xlink:show="embed" xlink:actuate="onLoad"/><draw:image xlink:href="./ObjectReplacements/Object 14" xlink:type="simple" xlink:show="embed" xlink:actuate="onLoad"/></draw:frame></text:p>
              </table:table-cell>
            </table:table-row>
            <table:table-row>
              <table:table-cell table:style-name="Tabelle24.A2" office:value-type="string">
                <text:p text:style-name="Table_20_Contents">xxxxxxxxxxxxxxxxx</text:p>
              </table:table-cell>
              <table:table-cell table:style-name="Tabelle24.A2" office:value-type="string">
                <text:p text:style-name="Tabellen_20_Inhalt_20_Links">xxxxxxxxxxxxxxxxxxxxxxx<text:span text:style-name="tiefgestellt100">x</text:span>xxxxxxxxxxxxxxxxxxxx<text:span text:style-name="tiefgestellt100">x</text:span>x</text:p>
              </table:table-cell>
              <table:table-cell table:style-name="Tabelle24.C6" office:value-type="string">
                <text:p text:style-name="Table_20_Contents"><draw:frame draw:style-name="fr145" draw:name="Objekt13" text:anchor-type="as-char" svg:width="3.007cm" svg:height="0.591cm" draw:z-index="461"><draw:object-ole xlink:href="./Object 13" xlink:type="simple" xlink:show="embed" xlink:actuate="onLoad"/><draw:image xlink:href="./ObjectReplacements/Object 13" xlink:type="simple" xlink:show="embed" xlink:actuate="onLoad"/></draw:frame></text:p>
              </table:table-cell>
            </table:table-row>
            <table:table-row>
              <table:table-cell table:style-name="Tabelle24.A2" office:value-type="string">
                <text:p text:style-name="Table_20_Contents">xxxxx</text:p>
              </table:table-cell>
              <table:table-cell table:style-name="Tabelle24.A2" office:value-type="string">
                <text:p text:style-name="Tabellen_20_Inhalt_20_Links">xxxxxxxxxxxxxxxxxxxxxxxxxxxx</text:p>
              </table:table-cell>
              <table:table-cell table:style-name="Tabelle24.C6" office:value-type="string">
                <text:p text:style-name="Table_20_Contents"><draw:frame draw:style-name="fr145" draw:name="Objekt15" text:anchor-type="as-char" svg:width="2.512cm" svg:height="0.998cm" draw:z-index="465"><draw:object-ole xlink:href="./Object 15" xlink:type="simple" xlink:show="embed" xlink:actuate="onLoad"/><draw:image xlink:href="./ObjectReplacements/Object 15" xlink:type="simple" xlink:show="embed" xlink:actuate="onLoad"/></draw:frame></text:p>
              </table:table-cell>
            </table:table-row>
          </table:table>
          <text:p text:style-name="Table">xxxxxxxxxxxxxxxxxxxxxxxxxxxxxxxxxxxxxxxxxxxxxxxxxxxxxxxxxxxxxxxxxxxxxxxxxxxx<text:span text:style-name="T39">xxxxxxxxxxxx</text:span>xxxxxxxxxxxxxxxxxxxxxxxxxxxxxxxxxxxxxxxxxxx</text:p>
        </draw:text-box>
      </draw:frame>
      <draw:frame draw:style-name="fr3" draw:name="Rahmen348" text:anchor-type="page" text:anchor-page-number="361" svg:x="14.3cm" svg:y="15.882cm" svg:width="2.701cm" draw:z-index="419">
        <draw:text-box fo:min-height="2.02cm">
          <text:p text:style-name="P178">xxxxxxxxxxxxxxxxxxxxxxxxxxxxxxxxxxxxxxxxxxxxxxxxxxxxxxxxxxxxxxxx</text:p>
        </draw:text-box>
      </draw:frame>
      <draw:frame draw:style-name="fr12" draw:name="Rahmen347" text:anchor-type="page" text:anchor-page-number="348" svg:x="0cm" svg:y="13.667cm" svg:width="2.701cm" draw:z-index="0">
        <draw:text-box fo:min-height="0.84cm">
          <text:p text:style-name="Frame_20_contents"><text:span text:style-name="T255">xxxxxxxxxxxxxxxxxxxx</text:span>x<draw:frame draw:style-name="fr103" draw:name="Bild84" text:anchor-type="as-char" svg:y="-0.349cm" svg:width="0.37cm" svg:height="0.42cm" draw:z-index="281"><draw:image loext:mime-type=""/></draw:frame>xxxxxxxxxxxxx</text:p>
        </draw:text-box>
      </draw:frame>
      <draw:frame draw:style-name="fr12" draw:name="Rahmen346" text:anchor-type="page" text:anchor-page-number="346" svg:x="0cm" svg:y="15.52cm" svg:width="2.701cm" draw:z-index="429">
        <draw:text-box fo:min-height="0.84cm">
          <text:p text:style-name="P177">xxxxxxxxxxxxxxxxxxxxxxxxxxxxxxxxxxxxxxxxxxxxxxxxxxxxxxxxxxxxx</text:p>
        </draw:text-box>
      </draw:frame>
      <draw:frame draw:style-name="fr13" draw:name="Rahmen294" text:anchor-type="page" text:anchor-page-number="333" svg:x="1.617cm" svg:y="2.485cm" svg:width="12.7cm" draw:z-index="434">
        <draw:text-box fo:min-height="6.862cm">
          <text:p text:style-name="Illustration"><draw:frame draw:style-name="fr104" draw:name="Bild49" text:anchor-type="paragraph" svg:width="12.7cm" svg:height="6.862cm" style:rel-height="scale" draw:z-index="435"><draw:image loext:mime-type=""/></draw:frame>xxxxxxxxxxxxx<text:span text:style-name="T142">xxxxxxxxxxxxxxxxxxxxxxxxxxxxxxxxxxxxxxxxxxxxxxxxxxxxxxxxxxxxxxxxxxxxxxxxxxxxxxxxxxxxxxxxxxxxxxxxxxxxxxxxxxxxxxxxxxxxxxxxxxxx</text:span></text:p>
        </draw:text-box>
      </draw:frame>
      <draw:frame draw:style-name="fr12" draw:name="Rahmen345" text:anchor-type="page" text:anchor-page-number="332" svg:x="0cm" svg:y="7.837cm" svg:width="2.701cm" draw:z-index="433">
        <draw:text-box fo:min-height="0.84cm">
          <text:p text:style-name="P176">xxxxxxxxxxxxxxxxxxxxxxxxxxxxxxxxxxxxxxxxxxxxxxxxx</text:p>
        </draw:text-box>
      </draw:frame>
      <draw:frame draw:style-name="fr3" draw:name="Rahmen319" text:anchor-type="page" text:anchor-page-number="325" svg:x="14.3cm" svg:y="7.606cm" svg:width="2.701cm" draw:z-index="436">
        <draw:text-box fo:min-height="2.02cm">
          <text:p text:style-name="P175">xxxxxxxxxxxxxxxxxxxxxxxxxxxxxxxxxxxxxxxxxxxxxxxxxxxxxxxxxxxxxxxx</text:p>
        </draw:text-box>
      </draw:frame>
      <draw:frame draw:style-name="fr12" draw:name="Rahmen344" text:anchor-type="page" text:anchor-page-number="292" svg:x="0cm" svg:y="14.325cm" svg:width="2.701cm" draw:z-index="451">
        <draw:text-box fo:min-height="0.84cm">
          <text:p text:style-name="P174">xxxxxxxxxxxxxxxxxxxxxxxxxxxxxxxxxxxxxxxxxxxxx</text:p>
        </draw:text-box>
      </draw:frame>
      <draw:frame draw:style-name="fr12" draw:name="Rahmen277" text:anchor-type="page" text:anchor-page-number="306" svg:x="0cm" svg:y="6.066cm" svg:width="2.701cm" draw:z-index="448">
        <draw:text-box fo:min-height="0.84cm">
          <text:p text:style-name="P182"><text:span text:style-name="Strong_20_Emphasis"><text:span text:style-name="T283">xxxxxxxxxxxxxxxxxx</text:span></text:span><text:span text:style-name="T283"><text:line-break/></text:span>xxxxxxxxxxxxxxxxxxxxxxxxxxxxxxxxxxxxxxxxxxxxxxxxxxxxxxxxxxxxxxxxxxxxxx</text:p>
        </draw:text-box>
      </draw:frame>
      <draw:frame draw:style-name="fr12" draw:name="Rahmen246" text:anchor-type="page" text:anchor-page-number="270" svg:x="0cm" svg:y="15.744cm" svg:width="2.701cm" draw:z-index="446">
        <draw:text-box fo:min-height="0.84cm">
          <text:p text:style-name="P173">xxxxxxxxxx<text:line-break/>xxxxxxxxxxxxxxxxxxxxxxxxxxxxxxxxxxxxxxxxxxx</text:p>
        </draw:text-box>
      </draw:frame>
      <draw:frame draw:style-name="fr14" draw:name="Rahmen343" text:anchor-type="page" text:anchor-page-number="224" svg:x="3.561cm" svg:y="8.183cm" svg:width="9.999cm" svg:height="4.74cm" style:rel-height="scale-min" draw:z-index="398">
        <draw:text-box>
          <text:p text:style-name="P233"><text:line-break/>xxxxxxxxxxxxxxxxxxxxxxxxxxxxxxxxxx</text:p>
        </draw:text-box>
      </draw:frame>
      <draw:frame draw:style-name="fr15" draw:name="Rahmen289" text:anchor-type="page" text:anchor-page-number="302" svg:x="8.601cm" svg:y="6.981cm" svg:width="6.8cm" draw:z-index="447">
        <draw:text-box fo:min-height="4.551cm">
          <text:p text:style-name="Illustration">xxxxxxxxxxxxx<text:span text:style-name="T231">xxxxxxxxxxxxxxxxxxxxxxxxxx</text:span></text:p>
        </draw:text-box>
      </draw:frame>
      <draw:frame draw:style-name="fr3" draw:name="Rahmen62" text:anchor-type="page" text:anchor-page-number="291" svg:x="14.3cm" svg:y="13.256cm" svg:width="2.701cm" draw:z-index="450">
        <draw:text-box fo:min-height="2.02cm">
          <text:p text:style-name="Frame_20_contents"><text:span text:style-name="Strong_20_Emphasis">xxxxxxx</text:span></text:p>
          <text:p text:style-name="Frame_20_contents"><text:span text:style-name="T32">xxxxxxxxxx</text:span>xxxxxxxxxxxxxxxxxxxxxxxx</text:p>
          <text:p text:style-name="P191"><text:span text:style-name="Strong_20_Emphasis">xxxxxxx<text:line-break/></text:span>xxxxxxxxxxxxxxxxxxxxxxx</text:p>
        </draw:text-box>
      </draw:frame>
      <draw:frame draw:style-name="fr12" draw:name="Rahmen342" text:anchor-type="page" text:anchor-page-number="186" svg:x="0cm" svg:y="12.435cm" svg:width="2.701cm" draw:z-index="396">
        <draw:text-box fo:min-height="0.84cm">
          <text:p text:style-name="P172">xxxxxxxxxxxxxxxxxxxxxxxxxxxxxxxxxxxxxxxxxxxxxxxxxxxxxxxxxxxxxxxxxxxxxxxxxxxx</text:p>
        </draw:text-box>
      </draw:frame>
      <draw:frame draw:style-name="fr3" draw:name="Rahmen117" text:anchor-type="page" text:anchor-page-number="181" svg:x="16.697cm" svg:y="12.206cm" svg:width="2.701cm" draw:z-index="395">
        <draw:text-box fo:min-height="1.108cm">
          <text:p text:style-name="Frame_20_contents">xxxxxxxxxxxxxxxxxxxxxxxxxxx</text:p>
        </draw:text-box>
      </draw:frame>
      <draw:frame draw:style-name="fr16" draw:name="Rahmen84" text:anchor-type="page" text:anchor-page-number="182" svg:x="2.819cm" svg:y="5.443cm" svg:width="12.7cm" style:rel-width="100%" svg:height="3.18cm" style:rel-height="scale-min" draw:z-index="394">
        <draw:text-box>
          <text:p text:style-name="Syntaxdiagramm"><draw:frame draw:style-name="fr105" draw:name="Bild1" text:anchor-type="paragraph" svg:x="0cm" svg:y="0cm" svg:width="12.7cm" svg:height="3.406cm" draw:z-index="443"><draw:image loext:mime-type=""/></draw:frame>xxxxxxxxxxxxxxxxxx<text:span text:style-name="T16">xxxxxxxxxxxxxxxxxxxx</text:span></text:p>
        </draw:text-box>
      </draw:frame>
      <draw:frame draw:style-name="fr6" draw:name="Rahmen271" text:anchor-type="page" text:anchor-page-number="175" svg:x="1.6cm" svg:y="2.72cm" svg:width="12.7cm" svg:height="11.245cm" style:rel-height="scale-min" draw:z-index="388">
        <draw:text-box>
          <text:p text:style-name="Illustration">xxxxxxxxxxxxx<text:span text:style-name="T127">xxxxxxxxxxxxxxxxxxxxxxxxxxxxxxxxxxxxxxxxxxxxxxxxxxxxxxxxxx</text:span></text:p>
        </draw:text-box>
      </draw:frame>
      <draw:frame draw:style-name="fr17" draw:name="Rahmen264" text:anchor-type="page" text:anchor-page-number="211" svg:x="1.6cm" svg:y="17.069cm" svg:width="12.7cm" draw:z-index="397">
        <draw:text-box fo:min-height="2.228cm">
          <text:p text:style-name="Syntaxdiagramm">xxxxxxxxxxxxxxxxx<text:span text:style-name="T175">xxxxxxxxxxxxxxxxxxx</text:span></text:p>
        </draw:text-box>
      </draw:frame>
      <draw:frame draw:style-name="fr12" draw:name="Rahmen234" text:anchor-type="page" text:anchor-page-number="154" svg:x="0cm" svg:y="2.766cm" svg:width="2.6cm" draw:z-index="383">
        <draw:text-box fo:min-height="0.84cm">
          <text:p text:style-name="Frame_20_contents">xxxxxxxxxxxxx<text:span text:style-name="T181">xxxxxxxxxxxxxx</text:span>xxxxxxxxxxxxxxxxxxxxxxxxxxxxxxxxxxxxxxxxxxxxxxxxxxxxxxxxxxxxx</text:p>
        </draw:text-box>
      </draw:frame>
      <draw:frame draw:style-name="fr12" draw:name="Rahmen152" text:anchor-type="page" text:anchor-page-number="158" svg:x="0cm" svg:y="15.997cm" svg:width="2.6cm" draw:z-index="382">
        <draw:text-box fo:min-height="0.84cm">
          <text:p text:style-name="Frame_20_contents">xxxxxxxxxxxxxxxxxxxxxxxxxxxxxxxxxxxxxxxxxxxxxxxxxxxxxxxxxxxxxxxxxxxxxxxxxxxxxxxxxxxxxxxxxxxxxxxxxxxxxxxxxxxxxxxxxxxx</text:p>
        </draw:text-box>
      </draw:frame>
      <draw:frame draw:style-name="fr3" draw:name="Rahmen341" text:anchor-type="page" text:anchor-page-number="133" svg:x="14.3cm" svg:y="11.172cm" svg:width="2.701cm" draw:z-index="376">
        <draw:text-box fo:min-height="2.02cm">
          <text:p text:style-name="P171">xxxxxxxxxxxxxxxxxxxxxxxxxxxxxxxxxxxxxxxxxxxxxxxxxxxxxxxxxxxxxxxxxxxxxxxxxxxxxxxxxxxxxxx</text:p>
        </draw:text-box>
      </draw:frame>
      <draw:frame draw:style-name="fr3" draw:name="Rahmen340" text:anchor-type="page" text:anchor-page-number="127" svg:x="14.3cm" svg:y="6.636cm" svg:width="2.701cm" draw:z-index="374">
        <draw:text-box fo:min-height="2.02cm">
          <text:p text:style-name="P170">xxxxxxxxxxxxxxxxxxxxxxxxxxxxxxxxxxxxxxxxxxxxxxxxxxxxx­xxxxxxxxxxxxxxxxxxxxxx</text:p>
        </draw:text-box>
      </draw:frame>
      <draw:frame draw:style-name="fr7" draw:name="Rahmen70" text:anchor-type="page" text:anchor-page-number="120" svg:x="2.708cm" svg:y="14.804cm" svg:width="12.7cm" draw:z-index="372">
        <draw:text-box fo:min-height="3.739cm">
          <text:p text:style-name="Frame_20_contents"><draw:frame draw:style-name="fr106" draw:name="Grafik36" text:anchor-type="paragraph" svg:x="0cm" svg:y="0cm" svg:width="6.001cm" svg:height="3.75cm" draw:z-index="373"><draw:image loext:mime-type=""/></draw:frame><draw:frame draw:style-name="fr107" draw:name="Bild3" text:anchor-type="paragraph" svg:x="6.699cm" svg:y="0cm" svg:width="6.001cm" svg:height="3.859cm" draw:z-index="444"><draw:image loext:mime-type=""/></draw:frame></text:p>
          <text:p text:style-name="Illustration">xxxxxxxxxxxxxxxxxxxxxxxxxxxxxxxxxxxxxxxxxxxxxxxxxxxxxxxxxxxxxxxxxxxxxxxxxxxxxxxxxxxxxxxxxxxxxxxxxxxx</text:p>
        </draw:text-box>
      </draw:frame>
      <draw:frame draw:style-name="fr12" draw:name="Rahmen339" text:anchor-type="page" text:anchor-page-number="116" svg:x="0cm" svg:y="6.549cm" svg:width="2.6cm" draw:z-index="371">
        <draw:text-box fo:min-height="0.84cm">
          <text:p text:style-name="P169">xxxxxxxxxxxxxxxxxxxxxxxxxxxxxxxxxxxxxxxxxxxxxxxxxxxxxxxxxxxxxxxxxxxxxxxxxxxxxxxxxxxxxxxxxxxxx</text:p>
        </draw:text-box>
      </draw:frame>
      <draw:frame draw:style-name="fr18" draw:name="Rahmen138" text:anchor-type="page" text:anchor-page-number="128" svg:x="2.731cm" svg:y="2.99cm" svg:width="12.7cm" draw:z-index="375">
        <draw:text-box fo:min-height="3.664cm">
          <text:p text:style-name="Illustration">xxxxxxxxxxxxxxxxxxxxxxxxxxxxxxxxxxxxxxxxxxxxxxxxxxxxxxx</text:p>
        </draw:text-box>
      </draw:frame>
      <draw:frame draw:style-name="fr12" draw:name="Rahmen98" text:anchor-type="page" text:anchor-page-number="102" svg:x="0cm" svg:y="9.518cm" svg:width="2.6cm" draw:z-index="370">
        <draw:text-box fo:min-height="0.84cm">
          <text:p text:style-name="Frame_20_contents">xxxxxxxxxxxxxxxxxxxxxxxxxxxxxxxxxxxxxxxxxxxxxxxxxxxxxxxxxxxxxxxxxxxxxxxxxx</text:p>
          <text:p text:style-name="Frame_20_contents">xxxxxxxxxxxxxx</text:p>
        </draw:text-box>
      </draw:frame>
      <draw:frame draw:style-name="fr7" draw:name="Rahmen88" text:anchor-type="page" text:anchor-page-number="89" svg:x="4.263cm" svg:y="14.344cm" svg:width="7.481cm" draw:z-index="368">
        <draw:text-box fo:min-height="5.625cm">
          <table:table table:name="Tabelle13" table:style-name="Tabelle13">
            <table:table-column table:style-name="Tabelle13.A"/>
            <table:table-column table:style-name="Tabelle13.B"/>
            <table:table-column table:style-name="Tabelle13.C"/>
            <table:table-row>
              <table:table-cell table:style-name="Tabelle13.A1" table:number-columns-spanned="2" office:value-type="string">
                <text:p text:style-name="Table_20_Heading">xxxxxxxx</text:p>
              </table:table-cell>
              <table:covered-table-cell/>
              <table:table-cell table:style-name="Tabelle13.C1" table:number-rows-spanned="2" office:value-type="string">
                <text:p text:style-name="Table_20_Heading">xxxxxxxxx</text:p>
              </table:table-cell>
            </table:table-row>
            <table:table-row>
              <table:table-cell table:style-name="Tabelle13.A2" office:value-type="string">
                <text:p text:style-name="Table_20_Heading">xxxxxx</text:p>
              </table:table-cell>
              <table:table-cell table:style-name="Tabelle13.A2" office:value-type="string">
                <text:p text:style-name="Table_20_Heading">xxxxxxxxxx</text:p>
              </table:table-cell>
              <table:covered-table-cell/>
            </table:table-row>
            <table:table-row>
              <table:table-cell table:style-name="Tabelle13.A2" office:value-type="string">
                <text:p text:style-name="P120">xx</text:p>
              </table:table-cell>
              <table:table-cell table:style-name="Tabelle13.A2" office:value-type="string">
                <text:p text:style-name="P120">xx</text:p>
              </table:table-cell>
              <table:table-cell table:style-name="Tabelle13.C3" office:value-type="string">
                <text:p text:style-name="Table_20_Contents">xxxxxx</text:p>
              </table:table-cell>
            </table:table-row>
            <table:table-row>
              <table:table-cell table:style-name="Tabelle13.A2" office:value-type="string">
                <text:p text:style-name="P120">xxx</text:p>
              </table:table-cell>
              <table:table-cell table:style-name="Tabelle13.A2" office:value-type="string">
                <text:p text:style-name="P120">x<text:span text:style-name="T92">x</text:span></text:p>
              </table:table-cell>
              <table:table-cell table:style-name="Tabelle13.C3" office:value-type="string">
                <text:p text:style-name="Table_20_Contents">xxxxxxxx</text:p>
              </table:table-cell>
            </table:table-row>
            <table:table-row>
              <table:table-cell table:style-name="Tabelle13.A2" office:value-type="string">
                <text:p text:style-name="P120">xx</text:p>
              </table:table-cell>
              <table:table-cell table:style-name="Tabelle13.A2" office:value-type="string">
                <text:p text:style-name="P120">xx</text:p>
              </table:table-cell>
              <table:table-cell table:style-name="Tabelle13.C3" office:value-type="string">
                <text:p text:style-name="Table_20_Contents">xxxxxx</text:p>
              </table:table-cell>
            </table:table-row>
            <table:table-row>
              <table:table-cell table:style-name="Tabelle13.A2" office:value-type="string">
                <text:p text:style-name="P120">xxx</text:p>
              </table:table-cell>
              <table:table-cell table:style-name="Tabelle13.A2" office:value-type="string">
                <text:p text:style-name="P120">x<text:span text:style-name="T92">x</text:span></text:p>
              </table:table-cell>
              <table:table-cell table:style-name="Tabelle13.C3" office:value-type="string">
                <text:p text:style-name="Table_20_Contents">xxxxxxxxxxxxxxxxxx</text:p>
              </table:table-cell>
            </table:table-row>
            <table:table-row>
              <table:table-cell table:style-name="Tabelle13.A2" office:value-type="string">
                <text:p text:style-name="P120">x</text:p>
              </table:table-cell>
              <table:table-cell table:style-name="Tabelle13.A2" office:value-type="string">
                <text:p text:style-name="P120">x</text:p>
              </table:table-cell>
              <table:table-cell table:style-name="Tabelle13.C3" office:value-type="string">
                <text:p text:style-name="Table_20_Contents">xxxxxxx</text:p>
              </table:table-cell>
            </table:table-row>
            <table:table-row>
              <table:table-cell table:style-name="Tabelle13.A2" office:value-type="string">
                <text:p text:style-name="P120">xxx</text:p>
              </table:table-cell>
              <table:table-cell table:style-name="Tabelle13.A2" office:value-type="string">
                <text:p text:style-name="P120">x<text:span text:style-name="T92">x</text:span></text:p>
              </table:table-cell>
              <table:table-cell table:style-name="Tabelle13.C3" office:value-type="string">
                <text:p text:style-name="Table_20_Contents">xxxxxxxxxxxxxxxxxxx</text:p>
              </table:table-cell>
            </table:table-row>
          </table:table>
          <text:p text:style-name="Table">xxxxxxxxxxxxxxxxxxxxxxxxxxxxxxxxxxxxxxxxxxxxxxxxxxxxxxxxxxxxxxxxxx</text:p>
        </draw:text-box>
      </draw:frame>
      <draw:frame draw:style-name="fr19" draw:name="Rahmen96" text:anchor-type="page" text:anchor-page-number="89" svg:x="4.479cm" svg:y="5.544cm" svg:width="7.481cm" draw:z-index="367">
        <draw:text-box fo:min-height="4.117cm">
          <table:table table:name="Tabelle25" table:style-name="Tabelle25">
            <table:table-column table:style-name="Tabelle25.A"/>
            <table:table-column table:style-name="Tabelle25.B"/>
            <table:table-column table:style-name="Tabelle25.C"/>
            <table:table-row>
              <table:table-cell table:style-name="Tabelle25.A1" table:number-columns-spanned="2" office:value-type="string">
                <text:p text:style-name="Table_20_Heading">xxxxxxxxxxxxx</text:p>
              </table:table-cell>
              <table:covered-table-cell/>
              <table:table-cell table:style-name="Tabelle25.C1" table:number-rows-spanned="2" office:value-type="string">
                <text:p text:style-name="Table_20_Heading">xxxxxxxxx</text:p>
              </table:table-cell>
            </table:table-row>
            <table:table-row>
              <table:table-cell table:style-name="Tabelle25.A2" office:value-type="string">
                <text:p text:style-name="Table_20_Heading">xxxxxx</text:p>
              </table:table-cell>
              <table:table-cell table:style-name="Tabelle25.A2" office:value-type="string">
                <text:p text:style-name="Table_20_Heading">xxxxxxxxxx</text:p>
              </table:table-cell>
              <table:covered-table-cell/>
            </table:table-row>
            <table:table-row>
              <table:table-cell table:style-name="Tabelle25.A2" office:value-type="string">
                <text:p text:style-name="P119">xxx</text:p>
              </table:table-cell>
              <table:table-cell table:style-name="Tabelle25.A2" office:value-type="string">
                <text:p text:style-name="P32">x</text:p>
              </table:table-cell>
              <table:table-cell table:style-name="Tabelle25.C3" office:value-type="string">
                <text:p text:style-name="P32">xxxxxxxxxxxx</text:p>
              </table:table-cell>
            </table:table-row>
            <table:table-row>
              <table:table-cell table:style-name="Tabelle25.A2" office:value-type="string">
                <text:p text:style-name="P119">xxxx</text:p>
              </table:table-cell>
              <table:table-cell table:style-name="Tabelle25.A2" office:value-type="string">
                <text:p text:style-name="P119">x<text:span text:style-name="T102">x</text:span></text:p>
              </table:table-cell>
              <table:table-cell table:style-name="Tabelle25.C3" office:value-type="string">
                <text:p text:style-name="P32">xxxx</text:p>
              </table:table-cell>
            </table:table-row>
            <table:table-row>
              <table:table-cell table:style-name="Tabelle25.A2" office:value-type="string">
                <text:p text:style-name="P119">xx</text:p>
              </table:table-cell>
              <table:table-cell table:style-name="Tabelle25.A2" office:value-type="string">
                <text:p text:style-name="P119"><text:span text:style-name="T92">x</text:span><text:span text:style-name="T101">x</text:span></text:p>
              </table:table-cell>
              <table:table-cell table:style-name="Tabelle25.C3" office:value-type="string">
                <text:p text:style-name="P32">xxxx</text:p>
              </table:table-cell>
            </table:table-row>
            <table:table-row>
              <table:table-cell table:style-name="Tabelle25.A2" office:value-type="string">
                <text:p text:style-name="P119">xxx</text:p>
              </table:table-cell>
              <table:table-cell table:style-name="Tabelle25.A2" office:value-type="string">
                <text:p text:style-name="P123"><text:span text:style-name="unterstrichen">x</text:span></text:p>
              </table:table-cell>
              <table:table-cell table:style-name="Tabelle25.C3" office:value-type="string">
                <text:p text:style-name="P32">xxxxxxxxxxxxx</text:p>
              </table:table-cell>
            </table:table-row>
          </table:table>
          <text:p text:style-name="Table">xxxxxxxxxxxxxxxxxxxxxxxxxxxxxxxxxxxxxxxxxxxxxx</text:p>
        </draw:text-box>
      </draw:frame>
      <draw:frame draw:style-name="fr7" draw:name="Rahmen172" text:anchor-type="page" text:anchor-page-number="89" svg:x="1.778cm" svg:y="10.499cm" svg:width="12.61cm" draw:z-index="366">
        <draw:text-box fo:min-height="3.452cm">
          <table:table table:name="Tabelle31" table:style-name="Tabelle31">
            <table:table-column table:style-name="Tabelle31.A"/>
            <table:table-column table:style-name="Tabelle31.B"/>
            <table:table-column table:style-name="Tabelle31.C" table:number-columns-repeated="3"/>
            <table:table-column table:style-name="Tabelle31.F"/>
            <table:table-row>
              <table:table-cell table:style-name="Tabelle31.A1" office:value-type="string">
                <text:p text:style-name="Table_20_Contents">x</text:p>
              </table:table-cell>
              <table:table-cell table:style-name="Tabelle31.B1" office:value-type="string">
                <text:p text:style-name="Table_20_Contents">x</text:p>
              </table:table-cell>
              <table:table-cell table:style-name="Tabelle31.E1" office:value-type="string">
                <text:p text:style-name="Table_20_Contents">xxxxxxxxxx</text:p>
              </table:table-cell>
              <table:table-cell table:style-name="Tabelle31.E1" office:value-type="string">
                <text:p text:style-name="Table_20_Contents">xxxxxxxxxxxx</text:p>
              </table:table-cell>
              <table:table-cell table:style-name="Tabelle31.E1" office:value-type="string">
                <text:p text:style-name="Table_20_Contents">xxxxxxxxxxx</text:p>
              </table:table-cell>
              <table:table-cell table:style-name="Tabelle31.F1" office:value-type="string">
                <text:p text:style-name="Table_20_Contents">xxxxxxxxxxxx</text:p>
              </table:table-cell>
            </table:table-row>
            <table:table-row>
              <table:table-cell table:style-name="Tabelle31.A5" office:value-type="string">
                <text:p text:style-name="Table_20_Contents">xxxxx</text:p>
              </table:table-cell>
              <table:table-cell table:style-name="Tabelle31.B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F5" office:value-type="string">
                <text:p text:style-name="Table_20_Contents">xxxxx</text:p>
              </table:table-cell>
            </table:table-row>
            <table:table-row>
              <table:table-cell table:style-name="Tabelle31.A5" office:value-type="string">
                <text:p text:style-name="Table_20_Contents">xxxxx</text:p>
              </table:table-cell>
              <table:table-cell table:style-name="Tabelle31.B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F5" office:value-type="string">
                <text:p text:style-name="Table_20_Contents">xxxx</text:p>
              </table:table-cell>
            </table:table-row>
            <table:table-row>
              <table:table-cell table:style-name="Tabelle31.A5" office:value-type="string">
                <text:p text:style-name="Table_20_Contents">xxxx</text:p>
              </table:table-cell>
              <table:table-cell table:style-name="Tabelle31.B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F5" office:value-type="string">
                <text:p text:style-name="Table_20_Contents">xxxx</text:p>
              </table:table-cell>
            </table:table-row>
            <table:table-row>
              <table:table-cell table:style-name="Tabelle31.A5" office:value-type="string">
                <text:p text:style-name="Table_20_Contents">xxxx</text:p>
              </table:table-cell>
              <table:table-cell table:style-name="Tabelle31.B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E5" office:value-type="string">
                <text:p text:style-name="Table_20_Contents">xxxx</text:p>
              </table:table-cell>
              <table:table-cell table:style-name="Tabelle31.F5" office:value-type="string">
                <text:p text:style-name="Table_20_Contents">xxxxx</text:p>
              </table:table-cell>
            </table:table-row>
          </table:table>
          <text:p text:style-name="Table">xxxxxxxxxxxxxxxxxxxxxxxxxxxxxxxxxxxxxxxxxxxx</text:p>
        </draw:text-box>
      </draw:frame>
      <draw:frame draw:style-name="fr3" draw:name="Rahmen41" text:anchor-type="page" text:anchor-page-number="41" svg:x="14.3cm" svg:y="7.721cm" svg:width="2.701cm" draw:z-index="364">
        <draw:text-box fo:min-height="2.02cm">
          <text:p text:style-name="Frame_20_contents">xxxxxxxxxxxxxxxxxxxxxxxxxxxxxxxxxxxxxxxxxxxx<text:span text:style-name="Strong_20_Emphasis"><text:span text:style-name="T192">xxxxxxxxxx</text:span></text:span><text:span text:style-name="Strong_20_Emphasis">xxxxxxxxx</text:span><text:span text:style-name="Strong_20_Emphasis"><text:span text:style-name="T81">xxxxxxxxxxxxx</text:span></text:span><text:span text:style-name="Strong_20_Emphasis">xxxxxxxxxxx</text:span><text:span text:style-name="Strong_20_Emphasis"><text:span text:style-name="T81">xxxx</text:span></text:span><text:span text:style-name="Strong_20_Emphasis">xxxxxxxxxxxxxxxxx</text:span>xxx</text:p>
        </draw:text-box>
      </draw:frame>
      <draw:frame draw:style-name="fr20" draw:name="Rahmen3" text:anchor-type="page" text:anchor-page-number="44" svg:x="2.805cm" svg:y="9.331cm" svg:width="12.599cm" draw:z-index="350">
        <draw:text-box fo:min-height="10.52cm">
          <text:p text:style-name="Illustration">xxxxxxxxxxxxxxxxxxxxxxxxxxxxxxxxxxxxxxxxxxxxxxxxxxxxxxxxxxxxxxxxxxxxxxxxxxxxxxxxxx</text:p>
        </draw:text-box>
      </draw:frame>
      <draw:frame draw:style-name="fr12" draw:name="Rahmen17" text:anchor-type="page" text:anchor-page-number="42" svg:x="0cm" svg:y="13.07cm" svg:width="2.6cm" draw:z-index="349">
        <draw:text-box fo:min-height="0.84cm">
          <text:p text:style-name="Frame_20_contents">xxxxxxxxxxxxxxxxxxxxxxxxxxxxxxxxxxxxxxxxxxxxxxxxxxxxxxxxxxxxxxxxxxxxxxxxxxxxxxxxxxxxxxxxxxxxxx</text:p>
        </draw:text-box>
      </draw:frame>
      <draw:frame draw:style-name="fr20" draw:name="Rahmen1810" text:anchor-type="page" text:anchor-page-number="45" svg:x="1.87cm" svg:y="2.311cm" svg:width="12.599cm" draw:z-index="348">
        <draw:text-box fo:min-height="10.19cm">
          <text:p text:style-name="Illustration">xxxxxxxxxxxxxxxxxxxxxxxxxxxxxxxxxxxxxxxxx</text:p>
        </draw:text-box>
      </draw:frame>
      <draw:frame draw:style-name="fr3" draw:name="Rahmen338" text:anchor-type="page" text:anchor-page-number="45" svg:x="14.3cm" svg:y="15.268cm" svg:width="2.701cm" draw:z-index="347">
        <draw:text-box fo:min-height="1.563cm">
          <text:p text:style-name="P166">xxxxxxxxxxxxxxxxxxxxxxx<text:span text:style-name="T278">x</text:span>xxxxxxxxxxxxxxxxxxxxxxxxxxxxxxxxx</text:p>
        </draw:text-box>
      </draw:frame>
      <draw:frame draw:style-name="fr2" draw:name="Rahmen337" text:anchor-type="page" text:anchor-page-number="41" svg:x="1.702cm" svg:y="9.883cm" svg:width="12.599cm" draw:z-index="357">
        <draw:text-box fo:min-height="10.119cm">
          <text:p text:style-name="P229"><draw:frame draw:style-name="fr101" draw:name="Bild79" text:anchor-type="paragraph" svg:x="0cm" svg:y="0cm" svg:width="12.599cm" svg:height="9.417cm" draw:z-index="431"><draw:image loext:mime-type=""/></draw:frame>xxxxxxxxxxxxxxxxxxxxxxxxxxxxxxx<text:span text:style-name="T240">xxxxx</text:span>xxxxxxxxxxxxxxxxxxxxxxxxxxx<text:span text:style-name="T240">xxxxx</text:span>xxxxxxxx</text:p>
        </draw:text-box>
      </draw:frame>
      <draw:frame draw:style-name="fr3" draw:name="Rahmen221" text:anchor-type="page" text:anchor-page-number="41" svg:x="16.441cm" svg:y="4.784cm" svg:width="2.701cm" draw:z-index="344">
        <draw:text-box fo:min-height="2.02cm">
          <text:p text:style-name="Frame_20_contents">xxxxxxxxxxxxxxxxxxxxxxxxxxxxxxxxxxxxxxxxxxxxxxxxxxxxxxxxxxxxxxxxxxxxxxxxxxxxxxxxxxxxxxxxxxxxxxx</text:p>
        </draw:text-box>
      </draw:frame>
      <draw:frame draw:style-name="fr21" draw:name="Rahmen325" text:anchor-type="page" text:anchor-page-number="61" svg:x="1.7cm" svg:y="2.769cm" svg:width="12.7cm" svg:height="7.837cm" style:rel-height="scale-min" draw:z-index="342">
        <draw:text-box>
          <text:p text:style-name="Syntaxdiagramm"><text:line-break/>xxxxxxxxxxxxxxxxxxxxxxxx</text:p>
        </draw:text-box>
      </draw:frame>
      <draw:frame draw:style-name="fr1" draw:name="Rahmen16" text:anchor-type="page" text:anchor-page-number="55" svg:x="1.6cm" svg:y="14.351cm" svg:width="12.7cm" draw:z-index="330">
        <draw:text-box fo:min-height="2.962cm">
          <text:p text:style-name="Syntaxdiagramm"><draw:frame draw:style-name="fr108" draw:name="Bild65" text:anchor-type="as-char" svg:y="-3.039cm" svg:width="12.7cm" svg:height="2.312cm" style:rel-height="scale" draw:z-index="454"><draw:image loext:mime-type=""/></draw:frame><text:span text:style-name="T199">x</text:span>xxxxxxxxxxxxxxxxxxxxxxxxxxxxxx</text:p>
        </draw:text-box>
      </draw:frame>
      <draw:frame draw:style-name="fr22" draw:name="Rahmen82" text:anchor-type="page" text:anchor-page-number="57" svg:x="1.57cm" svg:y="3.281cm" svg:width="12.7cm" draw:z-index="335">
        <draw:text-box fo:min-height="4.191cm">
          <draw:frame draw:style-name="fr109" draw:name="Grafik55" text:anchor-type="frame" svg:x="-0.055cm" svg:y="-0.023cm" svg:width="12.7cm" style:rel-width="100%" svg:height="3.293cm" style:rel-height="scale" draw:z-index="340">
            <draw:image loext:mime-type=""/>
          </draw:frame>
          <text:p text:style-name="Syntaxdiagramm">xxxxxxxxxxxxxxxxxxxxxxxxxxxxxxxxxxxxxxx</text:p>
        </draw:text-box>
      </draw:frame>
      <draw:frame draw:style-name="fr23" draw:name="Rahmen336" text:anchor-type="page" text:anchor-page-number="302" svg:x="8.601cm" svg:y="12.829cm" svg:width="6.8cm" draw:z-index="381">
        <draw:text-box fo:min-height="5.271cm">
          <text:p text:style-name="P115">xxxxxxxxxxxx<text:span text:style-name="T232">xxxxxxxxxxxxxxxxxxxxxxxxxxxxxxxxxxxxx</text:span></text:p>
        </draw:text-box>
      </draw:frame>
      <draw:frame draw:style-name="fr18" draw:name="Rahmen160" text:anchor-type="page" text:anchor-page-number="322" svg:x="4.713cm" svg:y="2.76cm" svg:width="8.782cm" draw:z-index="363">
        <draw:text-box fo:min-height="7.251cm">
          <text:p text:style-name="Illustration">xxxxxxxxxxxxxxxxxxxxxxxxxxxxxxxxxxxxxxxxxxxxxxxxxxxxxxxxxxxxxxxxxxxxxxxxxx</text:p>
        </draw:text-box>
      </draw:frame>
      <draw:frame draw:style-name="fr3" draw:name="Rahmen296" text:anchor-type="page" text:anchor-page-number="331" svg:x="14.4cm" svg:y="15.051cm" svg:width="2.6cm" draw:z-index="369">
        <draw:text-box fo:min-height="2.02cm">
          <text:p text:style-name="P149">xxxxxxxxxxxxxxxxxxxxxxxxxxx<text:line-break/>xxxxxxxxxxxxxxxxxxxxxxxxxxxxxxxxxxxxxxxxxx</text:p>
        </draw:text-box>
      </draw:frame>
      <draw:frame draw:style-name="fr24" draw:name="Rahmen184" text:anchor-type="page" text:anchor-page-number="324" svg:x="5.526cm" svg:y="3.055cm" svg:width="6.429cm" draw:z-index="359">
        <draw:text-box fo:min-height="15cm">
          <text:p text:style-name="Illustration">xxxxxxxxxxxxxxxxxxxxxxxxxxxxxxxxxxxxxxxxxxxxxxxxxxxxxxxxxxxxxxxxxxxxxxx</text:p>
        </draw:text-box>
      </draw:frame>
      <draw:frame draw:style-name="fr25" draw:name="Rahmen156" text:anchor-type="page" text:anchor-page-number="365" svg:x="1.605cm" svg:y="2.965cm" svg:width="12.7cm" draw:z-index="337">
        <draw:text-box fo:min-height="4.371cm">
          <table:table table:name="Tabelle49" table:style-name="Tabelle49">
            <table:table-column table:style-name="Tabelle49.A"/>
            <table:table-column table:style-name="Tabelle49.B"/>
            <table:table-row>
              <table:table-cell table:style-name="Tabelle49.A1" office:value-type="string">
                <text:p text:style-name="P54">xxxxxxxxxx</text:p>
              </table:table-cell>
              <table:table-cell table:style-name="Tabelle49.B1" office:value-type="string">
                <text:p text:style-name="P52">xxx<text:span text:style-name="T230">x</text:span>xxxxx</text:p>
              </table:table-cell>
            </table:table-row>
            <table:table-row>
              <table:table-cell table:style-name="Tabelle49.A2" office:value-type="string">
                <text:p text:style-name="P42">xxxxxxxxx</text:p>
              </table:table-cell>
              <table:table-cell table:style-name="Tabelle49.B2" office:value-type="string">
                <text:p text:style-name="P42">xxxxxxxxxxxxxxxxxxxxxxxxxxxxx</text:p>
              </table:table-cell>
            </table:table-row>
            <table:table-row>
              <table:table-cell table:style-name="Tabelle49.A2" office:value-type="string">
                <text:p text:style-name="P42">xxxxx<text:span text:style-name="T230">xxxxxx</text:span></text:p>
              </table:table-cell>
              <table:table-cell table:style-name="Tabelle49.B2" office:value-type="string">
                <text:p text:style-name="P42">xxxxxxxxxxx<text:span text:style-name="T230">xxxxxxxxxx</text:span></text:p>
              </table:table-cell>
            </table:table-row>
            <table:table-row>
              <table:table-cell table:style-name="Tabelle49.A2" office:value-type="string">
                <text:p text:style-name="P43">xxxxxxxxxx</text:p>
              </table:table-cell>
              <table:table-cell table:style-name="Tabelle49.B2" office:value-type="string">
                <text:p text:style-name="P43">xxxxxxxxxxxxxxxxxxxxxxxxxxxxxxxxxxxxxxxx</text:p>
              </table:table-cell>
            </table:table-row>
            <table:table-row>
              <table:table-cell table:style-name="Tabelle49.A2" office:value-type="string">
                <text:p text:style-name="P43">xxxxxxxx</text:p>
              </table:table-cell>
              <table:table-cell table:style-name="Tabelle49.B2" office:value-type="string">
                <text:p text:style-name="P44">xxxxxxxxxxxxxxxxxxxxxxxxxxxxxxxxxx</text:p>
              </table:table-cell>
            </table:table-row>
            <table:table-row>
              <table:table-cell table:style-name="Tabelle49.A2" office:value-type="string">
                <text:p text:style-name="P43">xxxxxxxxxx</text:p>
              </table:table-cell>
              <table:table-cell table:style-name="Tabelle49.B2" office:value-type="string">
                <text:p text:style-name="P44">xxxxxxxxxxxxxxxxxxxxxxxxxxxxxx</text:p>
              </table:table-cell>
            </table:table-row>
            <table:table-row>
              <table:table-cell table:style-name="Tabelle49.A2" office:value-type="string">
                <text:p text:style-name="P42">xxxxxxxxxxxxxxx</text:p>
              </table:table-cell>
              <table:table-cell table:style-name="Tabelle49.B2" office:value-type="string">
                <text:p text:style-name="P42">xxxxxxxxxxxxxxxxxxxxxxxxxxxxxxxxxxxxxxxxxxxxxx</text:p>
              </table:table-cell>
            </table:table-row>
          </table:table>
          <text:p text:style-name="P165"/>
          <text:p text:style-name="Table">xxxxxxxxxx<text:span text:style-name="T229">xxxxxxxxxxxxxxxxxxxxxxxxxxx</text:span></text:p>
        </draw:text-box>
      </draw:frame>
      <draw:frame draw:style-name="fr12" draw:name="Rahmen279" text:anchor-type="page" text:anchor-page-number="240" svg:x="0cm" svg:y="8.927cm" svg:width="2.6cm" draw:z-index="408">
        <draw:text-box fo:min-height="0.84cm">
          <text:p text:style-name="P130"><text:span text:style-name="T227">xxxxxxxxxxxxxxxxx</text:span>xxxxxxxxxxxxxxxxxxxx<text:span text:style-name="T135">x</text:span>xxxx<text:span text:style-name="T135">x</text:span>xxxxxxxx<text:line-break/>x<text:span text:style-name="T135">x</text:span>xxxxxxxxxxxxxxxxx<text:span text:style-name="T135">x</text:span>xx</text:p>
        </draw:text-box>
      </draw:frame>
      <draw:frame draw:style-name="fr12" draw:name="Rahmen249" text:anchor-type="page" text:anchor-page-number="240" svg:x="0cm" svg:y="7.47cm" svg:width="2.6cm" draw:z-index="406">
        <draw:text-box fo:min-height="0.84cm">
          <text:p text:style-name="P128">xxxxxxxxxxxxxxxxxxxxxxxxxxx­xxxxxxxxxxxxxx</text:p>
        </draw:text-box>
      </draw:frame>
      <draw:frame draw:style-name="fr13" draw:name="Rahmen255" text:anchor-type="page" text:anchor-page-number="202" svg:x="2.701cm" svg:y="8.179cm" svg:width="12.7cm" draw:z-index="292">
        <draw:text-box fo:min-height="7.733cm">
          <text:p text:style-name="Illustration">xxxxxxxxxxxxx<text:span text:style-name="T115">xxxxxxxxxxxxxxxxxxxxxxxxxxxxxxxxxxxxxxxxxxxxxxxxxxxxxxxxxxxxxxxxxxxx</text:span></text:p>
        </draw:text-box>
      </draw:frame>
      <draw:frame draw:style-name="fr13" draw:name="Rahmen291" text:anchor-type="page" text:anchor-page-number="350" svg:x="2.6cm" svg:y="2.469cm" svg:width="12.7cm" draw:z-index="319">
        <draw:text-box fo:min-height="14.91cm">
          <text:p text:style-name="Illustration"><draw:frame draw:style-name="fr110" draw:name="Bild45" text:anchor-type="paragraph" svg:x="0cm" svg:y="0cm" svg:width="12.7cm" svg:height="14.91cm" style:rel-height="scale" draw:z-index="320"><draw:image loext:mime-type=""/></draw:frame>xxxxxxxxxxxxx<text:span text:style-name="T138">xxxxxxxxxxxxxxxxxxxxxxxxxxxxxxxxxxxxxxxxxxxxxxxxxxxxxxxxxxxxxxxxxxxxxxxxxxxxxxxxxxxxxxxxxxx</text:span></text:p>
        </draw:text-box>
      </draw:frame>
      <draw:frame draw:style-name="fr26" draw:name="Rahmen213" text:anchor-type="page" text:anchor-page-number="366" svg:x="2.701cm" svg:y="2.529cm" svg:width="12.7cm" draw:z-index="338">
        <draw:text-box fo:min-height="3.149cm">
          <table:table table:name="Tabelle51" table:style-name="Tabelle51">
            <table:table-column table:style-name="Tabelle51.A"/>
            <table:table-column table:style-name="Tabelle51.B"/>
            <table:table-column table:style-name="Tabelle51.C"/>
            <table:table-row>
              <table:table-cell table:style-name="Tabelle51.A1" office:value-type="string">
                <text:p text:style-name="Table_20_Heading">xxxxxx</text:p>
              </table:table-cell>
              <table:table-cell table:style-name="Tabelle51.B1" table:number-columns-spanned="2" office:value-type="string">
                <text:p text:style-name="Table_20_Heading">x<text:span text:style-name="T223">x</text:span>xxx<text:span text:style-name="T223">xxxxxxxxxxxxxxx</text:span></text:p>
              </table:table-cell>
              <table:covered-table-cell/>
            </table:table-row>
            <table:table-row>
              <table:table-cell table:style-name="Tabelle51.A2" table:number-rows-spanned="5" office:value-type="string">
                <text:p text:style-name="Table_20_Heading">xxxxxxxxxxxxx</text:p>
              </table:table-cell>
              <table:table-cell table:style-name="Tabelle51.A1" office:value-type="string">
                <text:p text:style-name="P30">xxxxxxxxxxxxx</text:p>
              </table:table-cell>
              <table:table-cell table:style-name="Tabelle51.B1" office:value-type="string">
                <text:p text:style-name="P9">xxxxxxxxxxx</text:p>
              </table:table-cell>
            </table:table-row>
            <table:table-row>
              <table:covered-table-cell/>
              <table:table-cell table:style-name="Tabelle51.B3" office:value-type="string">
                <text:p text:style-name="P23">xxxxxxxxxxx<text:line-break/>xxxxxxxxxxxxx</text:p>
              </table:table-cell>
              <table:table-cell table:style-name="Tabelle51.C3" office:value-type="string">
                <text:p text:style-name="P14">xxxxxxxxxxxxxxxxxxxxxxxxxxxxxxxxxxxxxxxxxx</text:p>
              </table:table-cell>
            </table:table-row>
            <table:table-row>
              <table:covered-table-cell/>
              <table:table-cell table:style-name="Tabelle51.B4" office:value-type="string">
                <text:p text:style-name="P25">xxxxx<text:span text:style-name="T223">xxxxxxxx</text:span></text:p>
              </table:table-cell>
              <table:table-cell table:style-name="Tabelle51.C4" office:value-type="string">
                <text:p text:style-name="P16"><text:span text:style-name="T222">xxxxxxxxxxxxxxxxxx</text:span>xxxxxxxxxxxxxxxxxxxxxxxxxxxxxxxxxxxxxxxxxxxxxxxxxxxxx</text:p>
              </table:table-cell>
            </table:table-row>
            <table:table-row>
              <table:covered-table-cell/>
              <table:table-cell table:style-name="Tabelle51.B5" office:value-type="string">
                <text:p text:style-name="P41">xxxxxx<text:span text:style-name="T223">xxxxxxxxx</text:span></text:p>
              </table:table-cell>
              <table:table-cell table:style-name="Tabelle51.C5" office:value-type="string">
                <text:p text:style-name="P17">xxxxxxxxxx</text:p>
              </table:table-cell>
            </table:table-row>
            <table:table-row>
              <table:covered-table-cell/>
              <table:table-cell table:style-name="Tabelle51.B6" office:value-type="string">
                <text:p text:style-name="P41">xxxxxxx<text:span text:style-name="T223">xxxxxxx</text:span></text:p>
              </table:table-cell>
              <table:table-cell table:style-name="Tabelle51.C6" office:value-type="string">
                <text:p text:style-name="P15">xxxxxxxxxxxx</text:p>
              </table:table-cell>
            </table:table-row>
          </table:table>
          <text:p text:style-name="Table">xxxxxxxxxxxxxxxxxxxxxxxxxxxxxxxxxxxxxxxxxxxxxxxxxxxxxxxxxxxxxx</text:p>
        </draw:text-box>
      </draw:frame>
      <draw:frame draw:style-name="fr7" draw:name="Rahmen288" text:anchor-type="page" text:anchor-page-number="364" svg:x="2.769cm" svg:y="9.805cm" svg:width="12.7cm" draw:z-index="322">
        <draw:text-box fo:min-height="4.341cm">
          <table:table table:name="Tabelle52" table:style-name="Tabelle52">
            <table:table-column table:style-name="Tabelle52.A"/>
            <table:table-column table:style-name="Tabelle52.B"/>
            <table:table-column table:style-name="Tabelle52.C"/>
            <table:table-row>
              <table:table-cell table:style-name="Tabelle52.A1" office:value-type="string">
                <text:p text:style-name="Table_20_Heading">xxxxxx</text:p>
              </table:table-cell>
              <table:table-cell table:style-name="Tabelle52.B1" table:number-columns-spanned="2" office:value-type="string">
                <text:p text:style-name="Table_20_Heading">xxxxx</text:p>
              </table:table-cell>
              <table:covered-table-cell/>
            </table:table-row>
            <table:table-row>
              <table:table-cell table:style-name="Tabelle52.A2" table:number-rows-spanned="5" office:value-type="string">
                <text:p text:style-name="Table_20_Heading">xxxxxxxxxxxxx</text:p>
              </table:table-cell>
              <table:table-cell table:style-name="Tabelle52.A1" office:value-type="string">
                <text:p text:style-name="P38">xxxxxxxx<text:line-break/><text:span text:style-name="T226">xxxxxxxxxxxx</text:span></text:p>
              </table:table-cell>
              <table:table-cell table:style-name="Tabelle52.B1" office:value-type="string">
                <text:p text:style-name="P11">xxxxxxxxxxxxxxxxxxxxxxxxxxxxxxxxxxxxxxxxxxxxxxxxxxxxxxxxxxxxxxxxxxxxxxxxxxx</text:p>
              </table:table-cell>
            </table:table-row>
            <table:table-row>
              <table:covered-table-cell/>
              <table:table-cell table:style-name="Tabelle52.B3" office:value-type="string">
                <text:p text:style-name="P30">xxxxxxxxxxxxx</text:p>
              </table:table-cell>
              <table:table-cell table:style-name="Tabelle52.C3" office:value-type="string">
                <text:p text:style-name="P12">xxxxxxxxxxxx</text:p>
              </table:table-cell>
            </table:table-row>
            <table:table-row>
              <table:covered-table-cell/>
              <table:table-cell table:style-name="Tabelle52.B4" office:value-type="string">
                <text:p text:style-name="P37">xxxxxx<text:span text:style-name="T224">xxxxxx</text:span></text:p>
              </table:table-cell>
              <table:table-cell table:style-name="Tabelle52.C4" office:value-type="string">
                <text:p text:style-name="P10">xxxxxxxxxxxxxxxxxxxxxxxxxxxxxxxxxxxxxxxxxxxxxxxxxxxxxxxxxxxxxxxxxxxxxxxxxxxxxxxxxxxxxx</text:p>
              </table:table-cell>
            </table:table-row>
            <table:table-row>
              <table:covered-table-cell/>
              <table:table-cell table:style-name="Tabelle52.B5" office:value-type="string">
                <text:p text:style-name="P27">xxxxxxxxxxxxx</text:p>
              </table:table-cell>
              <table:table-cell table:style-name="Tabelle52.C5" office:value-type="string">
                <text:p text:style-name="P18">xxxxxxxxxxxx</text:p>
              </table:table-cell>
            </table:table-row>
            <table:table-row>
              <table:covered-table-cell/>
              <table:table-cell table:style-name="Tabelle52.B6" office:value-type="string">
                <text:p text:style-name="P24">xxxxxx<text:span text:style-name="T224">xxxxxxxxxxx</text:span></text:p>
              </table:table-cell>
              <table:table-cell table:style-name="Tabelle52.C6" office:value-type="string">
                <text:p text:style-name="P10">xxxxxxxxxxxxxxxxxxxxxxxxxxxxxxxxxxxx</text:p>
              </table:table-cell>
            </table:table-row>
          </table:table>
          <text:p text:style-name="Table">xxxxxxxxxxxxxxxxxxxxxxxxxxxxxxxxxxxxxxxxxxxxxxxxxxxxxxxxxxxxxxx</text:p>
        </draw:text-box>
      </draw:frame>
      <draw:frame draw:style-name="fr27" draw:name="Rahmen284" text:anchor-type="page" text:anchor-page-number="356" svg:x="2.679cm" svg:y="2.462cm" svg:width="12.7cm" draw:z-index="321">
        <draw:text-box fo:min-height="7.539cm">
          <text:p text:style-name="Illustration"><draw:frame draw:style-name="fr110" draw:name="Bild41" text:anchor-type="paragraph" svg:x="0cm" svg:y="0cm" svg:width="12.7cm" svg:height="7.539cm" style:rel-height="scale" draw:z-index="323"><draw:image loext:mime-type=""/></draw:frame>xxxxxxxxxxxxx<text:span text:style-name="T136">xxxxxxxxxxxxxxxxxxxxxxxxxxxxxxxxxxxxxxxxxxxxxxxxxxxxxxxxxxxxxxxxxxxxxxxxxxxxxxxxxxxxxxxxxxxx</text:span></text:p>
        </draw:text-box>
      </draw:frame>
      <draw:frame draw:style-name="fr28" draw:name="Rahmen334" text:anchor-type="page" text:anchor-page-number="314" svg:x="5.877cm" svg:y="2.487cm" svg:width="4.621cm" draw:z-index="336">
        <draw:text-box fo:min-height="14.019cm">
          <text:p text:style-name="Frame_20_contents"><draw:frame draw:style-name="fr29" draw:name="Rahmen335" text:anchor-type="paragraph" svg:x="0cm" svg:y="0cm" svg:width="4.621cm" draw:z-index="339"><draw:text-box fo:min-height="13.723cm"><text:p text:style-name="Illustration">xxxxxxxxxxxxxxxxxxxxxxxxxxxxxxxxxxx<text:span text:style-name="T141">x</text:span>xxxxxxxxxxxxxxxxxxxxxxxxxx<text:span text:style-name="T141">xx</text:span>xxxxxxxxxxxxxxxxxxxx</text:p></draw:text-box></draw:frame></text:p>
        </draw:text-box>
      </draw:frame>
      <draw:frame draw:style-name="fr12" draw:name="Rahmen183" text:anchor-type="page" text:anchor-page-number="342" svg:x="0cm" svg:y="4.808cm" svg:width="2.6cm" draw:z-index="306">
        <draw:text-box fo:min-height="0.84cm">
          <text:p text:style-name="Frame_20_contents">xxxxxxxxxxxxxxxxxxxxxxxxxxxxxxxxxxxxxxxxxxxxxxxxxxxxxxxxxxxxxx</text:p>
        </draw:text-box>
      </draw:frame>
      <draw:frame draw:style-name="fr26" draw:name="Rahmen212" text:anchor-type="page" text:anchor-page-number="366" svg:x="2.701cm" svg:y="12.622cm" svg:width="12.7cm" draw:z-index="333">
        <draw:text-box fo:min-height="2.461cm">
          <table:table table:name="Tabelle3" table:style-name="Tabelle3">
            <table:table-column table:style-name="Tabelle3.A"/>
            <table:table-column table:style-name="Tabelle3.B"/>
            <table:table-column table:style-name="Tabelle3.C"/>
            <table:table-row>
              <table:table-cell table:style-name="Tabelle3.A1" office:value-type="string">
                <text:p text:style-name="Table_20_Heading">xxxxxx</text:p>
              </table:table-cell>
              <table:table-cell table:style-name="Tabelle3.B1" table:number-columns-spanned="2" office:value-type="string">
                <text:p text:style-name="Table_20_Heading">xxxxxx</text:p>
              </table:table-cell>
              <table:covered-table-cell/>
            </table:table-row>
            <table:table-row>
              <table:table-cell table:style-name="Tabelle3.A2" table:number-rows-spanned="2" office:value-type="string">
                <text:p text:style-name="Table_20_Heading">xxxxxxxxxxxxx</text:p>
              </table:table-cell>
              <table:table-cell table:style-name="Tabelle3.A1" office:value-type="string">
                <text:p text:style-name="P40">xxxxxxxx<text:span text:style-name="T219">xxxxxx</text:span></text:p>
              </table:table-cell>
              <table:table-cell table:style-name="Tabelle3.B1" office:value-type="string">
                <text:p text:style-name="P13">xxxxxxxxxxxx</text:p>
              </table:table-cell>
            </table:table-row>
            <table:table-row>
              <table:covered-table-cell/>
              <table:table-cell table:style-name="Tabelle3.B3" office:value-type="string">
                <text:p text:style-name="P26">xxxxxxx<text:span text:style-name="T225">xxxxxxxxxxx</text:span></text:p>
              </table:table-cell>
              <table:table-cell table:style-name="Tabelle3.C3" office:value-type="string">
                <text:p text:style-name="P6">xxxxxxxxxxxxxxxxxxxxxxxxxxxxxxxxxxxx</text:p>
              </table:table-cell>
            </table:table-row>
          </table:table>
          <text:p text:style-name="Table">xxxxxxxxxxxxxxxxxxxxxxxxxxxxxxxxxxxxxxxxxxxxxxxxxxxxxxxxxxxxxxxx</text:p>
        </draw:text-box>
      </draw:frame>
      <draw:frame draw:style-name="fr26" draw:name="Rahmen215" text:anchor-type="page" text:anchor-page-number="367" svg:x="1.706cm" svg:y="3.593cm" svg:width="12.679cm" svg:height="8.943cm" draw:z-index="331">
        <draw:text-box>
          <table:table table:name="Tabelle36" table:style-name="Tabelle36">
            <table:table-column table:style-name="Tabelle36.A"/>
            <table:table-column table:style-name="Tabelle36.B"/>
            <table:table-column table:style-name="Tabelle36.C"/>
            <table:table-row>
              <table:table-cell table:style-name="Tabelle36.A1" office:value-type="string">
                <text:p text:style-name="Table_20_Heading">xxxxxx</text:p>
              </table:table-cell>
              <table:table-cell table:style-name="Tabelle36.B1" table:number-columns-spanned="2" office:value-type="string">
                <text:p text:style-name="Table_20_Heading">xxxxxxx</text:p>
              </table:table-cell>
              <table:covered-table-cell/>
            </table:table-row>
            <table:table-row>
              <table:table-cell table:style-name="Tabelle36.A2" table:number-rows-spanned="3" office:value-type="string">
                <text:p text:style-name="Table_20_Heading">xxxxxx<text:span text:style-name="T256">x</text:span>xxxxxx</text:p>
              </table:table-cell>
              <table:table-cell table:style-name="Tabelle36.A1" office:value-type="string">
                <text:p text:style-name="Table_20_Contents">xxxxxxxxxxxxx</text:p>
              </table:table-cell>
              <table:table-cell table:style-name="Tabelle36.B1" office:value-type="string">
                <text:p text:style-name="Table_20_Contents">xxxxxxxxxxxxxxxxxxxxxxxxxxxxxxxxxxxxx</text:p>
              </table:table-cell>
            </table:table-row>
            <table:table-row>
              <table:covered-table-cell/>
              <table:table-cell table:style-name="Tabelle36.B3" office:value-type="string">
                <text:p text:style-name="Table_20_Contents">xxxxxxxxxxx</text:p>
              </table:table-cell>
              <table:table-cell table:style-name="Tabelle36.C3" office:value-type="string">
                <text:p text:style-name="Table_20_Contents">xxxxxxxxxxxxxxxxxxxxxxxxxxxxxxxxxxxxxxxx</text:p>
              </table:table-cell>
            </table:table-row>
            <table:table-row>
              <table:covered-table-cell/>
              <table:table-cell table:style-name="Tabelle36.B4" office:value-type="string">
                <text:p text:style-name="Table_20_Contents">xxxxxxxxx</text:p>
              </table:table-cell>
              <table:table-cell table:style-name="Tabelle36.C4" office:value-type="string">
                <text:p text:style-name="Table_20_Contents">xxxxxxxxxxxxxxxxxxxxxxxxxxxxxxxx</text:p>
              </table:table-cell>
            </table:table-row>
            <table:table-row>
              <table:table-cell table:style-name="Tabelle36.A2" table:number-rows-spanned="8" office:value-type="string">
                <text:p text:style-name="Table_20_Heading">xxxxxxxx</text:p>
                <text:p text:style-name="TabellenInhalt_20_Eng">xxxxxxxxxxxxxxxxxxx</text:p>
              </table:table-cell>
              <table:table-cell table:style-name="Tabelle36.B5" office:value-type="string">
                <text:p text:style-name="Table_20_Contents">xxxxxx</text:p>
                <text:p text:style-name="Table_20_Contents"/>
              </table:table-cell>
              <table:table-cell table:style-name="Tabelle36.C5" office:value-type="string">
                <text:p text:style-name="Table_20_Contents">xxxxxxxxxxxxxxxxxxxxx</text:p>
              </table:table-cell>
            </table:table-row>
            <table:table-row>
              <table:covered-table-cell/>
              <table:table-cell table:style-name="Tabelle36.B6" office:value-type="string">
                <text:p text:style-name="Table_20_Contents">xxxxxxxxxxx</text:p>
              </table:table-cell>
              <table:table-cell table:style-name="Tabelle36.C6" office:value-type="string">
                <text:p text:style-name="P36">xxxxxxxxxxxxxxxxxxxxxxxxxxxxxxxxxxxxxxxxxxxxxxxxxxxxxxxxxxxxxxxxxxxxxxxxxxxxxxxxxxxxxxxxxxxxxxxxxxxxxxxxxxxxxxxxx</text:p>
              </table:table-cell>
            </table:table-row>
            <table:table-row>
              <table:covered-table-cell/>
              <table:table-cell table:style-name="Tabelle36.B7" office:value-type="string">
                <text:p text:style-name="Table_20_Contents">xxxxxxxxxxxx</text:p>
              </table:table-cell>
              <table:table-cell table:style-name="Tabelle36.C7" office:value-type="string">
                <text:p text:style-name="P31">xxxxxxxxxxxxxxxxxxxxxxxxxxxxxxxxxxxxxxxxxxxxxxxxxxxxxxxxxxxxxxxxx</text:p>
              </table:table-cell>
            </table:table-row>
            <table:table-row>
              <table:covered-table-cell/>
              <table:table-cell table:style-name="Tabelle36.B8" office:value-type="string">
                <text:p text:style-name="Table_20_Contents">xxxxxxxxx</text:p>
              </table:table-cell>
              <table:table-cell table:style-name="Tabelle36.C8" office:value-type="string">
                <text:p text:style-name="Table_20_Contents">xxxxxxxxxxxx</text:p>
              </table:table-cell>
            </table:table-row>
            <table:table-row>
              <table:covered-table-cell/>
              <table:table-cell table:style-name="Tabelle36.B9" office:value-type="string">
                <text:p text:style-name="Table_20_Contents">xxxxxxxxx</text:p>
              </table:table-cell>
              <table:table-cell table:style-name="Tabelle36.C9" office:value-type="string">
                <text:p text:style-name="Table_20_Contents">xxxxxxxxxxxxxxxxxxxxxxxxxxxxxxx</text:p>
              </table:table-cell>
            </table:table-row>
            <table:table-row>
              <table:covered-table-cell/>
              <table:table-cell table:style-name="Tabelle36.B10" office:value-type="string">
                <text:p text:style-name="Table_20_Contents">xxxxxxxxxxxxxxxxxxx</text:p>
              </table:table-cell>
              <table:table-cell table:style-name="Tabelle36.C10" office:value-type="string">
                <text:p text:style-name="P39">xxxxxxxxxxxxxxxxxxxxxxxxxxxxxxxxxxxxxxxxxx</text:p>
              </table:table-cell>
            </table:table-row>
            <table:table-row>
              <table:covered-table-cell/>
              <table:table-cell table:style-name="Tabelle36.B11" office:value-type="string">
                <text:p text:style-name="Table_20_Contents">xxxxxxxxx</text:p>
              </table:table-cell>
              <table:table-cell table:style-name="Tabelle36.C11" office:value-type="string">
                <text:p text:style-name="Table_20_Contents">xxxxxxxxxxxxx</text:p>
              </table:table-cell>
            </table:table-row>
            <table:table-row>
              <table:covered-table-cell/>
              <table:table-cell table:style-name="Tabelle36.B12" office:value-type="string">
                <text:p text:style-name="Table_20_Contents">xxxxxxxxxxxxxxxxxx</text:p>
              </table:table-cell>
              <table:table-cell table:style-name="Tabelle36.C12" office:value-type="string">
                <text:p text:style-name="P39">xxxxxxxxxxxxxxxxxxxxxxxxxxxxxxxxxxxxxxxxxxxx</text:p>
              </table:table-cell>
            </table:table-row>
          </table:table>
          <text:p text:style-name="P114">xxxxxxxxxxx<text:span text:style-name="T133">xxxxxxxxxxxxxxxxxxxxxxxxxxxxxxxxxxxxxxxxxxxxxxxxxxxxxxxxxxxxxxxxxxxxxxxxxxxxxxxxxxxxxxxxxxxxxxxx</text:span></text:p>
        </draw:text-box>
      </draw:frame>
      <draw:frame draw:style-name="fr30" draw:name="Rahmen157" text:anchor-type="page" text:anchor-page-number="363" svg:x="1.7cm" svg:y="3.23cm" svg:width="12.7cm" draw:z-index="315">
        <draw:text-box fo:min-height="15.249cm">
          <text:p text:style-name="Illustration"><draw:frame draw:style-name="fr111" draw:name="Bild15" text:anchor-type="paragraph" svg:x="0cm" svg:y="0cm" svg:width="12.7cm" svg:height="13.423cm" draw:z-index="453"><draw:image loext:mime-type=""/></draw:frame>xxxxxxxxxxxxxxxxxxxxxxxxxxxxxxxxxxxxxxxxxxxxxxxxxxxxxxxxxxxxxxxxxxxxxxxxxxxxxxxxxxxxxxxxxxxxxxxxxxxxxxxxxxxxxxxxxxxxxxxxxxxxxxxxxxxxxxxxxxxxxxxxxxxxxxxxxx</text:p>
        </draw:text-box>
      </draw:frame>
      <draw:frame draw:style-name="fr31" draw:name="Rahmen287" text:anchor-type="page" text:anchor-page-number="348" svg:x="9.4cm" svg:y="2.9cm" svg:width="6.001cm" draw:z-index="311">
        <draw:text-box fo:min-height="9.79cm">
          <text:p text:style-name="P225"><draw:frame draw:style-name="fr112" draw:name="Bild44" text:anchor-type="paragraph" svg:x="0cm" svg:y="0cm" svg:width="6.001cm" svg:height="8.209cm" style:rel-height="scale" draw:z-index="312"><draw:image loext:mime-type=""/></draw:frame>xxxxxxxxxxxxx<text:span text:style-name="T137">xxxxxxxxxxxxxxxxxxxxxxxxxxxxxxxxxxxxxxxxxxxxxxxxxxxxxxxxxxxxxxxxxxxxxxxxxxxxxxxxxxxxxxxxxx</text:span></text:p>
        </draw:text-box>
      </draw:frame>
      <draw:frame draw:style-name="fr32" draw:name="Rahmen286" text:anchor-type="page" text:anchor-page-number="348" svg:x="2.701cm" svg:y="2.9cm" svg:width="6.001cm" draw:z-index="313">
        <draw:text-box fo:min-height="9.791cm">
          <text:p text:style-name="P226"><draw:frame draw:style-name="fr113" draw:name="Bild42" text:anchor-type="paragraph" svg:x="0cm" svg:y="0cm" svg:width="6.001cm" svg:height="8.202cm" style:rel-height="scale" draw:z-index="314"><draw:image loext:mime-type=""/></draw:frame>xxxxxxxxxxxxx<text:span text:style-name="T137">xxxxxxxxxxxxxxxxxxxxxxxxxxxxxxxxxxxxxxxxxxxxxxxxxxxxxxxxxxxxxxxxxxxxxxxxxxxxxxxxxxxxxxxxxxxxxxxxxxxxxxx</text:span></text:p>
        </draw:text-box>
      </draw:frame>
      <draw:frame draw:style-name="fr3" draw:name="Rahmen162" text:anchor-type="page" text:anchor-page-number="347" svg:x="14.4cm" svg:y="6.521cm" svg:width="2.6cm" draw:z-index="316">
        <draw:text-box fo:min-height="2.02cm">
          <text:p text:style-name="Frame_20_contents">xxxxxxxxxxxxxxxxxxxxxxxxxxxxxxxxxxxxxxxxxxxxxxxxxxxxxxxxxxxxxxxxxxxxx</text:p>
        </draw:text-box>
      </draw:frame>
      <draw:frame draw:style-name="fr12" draw:name="Rahmen309" text:anchor-type="page" text:anchor-page-number="344" svg:x="0cm" svg:y="11.998cm" svg:width="2.6cm" draw:z-index="310">
        <draw:text-box fo:min-height="0.84cm">
          <text:p text:style-name="P150">xxxxxxxxxxxxxxxxxxxxxxxxxxxxxxxxxxx<text:span text:style-name="T264">­</text:span>xxxxxxxxxx<text:span text:style-name="T264">­</text:span>xxxxxxxxx</text:p>
        </draw:text-box>
      </draw:frame>
      <draw:frame draw:style-name="fr3" draw:name="Rahmen192" text:anchor-type="page" text:anchor-page-number="343" svg:x="14.4cm" svg:y="10.121cm" svg:width="2.6cm" draw:z-index="317">
        <draw:text-box fo:min-height="2.02cm">
          <text:p text:style-name="P139"><text:span text:style-name="Strong_20_Emphasis"><text:span text:style-name="T218">x</text:span></text:span><text:span text:style-name="Strong_20_Emphasis">xxxxx</text:span>xxxxxxxxxxxxxxxxxxxxxxxxxx<text:span text:style-name="Strong_20_Emphasis">xxxxx</text:span>xxxxxxxxxxxxxxx</text:p>
        </draw:text-box>
      </draw:frame>
      <draw:frame draw:style-name="fr3" draw:name="Rahmen161" text:anchor-type="page" text:anchor-page-number="343" svg:x="14.4cm" svg:y="6.8cm" svg:width="2.6cm" draw:z-index="308">
        <draw:text-box fo:min-height="2.02cm">
          <text:p text:style-name="Frame_20_contents">xxxxxxxxxxxxxxxxx<text:span text:style-name="T79">x</text:span><text:span text:style-name="T95">xxxxxxx</text:span></text:p>
          <text:p text:style-name="Frame_20_contents"><text:span text:style-name="T95">xxxxxxxxxxxxxxxxxxxxxxx</text:span><text:span text:style-name="T79">x</text:span><text:span text:style-name="T95">xxxxxxx</text:span></text:p>
        </draw:text-box>
      </draw:frame>
      <draw:frame draw:style-name="fr12" draw:name="Rahmen285" text:anchor-type="page" text:anchor-page-number="342" svg:x="0cm" svg:y="6.892cm" svg:width="2.6cm" draw:z-index="307">
        <draw:text-box fo:min-height="0.84cm">
          <text:p text:style-name="P131">xxxxxxxxxxxxxxxxxxxxxxxxxxxxxxxxxxxxxxxxxxxxxxx</text:p>
        </draw:text-box>
      </draw:frame>
      <draw:frame draw:style-name="fr18" draw:name="Rahmen308" text:anchor-type="page" text:anchor-page-number="333" svg:x="1.617cm" svg:y="11.338cm" svg:width="12.7cm" draw:z-index="305">
        <draw:text-box fo:min-height="6.858cm">
          <text:p text:style-name="P227">xxxxxxxxxxxxx<text:span text:style-name="T142">xxxxxxxxxxxxxxxxxxxxxxxxxxxxxxxxxxxxxxxxxxxxxxxxxxxxxxxxxxxxxxxxxxxxxxxxxxxxxxxxxxxxxxxxxxxxxxxxxxxxxxxxxxxxxxxxxxxxxxxxxxxx</text:span></text:p>
        </draw:text-box>
      </draw:frame>
      <draw:frame draw:style-name="fr5" draw:name="Rahmen181" text:anchor-type="page" text:anchor-page-number="311" svg:x="1.688cm" svg:y="2.365cm" svg:width="12.7cm" draw:z-index="353">
        <draw:text-box fo:min-height="5.115cm">
          <text:p text:style-name="Illustration"><draw:frame draw:style-name="fr101" draw:name="Bild35" text:anchor-type="paragraph" svg:x="0cm" svg:y="0cm" svg:width="12.7cm" svg:height="4.203cm" draw:z-index="354"><draw:image loext:mime-type=""/></draw:frame>xxxxxxxxxxxxxxxxxxxxxxxxxxxxxxxxxxxxxxxxxxxxxxxxxxxxxxxxxxxxxxxxxxxxxxxxxxxxxxxxxxxx</text:p>
        </draw:text-box>
      </draw:frame>
      <draw:frame draw:style-name="fr13" draw:name="Rahmen159" text:anchor-type="page" text:anchor-page-number="321" svg:x="5.51cm" svg:y="7.952cm" svg:width="5.502cm" draw:z-index="361">
        <draw:text-box fo:min-height="4.106cm">
          <text:p text:style-name="Illustration"><draw:frame draw:style-name="fr114" draw:name="Bild31" text:anchor-type="paragraph" svg:x="0cm" svg:y="0cm" svg:width="5.502cm" svg:height="4.768cm" draw:z-index="362"><draw:image loext:mime-type=""/></draw:frame>xxxxxxxxxxxxxxxxxxxxxxxxxxxxxxxxxxxxxxxxxxxxxxxxxxxxxxxx</text:p>
        </draw:text-box>
      </draw:frame>
      <draw:frame draw:style-name="fr13" draw:name="Rahmen185" text:anchor-type="page" text:anchor-page-number="312" svg:x="3.221cm" svg:y="12.628cm" svg:width="10.98cm" draw:z-index="303">
        <draw:text-box fo:min-height="6.509cm">
          <text:p text:style-name="Illustration"><draw:frame draw:style-name="fr101" draw:name="Bild50" text:anchor-type="paragraph" svg:x="0cm" svg:y="0cm" svg:width="10.98cm" svg:height="6.242cm" draw:z-index="304"><draw:image loext:mime-type=""/></draw:frame>xxxxxxxxxxxxx<text:span text:style-name="T134">xxxxxxxxxxxxxxxxxxxxxxxxxxxxxxxxxxxxxxxxxxxxxxxxxxxxxxxxx</text:span></text:p>
        </draw:text-box>
      </draw:frame>
      <draw:frame draw:style-name="fr7" draw:name="Rahmen186" text:anchor-type="page" text:anchor-page-number="310" svg:x="2.559cm" svg:y="2.514cm" svg:width="12.7cm" draw:z-index="301">
        <draw:text-box fo:min-height="4.75cm">
          <text:p text:style-name="Frame_20_contents"/>
          <text:p text:style-name="Frame_20_contents">xxxxxxxxxxxxxxxxxxxxxxxxxxxxxxxxxxxxxxxxxxxxxxxxxxxxxxxxxxxxxxxxxxxxxxxxxxxxxxxxxxxxxxxxxxxxx</text:p>
          <text:p text:style-name="Frame_20_contents">xxxxxxxxxxxxxxxxxxxxxxxxx</text:p>
          <text:p text:style-name="Frame_20_contents">xxxxxxxxxxxxxxxxxxxxxxxxxxxxxxxxxxxxxxxxxxx</text:p>
          <text:p text:style-name="Frame_20_contents">xxxxxxxxxxxxxxxxxxxxxxxxxxxxxxxxxxxxxxxxxxx</text:p>
          <text:p text:style-name="Frame_20_contents">xxxxxxxxxxxxxxxxxxxxxxxxxxx</text:p>
          <text:p text:style-name="Frame_20_contents">xxxxxxxxxxxxxxxxxxxxxxxxxxxxxxxxxxxxxxxxxxxxxxxxxxx</text:p>
          <text:p text:style-name="Frame_20_contents">xxxxxxxxxxxxxxxxxxxxxx</text:p>
          <text:p text:style-name="Illustration">xxxxxxxxxxxxxxxxxxxxxxxxxxxxxxxxxxxxxxxxxxxxxxxxxxxxxxx</text:p>
        </draw:text-box>
      </draw:frame>
      <draw:frame draw:style-name="fr33" draw:name="Rahmen196" text:anchor-type="page" text:anchor-page-number="311" svg:x="1.7cm" svg:y="8.126cm" svg:width="12.7cm" draw:z-index="302">
        <draw:text-box fo:min-height="9.269cm">
          <text:p text:style-name="Illustration">xxxxxxxxxxxxxxxxxxxxxxxxxxxxxxxxxxxxxxxxxxxxxxxxxxxxxxx</text:p>
        </draw:text-box>
      </draw:frame>
      <draw:frame draw:style-name="fr26" draw:name="Rahmen182" text:anchor-type="page" text:anchor-page-number="309" svg:x="1.6cm" svg:y="13.37cm" svg:width="12.7cm" draw:z-index="300">
        <draw:text-box fo:min-height="6.23cm">
          <text:p text:style-name="Frame_20_contents">xxxxxxxxxxxxxxxxxxxxxxxxxxxxxxxxxxxxxxxxxxxxxxxxxxxxxxxxxxxxxxxxxxxxxxxxxxxxxxxxxxxxxxxxxxxxx</text:p>
          <text:p text:style-name="Frame_20_contents">xxxxxxxxxxxxxxxxxxxxxxxxx</text:p>
          <text:p text:style-name="Frame_20_contents">xxxxxxxxxxxxxxxxxxxxxxxxxxxxxxxxxxxxxxxxxxx</text:p>
          <text:p text:style-name="Frame_20_contents">xxxxxxxxxxxxxxxxxxxxxxxxxxxxxxx</text:p>
          <text:p text:style-name="Frame_20_contents">xxxxxxxxxxxxxxxxxxxxxxxxxxxxxxxxx</text:p>
          <text:p text:style-name="Frame_20_contents">xxxxxxxxxxxxxxxxxxxxxxxxxxxxxxxxxxxxxxxxxxxxxxxxxxxxx</text:p>
          <text:p text:style-name="Frame_20_contents">xxxxxxxxxxxxxxxxxxxxxxx</text:p>
          <text:p text:style-name="Frame_20_contents">xxxxxxxxxxxxxxxxxx</text:p>
          <text:p text:style-name="Frame_20_contents">xxxxxxxxxxxxxxxxxxxxxxxxxxxxxxxxxxxxxxxxxxx</text:p>
          <text:p text:style-name="Frame_20_contents">xxxxxxxxxxx</text:p>
          <text:p text:style-name="Frame_20_contents">xxxxxxxxxxxxxxxxxxxxxxxxxxxxxxxxxxxxxxxxxxx</text:p>
          <text:p text:style-name="Frame_20_contents">xxxxxxxxxxx</text:p>
          <text:p text:style-name="P115">xxxxxxxxxxxxxxxxxxxxxxxxxxxxxxxxxxxxxxxxxxxxxxxxxxxxxxxxxxxxxxxxxxxxxxxxxx</text:p>
        </draw:text-box>
      </draw:frame>
      <draw:frame draw:style-name="fr12" draw:name="Rahmen295" text:anchor-type="page" text:anchor-page-number="308" svg:x="0cm" svg:y="17.722cm" svg:width="2.6cm" draw:z-index="299">
        <draw:text-box fo:min-height="0.84cm">
          <text:p text:style-name="P148">xxxxxxxxxxxxxxxxxxxxxxxxxxxxxxxxxxxxxxxxxxxxxxxxxxxxxxxxxxxxxx<text:span text:style-name="T152">xxxxxxxxxx</text:span>xxxxxxxxxxxxxxxx</text:p>
        </draw:text-box>
      </draw:frame>
      <draw:frame draw:style-name="fr34" draw:name="Rahmen293" text:anchor-type="page" text:anchor-page-number="305" svg:x="1.778cm" svg:y="9.629cm" svg:width="12.7cm" draw:z-index="318">
        <draw:text-box fo:min-height="9.066cm">
          <text:p text:style-name="Illustration">xxxxxxxxxxxxx<text:span text:style-name="T140">xxxxxxxxxxxxxxxxxxxxxxxxxxxxxxxxxxxxxxxxxxxxxxxxxxxxxxxxxxxxxxxxxxxxxxxxxxxxx</text:span><text:span text:style-name="T18">xxxxxxxxxx</text:span><text:span text:style-name="T19">xxxx</text:span></text:p>
        </draw:text-box>
      </draw:frame>
      <draw:frame draw:style-name="fr35" draw:name="Rahmen292" text:anchor-type="page" text:anchor-page-number="305" svg:x="8.47cm" svg:y="5.38cm" svg:width="5.83cm" draw:z-index="296">
        <draw:text-box fo:min-height="3.468cm">
          <text:p text:style-name="Illustration"><draw:frame draw:style-name="fr115" draw:name="Bild47" text:anchor-type="paragraph" svg:x="0cm" svg:y="0cm" svg:width="5.83cm" svg:height="2.499cm" style:rel-height="scale" draw:z-index="297"><draw:image loext:mime-type=""/></draw:frame>xxxxxxxxxxxxx<text:span text:style-name="T139">xxxxxxxxxxxxxxxxxxxxxxxxxxxxxxxxxxxxxxxxxxxxxx</text:span></text:p>
        </draw:text-box>
      </draw:frame>
      <draw:frame draw:style-name="fr3" draw:name="Rahmen333" text:anchor-type="page" text:anchor-page-number="301" svg:x="14.4cm" svg:y="8.274cm" svg:width="2.6cm" draw:z-index="295">
        <draw:text-box fo:min-height="2.02cm">
          <text:p text:style-name="P164"><text:span text:style-name="T32">xxxxxxx</text:span>xxxxxxxxxxxxxxxxxxxxxxxxxxxxxxxxxxxxxxxxxxxxxxxxxxxxxxxxxxxxxxxxxx</text:p>
        </draw:text-box>
      </draw:frame>
      <draw:frame draw:style-name="fr12" draw:name="Rahmen150" text:anchor-type="page" text:anchor-page-number="292" svg:x="0cm" svg:y="16.706cm" svg:width="2.6cm" draw:z-index="329">
        <draw:text-box fo:min-height="0.84cm">
          <text:p text:style-name="P163">xxxxxxxxxxxxxxxxxxxxxxxxxxxxxxxxxxxxxxxxxxxxxxxxxxxxxxxxxxxxxxxxxxxxxxxxxxxxxxx</text:p>
        </draw:text-box>
      </draw:frame>
      <draw:frame draw:style-name="fr2" draw:name="Rahmen332" text:anchor-type="page" text:anchor-page-number="292" svg:x="2.614cm" svg:y="2.464cm" svg:width="12.7cm" draw:z-index="309">
        <draw:text-box fo:min-height="2.558cm">
          <text:p text:style-name="Syntaxdiagramm"><text:line-break/>xxxxxxxxxxxxxxxxxxxxxxxxxxx</text:p>
        </draw:text-box>
      </draw:frame>
      <draw:frame draw:style-name="fr18" draw:name="Rahmen331" text:anchor-type="page" text:anchor-page-number="296" svg:x="2.699cm" svg:y="16.635cm" svg:width="12.7cm" draw:z-index="293">
        <draw:text-box fo:min-height="2.512cm">
          <text:p text:style-name="P236"><draw:frame draw:style-name="fr116" draw:name="Bild75" text:anchor-type="paragraph" svg:x="0cm" svg:y="-0.183cm" svg:width="12.7cm" svg:height="2.512cm" style:rel-height="scale" draw:z-index="298"><draw:image loext:mime-type=""/></draw:frame>xxxxxxxxxxxxxxxxxx<text:span text:style-name="T216">xxxxxxxx</text:span></text:p>
        </draw:text-box>
      </draw:frame>
      <draw:frame draw:style-name="fr18" draw:name="Rahmen330" text:anchor-type="page" text:anchor-page-number="296" svg:x="2.734cm" svg:y="12.347cm" svg:width="12.7cm" draw:z-index="291">
        <draw:text-box fo:min-height="3.54cm">
          <text:p text:style-name="Syntaxdiagramm"><draw:frame draw:style-name="fr117" draw:name="Bild74" text:anchor-type="as-char" svg:width="12.7cm" svg:height="2.621cm" style:rel-height="scale" draw:z-index="464"><draw:image loext:mime-type=""/></draw:frame><text:line-break/><text:span text:style-name="T217">x</text:span>xxxxxxxxxxxxxxxxx<text:span text:style-name="T216">xxxxxxxxxxxxx</text:span></text:p>
        </draw:text-box>
      </draw:frame>
      <draw:frame draw:style-name="fr18" draw:name="Rahmen329" text:anchor-type="page" text:anchor-page-number="292" svg:x="3.833cm" svg:y="9.924cm" svg:width="9.999cm" draw:z-index="290">
        <draw:text-box fo:min-height="2.491cm">
          <text:p text:style-name="Syntaxdiagramm"><text:line-break/>xxxxxxxxxxxxxxxxxx<text:span text:style-name="T217">xxxxxxxxxxxx</text:span></text:p>
        </draw:text-box>
      </draw:frame>
      <draw:frame draw:style-name="fr13" draw:name="Rahmen328" text:anchor-type="page" text:anchor-page-number="292" svg:x="2.6cm" svg:y="6.048cm" svg:width="12.7cm" draw:z-index="287">
        <draw:text-box fo:min-height="2.914cm">
          <text:p text:style-name="Syntaxdiagramm"><draw:frame draw:style-name="fr118" draw:name="Bild72" text:anchor-type="as-char" svg:width="12.7cm" svg:height="2.914cm" style:rel-height="scale" draw:z-index="463"><draw:image loext:mime-type=""/></draw:frame><text:line-break/><text:span text:style-name="T217">x</text:span>xxxxxxxxxxxxxxxxxxxxxxxxxx</text:p>
        </draw:text-box>
      </draw:frame>
      <draw:frame draw:style-name="fr12" draw:name="Rahmen299" text:anchor-type="page" text:anchor-page-number="300" svg:x="0cm" svg:y="1.861cm" svg:width="2.6cm" draw:z-index="294">
        <draw:text-box fo:min-height="0.84cm">
          <text:p text:style-name="P147">xxxxxxxxxxxxxxxxxxxxxxxxxxxxxxxxxxxxxxxxxxxxxxxxxxxxxxxxxxxxxxxxxxxxx</text:p>
          <text:p text:style-name="P147">xxxxxxxxxxxxxxxxxxxxxxxxxxxxxxxxxxxxxxxxxxxxxxxxx</text:p>
        </draw:text-box>
      </draw:frame>
      <draw:frame draw:style-name="fr3" draw:name="Rahmen219" text:anchor-type="page" text:anchor-page-number="297" svg:x="14.3cm" svg:y="17.198cm" svg:width="2.701cm" draw:z-index="289">
        <draw:text-box fo:min-height="2.02cm">
          <text:p text:style-name="P147">xxxxxxxxxxxxxxxxxxxxxxxxxxxxxxxxxxxxxxxx<text:span text:style-name="T153">x</text:span>xxxxxxxxxxxxxxxxxxxxxxxxxxxx</text:p>
        </draw:text-box>
      </draw:frame>
      <draw:frame draw:style-name="fr12" draw:name="Rahmen327" text:anchor-type="page" text:anchor-page-number="294" svg:x="0cm" svg:y="6.86cm" svg:width="2.6cm" draw:z-index="285">
        <draw:text-box fo:min-height="0.84cm">
          <text:p text:style-name="P162">xxxxxxxxxxxxxxxxxxxx<text:span text:style-name="T289">x</text:span>xxxxxxxxxxxxxxxxxxxxxxx<text:span text:style-name="Strong_20_Emphasis">xxxxxxx</text:span>xxxxxxxxxxxxxxxxxxxxxxxxxxxxxxxxxxxxxxxxxxxxxxxxxxxxxxxxxxxxxxxxxxxxxxxxxxxxxxxxxxxxxxxxxxxx</text:p>
        </draw:text-box>
      </draw:frame>
      <draw:frame draw:style-name="fr12" draw:name="Rahmen244" text:anchor-type="page" text:anchor-page-number="270" svg:x="0cm" svg:y="7.87cm" svg:width="2.701cm" draw:z-index="449">
        <draw:text-box fo:min-height="0.84cm">
          <text:p text:style-name="Frame_20_contents">xxxxxxxxxxxxxxxxxxxxxxxxxxxxxxxxxxxxxxxxxxxxxxxxxxxxxxxxxxxxxxxxxxxxxxxxxxxxxxxxxxxxxxxx</text:p>
        </draw:text-box>
      </draw:frame>
      <draw:frame draw:style-name="fr18" draw:name="Rahmen326" text:anchor-type="page" text:anchor-page-number="257" svg:x="1.7cm" svg:y="6.272cm" svg:width="12.7cm" draw:z-index="276">
        <draw:text-box fo:min-height="4.352cm">
          <text:p text:style-name="P235"><draw:frame draw:style-name="fr119" draw:name="Bild71" text:anchor-type="as-char" svg:width="12.7cm" svg:height="3.598cm" style:rel-height="scale" draw:z-index="462"><draw:image loext:mime-type=""/></draw:frame><text:line-break/>xxxxxxxxxxxxxxxxxxxxxxxxxxxxxxxxxxxxxxxxxxxxxxxxxxx</text:p>
        </draw:text-box>
      </draw:frame>
      <draw:frame draw:style-name="fr3" draw:name="Rahmen302" text:anchor-type="page" text:anchor-page-number="259" svg:x="17.052cm" svg:y="4.133cm" svg:width="2.6cm" draw:z-index="274">
        <draw:text-box fo:min-height="2.02cm">
          <text:p text:style-name="P161">xxxxxxxxxxxxxxxxxxxxxxxxxxxx<text:span text:style-name="T149">xxxxxxxxxxxxxx</text:span>xxxxxxxxxxxxx</text:p>
        </draw:text-box>
      </draw:frame>
      <draw:frame draw:style-name="fr36" draw:name="Rahmen301" text:anchor-type="page" text:anchor-page-number="242" svg:x="9.223cm" svg:y="10.659cm" svg:width="6.001cm" draw:z-index="263">
        <draw:text-box fo:min-height="7.424cm">
          <text:p text:style-name="Illustration"><draw:frame draw:style-name="fr112" draw:name="Bild54" text:anchor-type="paragraph" svg:x="0cm" svg:y="0cm" svg:width="6.001cm" svg:height="5.66cm" draw:z-index="264"><draw:image loext:mime-type=""/></draw:frame>xxxxxxxxxxxxx<text:span text:style-name="T145">xxxxxxxxxxxxxxxxxxxxxxxxxxxxxxxxxxxxxxxxxxxxxxxxxxxxxxxxxxxxxxxxxxxxxxxxxxxxxxxxxxx</text:span></text:p>
        </draw:text-box>
      </draw:frame>
      <draw:frame draw:style-name="fr3" draw:name="Rahmen66" text:anchor-type="page" text:anchor-page-number="233" svg:x="14.4cm" svg:y="9.098cm" svg:width="2.6cm" draw:z-index="260">
        <draw:text-box fo:min-height="2.02cm">
          <text:p text:style-name="P143">xxxxxxxxxxxxxxxxxxxxxxxxxxxxxxxxxxxxxxxxxxxxxxxxxxxxxxxxxxxxxxxxxxxxxxxxxxxx</text:p>
        </draw:text-box>
      </draw:frame>
      <draw:frame draw:style-name="fr37" draw:name="Rahmen18332" text:anchor-type="page" text:anchor-page-number="229" svg:x="1.674cm" svg:y="2.727cm" svg:width="5.579cm" svg:height="16.783cm" draw:z-index="252">
        <draw:text-box>
          <text:p text:style-name="Illustration"><draw:frame draw:style-name="fr101" draw:name="Grafik138" text:anchor-type="paragraph" svg:x="0cm" svg:y="0cm" svg:width="5.579cm" svg:height="14cm" draw:z-index="253"><draw:image loext:mime-type=""/></draw:frame>xxxxxxxxxxxxxxxxxxxxxxxxxxxxxxxxxxxxxxxxxxxxxxxxxxxxxxxxxxxxxxxxxxxxxxxxxxxxxxxxxxxxxxxxxxxxxxxxxxxxxxxxxxxxxxxxxxxxxxxxxxxxxxxxxxxxxxxxxxxxxxxxxxxxxxxxxxxxxxxxxxxxxxxxxxxxxxxx</text:p>
        </draw:text-box>
      </draw:frame>
      <draw:frame draw:style-name="fr38" draw:name="Rahmen129" text:anchor-type="page" text:anchor-page-number="228" svg:x="9.137cm" svg:y="2.965cm" svg:width="6.001cm" draw:z-index="250">
        <draw:text-box fo:min-height="2.529cm">
          <text:p text:style-name="Illustration"><draw:frame draw:style-name="fr120" draw:name="Grafik86" text:anchor-type="paragraph" svg:x="0cm" svg:y="0cm" svg:width="6.001cm" style:rel-width="100%" svg:height="2.529cm" style:rel-height="scale" draw:z-index="251"><draw:image loext:mime-type=""/></draw:frame>xxxxxxxxxxxxxxxxxxxxxxxxxxxxxxxxxxxxxxxxxxxxxxxxxxxxxxxxxxxxxxxxxxxxxxxxxxxxxxxxxxxxxxxxxxxx</text:p>
        </draw:text-box>
      </draw:frame>
      <draw:frame draw:style-name="fr13" draw:name="Rahmen248" text:anchor-type="page" text:anchor-page-number="225" svg:x="4.658cm" svg:y="2.926cm" svg:width="6.994cm" draw:z-index="247">
        <draw:text-box fo:min-height="6.463cm">
          <text:p text:style-name="Syntaxdiagramm">xxxxxxxxxxxxxxxxxxxx<text:span text:style-name="T116">x</text:span>xxxxxxxxxxxxxxxxxxxxxxxxxxxxxx</text:p>
        </draw:text-box>
      </draw:frame>
      <draw:frame draw:style-name="fr35" draw:name="Rahmen258" text:anchor-type="page" text:anchor-page-number="217" svg:x="9.049cm" svg:y="4.05cm" svg:width="5.105cm" draw:z-index="403">
        <draw:text-box fo:min-height="6.576cm">
          <text:p text:style-name="P228">xxxxxxxxxxxxx<text:span text:style-name="T122">xxxxxxxxxxxxxxxxxxxxxxxxxxxxxxxxxxxxxxxxxxxxxxxxxxxxxxxxxxxxxxxxxxxxxxxxxxxxxxxxxxxxxxxxxxxxxxxxxx</text:span></text:p>
        </draw:text-box>
      </draw:frame>
      <draw:frame draw:style-name="fr39" draw:name="Rahmen257" text:anchor-type="page" text:anchor-page-number="214" svg:x="9.451cm" svg:y="11.735cm" svg:width="6.004cm" draw:z-index="237">
        <draw:text-box fo:min-height="5.431cm">
          <text:p text:style-name="Illustration"><draw:frame draw:style-name="fr104" draw:name="Bild2" text:anchor-type="paragraph" svg:width="6.001cm" svg:height="4.821cm" draw:z-index="238"><draw:image loext:mime-type=""/></draw:frame>xxxxxxxxxxxxx<text:span text:style-name="T120">xxxxxxxxxxxxxxxxxxxxxxxxxxxxxxxxxxxx</text:span></text:p>
        </draw:text-box>
      </draw:frame>
      <draw:frame draw:style-name="fr40" draw:name="Rahmen260" text:anchor-type="page" text:anchor-page-number="216" svg:x="4.791cm" svg:y="3.395cm" svg:width="7.999cm" draw:z-index="239">
        <draw:text-box fo:min-height="7.661cm">
          <text:p text:style-name="Illustration"><draw:frame draw:style-name="fr110" draw:name="Bild5" text:anchor-type="paragraph" svg:x="0cm" svg:y="0cm" svg:width="7.999cm" svg:height="7.661cm" style:rel-height="scale" draw:z-index="240"><draw:image loext:mime-type=""/></draw:frame>xxxxxxxxxxxxx<text:span text:style-name="T121">xxxxxxxxxxxxxxxxxxxxxxxxxxxxxxxxxxxxxxxxxxxxxxxxxxxxxxxxxxxxxxxxxxxxxxxxxxxxxxxxxxxxxxxxxxxxxxxxxxxxxxxxxxxxxxxxxxxxxxxxxxxxxxxxxxxxxxxxxxxxxxxx</text:span></text:p>
        </draw:text-box>
      </draw:frame>
      <draw:frame draw:style-name="fr13" draw:name="Rahmen266" text:anchor-type="page" text:anchor-page-number="215" svg:x="3.708cm" svg:y="8.615cm" svg:width="8.999cm" draw:z-index="235">
        <draw:text-box fo:min-height="9.23cm">
          <text:p text:style-name="Illustration"><draw:frame draw:style-name="fr112" draw:name="Bild12" text:anchor-type="paragraph" svg:x="0cm" svg:y="0cm" svg:width="8.999cm" svg:height="9.23cm" style:rel-height="scale" draw:z-index="236"><draw:image loext:mime-type=""/></draw:frame>xxxxxxxxxxxxx<text:span text:style-name="T143">xxxxxxxxxxxxxxxxxxxxxxxxxxxxxxxxxxxxxxxxxxxxxxxxxx</text:span></text:p>
        </draw:text-box>
      </draw:frame>
      <draw:frame draw:style-name="fr5" draw:name="Rahmen145" text:anchor-type="page" text:anchor-page-number="212" svg:x="5.666cm" svg:y="3.023cm" svg:width="7.001cm" draw:z-index="228">
        <draw:text-box fo:min-height="4.851cm">
          <text:p text:style-name="Illustration"><draw:frame draw:style-name="fr121" draw:name="Grafik101" text:anchor-type="paragraph" svg:x="0.004cm" svg:y="0.002cm" svg:width="7.001cm" style:rel-width="100%" svg:height="4.851cm" style:rel-height="scale" draw:z-index="229"><draw:image loext:mime-type=""/></draw:frame>xxxxxxxxxxxxxxxxxxxxxxxxxxxxxxxxxxxxxxxxxxxxxxxxxx<text:span text:style-name="T53">x</text:span><text:span text:style-name="T3">xxxxxxxxxxx</text:span></text:p>
        </draw:text-box>
      </draw:frame>
      <draw:frame draw:style-name="fr5" draw:name="Rahmen147" text:anchor-type="page" text:anchor-page-number="213" svg:x="4.715cm" svg:y="3.014cm" svg:width="6.5cm" draw:z-index="232">
        <draw:text-box fo:min-height="2.731cm">
          <text:p text:style-name="Illustration"><draw:frame draw:style-name="fr121" draw:name="Grafik103" text:anchor-type="paragraph" svg:x="0cm" svg:y="0cm" svg:width="6.5cm" style:rel-width="100%" svg:height="2.731cm" style:rel-height="scale" draw:z-index="233"><draw:image loext:mime-type=""/></draw:frame>xxxxxxxxxxxxxxxxxxxxxxxxxxxxxxxxxxx</text:p>
        </draw:text-box>
      </draw:frame>
      <draw:frame draw:style-name="fr41" draw:name="Rahmen262" text:anchor-type="page" text:anchor-page-number="210" svg:x="2.598cm" svg:y="6.989cm" svg:width="12.7cm" draw:z-index="225">
        <draw:text-box fo:min-height="4.824cm">
          <text:p text:style-name="Syntaxdiagramm"><draw:frame draw:style-name="fr113" draw:name="Bild8" text:anchor-type="paragraph" svg:x="0cm" svg:y="-0.37cm" svg:width="12.7cm" svg:height="4.824cm" style:rel-height="scale" draw:z-index="226"><draw:image loext:mime-type=""/></draw:frame>xxxxxxxxxxxxxxxxxx<text:span text:style-name="T130">xxxxxxxxxxxxx</text:span></text:p>
        </draw:text-box>
      </draw:frame>
      <draw:frame draw:style-name="fr3" draw:name="Rahmen122" text:anchor-type="page" text:anchor-page-number="199" svg:x="14.4cm" svg:y="11.758cm" svg:width="2.6cm" draw:z-index="223">
        <draw:text-box fo:min-height="1.512cm">
          <text:p text:style-name="Frame_20_contents">xxxxxxxxxxxxxxxxxxxxxxxxxxxxxxxxxxxx<text:span text:style-name="T282">xxxxxxx</text:span>xxxxxxxxx</text:p>
        </draw:text-box>
      </draw:frame>
      <draw:frame draw:style-name="fr42" draw:name="Rahmen216" text:anchor-type="page" text:anchor-page-number="192" svg:x="8.236cm" svg:y="4.394cm" svg:width="7.001cm" draw:z-index="217">
        <draw:text-box fo:min-height="4.69cm">
          <text:p text:style-name="Illustration"><draw:frame draw:style-name="fr122" draw:name="Grafik137" text:anchor-type="paragraph" svg:width="7.001cm" svg:height="4.69cm" style:rel-height="scale" draw:z-index="218"><draw:image loext:mime-type=""/></draw:frame>xxxxxxxxxxxxxxxxxxxxx<text:span text:style-name="T129">x</text:span>xxxxxxxxxxxxxxxxxxxxxxxxxxxxxxxxxxxxxxxxxxxxxxxxxxxxxxxxxxxxxxxxxxxxxxxxxxxxxxxxxxxxxxxxxxxxxxxxxxxxxxxxxxxxxxxxxxxxxx</text:p>
        </draw:text-box>
      </draw:frame>
      <draw:frame draw:style-name="fr43" draw:name="Rahmen274" text:anchor-type="page" text:anchor-page-number="188" svg:x="2.701cm" svg:y="13.79cm" svg:width="12.7cm" svg:height="3.676cm" style:rel-height="scale-min" draw:z-index="213">
        <draw:text-box>
          <text:p text:style-name="P232"><draw:frame draw:style-name="fr104" draw:name="Bild17" text:anchor-type="paragraph" svg:width="12.7cm" svg:height="2.723cm" style:rel-height="scale" draw:z-index="214"><draw:image loext:mime-type=""/></draw:frame>xxxxxxxxxxxxxxxxxx<text:span text:style-name="T182">xxxxxxxxxxxxxxxxx</text:span></text:p>
        </draw:text-box>
      </draw:frame>
      <draw:frame draw:style-name="fr12" draw:name="Rahmen252" text:anchor-type="page" text:anchor-page-number="182" svg:x="0cm" svg:y="2.425cm" svg:width="2.6cm" draw:z-index="212">
        <draw:text-box fo:min-height="0.84cm">
          <text:p text:style-name="P160">xxxxxxxxxxxxxxxxxxxxxxxxxxxxxxxxxx</text:p>
        </draw:text-box>
      </draw:frame>
      <draw:frame draw:style-name="fr3" draw:name="Rahmen179" text:anchor-type="page" text:anchor-page-number="177" svg:x="14.4cm" svg:y="3.392cm" svg:width="2.6cm" draw:z-index="393">
        <draw:text-box fo:min-height="2.02cm">
          <text:p text:style-name="Frame_20_contents">xxxxxxxxxxxxxxxxxxxxxxxxxxxxxxxxxxxxxxxxxxxxxxxxxxxxxxxxxxxxxxxxxxxxxxxxxxxxxxxxxxxxxxx</text:p>
        </draw:text-box>
      </draw:frame>
      <draw:frame draw:style-name="fr13" draw:name="Rahmen63" text:anchor-type="page" text:anchor-page-number="176" svg:x="2.586cm" svg:y="2.425cm" svg:width="12.7cm" draw:z-index="390">
        <draw:text-box fo:min-height="1.87cm">
          <text:p text:style-name="Syntaxdiagramm"><draw:frame draw:style-name="fr121" draw:name="Grafik40" text:anchor-type="paragraph" svg:x="0.004cm" svg:y="0.002cm" svg:width="12.7cm" style:rel-width="100%" svg:height="1.87cm" style:rel-height="scale" draw:z-index="391"><draw:image loext:mime-type=""/></draw:frame>xxxxxxxxxxxxxxxxxxxxxxxxxxxxxxxxxxxxxxxxxxxxxxxxxxxxxxxxxx</text:p>
        </draw:text-box>
      </draw:frame>
      <draw:frame draw:style-name="fr44" draw:name="Rahmen64" text:anchor-type="page" text:anchor-page-number="176" svg:x="2.739cm" svg:y="5.881cm" svg:width="12.7cm" draw:z-index="386">
        <draw:text-box fo:min-height="2.06cm">
          <text:p text:style-name="Syntaxdiagramm"><draw:frame draw:style-name="fr121" draw:name="Grafik41" text:anchor-type="paragraph" svg:x="0cm" svg:y="0cm" svg:width="12.7cm" style:rel-width="100%" svg:height="2.06cm" style:rel-height="scale" draw:z-index="387"><draw:image loext:mime-type=""/></draw:frame>xxxxxxxxxxxxxxxxxxxxxxxxxxxxxxxxxxxxxxxxxxxxxxxxxxxxxxxxxx</text:p>
        </draw:text-box>
      </draw:frame>
      <draw:frame draw:style-name="fr12" draw:name="Rahmen119" text:anchor-type="page" text:anchor-page-number="184" svg:x="-0.055cm" svg:y="5.161cm" svg:width="2.6cm" draw:z-index="206">
        <draw:text-box fo:min-height="0.84cm">
          <text:p text:style-name="Frame_20_contents">xxxxxxxxxxxxxxxxxxxxxxxxxxxxxxxxxxxxxxxxxx<text:span text:style-name="T32">xxx</text:span>xxxxxxxxxxxxxxxx</text:p>
        </draw:text-box>
      </draw:frame>
      <draw:frame draw:style-name="fr3" draw:name="Rahmen254" text:anchor-type="page" text:anchor-page-number="183" svg:x="16.173cm" svg:y="8.303cm" svg:width="2.6cm" draw:z-index="204">
        <draw:text-box fo:min-height="2.02cm">
          <text:p text:style-name="P159">xxxxxxxxxxxxxxxxxxxxxxxxxxxxxxxxxxxxxxxxxxxxxxxxxxxxxxx</text:p>
        </draw:text-box>
      </draw:frame>
      <draw:frame draw:style-name="fr10" draw:name="Rahmen123" text:anchor-type="page" text:anchor-page-number="211" svg:x="14.432cm" svg:y="9.523cm" svg:width="2.568cm" draw:z-index="234">
        <draw:text-box fo:min-height="2.164cm">
          <text:p text:style-name="Frame_20_contents">xxxxxxxxxxxxxxxxxxxxxxxxxxxxxxxxxxxxxxxxxxxxxxxxxxxxxxxxxxxxxxxxxxx</text:p>
        </draw:text-box>
      </draw:frame>
      <draw:frame draw:style-name="fr12" draw:name="Rahmen253" text:anchor-type="page" text:anchor-page-number="184" svg:x="0cm" svg:y="9.89cm" svg:width="2.6cm" draw:z-index="205">
        <draw:text-box fo:min-height="0.84cm">
          <text:p text:style-name="P134">xxxxxxxxxxxxxxxxxxxxxxxxxxxxxxxxxxxxxxx</text:p>
        </draw:text-box>
      </draw:frame>
      <draw:frame draw:style-name="fr3" draw:name="Rahmen239" text:anchor-type="page" text:anchor-page-number="281" svg:x="14.4cm" svg:y="5.262cm" svg:width="2.6cm" draw:z-index="282">
        <draw:text-box fo:min-height="1.233cm">
          <text:p text:style-name="P158">xxxxxxxxxxxxxxxxxxxxxxxxxxxxxxxxxxxxxxxxxxx</text:p>
        </draw:text-box>
      </draw:frame>
      <draw:frame draw:style-name="fr3" draw:name="Rahmen175" text:anchor-type="page" text:anchor-page-number="287" svg:x="14.4cm" svg:y="6.648cm" svg:width="2.6cm" draw:z-index="284">
        <draw:text-box fo:min-height="2.02cm">
          <text:p text:style-name="Frame_20_contents">xxxxxxxxxxxxxxx<text:span text:style-name="T144">x</text:span>xxxxxxxxxxxxxxxxxxxxxxxxxxxxxxxxxxxxxxxxxxxxxxxxx</text:p>
        </draw:text-box>
      </draw:frame>
      <draw:frame draw:style-name="fr12" draw:name="Rahmen148" text:anchor-type="page" text:anchor-page-number="278" svg:x="-0.062cm" svg:y="7.807cm" svg:width="2.6cm" draw:z-index="279">
        <draw:text-box fo:min-height="0.84cm">
          <text:p text:style-name="Frame_20_contents">xxxxxxxxxxxxxxxxxxxxxxxxxxxxxxxxxxxxxxxxxxxxxxxxxxxxxxxxxxxxxx</text:p>
        </draw:text-box>
      </draw:frame>
      <draw:frame draw:style-name="fr3" draw:name="Rahmen313" text:anchor-type="page" text:anchor-page-number="277" svg:x="14.3cm" svg:y="7.904cm" svg:width="2.701cm" draw:z-index="278">
        <draw:text-box fo:min-height="2.02cm">
          <text:p text:style-name="P152">xxxxxxxxxxxxxxxxxxxxxxxxxxxxxxxxxxxxxxxxxxxxxxxxxxxxxxxxxxxxxxxxxxxxxx</text:p>
        </draw:text-box>
      </draw:frame>
      <draw:frame draw:style-name="fr3" draw:name="Rahmen151" text:anchor-type="page" text:anchor-page-number="279" svg:x="14.4cm" svg:y="4.452cm" svg:width="2.6cm" draw:z-index="280">
        <draw:text-box fo:min-height="2.02cm">
          <text:p text:style-name="Frame_20_contents">xxxxxxxxxxxxx<text:span text:style-name="T275">xxxxxxxxxxxxx</text:span>xxxxxxxxxxxxxxxxxxxxxxxxxxxxxxxxxxxxxxxx</text:p>
        </draw:text-box>
      </draw:frame>
      <draw:frame draw:style-name="fr12" draw:name="Rahmen218" text:anchor-type="page" text:anchor-page-number="258" svg:x="0cm" svg:y="14.589cm" svg:width="2.6cm" draw:z-index="286">
        <draw:text-box fo:min-height="0.84cm">
          <text:p text:style-name="P151">xxxxxxxxxxxxxxxxxxxxxxxxxxxxxxxxxx<text:line-break/>xxxxxxxxxxxxxxxxxxxxxxxxxxxxxxxxxxxxxxxx</text:p>
        </draw:text-box>
      </draw:frame>
      <draw:frame draw:style-name="fr12" draw:name="Rahmen106" text:anchor-type="page" text:anchor-page-number="258" svg:x="0cm" svg:y="3.602cm" svg:width="2.6cm" draw:z-index="277">
        <draw:text-box fo:min-height="0.84cm">
          <text:p text:style-name="P144">xxxxxxxxxxxxxxxxxxxxx<text:span text:style-name="T154">xxx</text:span>xxxxxxxxxxxxxxxxxxxxxx</text:p>
          <text:p text:style-name="P145">xxxxxxxxxxxxxxxxxxxxxxxxxxxxxxxxxxxxxxxxxxxxxxxxxxxxxxxxxxxxx</text:p>
        </draw:text-box>
      </draw:frame>
      <draw:frame draw:style-name="fr3" draw:name="Rahmen243" text:anchor-type="page" text:anchor-page-number="257" svg:x="14.4cm" svg:y="14.293cm" svg:width="2.6cm" draw:z-index="389">
        <draw:text-box fo:min-height="2.02cm">
          <text:p text:style-name="P133">xxxx<text:span text:style-name="T288">xxx</text:span>xxxxxxxxxxxxxxxxxxxxxxxxxxxxxxxxxxxxxxxxxxxxxxxxxxxxxx</text:p>
        </draw:text-box>
      </draw:frame>
      <draw:frame draw:style-name="fr43" draw:name="Rahmen251" text:anchor-type="page" text:anchor-page-number="255" svg:x="4.688cm" svg:y="6.558cm" svg:width="7.999cm" draw:z-index="265">
        <draw:text-box fo:min-height="5.399cm">
          <text:p text:style-name="P224"><draw:frame draw:style-name="fr104" draw:name="Grafik158" text:anchor-type="paragraph" svg:width="7.999cm" svg:height="5.399cm" style:rel-height="scale" draw:z-index="266"><draw:image loext:mime-type=""/></draw:frame>xxxxxxxxxxxxx<text:span text:style-name="T114">xxxxxxxxxxxxxxxxxxxxxxxxxxxxxxxxxxxxxxxxxxxxxxxxxxxxxxxxxxxxxxxxx</text:span></text:p>
        </draw:text-box>
      </draw:frame>
      <draw:frame draw:style-name="fr45" draw:name="Rahmen133" text:anchor-type="page" text:anchor-page-number="254" svg:x="2.618cm" svg:y="13.397cm" svg:width="12.7cm" draw:z-index="275">
        <draw:text-box fo:min-height="4.417cm">
          <text:p text:style-name="Illustration"><draw:frame draw:style-name="fr102" draw:name="Grafik90" text:anchor-type="paragraph" svg:x="0cm" svg:y="0cm" svg:width="12.7cm" style:rel-width="100%" svg:height="4.417cm" style:rel-height="scale" draw:z-index="283"><draw:image loext:mime-type=""/></draw:frame>xxxxxxxxxxxxxxxxxxxxxxxxxxxxxxxxxxxxxxxxxxxxxxxxxxxxxxxxxxxxxxxxxxxxxxxxxxxxxx</text:p>
        </draw:text-box>
      </draw:frame>
      <draw:frame draw:style-name="fr46" draw:name="Rahmen132" text:anchor-type="page" text:anchor-page-number="253" svg:x="8.625cm" svg:y="5.886cm" svg:width="5.449cm" draw:z-index="272">
        <draw:text-box fo:min-height="5.343cm">
          <text:p text:style-name="Illustration"><draw:frame draw:style-name="fr123" draw:name="Grafik89" text:anchor-type="paragraph" svg:x="0cm" svg:y="0cm" svg:width="5.449cm" svg:height="5.166cm" draw:z-index="273"><draw:image loext:mime-type=""/></draw:frame>xxxxxxxxxxxxxxxxxxxxxxxxxxxxxxxxxxxxxxxxxxxxxxxxxxxxxxxxxxxxxxxxxxxxxxxxxxxxxxxxxxxxxxxxxxxx</text:p>
        </draw:text-box>
      </draw:frame>
      <draw:frame draw:style-name="fr47" draw:name="Rahmen307" text:anchor-type="page" text:anchor-page-number="252" svg:x="3.343cm" svg:y="5.196cm" svg:width="11cm" draw:z-index="269">
        <draw:text-box fo:min-height="8.241cm">
          <text:p text:style-name="Illustration">xxxxxxxxxxxxxxxxxxxxxxxxxxxxxxxxxxxxxxxx</text:p>
        </draw:text-box>
      </draw:frame>
      <draw:frame draw:style-name="fr18" draw:name="Rahmen306" text:anchor-type="page" text:anchor-page-number="251" svg:x="4.731cm" svg:y="10.61cm" svg:width="7.001cm" draw:z-index="271">
        <draw:text-box fo:min-height="5.41cm">
          <text:p text:style-name="Illustration"><draw:frame draw:style-name="fr104" draw:name="Bild55" text:anchor-type="paragraph" svg:width="6.35cm" svg:height="5.413cm" style:rel-height="scale" draw:z-index="288"><draw:image loext:mime-type=""/></draw:frame>xxxxxxxxxxxxxxxxxxxxxxxxxxxxxxxxxxxxxxxx</text:p>
        </draw:text-box>
      </draw:frame>
      <draw:frame draw:style-name="fr12" draw:name="Rahmen250" text:anchor-type="page" text:anchor-page-number="238" svg:x="0cm" svg:y="3.538cm" svg:width="2.6cm" draw:z-index="262">
        <draw:text-box fo:min-height="0.84cm">
          <text:p text:style-name="Frame_20_contents">xxxxxxxxxxxxxxx<text:span text:style-name="T221">xxxx</text:span>xxxxxxxxxxx<text:span text:style-name="T221">x</text:span>xxxxxxxxxx<text:span text:style-name="T221">x</text:span>xxxxxxxxxxxxxxxxxxxxxxxxxxxxxxxxxxxxxxxxxxxxxxxxx</text:p>
        </draw:text-box>
      </draw:frame>
      <draw:frame draw:style-name="fr33" draw:name="Rahmen276" text:anchor-type="page" text:anchor-page-number="234" svg:x="2.79cm" svg:y="8.77cm" svg:width="6.001cm" draw:z-index="255">
        <draw:text-box fo:min-height="10.58cm">
          <text:p text:style-name="Illustration"><draw:frame draw:style-name="fr110" draw:name="Bild26" text:anchor-type="paragraph" svg:x="0cm" svg:y="0cm" svg:width="6.001cm" svg:height="8.819cm" style:rel-height="scale" draw:z-index="256"><draw:image loext:mime-type=""/></draw:frame>xxxxxxxxxxxxx<text:span text:style-name="T132">xxxxxxxxxxxxxxxxxxxxxxxxxxxxxxxxxxxxxxxxxxxxxxxxxxxxxxxxxxxxxxxxxxxxxxxxxxxxxxxxxxxxxxxxxxxxxxxxxxxxxxxxxxx</text:span></text:p>
        </draw:text-box>
      </draw:frame>
      <draw:frame draw:style-name="fr39" draw:name="Rahmen275" text:anchor-type="page" text:anchor-page-number="234" svg:x="9.273cm" svg:y="8.767cm" svg:width="6.001cm" draw:z-index="257">
        <draw:text-box fo:min-height="10.832cm">
          <text:p text:style-name="Illustration"><draw:frame draw:style-name="fr104" draw:name="Bild27" text:anchor-type="paragraph" svg:width="6.001cm" svg:height="8.819cm" draw:z-index="258"><draw:image loext:mime-type=""/></draw:frame>xxxxxxxxxxxxxxxxxxxxxxxxxxxxxxxxxxxxxxxxxxxxxxxxxxxxxxxxxxxxxxxxxxxxxxxxxxxxxxxxxxxxxxxxxxxxxx</text:p>
        </draw:text-box>
      </draw:frame>
      <draw:frame draw:style-name="fr3" draw:name="Rahmen190" text:anchor-type="page" text:anchor-page-number="233" svg:x="14.4cm" svg:y="13.263cm" svg:width="2.6cm" draw:z-index="259">
        <draw:text-box fo:min-height="2.02cm">
          <text:p text:style-name="P143">xxxxxxxxxxxxxxxxxxxxxxxxxxxxxxxxxxxxxxxxxxxxxxxxxxxxxxxxxxxxxx</text:p>
        </draw:text-box>
      </draw:frame>
      <draw:frame draw:style-name="fr12" draw:name="Rahmen18" text:anchor-type="page" text:anchor-page-number="232" svg:x="0cm" svg:y="8.181cm" svg:width="2.6cm" draw:z-index="270">
        <draw:text-box fo:min-height="0.84cm">
          <text:p text:style-name="P129">xxxxxxxxxxxxxxxxxxxxx<text:line-break/>xxxxxxxxxxxxxxxxxxxxxxxxxxxxxxxxxx</text:p>
        </draw:text-box>
      </draw:frame>
      <draw:frame draw:style-name="fr12" draw:name="Rahmen5" text:anchor-type="page" text:anchor-page-number="232" svg:x="0cm" svg:y="5.549cm" svg:width="2.701cm" draw:z-index="399">
        <draw:text-box fo:min-height="0.84cm">
          <text:p text:style-name="P129">xxxxxxxxxxxxxxxxxxxxxxxxxxxxxxxxxxxxxxxxxxxxxxxxxxxxxxxxxxxxxxxxxxxxxxxxx</text:p>
        </draw:text-box>
      </draw:frame>
      <draw:frame draw:style-name="fr48" draw:name="Rahmen131" text:anchor-type="page" text:anchor-page-number="229" svg:x="8.179cm" svg:y="14.36cm" svg:width="6.001cm" draw:z-index="202">
        <draw:text-box fo:min-height="3.57cm">
          <text:p text:style-name="P230"><draw:frame draw:style-name="fr102" draw:name="Grafik88" text:anchor-type="paragraph" svg:x="0cm" svg:y="0cm" svg:width="6.001cm" style:rel-width="100%" svg:height="3.57cm" style:rel-height="scale" draw:z-index="203"><draw:image loext:mime-type=""/></draw:frame>xxxxxxxxxxxxxxxxxxxxxxxxxxxxxxxxxxxxxxxxxxxxxxxxxxxx<text:span text:style-name="T214">x</text:span>xxxxxxxxxxxxxxxxxxxxxx</text:p>
        </draw:text-box>
      </draw:frame>
      <draw:frame draw:style-name="fr12" draw:name="Rahmen193" text:anchor-type="page" text:anchor-page-number="230" svg:x="0cm" svg:y="6.86cm" svg:width="2.6cm" draw:z-index="254">
        <draw:text-box fo:min-height="0.84cm">
          <text:p text:style-name="P179">xxxxxxxxxxxxxxxxxxxxxxxxxxxxxxxxxxxxxxxxxxxxxxxxxxxxxxxxxxxxxxxxxxxxxxxxxxxxxxxxxxxxxx</text:p>
          <text:p text:style-name="P179">xxxxxxxxxxxxxxxxxxxxxxxxxxxxxxxxxxxxxxxxxxxxxxxxxxxxxxxxxxxxxxxxxxxxxxxxxxxxxxxxxxxxxxx</text:p>
        </draw:text-box>
      </draw:frame>
      <draw:frame draw:style-name="fr13" draw:name="Rahmen245" text:anchor-type="page" text:anchor-page-number="224" svg:x="3.948cm" svg:y="2.374cm" svg:width="9.44cm" draw:z-index="245">
        <draw:text-box fo:min-height="4.001cm">
          <text:p text:style-name="Syntaxdiagramm"><draw:frame draw:style-name="fr124" draw:name="Grafik160" text:anchor-type="paragraph" svg:width="9.44cm" svg:height="4.001cm" style:rel-height="scale" draw:z-index="246"><draw:image loext:mime-type=""/></draw:frame>xxxxxxxxxxxxxxxxxxxxxxxxxxxxxxxxxxxxx<text:span text:style-name="T146">xxxxxxxxxxxxxxxxxxxxxxxxxxxx</text:span></text:p>
        </draw:text-box>
      </draw:frame>
      <draw:frame draw:style-name="fr12" draw:name="Rahmen191" text:anchor-type="page" text:anchor-page-number="226" svg:x="0cm" svg:y="4.309cm" svg:width="2.6cm" draw:z-index="249">
        <draw:text-box fo:min-height="0.84cm">
          <text:p text:style-name="P141">xxxxxxxxxxxxxxxxxxxxxxxxxxxxxxxxxxxxxxxxxxxxxxxxxxxxxxxxxxxxxxxx</text:p>
        </draw:text-box>
      </draw:frame>
      <draw:frame draw:style-name="fr3" draw:name="Rahmen305" text:anchor-type="page" text:anchor-page-number="225" svg:x="14.3cm" svg:y="16.025cm" svg:width="2.701cm" draw:z-index="441">
        <draw:text-box fo:min-height="2.02cm">
          <text:p text:style-name="P142">xxxxxxxxxxxxxxxxxxxxxxxxxxxxxxxxxxxxxxxxxxxxxxxxxxxxxxxxxxxxxxxxxxxxxxxxxxxxxxxxxxxxxxxxxxxxxxxxxxxxxxxxxxxxxxxxxxxxxxxxxx</text:p>
        </draw:text-box>
      </draw:frame>
      <draw:frame draw:style-name="fr3" draw:name="Rahmen47" text:anchor-type="page" text:anchor-page-number="225" svg:x="14.4cm" svg:y="10.135cm" svg:width="2.6cm" draw:z-index="248">
        <draw:text-box fo:min-height="2.02cm">
          <text:p text:style-name="Frame_20_contents">xxxxxxxxxxxxxxxxxxxxxxxxxxxxxxxxxxxxxxxxxxxxxxxxxxxxxxxxxxxxx<text:line-break/><text:span text:style-name="Strong_20_Emphasis">xxxxxxxxx</text:span></text:p>
        </draw:text-box>
      </draw:frame>
      <draw:frame draw:style-name="fr45" draw:name="Rahmen247" text:anchor-type="page" text:anchor-page-number="224" svg:x="2.623cm" svg:y="14.014cm" svg:width="12.7cm" draw:z-index="243">
        <draw:text-box fo:min-height="2.415cm">
          <text:p text:style-name="Syntaxdiagramm"><draw:frame draw:style-name="fr122" draw:name="Grafik163" text:anchor-type="paragraph" svg:width="9.999cm" svg:height="1.891cm" draw:z-index="244"><draw:image loext:mime-type=""/></draw:frame>xxxxxxxxxxxxxxxxxxxxxxxxxxx</text:p>
        </draw:text-box>
      </draw:frame>
      <draw:frame draw:style-name="fr45" draw:name="Rahmen153" text:anchor-type="page" text:anchor-page-number="222" svg:x="2.669cm" svg:y="2.753cm" svg:width="12.7cm" draw:z-index="261">
        <draw:text-box fo:min-height="7.07cm">
          <text:p text:style-name="P222"><draw:frame draw:style-name="fr107" draw:name="Grafik105" text:anchor-type="paragraph" svg:x="0cm" svg:y="0cm" svg:width="12.7cm" svg:height="6.518cm" draw:z-index="267"><draw:image loext:mime-type=""/></draw:frame>xxxxxxxxxxxxxxxxxxxxxxxxxxxxxxxxxxxxxxxxxxx<text:span text:style-name="T228">xxxxx</text:span>xxxxxxxx<text:span text:style-name="T228">x</text:span>xxxxxxxxxxxxxxxxxxxxxxxxxxxxxx<text:span text:style-name="T228">x</text:span>xxxxxxxxxxxxxx</text:p>
        </draw:text-box>
      </draw:frame>
      <draw:frame draw:style-name="fr12" draw:name="Rahmen304" text:anchor-type="page" text:anchor-page-number="222" svg:x="0cm" svg:y="12.906cm" svg:width="2.701cm" draw:z-index="268">
        <draw:text-box fo:min-height="0.84cm">
          <text:p text:style-name="P140">xxxxxxxxxxxxxxxxx</text:p>
          <text:p text:style-name="P140">xxxxxxxxxxxxxxxxxxxxxxxxxx</text:p>
        </draw:text-box>
      </draw:frame>
      <draw:frame draw:style-name="fr40" draw:name="Rahmen316" text:anchor-type="page" text:anchor-page-number="217" svg:x="1.683cm" svg:y="2.411cm" svg:width="6.35cm" draw:z-index="1">
        <draw:text-box fo:min-height="10.478cm">
          <text:p text:style-name="Illustration"><draw:frame draw:style-name="fr104" draw:name="Bild59" text:anchor-type="paragraph" svg:width="6.35cm" svg:height="10.478cm" style:rel-height="scale" draw:z-index="2"><draw:image loext:mime-type=""/></draw:frame>xxxxxxxxxxxxx<text:span text:style-name="T215">xxxxxxxxxxxxxxxxxxxxxxxxxxxxxxxxxxxxxxxxxxxxxxxxxxxxxxxxxxxxxxxxxxxxxxxxxxxxxxxxx</text:span></text:p>
        </draw:text-box>
      </draw:frame>
      <draw:frame draw:style-name="fr5" draw:name="Rahmen146" text:anchor-type="page" text:anchor-page-number="212" svg:x="3.358cm" svg:y="13.884cm" svg:width="11cm" draw:z-index="230">
        <draw:text-box fo:min-height="4.851cm">
          <text:p text:style-name="Illustration"><draw:frame draw:style-name="fr121" draw:name="Grafik102" text:anchor-type="paragraph" svg:x="0cm" svg:y="0cm" svg:width="11cm" style:rel-width="100%" svg:height="4.851cm" style:rel-height="scale" draw:z-index="231"><draw:image loext:mime-type=""/></draw:frame>xxxxxxxxxxxxxxxxxxxxxxxxxxxxxxxxxxxxxxxxxxxxxxxxxxxxxxxxxxxx<text:span text:style-name="T53">x</text:span><text:span text:style-name="T3">xxxxxxxxxxx</text:span></text:p>
        </draw:text-box>
      </draw:frame>
      <draw:frame draw:style-name="fr3" draw:name="Rahmen174" text:anchor-type="page" text:anchor-page-number="211" svg:x="15.919cm" svg:y="13.594cm" svg:width="2.6cm" draw:z-index="201">
        <draw:text-box fo:min-height="2.02cm">
          <text:p text:style-name="Frame_20_contents">xxxxxxxxxxxxxxxxxxxxxxxxxxxxxxxxxxxxxxxxxxxxxxxxxxxxxxxxxxx</text:p>
          <text:p text:style-name="P157">xxxxxxxxxxxxxxxxxxxxxxxxxxxxxxxx</text:p>
        </draw:text-box>
      </draw:frame>
      <draw:frame draw:style-name="fr12" draw:name="Rahmen317" text:anchor-type="page" text:anchor-page-number="210" svg:x="0cm" svg:y="2.323cm" svg:width="2.6cm" draw:z-index="200">
        <draw:text-box fo:min-height="2.641cm">
          <text:p text:style-name="P157">xxxxxxxxxxxxxxxxxxxxxxxxxxxxxxxxxxxxxxxxxxxxxxxxxxxxxxxxxxxxxxxxxxxxxxxxxxxxxxxxxx</text:p>
          <text:p text:style-name="P157">xxxxxxxxxxxxxxxxxxxxxxxxxxxxxxxxxxxxxxxxxxxxxxxxxxxxxxxxxxxxxxxxx</text:p>
        </draw:text-box>
      </draw:frame>
      <draw:frame draw:style-name="fr33" draw:name="Rahmen263" text:anchor-type="page" text:anchor-page-number="210" svg:x="2.536cm" svg:y="12.993cm" svg:width="12.7cm" draw:z-index="197">
        <draw:text-box fo:min-height="2.526cm">
          <text:p text:style-name="Syntaxdiagramm"><draw:frame draw:style-name="fr125" draw:name="Bild9" text:anchor-type="paragraph" svg:width="12.7cm" svg:height="2.526cm" style:rel-height="scale" draw:z-index="227"><draw:image loext:mime-type=""/></draw:frame>xxxxxxxxxxxxxxxxxx<text:span text:style-name="T131">xxxxxxxxxxxxxxxxxxxxxxxxxxxxxxxxxxxxxxxxxxxxxx</text:span></text:p>
        </draw:text-box>
      </draw:frame>
      <draw:frame draw:style-name="fr12" draw:name="Rahmen126" text:anchor-type="page" text:anchor-page-number="200" svg:x="0cm" svg:y="7.691cm" svg:width="2.6cm" draw:z-index="193">
        <draw:text-box fo:min-height="0.84cm">
          <text:p text:style-name="Frame_20_contents">xxxxxxxxxxxxxxxxxxxxxxxxxxxxxxxxxxxxxxxxxxxxxxxxxxxxxxxxxxxxxxxxxxxxxxxxxxxxxxxxxxxxxxxxxxxxx</text:p>
        </draw:text-box>
      </draw:frame>
      <draw:frame draw:style-name="fr49" draw:name="Rahmen69" text:anchor-type="page" text:anchor-page-number="176" svg:x="2.701cm" svg:y="8.209cm" svg:width="12.7cm" style:rel-width="100%" svg:height="5.86cm" style:rel-height="scale-min" draw:z-index="190">
        <draw:text-box>
          <text:p text:style-name="Syntaxdiagramm"><draw:frame draw:style-name="fr102" draw:name="Grafik43" text:anchor-type="paragraph" svg:x="0cm" svg:y="0cm" svg:width="12.7cm" style:rel-width="100%" svg:height="4.625cm" style:rel-height="scale" draw:z-index="191"><draw:image loext:mime-type=""/></draw:frame>xxxxxxxxxxxxxxxxxxxxxxxxxxxxxxxxxxxxxxxxxxxxxxxxxxxxxxxxxxxxxxxxxxxxxxxxxxxxxxxxxxxxxxxxxxxxxxxxxxxxxxxxxxxxxxxxxxxxxxxxxxxxxx</text:p>
        </draw:text-box>
      </draw:frame>
      <draw:frame draw:style-name="fr13" draw:name="Rahmen270" text:anchor-type="page" text:anchor-page-number="168" svg:x="4.032cm" svg:y="2.508cm" svg:width="10.837cm" draw:z-index="185">
        <draw:text-box fo:min-height="5.532cm">
          <text:p text:style-name="Illustration"><draw:frame draw:style-name="fr104" draw:name="Bild14" text:anchor-type="paragraph" svg:width="11cm" svg:height="3.941cm" draw:z-index="186"><draw:image loext:mime-type=""/></draw:frame>xxxxxxxxxxxxx<text:span text:style-name="T126">xxxxxxxxxxxxxxxxxxxxxxxxxxxxxxxxxxxxxxxxxxxxxxxxxxxxxxxxxxxxxxxxxxxxxxxxxxxxxxxxxxxxxxxxxxxxxxxxxxxxxxxxxxxxxxxxxxxxxxxxxxxxxxxxxxxxxxxxxxxxxxxxxxxxxxxxxxxxxxxxxxxxxxxxxxxxxxxxxxxxxxx</text:span></text:p>
        </draw:text-box>
      </draw:frame>
      <draw:frame draw:style-name="fr27" draw:name="Rahmen140" text:anchor-type="page" text:anchor-page-number="146" svg:x="4.953cm" svg:y="2.969cm" svg:width="7.512cm" draw:z-index="166">
        <draw:text-box fo:min-height="2.514cm">
          <text:p text:style-name="Illustration"><draw:frame draw:style-name="fr126" draw:name="Grafik59" text:anchor-type="paragraph" svg:x="0cm" svg:y="0cm" svg:width="7.56cm" svg:height="2.54cm" draw:z-index="167"><draw:image loext:mime-type=""/></draw:frame>xxxxxxxxxxxxxxxxxxxxxxxxxxxxxxxxxxxxxxxxxxxxxxxxxxxxxxxxxxxxxxx</text:p>
        </draw:text-box>
      </draw:frame>
      <draw:frame draw:style-name="fr45" draw:name="Rahmen125" text:anchor-type="page" text:anchor-page-number="135" svg:x="3.032cm" svg:y="13.981cm" svg:width="9.999cm" draw:z-index="377">
        <draw:text-box fo:min-height="3.971cm">
          <text:p text:style-name="Illustration"><draw:frame draw:style-name="fr121" draw:name="Grafik84" text:anchor-type="paragraph" svg:x="0.004cm" svg:y="0.002cm" svg:width="9.999cm" style:rel-width="100%" svg:height="3.971cm" style:rel-height="scale" draw:z-index="378"><draw:image loext:mime-type=""/></draw:frame>xxxxxxxxxxxxxxxxxxxxxxxxxxxxxxxxxxxxxxxxxxxxxxxxxxxxxxxxxxxxxxxxxxxxxxxxxxx</text:p>
        </draw:text-box>
      </draw:frame>
      <draw:frame draw:style-name="fr10" draw:name="Rahmen314" text:anchor-type="page" text:anchor-page-number="128" svg:x="-0.191cm" svg:y="17.004cm" svg:width="2.635cm" draw:z-index="159">
        <draw:text-box fo:min-height="1.586cm">
          <text:p text:style-name="P156">xxxxxxxxxxxxxxxxxxxxxxxxxxxxxxxxxxxxxxxxxxxxxxxxxxxxx</text:p>
        </draw:text-box>
      </draw:frame>
      <draw:frame draw:style-name="fr14" draw:name="Rahmen259" text:anchor-type="page" text:anchor-page-number="218" svg:x="4.138cm" svg:y="2.399cm" svg:width="9.999cm" draw:z-index="241">
        <draw:text-box fo:min-height="6.14cm">
          <text:p text:style-name="Illustration"><draw:frame draw:style-name="fr110" draw:name="Bild4" text:anchor-type="paragraph" svg:x="0cm" svg:y="0cm" svg:width="9.999cm" svg:height="6.14cm" style:rel-height="scale" draw:z-index="242"><draw:image loext:mime-type=""/></draw:frame>xxxxxxxxxxxxx<text:span text:style-name="T123">xxxxxxxxxxxxxxxxxxxxxxxxxxxxxxxxxxxxxxxxxxxxxxxxxxxxxxxxxxxxxxxxxxxxxx</text:span></text:p>
        </draw:text-box>
      </draw:frame>
      <draw:frame draw:style-name="fr18" draw:name="Rahmen265" text:anchor-type="page" text:anchor-page-number="210" svg:x="3.946cm" svg:y="16.741cm" svg:width="9.999cm" draw:z-index="198">
        <draw:text-box fo:min-height="2.469cm">
          <text:p text:style-name="Syntaxdiagramm"><draw:frame draw:style-name="fr110" draw:name="Bild11" text:anchor-type="paragraph" svg:x="0cm" svg:y="0cm" svg:width="9.999cm" svg:height="2.469cm" style:rel-height="scale" draw:z-index="199"><draw:image loext:mime-type=""/></draw:frame>xxxxxxxxxxxxxxxxxx<text:span text:style-name="T175">xxxxxxxxxxxx</text:span></text:p>
        </draw:text-box>
      </draw:frame>
      <draw:frame draw:style-name="fr50" draw:name="Rahmen130" text:anchor-type="page" text:anchor-page-number="208" svg:x="3.133cm" svg:y="12.487cm" svg:width="11.977cm" draw:z-index="196">
        <draw:text-box fo:min-height="6.814cm">
          <text:p text:style-name="Syntaxdiagramm"><draw:frame draw:style-name="fr107" draw:name="Bild6" text:anchor-type="paragraph" svg:x="0.362cm" svg:y="0cm" svg:width="11.081cm" svg:height="6.001cm" draw:z-index="440"><draw:image loext:mime-type=""/></draw:frame>xxxxxxxxxxxxxx<text:span text:style-name="T16">xxxxxxxxxxxxxxx</text:span><text:span text:style-name="T17">x</text:span><text:span text:style-name="T16">xxxxxxxxxxxxx</text:span></text:p>
        </draw:text-box>
      </draw:frame>
      <draw:frame draw:style-name="fr12" draw:name="Rahmen256" text:anchor-type="page" text:anchor-page-number="206" svg:x="0cm" svg:y="15.662cm" svg:width="2.6cm" draw:z-index="195">
        <draw:text-box fo:min-height="0.84cm">
          <text:p text:style-name="P135">xxxxxxxxx<text:line-break/>xxxxxx<text:span text:style-name="T117">x</text:span>xxxxxxxxxxxx</text:p>
        </draw:text-box>
      </draw:frame>
      <draw:frame draw:style-name="fr12" draw:name="Rahmen149" text:anchor-type="page" text:anchor-page-number="206" svg:x="0cm" svg:y="7.168cm" svg:width="2.6cm" draw:z-index="194">
        <draw:text-box fo:min-height="0.84cm">
          <text:p text:style-name="Frame_20_contents">xxxxxxxxxxxxxxxxxxxxxxxxxxxxxxxxxxxxxxxxxxxxxxxxxxxxxxxxxxxxxxxxxxxxxxxxxxxxxxxxxxxxxxxxxxxxxxxxxxxxxxxxxxxxxxxxxxx</text:p>
        </draw:text-box>
      </draw:frame>
      <draw:frame draw:style-name="fr12" draw:name="Rahmen127" text:anchor-type="page" text:anchor-page-number="204" svg:x="-0.062cm" svg:y="9.091cm" svg:width="2.6cm" draw:z-index="224">
        <draw:text-box fo:min-height="0.84cm">
          <text:p text:style-name="Frame_20_contents">xxxxxxxxxxxxxxxxxxxxxxxxxxxxxxxxxxxxxxxxxxxxxxxxxxxxxxxxx</text:p>
        </draw:text-box>
      </draw:frame>
      <draw:frame draw:style-name="fr51" draw:name="Rahmen87" text:anchor-type="page" text:anchor-page-number="199" svg:x="1.804cm" svg:y="7.258cm" svg:width="6.001cm" draw:z-index="221">
        <draw:text-box fo:min-height="6.108cm">
          <text:p text:style-name="Illustration"><draw:frame draw:style-name="fr127" draw:name="Grafik76" text:anchor-type="paragraph" svg:x="0cm" svg:y="0cm" svg:width="6.001cm" svg:height="4.001cm" draw:z-index="222"><draw:image loext:mime-type=""/></draw:frame>xxxxxxxxxxxxxxxxxxxxxxxxxxxxxxxxxxxxxxxxxxxxxxxxxxxxxxxxxxxxxxxxxxxxxxxxxxxxxxxxxxxxxxxxxxxxxxxxxxxxxxxxxxxxxxxxxxxxxxxxxxxxxxxxxxx</text:p>
        </draw:text-box>
      </draw:frame>
      <draw:frame draw:style-name="fr12" draw:name="Rahmen268" text:anchor-type="page" text:anchor-page-number="198" svg:x="0cm" svg:y="6.417cm" svg:width="2.6cm" draw:z-index="220">
        <draw:text-box fo:min-height="0.84cm">
          <text:p text:style-name="P137">xxxxxxxxxxxxxxxxxxxxxxxxxxxxxxxxxxxxxxxxxxxxxxxxxxxxxxxxxxxxxxxxxxxxxxxxxxxxxxxxxxxxxxx</text:p>
        </draw:text-box>
      </draw:frame>
      <draw:frame draw:style-name="fr3" draw:name="Rahmen267" text:anchor-type="page" text:anchor-page-number="194" svg:x="0cm" svg:y="16.014cm" svg:width="2.6cm" draw:z-index="219">
        <draw:text-box fo:min-height="2.02cm">
          <text:p text:style-name="P136">xxxxxxxxxxxxxxxxxxxxxxxxxxxxxxxxxxxxxxxxxxxxxxxxxxxxxxxxxxxxxxxxxxxxxxxxxxxxxx</text:p>
        </draw:text-box>
      </draw:frame>
      <draw:frame draw:style-name="fr52" draw:name="Rahmen273" text:anchor-type="page" text:anchor-page-number="191" svg:x="1.727cm" svg:y="12.677cm" svg:width="12.605cm" draw:z-index="215">
        <draw:text-box fo:min-height="2.704cm">
          <text:p text:style-name="P231"><draw:frame draw:style-name="fr104" draw:name="Bild16" text:anchor-type="paragraph" svg:width="12.605cm" svg:height="2.704cm" style:rel-height="scale" draw:z-index="216"><draw:image loext:mime-type=""/></draw:frame>xxxxxxxxxxxx<text:span text:style-name="T128">xxxx</text:span>xx<text:span text:style-name="T128">xxxxxxxxxxxxxxx</text:span></text:p>
        </draw:text-box>
      </draw:frame>
      <draw:frame draw:style-name="fr3" draw:name="Rahmen272" text:anchor-type="page" text:anchor-page-number="187" svg:x="14.4cm" svg:y="10.419cm" svg:width="2.6cm" draw:z-index="208">
        <draw:text-box fo:min-height="2.02cm">
          <text:p text:style-name="P138">xxxxxxxxxxxxxxxxxxxxxxxxxxxxxxxxxxxxxxxxxxxxxxxxxxxxxxxxxxxxxx</text:p>
        </draw:text-box>
      </draw:frame>
      <draw:frame draw:style-name="fr3" draw:name="Rahmen121" text:anchor-type="page" text:anchor-page-number="185" svg:x="14.4cm" svg:y="3.727cm" svg:width="2.6cm" draw:z-index="192">
        <draw:text-box fo:min-height="1.27cm">
          <text:p text:style-name="Frame_20_contents">xxxxxxxxxxxxxxxxxxxxxxxxxxxxxxxxxxxxx</text:p>
        </draw:text-box>
      </draw:frame>
      <draw:frame draw:style-name="fr12" draw:name="Rahmen120" text:anchor-type="page" text:anchor-page-number="184" svg:x="0cm" svg:y="7.34cm" svg:width="2.6cm" draw:z-index="207">
        <draw:text-box fo:min-height="0.84cm">
          <text:p text:style-name="Frame_20_contents">xxxxxxxxxxxxxxxxxxxxxxxxx</text:p>
        </draw:text-box>
      </draw:frame>
      <draw:frame draw:style-name="fr3" draw:name="Rahmen118" text:anchor-type="page" text:anchor-page-number="183" svg:x="14.4cm" svg:y="2.272cm" svg:width="2.6cm" draw:z-index="209">
        <draw:text-box fo:min-height="2.02cm">
          <text:p text:style-name="Frame_20_contents"><text:span text:style-name="Strong_20_Emphasis">xxxxxxxxxxxxxxxxx</text:span>xxxxxxxxxxxxxxxxxxxxxxxxxxxxxxxxxxxxxxxxxxxxxxxxxxxxxxxxxxxxxxxxxxxxxxxxxxxx</text:p>
        </draw:text-box>
      </draw:frame>
      <draw:frame draw:style-name="fr53" draw:name="Rahmen114" text:anchor-type="page" text:anchor-page-number="177" svg:x="1.863cm" svg:y="16.436cm" svg:width="12.7cm" draw:z-index="210">
        <draw:text-box fo:min-height="2.051cm">
          <text:p text:style-name="Syntaxdiagramm"><draw:frame draw:style-name="fr121" draw:name="Grafik82" text:anchor-type="paragraph" svg:x="0.004cm" svg:y="0.002cm" svg:width="12.7cm" style:rel-width="100%" svg:height="2.051cm" style:rel-height="scale" draw:z-index="211"><draw:image loext:mime-type=""/></draw:frame>xxxxxxxxxxxxxxxxxxxxxxxxxxxxxxxxxxxxxxxxxxxxxxxxxxxxxxxxxxxxxxxxxxxx</text:p>
        </draw:text-box>
      </draw:frame>
      <draw:frame draw:style-name="fr13" draw:name="Rahmen65" text:anchor-type="page" text:anchor-page-number="176" svg:x="3.563cm" svg:y="14.295cm" svg:width="9.999cm" draw:z-index="401">
        <draw:text-box fo:min-height="3.81cm">
          <text:p text:style-name="Syntaxdiagramm"><draw:frame draw:style-name="fr121" draw:name="Grafik42" text:anchor-type="paragraph" svg:x="0.004cm" svg:y="0.002cm" svg:width="9.999cm" style:rel-width="100%" svg:height="3.81cm" style:rel-height="scale" draw:z-index="402"><draw:image loext:mime-type=""/></draw:frame>xxxxxxxxxxxxxxxxxxxxxxxxxxxxxxxxxxxxxxxxxxxxxxxxxxxxxxxxxxxxxxxxxxxxxxxxxxxxxxxx</text:p>
        </draw:text-box>
      </draw:frame>
      <draw:frame draw:style-name="fr12" draw:name="Rahmen180" text:anchor-type="page" text:anchor-page-number="174" svg:x="0cm" svg:y="15.78cm" svg:width="2.701cm" draw:z-index="392">
        <draw:text-box fo:min-height="0.84cm">
          <text:p text:style-name="Frame_20_contents">xxxxxxxxxxxxxxxxxxxxxxxxxxxxxxxxxxxxxxxxxxxxxxxxxxxxxxxxxxxxxx</text:p>
        </draw:text-box>
      </draw:frame>
      <draw:frame draw:style-name="fr10" draw:name="Rahmen320" text:anchor-type="page" text:anchor-page-number="170" svg:x="0cm" svg:y="8.7cm" svg:width="2.6cm" draw:z-index="189">
        <draw:text-box fo:min-height="1.226cm">
          <text:p text:style-name="P155">xxxxxxxxxxxxxxxxxxxxxxxxxxxxxxxxx</text:p>
        </draw:text-box>
      </draw:frame>
      <draw:frame draw:style-name="fr5" draw:name="Rahmen269" text:anchor-type="page" text:anchor-page-number="169" svg:x="2.775cm" svg:y="2.745cm" svg:width="11cm" draw:z-index="187">
        <draw:text-box fo:min-height="8.02cm">
          <text:p text:style-name="Illustration"><draw:frame draw:style-name="fr104" draw:name="Bild13" text:anchor-type="paragraph" svg:width="11cm" svg:height="6.939cm" draw:z-index="188"><draw:image loext:mime-type=""/></draw:frame>xxxxxxxxxxxxx<text:span text:style-name="T126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span></text:p>
        </draw:text-box>
      </draw:frame>
      <draw:frame draw:style-name="fr54" draw:name="Rahmen107" text:anchor-type="page" text:anchor-page-number="165" svg:x="14.621cm" svg:y="14.457cm" svg:width="2.379cm" draw:z-index="184">
        <draw:text-box fo:min-height="1.72cm">
          <text:p text:style-name="Frame_20_contents">xxxxxxxxxxxxxxxxxxxxxxxxxxxxxxxxxxxxxxxxxxx</text:p>
        </draw:text-box>
      </draw:frame>
      <draw:frame draw:style-name="fr10" draw:name="Rahmen108" text:anchor-type="page" text:anchor-page-number="165" svg:x="14.674cm" svg:y="10.091cm" svg:width="2.327cm" draw:z-index="183">
        <draw:text-box fo:min-height="2.402cm">
          <text:p text:style-name="Frame_20_contents">xxxxxxxxxxxxxxxxxxxxxxxxxxxxxxxxxxxxxxxxxxxxxxxxxxxxxxxxxxxxxxxxxxxxxxxxxxxxxx</text:p>
        </draw:text-box>
      </draw:frame>
      <draw:frame draw:style-name="fr55" draw:name="Rahmen113" text:anchor-type="page" text:anchor-page-number="164" svg:x="2.649cm" svg:y="13cm" svg:width="12.7cm" draw:z-index="179">
        <draw:text-box fo:min-height="2.632cm">
          <text:p text:style-name="Syntaxdiagramm"><draw:frame draw:style-name="fr128" draw:name="Grafik81" text:anchor-type="paragraph" svg:x="0cm" svg:y="0cm" svg:width="12.7cm" style:rel-width="100%" svg:height="2.632cm" style:rel-height="scale" draw:z-index="180"><draw:image loext:mime-type=""/></draw:frame>xxxxxxxxxxxxxxxxxxxxxxxxxxxxxx</text:p>
        </draw:text-box>
      </draw:frame>
      <draw:frame draw:style-name="fr56" draw:name="Rahmen110" text:anchor-type="page" text:anchor-page-number="164" svg:x="2.649cm" svg:y="16.499cm" svg:width="12.7cm" style:rel-width="100%" svg:height="2.79cm" style:rel-height="scale-min" draw:z-index="181">
        <draw:text-box>
          <text:p text:style-name="Syntaxdiagramm"><draw:frame draw:style-name="fr121" draw:name="Grafik78" text:anchor-type="paragraph" svg:x="0cm" svg:y="0cm" svg:width="12.7cm" style:rel-width="100%" svg:height="2.79cm" style:rel-height="scale" draw:z-index="182"><draw:image loext:mime-type=""/></draw:frame>xxxxxxxxxxxxxxxxxxxxxxxxxxxxxxxxxxxxx</text:p>
        </draw:text-box>
      </draw:frame>
      <draw:frame draw:style-name="fr57" draw:name="Rahmen112" text:anchor-type="page" text:anchor-page-number="164" svg:x="9.7cm" svg:y="9.059cm" svg:width="5.5cm" draw:z-index="177">
        <draw:text-box fo:min-height="3.45cm">
          <text:p text:style-name="Syntaxdiagramm"><draw:frame draw:style-name="fr129" draw:name="Grafik80" text:anchor-type="paragraph" svg:x="0.374cm" svg:y="0cm" svg:width="4.74cm" svg:height="2.57cm" draw:z-index="178"><draw:image loext:mime-type=""/></draw:frame>xxxxxxxxxxxxxxxxxxxxxxxxxxxxxx</text:p>
        </draw:text-box>
      </draw:frame>
      <draw:frame draw:style-name="fr58" draw:name="Rahmen111" text:anchor-type="page" text:anchor-page-number="164" svg:x="2.605cm" svg:y="2.755cm" svg:width="12.7cm" draw:z-index="175">
        <draw:text-box fo:min-height="2.794cm">
          <text:p text:style-name="Syntaxdiagramm"><draw:frame draw:style-name="fr102" draw:name="Grafik79" text:anchor-type="paragraph" svg:x="0.004cm" svg:y="0cm" svg:width="12.7cm" style:rel-width="100%" svg:height="2.794cm" style:rel-height="scale" draw:z-index="176"><draw:image loext:mime-type=""/></draw:frame>xxxxxxxxxxxxxxxxxxxxxxxxxxxxxxxxxxxxxx</text:p>
        </draw:text-box>
      </draw:frame>
      <draw:frame draw:style-name="fr3" draw:name="Rahmen56" text:anchor-type="page" text:anchor-page-number="163" svg:x="14.3cm" svg:y="14.63cm" svg:width="2.701cm" draw:z-index="174">
        <draw:text-box fo:min-height="2.02cm">
          <text:p text:style-name="Frame_20_contents">xxxxxxxxxxxxxxxxxxxxxxxxxxxxxx<text:line-break/>xxxxxxxxxxxxxxxxxxxxxxxxxxxxxxxx</text:p>
        </draw:text-box>
      </draw:frame>
      <draw:frame draw:style-name="fr53" draw:name="Rahmen238" text:anchor-type="page" text:anchor-page-number="161" svg:x="3.649cm" svg:y="11.74cm" svg:width="8.797cm" draw:z-index="428">
        <draw:text-box fo:min-height="7.183cm">
          <text:p text:style-name="Illustration"><draw:frame draw:style-name="fr101" draw:name="Grafik151" text:anchor-type="paragraph" svg:x="0cm" svg:y="0cm" svg:width="8.797cm" svg:height="7.04cm" draw:z-index="430"><draw:image loext:mime-type=""/></draw:frame>xxxxxxxxxxxxxxxxxxxxxxxxxxxxxxxxxxxxxxxxxxxxxxxxxxxxxxxxxxxxxxxxxxxxxxxx</text:p>
        </draw:text-box>
      </draw:frame>
      <draw:frame draw:style-name="fr59" draw:name="Rahmen236" text:anchor-type="page" text:anchor-page-number="160" svg:x="8.4cm" svg:y="5.74cm" svg:width="7.001cm" draw:z-index="426">
        <draw:text-box fo:min-height="14.122cm">
          <text:p text:style-name="Illustration">xxxxxxxxxxxxxxxxxxxxxxxxxxxxxxxxxxxx­xxxxxxxxxxxxxxxxxxxxxxxxxxxxxxxxxxxxxxxxxxxxxxxxxxxxx</text:p>
        </draw:text-box>
      </draw:frame>
      <draw:frame draw:style-name="fr60" draw:name="Rahmen235" text:anchor-type="page" text:anchor-page-number="159" svg:x="7.19cm" svg:y="8.661cm" svg:width="7.001cm" draw:z-index="172">
        <draw:text-box fo:min-height="9.71cm">
          <text:p text:style-name="Illustration"><draw:frame draw:style-name="fr101" draw:name="Grafik148" text:anchor-type="paragraph" svg:x="0cm" svg:y="0cm" svg:width="7.001cm" svg:height="9.723cm" draw:z-index="173"><draw:image loext:mime-type=""/></draw:frame>xxxxxxxxxxxxxxxxxxxxxxxxxxxxxxxxxxxxxxxxx<text:span text:style-name="T257">xx</text:span>xxxxxxxxxxxxx</text:p>
        </draw:text-box>
      </draw:frame>
      <draw:frame draw:style-name="fr12" draw:name="Rahmen109" text:anchor-type="page" text:anchor-page-number="158" svg:x="0cm" svg:y="13.294cm" svg:width="2.6cm" draw:z-index="169">
        <draw:text-box fo:min-height="0.84cm">
          <text:p text:style-name="Frame_20_contents">xxxxxxxxxxxxxxxxxxxxxxxxxxxxxxxxxxxxxxxxxxxxxx<text:span text:style-name="T213">xxxxxxxxx</text:span>xxxxxxxxxxxxxxx</text:p>
        </draw:text-box>
      </draw:frame>
      <draw:frame draw:style-name="fr61" draw:name="Rahmen104" text:anchor-type="page" text:anchor-page-number="158" svg:x="10.01cm" svg:y="9.259cm" svg:width="5.29cm" draw:z-index="170">
        <draw:text-box fo:min-height="7.616cm">
          <text:p text:style-name="Illustration"><draw:frame draw:style-name="fr130" draw:name="Grafik74" text:anchor-type="paragraph" svg:x="0cm" svg:y="0cm" svg:width="5.29cm" svg:height="6.997cm" draw:z-index="171"><draw:image loext:mime-type=""/></draw:frame>xxxxxxxxxxxxxxxxxxxxxxxxxxxxxxx</text:p>
        </draw:text-box>
      </draw:frame>
      <draw:frame draw:style-name="fr62" draw:name="Rahmen233" text:anchor-type="page" text:anchor-page-number="152" svg:x="5.551cm" svg:y="12.822cm" svg:width="7.001cm" draw:z-index="168">
        <draw:text-box fo:min-height="6.251cm">
          <text:p text:style-name="Illustration">xxxxxxxxxxxxxxxxxxxxxxxxxxxxxxxxxxxxxxxxxxxxxxxxxxxxxxxxxxxxxxxxxxxxxxxxxxxxxxxxxxxxxxxxxxxxxxx</text:p>
        </draw:text-box>
      </draw:frame>
      <draw:frame draw:style-name="fr5" draw:name="Rahmen240" text:anchor-type="page" text:anchor-page-number="148" svg:x="4.149cm" svg:y="10.795cm" svg:width="9.56cm" draw:z-index="412">
        <draw:text-box fo:min-height="4.392cm">
          <text:p text:style-name="Illustration"><draw:frame draw:style-name="fr101" draw:name="Grafik153" text:anchor-type="paragraph" svg:x="0cm" svg:y="0cm" svg:width="9.56cm" svg:height="3.2cm" draw:z-index="413"><draw:image loext:mime-type=""/></draw:frame>xxxxxxxxxxxxxxxxxxxxxxxxxxxxxxxxxxxxxxxxxxxxxxxxxxxxxxx</text:p>
        </draw:text-box>
      </draw:frame>
      <draw:frame draw:style-name="fr5" draw:name="Rahmen144" text:anchor-type="page" text:anchor-page-number="146" svg:x="4.154cm" svg:y="16.392cm" svg:width="9.999cm" draw:z-index="414">
        <draw:text-box fo:min-height="2.859cm">
          <text:p text:style-name="Illustration"><draw:frame draw:style-name="fr101" draw:name="Grafik97" text:anchor-type="paragraph" svg:x="0cm" svg:y="0cm" svg:width="9.999cm" svg:height="2.87cm" draw:z-index="415"><draw:image loext:mime-type=""/></draw:frame>xxxxxxxxxxxxxxxxxxxxxxxxxxxxxxxxxxxxxxxxxxxxxxxxxxxxx</text:p>
        </draw:text-box>
      </draw:frame>
      <draw:frame draw:style-name="fr63" draw:name="Rahmen78" text:anchor-type="page" text:anchor-page-number="147" svg:x="1.692cm" svg:y="2.946cm" svg:width="12.7cm" style:rel-width="100%" svg:height="5.041cm" style:rel-height="scale-min" draw:z-index="384">
        <draw:text-box>
          <text:p text:style-name="Syntaxdiagramm"><draw:frame draw:style-name="fr127" draw:name="Grafik51" text:anchor-type="paragraph" svg:x="0cm" svg:y="0cm" svg:width="12.7cm" svg:height="4.269cm" draw:z-index="385"><draw:image loext:mime-type=""/></draw:frame>xxxxxxxxxxxxxxxxxxxxxxxxxxxxxxxxxxxxxxxxxxxxxxxxx</text:p>
        </draw:text-box>
      </draw:frame>
      <draw:frame draw:style-name="fr64" draw:name="Rahmen76" text:anchor-type="page" text:anchor-page-number="145" svg:x="1.665cm" svg:y="17.443cm" svg:width="12.7cm" draw:z-index="164">
        <draw:text-box fo:min-height="2.485cm">
          <text:p text:style-name="Syntaxdiagramm"><draw:frame draw:style-name="fr102" draw:name="Grafik50" text:anchor-type="paragraph" svg:x="0cm" svg:y="0cm" svg:width="12.7cm" style:rel-width="100%" svg:height="1.755cm" style:rel-height="scale" draw:z-index="165"><draw:image loext:mime-type=""/></draw:frame>xxxxxxxxxxxxxxxxxxxxxxxxxxxxxxxxxxxxxxxxxxxxxxxxxxxxxxxxxxxx</text:p>
        </draw:text-box>
      </draw:frame>
      <draw:frame draw:style-name="fr5" draw:name="Rahmen139" text:anchor-type="page" text:anchor-page-number="144" svg:x="4.606cm" svg:y="15.854cm" svg:width="7.512cm" draw:z-index="162">
        <draw:text-box fo:min-height="4.157cm">
          <text:p text:style-name="Illustration"><draw:frame draw:style-name="fr127" draw:name="Grafik58" text:anchor-type="paragraph" svg:x="0cm" svg:y="0cm" svg:width="7.56cm" svg:height="2.54cm" draw:z-index="163"><draw:image loext:mime-type=""/></draw:frame>xxxxxxxxxxxxxxxxxxxxxxxxxxxxxxxxxxxxxxxxxxxxxxxxxxxxxxxxxxxxxxxx</text:p>
        </draw:text-box>
      </draw:frame>
      <draw:frame draw:style-name="fr63" draw:name="Rahmen80" text:anchor-type="page" text:anchor-page-number="144" svg:x="2.701cm" svg:y="7.01cm" svg:width="12.7cm" style:rel-width="100%" svg:height="1.88cm" style:rel-height="scale-min" draw:z-index="160">
        <draw:text-box>
          <text:p text:style-name="Syntaxdiagramm"><draw:frame draw:style-name="fr121" draw:name="Grafik53" text:anchor-type="paragraph" svg:x="0.004cm" svg:y="0.002cm" svg:width="12.7cm" style:rel-width="100%" svg:height="1.884cm" style:rel-height="scale" draw:z-index="161"><draw:image loext:mime-type=""/></draw:frame>xxxxxxxxxxxxxxxxxxxxxxxxxxxxxxxxxxxxxxxxxxxxxxxxxxxxxxxxxxxxx</text:p>
        </draw:text-box>
      </draw:frame>
      <draw:frame draw:style-name="fr65" draw:name="Rahmen136" text:anchor-type="page" text:anchor-page-number="138" svg:x="5.941cm" svg:y="3.104cm" svg:width="6.001cm" draw:z-index="420">
        <draw:text-box fo:min-height="9.712cm">
          <text:p text:style-name="Illustration"><draw:frame draw:style-name="fr101" draw:name="Bild60" text:anchor-type="paragraph" svg:x="0cm" svg:y="0cm" svg:width="6.001cm" svg:height="8.511cm" draw:z-index="421"><draw:image loext:mime-type=""/></draw:frame>xxxxxxxxxxxxxxxxxxxxxxxxxxxxxxxxxxxxxxxxxxxxxxxxxxx</text:p>
        </draw:text-box>
      </draw:frame>
      <draw:frame draw:style-name="fr45" draw:name="Rahmen124" text:anchor-type="page" text:anchor-page-number="135" svg:x="2.96cm" svg:y="8.398cm" svg:width="9.999cm" draw:z-index="379">
        <draw:text-box fo:min-height="3.93cm">
          <text:p text:style-name="Illustration"><draw:frame draw:style-name="fr121" draw:name="Grafik83" text:anchor-type="paragraph" svg:x="0cm" svg:y="0cm" svg:width="9.999cm" style:rel-width="100%" svg:height="3.93cm" style:rel-height="scale" draw:z-index="380"><draw:image loext:mime-type=""/></draw:frame>xxxxxxxxxxxxxxxxxxxxxxxxxxxxxxxxxxxxxxxxxxxxxxxxxxxxxxxxxxxxxxxxxxxxxxxxxxxx</text:p>
        </draw:text-box>
      </draw:frame>
      <draw:frame draw:style-name="fr66" draw:name="Rahmen143" text:anchor-type="page" text:anchor-page-number="129" svg:x="1.607cm" svg:y="10.62cm" svg:width="12.7cm" style:rel-width="100%" svg:height="2.29cm" style:rel-height="scale-min" draw:z-index="157">
        <draw:text-box>
          <text:p text:style-name="Illustration"><draw:frame draw:style-name="fr102" draw:name="Grafik100" text:anchor-type="paragraph" svg:x="0.004cm" svg:y="0cm" svg:width="12.7cm" style:rel-width="100%" svg:height="2.295cm" style:rel-height="scale" draw:z-index="158"><draw:image loext:mime-type=""/></draw:frame>xxxxxxxxxxxxxxxxxxxxxxxxxxxxxxxxxxxxxxxxxxxxxxxxxxxxxxxxxxxxxxxxxxxx</text:p>
        </draw:text-box>
      </draw:frame>
      <draw:frame draw:style-name="fr10" draw:name="Rahmen142" text:anchor-type="page" text:anchor-page-number="129" svg:x="14.365cm" svg:y="3.731cm" svg:width="2.635cm" draw:z-index="156">
        <draw:text-box fo:min-height="2.808cm">
          <text:p text:style-name="Frame_20_contents">xxxxxxxxxxxxxxxxxxxxxxxxxxxxxxxxxxxxxxxxxxxxxxxxxxxxxxxxxxxxxxxxxxxxxxxxxxxxxxxxxxxxxxxxxxxxxxxxxxxxx</text:p>
        </draw:text-box>
      </draw:frame>
      <draw:frame draw:style-name="fr10" draw:name="Rahmen83" text:anchor-type="page" text:anchor-page-number="127" svg:x="14.4cm" svg:y="10.336cm" svg:width="2.6cm" draw:z-index="152">
        <draw:text-box fo:min-height="2.304cm">
          <text:p text:style-name="Frame_20_contents">xxxxxxxxxxxxxxxxxxxxxxxxxxxxxxxxxxxxxxxxxxxxxxxxxxxxxxxxxxxxxxxxxxxxxxxx</text:p>
        </draw:text-box>
      </draw:frame>
      <draw:frame draw:style-name="fr5" draw:name="Rahmen134" text:anchor-type="page" text:anchor-page-number="127" svg:x="2.939cm" svg:y="13.139cm" svg:width="9.835cm" draw:z-index="154">
        <draw:text-box fo:min-height="2.692cm">
          <text:p text:style-name="Illustration"><draw:frame draw:style-name="fr131" draw:name="Grafik91" text:anchor-type="paragraph" svg:x="0cm" svg:y="0cm" svg:width="9.835cm" style:rel-width="100%" svg:height="1.9cm" style:rel-height="scale" draw:z-index="155"><draw:image loext:mime-type=""/></draw:frame>xxxxxxxxxxxxxxxxxxxxxxxxxxxxxxxxxxxxxxxxxxxxxxxxxxxxxxxx</text:p>
        </draw:text-box>
      </draw:frame>
      <draw:frame draw:style-name="fr45" draw:name="Rahmen102" text:anchor-type="page" text:anchor-page-number="126" svg:x="2.701cm" svg:y="8.414cm" svg:width="12.7cm" draw:z-index="151">
        <draw:text-box fo:min-height="9.543cm">
          <text:p text:style-name="Illustration"><draw:frame draw:style-name="fr101" draw:name="Bild96" text:anchor-type="paragraph" svg:x="0cm" svg:y="0cm" svg:width="12.7cm" svg:height="9.543cm" draw:z-index="432"><draw:image loext:mime-type=""/></draw:frame>xxxxxxxxxxxxxxxxxxxxxxxxxxxxxxxxxxxxxxxxxxxxxxxxxxxxxxxxxxxxxxxxxxxxx</text:p>
        </draw:text-box>
      </draw:frame>
      <draw:frame draw:style-name="fr10" draw:name="Rahmen177" text:anchor-type="page" text:anchor-page-number="126" svg:x="0cm" svg:y="5.886cm" svg:width="2.551cm" draw:z-index="153">
        <draw:text-box fo:min-height="1.72cm">
          <text:p text:style-name="Frame_20_contents">xxxxxxxxxxxxxxxxxxxxxxxxxxxxxxxxxxxxxxxxxxxxxxxxxxxxxxxxxxxxx</text:p>
        </draw:text-box>
      </draw:frame>
      <draw:frame draw:style-name="fr5" draw:name="Rahmen232" text:anchor-type="page" text:anchor-page-number="125" svg:x="1.679cm" svg:y="11.912cm" svg:width="12.7cm" draw:z-index="150">
        <draw:text-box fo:min-height="6.32cm">
          <text:p text:style-name="Illustration"><draw:frame draw:style-name="fr101" draw:name="Bild85" text:anchor-type="paragraph" svg:x="0cm" svg:y="0cm" svg:width="12.7cm" svg:height="6.32cm" draw:z-index="400"><draw:image loext:mime-type=""/></draw:frame>xxxxxxxxxxxxxxxxxxxxxxxxxxxxxxxxxxxxxxxxxxxxxxxxxxxxxxxxxxxxxxxxxxxxxxxxx</text:p>
        </draw:text-box>
      </draw:frame>
      <draw:frame draw:style-name="fr67" draw:name="Rahmen75" text:anchor-type="page" text:anchor-page-number="120" svg:x="5.943cm" svg:y="8.879cm" svg:width="6.001cm" draw:z-index="139">
        <draw:text-box fo:min-height="5.002cm">
          <text:p text:style-name="Illustration"><draw:frame draw:style-name="fr127" draw:name="Grafik44" text:anchor-type="paragraph" svg:x="0cm" svg:y="0cm" svg:width="6.001cm" svg:height="3.75cm" draw:z-index="140"><draw:image loext:mime-type=""/></draw:frame>xxxxxxxxxxxxxxxxxxxxxxxxxxxxxxxxxxxxxxxxxxxxxxxxxxxxxxxxxxxxxxxxxxxxxxxxxxxxxxx</text:p>
        </draw:text-box>
      </draw:frame>
      <draw:frame draw:style-name="fr68" draw:name="Rahmen79" text:anchor-type="page" text:anchor-page-number="119" svg:x="8.184cm" svg:y="2.746cm" svg:width="6.001cm" draw:z-index="133">
        <draw:text-box fo:min-height="3.2cm">
          <text:p text:style-name="P231"><draw:frame draw:style-name="fr132" draw:name="Grafik52" text:anchor-type="paragraph" svg:x="0cm" svg:y="0cm" svg:width="6.001cm" style:rel-width="100%" svg:height="3.2cm" style:rel-height="scale" draw:z-index="134"><draw:image loext:mime-type=""/></draw:frame>xxxxxxxxxxxxxxxxxxxxxxxxxxxxxxxxxxxxxxx</text:p>
        </draw:text-box>
      </draw:frame>
      <draw:frame draw:style-name="fr69" draw:name="Rahmen231" text:anchor-type="page" text:anchor-page-number="124" svg:x="11.238cm" svg:y="13.684cm" svg:width="4.001cm" draw:z-index="148">
        <draw:text-box fo:min-height="5.583cm">
          <text:p text:style-name="Illustration"><draw:frame draw:style-name="fr110" draw:name="Grafik144" text:anchor-type="paragraph" svg:x="0cm" svg:y="0cm" svg:width="4.001cm" svg:height="3.739cm" style:rel-height="scale" draw:z-index="149"><draw:image loext:mime-type=""/></draw:frame>xxxxxxxxxxxxxxxxxxxxxxxxxxxxxxxxxxxxxxxxxxxxxxxxxxxxxxx</text:p>
        </draw:text-box>
      </draw:frame>
      <draw:frame draw:style-name="fr5" draw:name="Rahmen230" text:anchor-type="page" text:anchor-page-number="123" svg:x="1.584cm" svg:y="12.554cm" svg:width="12.7cm" draw:z-index="146">
        <draw:text-box fo:min-height="6.32cm">
          <text:p text:style-name="Illustration"><draw:frame draw:style-name="fr133" draw:name="Grafik34" text:anchor-type="paragraph" svg:width="12.7cm" svg:height="6.32cm" style:rel-height="scale" draw:z-index="147"><draw:image loext:mime-type=""/></draw:frame>xxxxxxxxxxxxxxxxxxxxxxxxxxxxxxxxxxxxxxxxxxxxxxxxxxxxxxxxxxxxxxxxxxxxxxxxxxxxxxxxxxxxxxxxxxx</text:p>
        </draw:text-box>
      </draw:frame>
      <draw:frame draw:style-name="fr27" draw:name="Rahmen77" text:anchor-type="page" text:anchor-page-number="122" svg:x="2.679cm" svg:y="9.364cm" svg:width="12.7cm" draw:z-index="144">
        <draw:text-box fo:min-height="4.81cm">
          <text:p text:style-name="Illustration"><draw:frame draw:style-name="fr127" draw:name="Grafik48" text:anchor-type="paragraph" svg:x="1.817cm" svg:y="0cm" svg:width="8.999cm" svg:height="4.32cm" draw:z-index="145"><draw:image loext:mime-type=""/></draw:frame>xxxxxxxxxxxxxxxxxxxxxxxxxxxxxxxxxxxxxxxxxxxxxxxxxxxxxxxxxxxxxxxxxxxxxxxxxxx</text:p>
        </draw:text-box>
      </draw:frame>
      <draw:frame draw:style-name="fr70" draw:name="Rahmen72" text:anchor-type="page" text:anchor-page-number="122" svg:x="4.5cm" svg:y="2.79cm" svg:width="8.999cm" draw:z-index="142">
        <draw:text-box fo:min-height="4.5cm">
          <text:p text:style-name="Illustration"><draw:frame draw:style-name="fr102" draw:name="Grafik47" text:anchor-type="paragraph" svg:x="0.249cm" svg:y="0.002cm" svg:width="8.999cm" style:rel-width="100%" svg:height="4.5cm" style:rel-height="scale" draw:z-index="143"><draw:image loext:mime-type=""/></draw:frame>xxxxxxxxxxxxxxxxxxxxxxxxxxxxxxxxxxxxxxxxxxxxxxxxxxxxxxxxxxxxxxxxxxxxxxxxxxxxxxxxxxxx</text:p>
        </draw:text-box>
      </draw:frame>
      <draw:frame draw:style-name="fr10" draw:name="Rahmen101" text:anchor-type="page" text:anchor-page-number="121" svg:x="14.4cm" svg:y="11.176cm" svg:width="2.6cm" draw:z-index="141">
        <draw:text-box fo:min-height="1.51cm">
          <text:p text:style-name="Frame_20_contents">xxxx<text:span text:style-name="Strong_20_Emphasis">xxxx</text:span>xxxxxxxxxxxxxxxxxxxxxxxxxxxxxxxxxxxxxxxxxxx<text:span text:style-name="Strong_20_Emphasis">xxxx</text:span>x</text:p>
        </draw:text-box>
      </draw:frame>
      <draw:frame draw:style-name="fr71" draw:name="Rahmen74" text:anchor-type="page" text:anchor-page-number="120" svg:x="4.685cm" svg:y="3.203cm" svg:width="8.003cm" draw:z-index="137">
        <draw:text-box fo:min-height="4.002cm">
          <text:p text:style-name="Illustration"><draw:frame draw:style-name="fr134" draw:name="Bild56" text:anchor-type="paragraph" svg:x="0cm" svg:y="0cm" svg:width="7.98cm" svg:height="3.988cm" draw:z-index="138"><draw:image loext:mime-type=""/></draw:frame>xxxxxxxxxxx<text:span text:style-name="T16">xxxxxxxxxxxxxxxxxxxxxxxxxxxxxxxxxxxxxxxxxxxxxxxxxxx</text:span></text:p>
        </draw:text-box>
      </draw:frame>
      <draw:frame draw:style-name="fr72" draw:name="Rahmen73" text:anchor-type="page" text:anchor-page-number="119" svg:x="3.93cm" svg:y="14.7cm" svg:width="8.003cm" draw:z-index="135">
        <draw:text-box fo:min-height="1.004cm">
          <text:p text:style-name="Illustration"><draw:frame draw:style-name="fr127" draw:name="Grafik39" text:anchor-type="paragraph" svg:x="0cm" svg:y="0cm" svg:width="8.003cm" svg:height="1.004cm" draw:z-index="136"><draw:image loext:mime-type=""/></draw:frame>xxxxxxxxxxxxxxxxxxxxxxxxxxxxxxxxxxxxxxxxxxxx</text:p>
        </draw:text-box>
      </draw:frame>
      <draw:frame draw:style-name="fr10" draw:name="Rahmen100" text:anchor-type="page" text:anchor-page-number="119" svg:x="14.4cm" svg:y="12.384cm" svg:width="2.6cm" draw:z-index="132">
        <draw:text-box fo:min-height="1.51cm">
          <text:p text:style-name="Frame_20_contents">xxxxxxxxxxxxxxxxxxxxxxxxxxxxxxxxxxxxxxxxxxxxxxxxxxxxxxx</text:p>
        </draw:text-box>
      </draw:frame>
      <draw:frame draw:style-name="fr10" draw:name="Rahmen176" text:anchor-type="page" text:anchor-page-number="119" svg:x="14.4cm" svg:y="8.227cm" svg:width="2.6cm" draw:z-index="131">
        <draw:text-box fo:min-height="1.51cm">
          <text:p text:style-name="Frame_20_contents">xxxxxxxxxxxxxxxxxxxxxxxxxxxxxxxxxxxxxxxxxxxxxxxxxxxxxxxxxxxxxxxxxxxxxxxxxxxxxxxxxxxxxxxxxxxxxxxxxxxxxx</text:p>
        </draw:text-box>
      </draw:frame>
      <draw:frame draw:style-name="fr10" draw:name="Rahmen45" text:anchor-type="page" text:anchor-page-number="118" svg:x="0cm" svg:y="14.108cm" svg:width="2.6cm" draw:z-index="129">
        <draw:text-box fo:min-height="1.115cm">
          <text:p text:style-name="Frame_20_contents">xxxxxxxx<text:span text:style-name="Strong_20_Emphasis">xxxx</text:span>xxxxxxxxxxx<text:span text:style-name="Strong_20_Emphasis">x</text:span>xxxxxxxxx</text:p>
        </draw:text-box>
      </draw:frame>
      <draw:frame draw:style-name="fr10" draw:name="Rahmen34" text:anchor-type="page" text:anchor-page-number="118" svg:x="0cm" svg:y="11.645cm" svg:width="2.551cm" draw:z-index="130">
        <draw:text-box fo:min-height="1.72cm">
          <text:p text:style-name="Frame_20_contents">xxxxxxx<text:span text:style-name="Strong_20_Emphasis">xxxx</text:span>xxxxx<text:span text:style-name="Strong_20_Emphasis">xxxx</text:span>xxxxxxxxxxxxxxxxxxxxxxxxxxxxxxxxxxxxxxxx</text:p>
        </draw:text-box>
      </draw:frame>
      <draw:frame draw:style-name="fr2" draw:name="Rahmen30" text:anchor-type="page" text:anchor-page-number="116" svg:x="2.817cm" svg:y="11.456cm" svg:width="12.615cm" draw:z-index="127">
        <draw:text-box fo:min-height="7.742cm">
          <text:p text:style-name="Illustration"><draw:frame draw:style-name="fr127" draw:name="Grafik28" text:anchor-type="paragraph" svg:x="2.94cm" svg:y="0cm" svg:width="6.74cm" svg:height="6.99cm" draw:z-index="128"><draw:image loext:mime-type=""/></draw:frame>xxxxxxxxxxxxx<text:span text:style-name="T172">xxxxxxxxxxxxxxxxxxxxxxxxxxxxxxxxxxxxxxxxxxxxxxxxxxxxxxxxxxxxxxxxx</text:span>xxxxxxxxxxxxxxxxx</text:p>
        </draw:text-box>
      </draw:frame>
      <draw:frame draw:style-name="fr3" draw:name="Rahmen40" text:anchor-type="page" text:anchor-page-number="109" svg:x="14.3cm" svg:y="2.708cm" svg:width="2.701cm" draw:z-index="409">
        <draw:text-box fo:min-height="2.02cm">
          <text:p text:style-name="Frame_20_contents">xxxxxxxxxxxxxxxxxxxxxxxxxxxxxx</text:p>
          <text:p text:style-name="Frame_20_contents">xxxxxxxxxxxxxxxxxxxxxxxxxxxxxxxx</text:p>
        </draw:text-box>
      </draw:frame>
      <draw:frame draw:style-name="fr73" draw:name="Rahmen99" text:anchor-type="page" text:anchor-page-number="96" svg:x="10.345cm" svg:y="12.46cm" svg:width="4.83cm" draw:z-index="125">
        <draw:text-box fo:min-height="2cm">
          <text:p text:style-name="Illustration"><draw:frame draw:style-name="fr127" draw:name="Grafik71" text:anchor-type="paragraph" svg:x="0cm" svg:y="0cm" svg:width="4.83cm" svg:height="2.383cm" draw:z-index="126"><draw:image loext:mime-type=""/></draw:frame>xxxxxxxxxxxxxxxxxxxxx</text:p>
        </draw:text-box>
      </draw:frame>
      <draw:frame draw:style-name="fr74" draw:name="Rahmen55" text:anchor-type="page" text:anchor-page-number="96" svg:x="9.509cm" svg:y="7.567cm" svg:width="5.83cm" draw:z-index="123">
        <draw:text-box fo:min-height="2cm">
          <text:p text:style-name="Illustration"><draw:frame draw:style-name="fr123" draw:name="Grafik75" text:anchor-type="paragraph" svg:x="0cm" svg:y="0cm" svg:width="5.83cm" svg:height="1.997cm" draw:z-index="124"><draw:image loext:mime-type=""/></draw:frame>xxxxxxxxxxxxxxxxxxxxxxxxxxxxxxxxxxxxxxxx</text:p>
        </draw:text-box>
      </draw:frame>
      <draw:frame draw:style-name="fr3" draw:name="Rahmen54" text:anchor-type="page" text:anchor-page-number="95" svg:x="14.3cm" svg:y="4.558cm" svg:width="2.701cm" draw:z-index="407">
        <draw:text-box fo:min-height="1.228cm">
          <text:p text:style-name="Frame_20_contents">xxxxxxxxxxxxxxxxxxxxxxxxxx<text:line-break/>xx<text:span text:style-name="T104">x</text:span><text:span text:style-name="T95">xxxx</text:span></text:p>
        </draw:text-box>
      </draw:frame>
      <draw:frame draw:style-name="fr10" draw:name="Rahmen128" text:anchor-type="page" text:anchor-page-number="94" svg:x="0cm" svg:y="16.709cm" svg:width="2.568cm" draw:z-index="122">
        <draw:text-box fo:min-height="2.147cm">
          <text:p text:style-name="Frame_20_contents">xxxxxxxxxxxxxxxxxxxxxxxxxxxxxxxxxxxxxxxxxxxxxxxxxxxxxxxxxxxx<text:span text:style-name="T259">x</text:span></text:p>
        </draw:text-box>
      </draw:frame>
      <draw:frame draw:style-name="fr3" draw:name="Rahmen116" text:anchor-type="page" text:anchor-page-number="93" svg:x="14.3cm" svg:y="15.122cm" svg:width="2.701cm" draw:z-index="117">
        <draw:text-box fo:min-height="2.02cm">
          <text:p text:style-name="Frame_20_contents">xxxxxxxxxxxxxxxxxxxxxxxxxxxxxxxxxxxxxxxxxxxxxxxxxx</text:p>
        </draw:text-box>
      </draw:frame>
      <draw:frame draw:style-name="fr3" draw:name="Rahmen318" text:anchor-type="page" text:anchor-page-number="93" svg:x="14.3cm" svg:y="13.19cm" svg:width="2.701cm" draw:z-index="118">
        <draw:text-box fo:min-height="2.02cm">
          <text:p text:style-name="P154">xxxxxxxxxxxxxxxxxxxxxxxxxxxxxxxxxxxxxxxxxxxxxxxxxxxxxxxxxxxxxxxxxxxxxxxxxxx</text:p>
        </draw:text-box>
      </draw:frame>
      <draw:frame draw:style-name="fr3" draw:name="Rahmen115" text:anchor-type="page" text:anchor-page-number="93" svg:x="14.3cm" svg:y="10.716cm" svg:width="2.701cm" draw:z-index="116">
        <draw:text-box fo:min-height="2.02cm">
          <text:p text:style-name="Frame_20_contents">xxxxxxxxxxxxxxxxxxxxxxxxxxxxxxxxxxxxxxxxxxxx<text:span text:style-name="T103">xxx</text:span>xxxxxxxxxxxxxxxxxxxxxxxxxxxxxxx</text:p>
        </draw:text-box>
      </draw:frame>
      <draw:frame draw:style-name="fr7" draw:name="Rahmen173" text:anchor-type="page" text:anchor-page-number="87" svg:x="1.665cm" svg:y="16.33cm" svg:width="12.612cm" draw:z-index="115">
        <draw:text-box fo:min-height="3.124cm">
          <table:table table:name="Tabelle30" table:style-name="Tabelle30">
            <table:table-column table:style-name="Tabelle30.A" table:number-columns-repeated="5"/>
            <table:table-column table:style-name="Tabelle30.F"/>
            <table:table-row table:style-name="Tabelle30.1">
              <table:table-cell table:style-name="Tabelle30.A1" office:value-type="string">
                <text:p text:style-name="Table_20_Contents">x</text:p>
              </table:table-cell>
              <table:table-cell table:style-name="Tabelle30.B1" office:value-type="string">
                <text:p text:style-name="Table_20_Contents">x</text:p>
              </table:table-cell>
              <table:table-cell table:style-name="Tabelle30.B1" office:value-type="string">
                <text:p text:style-name="Table_20_Contents">xxxxxxxxxx</text:p>
              </table:table-cell>
              <table:table-cell table:style-name="Tabelle30.B1" office:value-type="string">
                <text:p text:style-name="Table_20_Contents">xxxxxxxxxxxx</text:p>
              </table:table-cell>
              <table:table-cell table:style-name="Tabelle30.B1" office:value-type="string">
                <text:p text:style-name="Table_20_Contents">xxxxxxxxxxx</text:p>
              </table:table-cell>
              <table:table-cell table:style-name="Tabelle30.F1" office:value-type="string">
                <text:p text:style-name="Table_20_Contents">xxxxxxxxxxxx</text:p>
              </table:table-cell>
            </table:table-row>
            <table:table-row table:style-name="Tabelle30.1">
              <table:table-cell table:style-name="Tabelle30.A2" office:value-type="string">
                <text:p text:style-name="P35">xxxxxxxxx</text:p>
              </table:table-cell>
              <table:table-cell table:style-name="Tabelle30.B2" office:value-type="string">
                <text:p text:style-name="P35">xxxxxxxxx</text:p>
              </table:table-cell>
              <table:table-cell table:style-name="Tabelle30.B2" office:value-type="string">
                <text:p text:style-name="P35">xxxxxxxxx</text:p>
              </table:table-cell>
              <table:table-cell table:style-name="Tabelle30.B2" office:value-type="string">
                <text:p text:style-name="P35">xxxxxxxxx</text:p>
              </table:table-cell>
              <table:table-cell table:style-name="Tabelle30.B2" office:value-type="string">
                <text:p text:style-name="P35">xxxxxxxxx</text:p>
              </table:table-cell>
              <table:table-cell table:style-name="Tabelle30.F2" office:value-type="string">
                <text:p text:style-name="P35">xxxxxxxxx</text:p>
              </table:table-cell>
            </table:table-row>
            <table:table-row table:style-name="Tabelle30.1">
              <table:table-cell table:style-name="Tabelle30.A2" office:value-type="string">
                <text:p text:style-name="P34"/>
              </table:table-cell>
              <table:table-cell table:style-name="Tabelle30.B2" office:value-type="string">
                <text:p text:style-name="P34"/>
              </table:table-cell>
              <table:table-cell table:style-name="Tabelle30.B2" office:value-type="string">
                <text:p text:style-name="P34">xxxxxxxxxxx</text:p>
              </table:table-cell>
              <table:table-cell table:style-name="Tabelle30.B2" office:value-type="string">
                <text:p text:style-name="P34">xxxxxxxxxxx</text:p>
              </table:table-cell>
              <table:table-cell table:style-name="Tabelle30.B2" office:value-type="string">
                <text:p text:style-name="P34">xxxxxxxxxxx</text:p>
              </table:table-cell>
              <table:table-cell table:style-name="Tabelle30.F2" office:value-type="string">
                <text:p text:style-name="P34">xxxxxxxxxxx</text:p>
              </table:table-cell>
            </table:table-row>
            <table:table-row table:style-name="Tabelle30.1">
              <table:table-cell table:style-name="Tabelle30.A4" office:value-type="string">
                <text:p text:style-name="P35">xxxxxxxxx</text:p>
              </table:table-cell>
              <table:table-cell table:style-name="Tabelle30.B4" office:value-type="string">
                <text:p text:style-name="P35">xxxxxxxxx</text:p>
              </table:table-cell>
              <table:table-cell table:style-name="Tabelle30.B4" office:value-type="string">
                <text:p text:style-name="P35">xxxxxxxxx</text:p>
              </table:table-cell>
              <table:table-cell table:style-name="Tabelle30.B4" office:value-type="string">
                <text:p text:style-name="P35">xxxxxxxxx</text:p>
              </table:table-cell>
              <table:table-cell table:style-name="Tabelle30.B4" office:value-type="string">
                <text:p text:style-name="P35">xxxxxxxxx</text:p>
              </table:table-cell>
              <table:table-cell table:style-name="Tabelle30.F4" office:value-type="string">
                <text:p text:style-name="P35">xxxxxxxxx</text:p>
              </table:table-cell>
            </table:table-row>
          </table:table>
          <text:p text:style-name="Table">xxxxxxxxxxxxxxxxxxxxxxxxxxxxxxxxxxxxxxxxxxx</text:p>
        </draw:text-box>
      </draw:frame>
      <draw:frame draw:style-name="fr75" draw:name="Rahmen167" text:anchor-type="page" text:anchor-page-number="65" svg:x="9.781cm" svg:y="8.647cm" svg:width="4.568cm" draw:z-index="105">
        <draw:text-box fo:min-height="6.622cm">
          <text:p text:style-name="Caption"><draw:frame draw:style-name="fr128" draw:name="Grafik121" text:anchor-type="paragraph" svg:x="0cm" svg:y="0cm" svg:width="5.105cm" style:rel-width="100%" svg:height="4.551cm" style:rel-height="scale" draw:z-index="106"><draw:image loext:mime-type=""/></draw:frame></text:p>
          <text:p text:style-name="Illustration">xxxxxxxxxxxxxxxxxxxxxxxxxxxxxxxxxxxxxxxxxxxxxxxxxxxxxxxxxxxxxxxxxxxxxxxxxxxxxxxxxxxxxxxxxxxx</text:p>
        </draw:text-box>
      </draw:frame>
      <draw:frame draw:style-name="fr26" draw:name="Rahmen95" text:anchor-type="page" text:anchor-page-number="87" svg:x="4.006cm" svg:y="7.124cm" svg:width="7.481cm" draw:z-index="114">
        <draw:text-box fo:min-height="5.235cm">
          <table:table table:name="Tabelle11" table:style-name="Tabelle11">
            <table:table-column table:style-name="Tabelle11.A"/>
            <table:table-column table:style-name="Tabelle11.B"/>
            <table:table-column table:style-name="Tabelle11.C"/>
            <table:table-row>
              <table:table-cell table:style-name="Tabelle11.A1" table:number-columns-spanned="2" office:value-type="string">
                <text:p text:style-name="Table_20_Heading">xxxxxxxxxxxxx</text:p>
              </table:table-cell>
              <table:covered-table-cell/>
              <table:table-cell table:style-name="Tabelle11.C1" table:number-rows-spanned="2" office:value-type="string">
                <text:p text:style-name="Table_20_Heading">xxxxxxxxx</text:p>
              </table:table-cell>
            </table:table-row>
            <table:table-row>
              <table:table-cell table:style-name="Tabelle11.A2" office:value-type="string">
                <text:p text:style-name="Table_20_Heading">xxxxxx</text:p>
              </table:table-cell>
              <table:table-cell table:style-name="Tabelle11.A2" office:value-type="string">
                <text:p text:style-name="Table_20_Heading">xxxxxxxxxx</text:p>
              </table:table-cell>
              <table:covered-table-cell/>
            </table:table-row>
            <table:table-row>
              <table:table-cell table:style-name="Tabelle11.A2" office:value-type="string">
                <text:p text:style-name="P119">xxxx</text:p>
              </table:table-cell>
              <table:table-cell table:style-name="Tabelle11.A2" office:value-type="string">
                <text:p text:style-name="P119">x<text:span text:style-name="T102">x</text:span></text:p>
              </table:table-cell>
              <table:table-cell table:style-name="Tabelle11.C3" office:value-type="string">
                <text:p text:style-name="P32">xxxxxxxxxxxxxxxxxxxxxxxxxxxxxx</text:p>
              </table:table-cell>
            </table:table-row>
            <table:table-row>
              <table:table-cell table:style-name="Tabelle11.A2" office:value-type="string">
                <text:p text:style-name="P119">xx</text:p>
              </table:table-cell>
              <table:table-cell table:style-name="Tabelle11.A2" office:value-type="string">
                <text:p text:style-name="P119"><text:span text:style-name="T92">x</text:span><text:span text:style-name="T101">x</text:span></text:p>
              </table:table-cell>
              <table:table-cell table:style-name="Tabelle11.C3" office:value-type="string">
                <text:p text:style-name="P32">xxxxxxxxxxxxxxxxxxxxxxxxxxxxxxx</text:p>
              </table:table-cell>
            </table:table-row>
            <table:table-row>
              <table:table-cell table:style-name="Tabelle11.A2" office:value-type="string">
                <text:p text:style-name="P119">xxx</text:p>
              </table:table-cell>
              <table:table-cell table:style-name="Tabelle11.A2" office:value-type="string">
                <text:p text:style-name="P32">x</text:p>
              </table:table-cell>
              <table:table-cell table:style-name="Tabelle11.C3" office:value-type="string">
                <text:p text:style-name="P32">xxxxxxxxxxxxxxxxxxxxxxxxxxxxxx</text:p>
              </table:table-cell>
            </table:table-row>
            <table:table-row>
              <table:table-cell table:style-name="Tabelle11.A2" office:value-type="string">
                <text:p text:style-name="P119">xxx</text:p>
              </table:table-cell>
              <table:table-cell table:style-name="Tabelle11.A2" office:value-type="string">
                <text:p text:style-name="P124">x</text:p>
              </table:table-cell>
              <table:table-cell table:style-name="Tabelle11.C6" office:value-type="string">
                <text:p text:style-name="P32">xxxxxxxxxxxxxxxxxxxxxxxxxxxxxxxxxxxxxxxx</text:p>
              </table:table-cell>
            </table:table-row>
            <table:table-row>
              <table:table-cell table:style-name="Tabelle11.A2" office:value-type="string">
                <text:p text:style-name="P119">xx</text:p>
                <text:p text:style-name="P119">xxx</text:p>
              </table:table-cell>
              <table:table-cell table:style-name="Tabelle11.A2" office:value-type="string">
                <text:p text:style-name="P119"><text:span text:style-name="T92">xxxxxxxxxxxxxx</text:span>xxxxxxxxxxxxxxxxxxxx<text:span text:style-name="hochgestellt">x</text:span></text:p>
              </table:table-cell>
              <table:table-cell table:style-name="Tabelle11.C6" office:value-type="string">
                <text:p text:style-name="P33">xxxxxxxxxxxxxxxxxxxxxxxxxxxxxxxxxxxxxxxxxxxxx</text:p>
              </table:table-cell>
            </table:table-row>
            <table:table-row>
              <table:table-cell table:style-name="Tabelle11.A2" office:value-type="string">
                <text:p text:style-name="P119">xx</text:p>
                <text:p text:style-name="P119">xxx</text:p>
              </table:table-cell>
              <table:table-cell table:style-name="Tabelle11.A2" office:value-type="string">
                <text:p text:style-name="P125">xxxxxxxxxxxxxxxxxxxxxxxxxxxxxxxxxxxxxxxxxx<text:span text:style-name="hochgestellt">x</text:span></text:p>
              </table:table-cell>
              <table:table-cell table:style-name="Tabelle11.C6" office:value-type="string">
                <text:p text:style-name="P33">xxxxxxxxxxxxxxxxxxxxxxxxxxxxxxxxxxxxxxxxxxxxxxx</text:p>
              </table:table-cell>
            </table:table-row>
          </table:table>
          <text:p text:style-name="Table">xxxxxxxxxxxxxxxxxxxxxxxxxxxxxxxxxxxxxxxxxxxxx</text:p>
        </draw:text-box>
      </draw:frame>
      <draw:frame draw:style-name="fr76" draw:name="Rahmen97" text:anchor-type="page" text:anchor-page-number="85" svg:x="8.558cm" svg:y="5.995cm" svg:width="5.761cm" draw:z-index="112">
        <draw:text-box fo:min-height="5.281cm">
          <text:p text:style-name="P221"><draw:frame draw:style-name="fr130" draw:name="Grafik70" text:anchor-type="paragraph" svg:x="0cm" svg:y="0cm" svg:width="5.5cm" svg:height="3.39cm" draw:z-index="113"><draw:image loext:mime-type=""/></draw:frame>xxxxxxxxxxxxxxxxxxxxxxxxxxxxxxxxxxxxxxxxxxxxxxxxxxxxxxxxxxxxxxxxxxxxxxxxxxxxxxxxxxxxxxxxxxxxxxxxxxxxxxxxxxxxxxx</text:p>
        </draw:text-box>
      </draw:frame>
      <draw:frame draw:style-name="fr77" draw:name="Rahmen22" text:anchor-type="page" text:anchor-page-number="71" svg:x="1.6cm" svg:y="13.501cm" svg:width="12.7cm" draw:z-index="95">
        <draw:text-box fo:min-height="3.761cm">
          <table:table table:name="Tabelle9" table:style-name="Tabelle9">
            <table:table-column table:style-name="Tabelle9.A" table:number-columns-repeated="3"/>
            <table:table-column table:style-name="Tabelle9.D"/>
            <table:table-row>
              <table:table-cell table:style-name="Tabelle9.A1" office:value-type="string">
                <text:p text:style-name="Table_20_Heading">xxxxxxxxx</text:p>
              </table:table-cell>
              <table:table-cell table:style-name="Tabelle9.A1" office:value-type="string">
                <text:p text:style-name="Table_20_Heading">xxxxxxxx</text:p>
              </table:table-cell>
              <table:table-cell table:style-name="Tabelle9.A1" office:value-type="string">
                <text:p text:style-name="Table_20_Heading">xxxxxxxxx</text:p>
              </table:table-cell>
              <table:table-cell table:style-name="Tabelle9.D1" office:value-type="string">
                <text:p text:style-name="Table_20_Heading">xxxxxxxx</text:p>
              </table:table-cell>
            </table:table-row>
            <table:table-row>
              <table:table-cell table:style-name="Tabelle9.A2" table:number-rows-spanned="4" office:value-type="string">
                <text:p text:style-name="P118">xxxx</text:p>
              </table:table-cell>
              <table:table-cell table:style-name="Tabelle9.B5" office:value-type="string">
                <text:p text:style-name="P118">x</text:p>
              </table:table-cell>
              <table:table-cell table:style-name="Tabelle9.A2" table:number-rows-spanned="4" office:value-type="string">
                <text:p text:style-name="P118">xxx</text:p>
              </table:table-cell>
              <table:table-cell table:style-name="Tabelle9.D5" office:value-type="string">
                <text:p text:style-name="P118">xxxx</text:p>
              </table:table-cell>
            </table:table-row>
            <table:table-row>
              <table:covered-table-cell/>
              <table:table-cell table:style-name="Tabelle9.B5" office:value-type="string">
                <text:p text:style-name="P118">x</text:p>
              </table:table-cell>
              <table:covered-table-cell/>
              <table:table-cell table:style-name="Tabelle9.D5" office:value-type="string">
                <text:p text:style-name="P118">xxxxx</text:p>
              </table:table-cell>
            </table:table-row>
            <table:table-row>
              <table:covered-table-cell/>
              <table:table-cell table:style-name="Tabelle9.B5" office:value-type="string">
                <text:p text:style-name="P118">x</text:p>
              </table:table-cell>
              <table:covered-table-cell/>
              <table:table-cell table:style-name="Tabelle9.D5" office:value-type="string">
                <text:p text:style-name="P118">xxxxxx</text:p>
              </table:table-cell>
            </table:table-row>
            <table:table-row>
              <table:covered-table-cell/>
              <table:table-cell table:style-name="Tabelle9.B5" office:value-type="string">
                <text:p text:style-name="P118">x</text:p>
              </table:table-cell>
              <table:covered-table-cell/>
              <table:table-cell table:style-name="Tabelle9.D5" office:value-type="string">
                <text:p text:style-name="P118">xxxxxxxxxxxxxxxx</text:p>
              </table:table-cell>
            </table:table-row>
          </table:table>
          <text:p text:style-name="Table">xxxxxxxxxxxxxxxxxxxxxxxxxxxxxxxxxxxxxxxxxxxxxxxxxxxxxxxxxxxxxxxxxxxxxxxxxxxxxxxxxxxxxx</text:p>
        </draw:text-box>
      </draw:frame>
      <draw:frame draw:style-name="fr10" draw:name="Rahmen51" text:anchor-type="page" text:anchor-page-number="74" svg:x="-0.079cm" svg:y="7.705cm" svg:width="2.6cm" draw:z-index="121">
        <draw:text-box fo:min-height="1.829cm">
          <text:p text:style-name="Frame_20_contents">xxxxxxxxxxxxxxxxxxxxxxxxxxxx<text:span text:style-name="T201">xxxxxx</text:span>xxxxxxxxxxxxx</text:p>
        </draw:text-box>
      </draw:frame>
      <draw:frame draw:style-name="fr3" draw:name="Rahmen11" text:anchor-type="page" text:anchor-page-number="71" svg:x="14.3cm" svg:y="2.26cm" svg:width="2.701cm" draw:z-index="343">
        <draw:text-box fo:min-height="2.02cm">
          <text:p text:style-name="Frame_20_contents">xxxxxxxxxxxxxxxxxxxxxxxxxxxxxxxxxxxxxxxxxxxxxxxxxxxxxxxxxxxxxxxxxxxxxxxxxxx<text:line-break/>xxxxxxxxxxxxxxxxxxxxxxxxxxxxxxxxxxxxxxxxxxxxxxxxxxxxxxxxxxxxxxxxxxxxxxxxxxxxxxxxxxxxxxxxxxxxxxxxxxxxxxxxxxxxxxx</text:p>
        </draw:text-box>
      </draw:frame>
      <draw:frame draw:style-name="fr10" draw:name="Rahmen52" text:anchor-type="page" text:anchor-page-number="74" svg:x="0cm" svg:y="5.345cm" svg:width="2.6cm" draw:z-index="120">
        <draw:text-box fo:min-height="1.729cm">
          <text:p text:style-name="Frame_20_contents"><text:span text:style-name="T176">xxxxx</text:span>xxxxxxxxxxxxxxxxxxxxxxxxxxxxxxxxxxxxxxxxxxxxxxxxxxxxxxxxxxxxx</text:p>
        </draw:text-box>
      </draw:frame>
      <draw:frame draw:style-name="fr26" draw:name="Rahmen20" text:anchor-type="page" text:anchor-page-number="61" svg:x="1.7cm" svg:y="15.649cm" svg:width="12.7cm" draw:z-index="341">
        <draw:text-box fo:min-height="4.027cm">
          <table:table table:name="Tabelle4" table:style-name="Tabelle4">
            <table:table-column table:style-name="Tabelle4.A" table:number-columns-repeated="3"/>
            <table:table-column table:style-name="Tabelle4.D"/>
            <table:table-row>
              <table:table-cell table:style-name="Tabelle4.A1" office:value-type="string">
                <text:p text:style-name="Table_20_Heading">xxxxxxxxx</text:p>
              </table:table-cell>
              <table:table-cell table:style-name="Tabelle4.A1" office:value-type="string">
                <text:p text:style-name="Table_20_Heading">xxxxxxxx</text:p>
              </table:table-cell>
              <table:table-cell table:style-name="Tabelle4.A1" office:value-type="string">
                <text:p text:style-name="Table_20_Heading">xxxxxxxxx</text:p>
              </table:table-cell>
              <table:table-cell table:style-name="Tabelle4.D1" office:value-type="string">
                <text:p text:style-name="Table_20_Heading">xxxxxxxx</text:p>
              </table:table-cell>
            </table:table-row>
            <table:table-row>
              <table:table-cell table:style-name="Tabelle4.A2" table:number-rows-spanned="5" office:value-type="string">
                <text:p text:style-name="P127">xx</text:p>
              </table:table-cell>
              <table:table-cell table:style-name="Tabelle4.B6" office:value-type="string">
                <text:p text:style-name="P127">x</text:p>
              </table:table-cell>
              <table:table-cell table:style-name="Tabelle4.A2" table:number-rows-spanned="5" office:value-type="string">
                <text:p text:style-name="P127">x</text:p>
              </table:table-cell>
              <table:table-cell table:style-name="Tabelle4.D6" office:value-type="string">
                <text:p text:style-name="P127">xx</text:p>
              </table:table-cell>
            </table:table-row>
            <table:table-row>
              <table:covered-table-cell/>
              <table:table-cell table:style-name="Tabelle4.B6" office:value-type="string">
                <text:p text:style-name="P127">x</text:p>
              </table:table-cell>
              <table:covered-table-cell/>
              <table:table-cell table:style-name="Tabelle4.D6" office:value-type="string">
                <text:p text:style-name="P127">xxx</text:p>
              </table:table-cell>
            </table:table-row>
            <table:table-row>
              <table:covered-table-cell/>
              <table:table-cell table:style-name="Tabelle4.B6" office:value-type="string">
                <text:p text:style-name="P127">x</text:p>
              </table:table-cell>
              <table:covered-table-cell/>
              <table:table-cell table:style-name="Tabelle4.D6" office:value-type="string">
                <text:p text:style-name="P127">xxx</text:p>
              </table:table-cell>
            </table:table-row>
            <table:table-row>
              <table:covered-table-cell/>
              <table:table-cell table:style-name="Tabelle4.B6" office:value-type="string">
                <text:p text:style-name="P127">xxx</text:p>
              </table:table-cell>
              <table:covered-table-cell/>
              <table:table-cell table:style-name="Tabelle4.D6" office:value-type="string">
                <text:p text:style-name="P127">xx</text:p>
              </table:table-cell>
            </table:table-row>
            <table:table-row>
              <table:covered-table-cell/>
              <table:table-cell table:style-name="Tabelle4.B6" office:value-type="string">
                <text:p text:style-name="P127">xxx</text:p>
              </table:table-cell>
              <table:covered-table-cell/>
              <table:table-cell table:style-name="Tabelle4.D6" office:value-type="string">
                <text:p text:style-name="P127">xx</text:p>
              </table:table-cell>
            </table:table-row>
          </table:table>
          <text:p text:style-name="Table">xxxxxxxxxxxxxxxxxxxxxxxxxxxxxxxxxxxxxxxxxxxxxxxxxxxxxxxxxxxxxxxxxxxxxxxxxxxxxxxxxxx</text:p>
        </draw:text-box>
      </draw:frame>
      <draw:frame draw:style-name="fr78" draw:name="Rahmen324" text:anchor-type="page" text:anchor-page-number="60" svg:x="2.473cm" svg:y="8.835cm" svg:width="12.7cm" draw:z-index="93">
        <draw:text-box fo:min-height="5.23cm">
          <text:p text:style-name="P231">xxxxxxxxxxxxxxxxxxxxxxxxxxxxxxxxxxxx</text:p>
        </draw:text-box>
      </draw:frame>
      <draw:frame draw:style-name="fr78" draw:name="Rahmen225" text:anchor-type="page" text:anchor-page-number="60" svg:x="3.782cm" svg:y="2.436cm" svg:width="10.388cm" draw:z-index="91">
        <draw:text-box fo:min-height="5.5cm">
          <text:p text:style-name="P234"><draw:frame draw:style-name="fr135" draw:name="Bild67" text:anchor-type="as-char" svg:y="-4.949cm" svg:width="9.999cm" svg:height="4.851cm" draw:z-index="456"><draw:image loext:mime-type=""/></draw:frame></text:p>
          <text:p text:style-name="P234">xxxxxxxxxxxxxxxxxx<text:span text:style-name="T205">xxxxxxxx</text:span></text:p>
        </draw:text-box>
      </draw:frame>
      <draw:frame draw:style-name="fr79" draw:name="Rahmen321" text:anchor-type="page" text:anchor-page-number="60" svg:x="2.505cm" svg:y="15.94cm" svg:width="12.7cm" draw:z-index="94">
        <draw:text-box fo:min-height="3.357cm">
          <text:p text:style-name="Syntaxdiagramm"><text:span text:style-name="T16">xxxxxxxxxxxxxxxxxx</text:span><text:span text:style-name="T26">xxxx</text:span></text:p>
        </draw:text-box>
      </draw:frame>
      <draw:frame draw:style-name="fr2" draw:name="Rahmen323" text:anchor-type="page" text:anchor-page-number="59" svg:x="1.524cm" svg:y="17.242cm" svg:width="12.7cm" draw:z-index="92">
        <draw:text-box fo:min-height="1.951cm">
          <text:p text:style-name="Syntaxdiagramm"><draw:frame draw:style-name="fr118" draw:name="Grafik139" text:anchor-type="as-char" svg:width="12.7cm" svg:height="1.951cm" style:rel-height="scale" draw:z-index="455"><draw:image loext:mime-type=""/></draw:frame><text:span text:style-name="T206">x</text:span>xxxxxxxxxxxxxxxxx<text:span text:style-name="T197">xxxxxxxxxxxxxxxxxxx</text:span></text:p>
        </draw:text-box>
      </draw:frame>
      <draw:frame draw:style-name="fr80" draw:name="Rahmen93" text:anchor-type="page" text:anchor-page-number="78" svg:x="5.115cm" svg:y="14.646cm" svg:width="8.144cm" draw:z-index="110">
        <draw:text-box fo:min-height="5.198cm">
          <text:p text:style-name="Formel"><draw:frame draw:style-name="fr146" draw:name="Objekt16" text:anchor-type="paragraph" svg:x="0cm" svg:y="0cm" svg:width="8.244cm" style:rel-width="100%" svg:height="3.902cm" style:rel-height="scale" draw:z-index="111"><draw:object-ole xlink:href="./Object 95" xlink:type="simple" xlink:show="embed" xlink:actuate="onLoad"/><draw:image xlink:href="./ObjectReplacements/Object 95" xlink:type="simple" xlink:show="embed" xlink:actuate="onLoad"/><svg:desc>Formel</svg:desc></draw:frame>xxxxxxxxxxxxxxxxxxxxxxxxxxxxxxxxxxxxxxxxxxxxxxxxxxxxxxxxxxxxxxxxxxxxxxxxxxxxxxxxxxxxx</text:p>
        </draw:text-box>
      </draw:frame>
      <draw:frame draw:style-name="fr5" draw:name="Rahmen49" text:anchor-type="page" text:anchor-page-number="67" svg:x="1.6cm" svg:y="11.79cm" svg:width="12.7cm" draw:z-index="99">
        <draw:text-box fo:min-height="3.131cm">
          <text:p text:style-name="Illustration"><draw:frame draw:style-name="fr127" draw:name="Grafik16" text:anchor-type="paragraph" svg:x="0cm" svg:y="0cm" svg:width="12.7cm" svg:height="2.237cm" draw:z-index="100"><draw:image loext:mime-type=""/></draw:frame>xxxxxxxxxxxxx<text:span text:style-name="T279">xxxxxxxxxxxxxx</text:span>xxxxxxxxxxxxxxxxxxxxxxxxxxxxxxxxxxxxxxxxxxxxxxxxxxxxxxxxxxxxxxxxxxxxxxxxxx</text:p>
        </draw:text-box>
      </draw:frame>
      <draw:frame draw:style-name="fr81" draw:name="Rahmen21" text:anchor-type="page" text:anchor-page-number="69" svg:x="1.697cm" svg:y="12.714cm" svg:width="12.7cm" draw:z-index="89">
        <draw:text-box fo:min-height="6.541cm">
          <text:p text:style-name="Syntaxdiagramm"><draw:frame draw:style-name="fr101" draw:name="Grafik140" text:anchor-type="paragraph" svg:x="0cm" svg:y="0cm" svg:width="12.696cm" svg:height="6.551cm" draw:z-index="90"><draw:image loext:mime-type=""/></draw:frame>xxxxxxxxxxxxxxxxxx<text:span text:style-name="T182">xxxxxxxxxxxxxx</text:span></text:p>
        </draw:text-box>
      </draw:frame>
      <draw:frame draw:style-name="fr26" draw:name="Rahmen61" text:anchor-type="page" text:anchor-page-number="83" svg:x="2.813cm" svg:y="8.264cm" svg:width="11.024cm" draw:z-index="365">
        <draw:text-box fo:min-height="2.085cm">
          <table:table table:name="Tabelle18" table:style-name="Tabelle18">
            <table:table-column table:style-name="Tabelle18.A"/>
            <table:table-column table:style-name="Tabelle18.B" table:number-columns-repeated="6"/>
            <table:table-column table:style-name="Tabelle18.H"/>
            <table:table-row>
              <table:table-cell table:style-name="Tabelle18.A1" office:value-type="string">
                <text:p text:style-name="Table_20_Contents">xxxxxx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A1" office:value-type="string">
                <text:p text:style-name="Table_20_Contents">x</text:p>
              </table:table-cell>
              <table:table-cell table:style-name="Tabelle18.H1" office:value-type="string">
                <text:p text:style-name="Table_20_Contents">x</text:p>
              </table:table-cell>
            </table:table-row>
            <table:table-row>
              <table:table-cell table:style-name="Tabelle18.A2" office:value-type="string">
                <text:p text:style-name="Table_20_Contents">xxxxxxxxxxxx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A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  <table:table-cell table:style-name="Tabelle18.H2" office:value-type="string">
                <text:p text:style-name="Text_20_body"><text:span text:style-name="T16">xx</text:span><text:span text:style-name="tiefgestellt"><text:span text:style-name="T16">xxx</text:span></text:span></text:p>
              </table:table-cell>
            </table:table-row>
          </table:table>
          <text:p text:style-name="Table">xxxxxxxxxxxxxxxxxxxxxxxxxxxxxxxxxxxxxxxxxxxxxxxxxxxxxxxxxxxxxxxxxxxxxxxxx</text:p>
        </draw:text-box>
      </draw:frame>
      <draw:frame draw:style-name="fr82" draw:name="Rahmen58" text:anchor-type="page" text:anchor-page-number="70" svg:x="2.6cm" svg:y="10.888cm" svg:width="12.7cm" draw:z-index="97">
        <draw:text-box fo:min-height="2.237cm">
          <text:p text:style-name="P221"><draw:frame draw:style-name="fr106" draw:name="Grafik30" text:anchor-type="paragraph" svg:x="0cm" svg:y="0cm" svg:width="12.7cm" svg:height="1.933cm" draw:z-index="98"><draw:image loext:mime-type=""/></draw:frame>xxxxxxxxxxxxxxxxxxxxxxxxxxxxxxxxxxxxxxxxxxxxxxxxxxxxxxxxxxxxxxxxxxxx</text:p>
        </draw:text-box>
      </draw:frame>
      <draw:frame draw:style-name="fr5" draw:name="Rahmen50" text:anchor-type="page" text:anchor-page-number="67" svg:x="1.6cm" svg:y="16.02cm" svg:width="12.7cm" draw:z-index="108">
        <draw:text-box fo:min-height="2.611cm">
          <text:p text:style-name="Illustration"><draw:frame draw:style-name="fr127" draw:name="Grafik20" text:anchor-type="paragraph" svg:x="0cm" svg:y="0cm" svg:width="12.7cm" svg:height="2.237cm" draw:z-index="109"><draw:image loext:mime-type=""/></draw:frame>xxxxxxxxxxxxxxxxxxxxxxxxxxxxxxxxxxxxxxxxxxxxxxxxxxxxxxxxxxxxxxxxxxxxxxxxxxxxxxxxxxxxxxxxx</text:p>
        </draw:text-box>
      </draw:frame>
      <draw:frame draw:style-name="fr10" draw:name="Rahmen94" text:anchor-type="page" text:anchor-page-number="69" svg:x="14.4cm" svg:y="6.318cm" svg:width="2.6cm" draw:z-index="96">
        <draw:text-box fo:min-height="2.073cm">
          <text:p text:style-name="Frame_20_contents">xxxxxxxx</text:p>
          <text:p text:style-name="Frame_20_contents"><draw:frame draw:style-name="fr147" draw:name="Objekt79" text:anchor-type="as-char" svg:y="-0.623cm" svg:width="1.621cm" svg:height="0.557cm" draw:z-index="457"><draw:object-ole xlink:href="./Object 79" xlink:type="simple" xlink:show="embed" xlink:actuate="onLoad"/><draw:image xlink:href="./ObjectReplacements/Object 79" xlink:type="simple" xlink:show="embed" xlink:actuate="onLoad"/></draw:frame>xxxxxxxxxxxxxxxxxxxxxxx</text:p>
        </draw:text-box>
      </draw:frame>
      <draw:frame draw:style-name="fr83" draw:name="Rahmen229" text:anchor-type="page" text:anchor-page-number="67" svg:x="1.69cm" svg:y="2.82cm" svg:width="12.7cm" draw:z-index="107">
        <draw:text-box fo:min-height="8.02cm">
          <table:table table:name="Tabelle43" table:style-name="Tabelle43">
            <table:table-column table:style-name="Tabelle43.A"/>
            <table:table-column table:style-name="Tabelle43.B" table:number-columns-repeated="2"/>
            <table:table-column table:style-name="Tabelle43.D"/>
            <table:table-row>
              <table:table-cell table:style-name="Tabelle43.A1" office:value-type="string">
                <text:p text:style-name="Table_20_Heading">xxxxxxxx</text:p>
              </table:table-cell>
              <table:table-cell table:style-name="Tabelle43.A1" office:value-type="string">
                <text:p text:style-name="Table_20_Heading">xxxxxxxxxxxxxxxxxxxxxxxxxxxxxxxxxxxxxxxxxxx</text:p>
              </table:table-cell>
              <table:table-cell table:style-name="Tabelle43.A1" office:value-type="string">
                <text:p text:style-name="Table_20_Heading">xxxxxxxxxxxxxxxxxxx</text:p>
              </table:table-cell>
              <table:table-cell table:style-name="Tabelle43.D1" office:value-type="string">
                <text:p text:style-name="Table_20_Heading">xxxxxx</text:p>
                <text:p text:style-name="Table_20_Heading">xxxxx</text:p>
              </table:table-cell>
            </table:table-row>
            <table:table-row>
              <table:table-cell table:style-name="Tabelle43.A2" office:value-type="string">
                <text:p text:style-name="Table_20_Contents">xxxx</text:p>
                <text:p text:style-name="Table_20_Contents">xxxxxxxxxxxxxxxxxxxxxxxxxxx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<text:span text:style-name="T88">xxxx</text:span>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xx<text:span text:style-name="T88">xxx</text:span>x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  <table:table-row>
              <table:table-cell table:style-name="Tabelle43.A2" office:value-type="string">
                <text:p text:style-name="Table_20_Contents">xxxx</text:p>
                <text:p text:style-name="Table_20_Contents">xxxxxxxxxxxxxxxxxxxxxxxxxxxx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<text:span text:style-name="T88">xxx</text:span>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x<text:span text:style-name="T88">xx</text:span>x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  <table:table-row>
              <table:table-cell table:style-name="Tabelle43.A2" office:value-type="string">
                <text:p text:style-name="Table_20_Contents">xxxxxxxx</text:p>
              </table:table-cell>
              <table:table-cell table:style-name="Tabelle43.A2" office:value-type="string">
                <text:p text:style-name="Table_20_Contents"><text:span text:style-name="T58">x</text:span><text:span text:style-name="T59">x</text:span><text:span text:style-name="T56">xxxxxxxx</text:span><text:span text:style-name="hochgestellt"><text:span text:style-name="T56">xxxxx</text:span></text:span>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<text:span text:style-name="hochgestellt">xxxx</text:span></text:p>
              </table:table-cell>
              <table:table-cell table:style-name="Tabelle43.D2" office:value-type="string">
                <text:p text:style-name="Table_20_Contents">xx</text:p>
              </table:table-cell>
            </table:table-row>
            <table:table-row>
              <table:table-cell table:style-name="Tabelle43.A2" office:value-type="string">
                <text:p text:style-name="Table_20_Contents">xxxxx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<text:span text:style-name="T88">xxxx</text:span>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xx<text:span text:style-name="T88">xxx</text:span>x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  <table:table-row>
              <table:table-cell table:style-name="Tabelle43.A2" office:value-type="string">
                <text:p text:style-name="Table_20_Contents">xxxxx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<text:span text:style-name="T88">xxx</text:span>x</text:p>
              </table:table-cell>
              <table:table-cell table:style-name="Tabelle43.A2" office:value-type="string">
                <text:p text:style-name="P29"><text:span text:style-name="T91">x</text:span><text:span text:style-name="T90">x</text:span>xxxxxxxxxx<text:span text:style-name="T88">xx</text:span>x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  <table:table-row>
              <table:table-cell table:style-name="Tabelle43.A2" office:value-type="string">
                <text:p text:style-name="Table_20_Contents">xxxxxxxx</text:p>
              </table:table-cell>
              <table:table-cell table:style-name="Tabelle43.A2" office:value-type="string">
                <text:p text:style-name="Table_20_Contents">xxxxxxxxxxxxxxxxxxxxx</text:p>
                <text:p text:style-name="P122">xxxxxxxxxxxxxx</text:p>
              </table:table-cell>
              <table:table-cell table:style-name="Tabelle43.A2" office:value-type="string">
                <text:p text:style-name="Table_20_Contents">xxxxxxxxxxxxxxxxxxxx<text:line-break/><text:span text:style-name="T97">xxxxxxxxxxxx</text:span></text:p>
              </table:table-cell>
              <table:table-cell table:style-name="Tabelle43.D2" office:value-type="string">
                <text:p text:style-name="Table_20_Contents">x</text:p>
              </table:table-cell>
            </table:table-row>
          </table:table>
          <text:p text:style-name="Table">xxxxxxxxxxxxxxxxxxxxxxxxxxxxxxxxxxxxxxxxxxxxxxxxxxxxxxxxxxxxxxxxxxxxxxxxxxxxxxxxxxxxxxxxxxxxxxxxxxxxxxxxxxxxxxxxxxxxxxxxxxxxxxxxxxxxxxxxxxxxxxxxxxxxxxxxxxxxxxxxxxxxxxxxxxxxxxxxxxxxxxxxxxxxxxxxxxxxxxxxxxxxxxxx</text:p>
        </draw:text-box>
      </draw:frame>
      <draw:frame draw:style-name="fr3" draw:name="Rahmen226" text:anchor-type="page" text:anchor-page-number="63" svg:x="14.4cm" svg:y="15.882cm" svg:width="2.6cm" draw:z-index="104">
        <draw:text-box fo:min-height="2.02cm">
          <text:p text:style-name="Frame_20_contents">xxxxxxxxxxxxxxxxxxxxxxxxxxxxxxxx<text:span text:style-name="T32">xxxxxxxxxxxxx</text:span>xxxxxxxxxxxxxxxxxxxx</text:p>
        </draw:text-box>
      </draw:frame>
      <draw:frame draw:style-name="fr84" draw:name="Rahmen68" text:anchor-type="page" text:anchor-page-number="64" svg:x="3.706cm" svg:y="14.499cm" svg:width="9.999cm" draw:z-index="101">
        <draw:text-box fo:min-height="5.129cm">
          <draw:frame draw:style-name="fr136" draw:name="Grafik67" text:anchor-type="frame" svg:x="1.041cm" svg:y="0cm" svg:width="7.999cm" svg:height="4.11cm" draw:z-index="102">
            <draw:image loext:mime-type=""/>
          </draw:frame>
          <text:p text:style-name="Illustration">xxxxxxxxxxxxxxxxxxxxxxxxxxxxxxxxxxxxxxxxxxxxxxxxxxxxxxxxxxxxxxxxxxxxxxxxxxxxxxxxxxxxxxxx</text:p>
        </draw:text-box>
      </draw:frame>
      <draw:frame draw:style-name="fr12" draw:name="Rahmen12" text:anchor-type="page" text:anchor-page-number="62" svg:x="0cm" svg:y="11.77cm" svg:width="2.6cm" draw:z-index="103">
        <draw:text-box fo:min-height="0.84cm">
          <text:p text:style-name="Frame_20_contents">xxxxxxxxxxxxxxxxxxxxxxxxxxxxxxxxxxxxxxxxxxxxxxxxxxxxxxxxxxxxxxxxxxxxxx</text:p>
        </draw:text-box>
      </draw:frame>
      <draw:frame draw:style-name="fr12" draw:name="Rahmen90" text:anchor-type="page" text:anchor-page-number="62" svg:x="0cm" svg:y="3.667cm" svg:width="2.6cm" draw:z-index="334">
        <draw:text-box fo:min-height="0.84cm">
          <text:p text:style-name="Frame_20_contents">xxxxxxxxxxxxxxxxxxxxxxxxxxxxxxxxxxxxxxxxxxxxxxxxxxxxxxxxxxxxxxxxxxxxxxxxxxx</text:p>
        </draw:text-box>
      </draw:frame>
      <draw:frame draw:style-name="fr10" draw:name="Rahmen166" text:anchor-type="page" text:anchor-page-number="58" svg:x="-0.03cm" svg:y="17.138cm" svg:width="2.6cm" draw:z-index="332">
        <draw:text-box fo:min-height="1.494cm">
          <text:p text:style-name="Frame_20_contents">xxxxxxxxxxxxxxxxxxxxxxxxxxxxxxxxxxxxxxxxxxxxxxxx</text:p>
        </draw:text-box>
      </draw:frame>
      <draw:frame draw:style-name="fr10" draw:name="Rahmen48" text:anchor-type="page" text:anchor-page-number="53" svg:x="14.4cm" svg:y="10.668cm" svg:width="2.6cm" draw:z-index="85">
        <draw:text-box fo:min-height="2.161cm">
          <text:p text:style-name="Frame_20_contents">xxxxxxxxxxxxxxxxxxxxxxxxxxxxxxxxxxxxxxxxxxxxxxxxxxxxxxxxxxxxxxxxxxxxxxxxxxxxxxx</text:p>
        </draw:text-box>
      </draw:frame>
      <draw:frame draw:style-name="fr18" draw:name="Rahmen228" text:anchor-type="page" text:anchor-page-number="59" svg:x="3.027cm" svg:y="3.408cm" svg:width="10.001cm" draw:z-index="87">
        <draw:text-box fo:min-height="10.067cm">
          <text:p text:style-name="Syntaxdiagramm"><draw:frame draw:style-name="fr110" draw:name="Grafik142" text:anchor-type="paragraph" svg:x="0.002cm" svg:y="0cm" svg:width="9.999cm" svg:height="8.871cm" draw:z-index="88"><draw:image loext:mime-type=""/></draw:frame>xxxxxxxxxxxxxxxxxx<text:span text:style-name="T147">xxxxxxxxxxxxxxxxxxxxxxxxxxxxxxxxxxxxxxxxxxx</text:span></text:p>
        </draw:text-box>
      </draw:frame>
      <draw:frame draw:style-name="fr85" draw:name="Rahmen57" text:anchor-type="page" text:anchor-page-number="56" svg:x="11.763cm" svg:y="7.459cm" svg:width="3.468cm" svg:height="2.91cm" draw:z-index="80">
        <draw:text-box>
          <text:p text:style-name="Syntaxdiagramm"><draw:frame draw:style-name="fr137" draw:name="Grafik23" text:anchor-type="paragraph" svg:x="0.34cm" svg:y="0cm" svg:width="2.701cm" svg:height="1.799cm" draw:z-index="81"><draw:image loext:mime-type=""/></draw:frame>xxxxxxxxxxxxxxxxxxxxxxxxxxxx</text:p>
        </draw:text-box>
      </draw:frame>
      <draw:frame draw:style-name="fr86" draw:name="Rahmen85" text:anchor-type="page" text:anchor-page-number="54" svg:x="4.831cm" svg:y="3.145cm" svg:width="7.999cm" draw:z-index="69">
        <draw:text-box fo:min-height="3.355cm">
          <text:p text:style-name="Syntaxdiagramm"><draw:frame draw:style-name="fr127" draw:name="Grafik49" text:anchor-type="paragraph" svg:x="0.159cm" svg:y="0cm" svg:width="7.84cm" svg:height="2.402cm" draw:z-index="70"><draw:image loext:mime-type=""/></draw:frame>xxxxxxxxxxxxxxxxxxxxxxxxxxxxxxxxxxx</text:p>
        </draw:text-box>
      </draw:frame>
      <draw:frame draw:style-name="fr7" draw:name="Rahmen38" text:anchor-type="page" text:anchor-page-number="53" svg:x="1.702cm" svg:y="2.731cm" svg:width="12.7cm" draw:z-index="66">
        <draw:text-box fo:min-height="7.361cm">
          <table:table table:name="Tabelle10" table:style-name="Tabelle10">
            <table:table-column table:style-name="Tabelle10.A"/>
            <table:table-column table:style-name="Tabelle10.B"/>
            <table:table-column table:style-name="Tabelle10.C"/>
            <table:table-column table:style-name="Tabelle10.D"/>
            <table:table-column table:style-name="Tabelle10.E"/>
            <table:table-row>
              <table:table-cell table:style-name="Tabelle10.A1" table:number-columns-spanned="2" office:value-type="string">
                <text:p text:style-name="Table_20_Heading">xxxxxxxx</text:p>
              </table:table-cell>
              <table:covered-table-cell/>
              <table:table-cell table:style-name="Tabelle10.A1" office:value-type="string">
                <text:p text:style-name="Table_20_Heading">xxxxxxxxxxxxxx</text:p>
              </table:table-cell>
              <table:table-cell table:style-name="Tabelle10.A1" office:value-type="string">
                <text:p text:style-name="Table_20_Heading">xxxxxxxxxxxx</text:p>
              </table:table-cell>
              <table:table-cell table:style-name="Tabelle10.E1" office:value-type="string">
                <text:p text:style-name="Table_20_Heading">xxxxxx</text:p>
                <text:p text:style-name="Table_20_Heading">xxxxx</text:p>
              </table:table-cell>
            </table:table-row>
            <table:table-row>
              <table:table-cell table:style-name="Tabelle10.A2" table:number-columns-spanned="2" office:value-type="string">
                <text:p text:style-name="Table_20_Contents">xxxx</text:p>
              </table:table-cell>
              <table:covered-table-cell/>
              <table:table-cell table:style-name="Tabelle10.A2" office:value-type="string">
                <text:p text:style-name="Table_20_Contents">x</text:p>
              </table:table-cell>
              <table:table-cell table:style-name="Tabelle10.A2" office:value-type="string">
                <text:p text:style-name="Table_20_Contents">xxxxxx<text:span text:style-name="T89">x</text:span><text:span text:style-name="hochgestellt"><text:span text:style-name="T89">x</text:span></text:span>xx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>
              <table:table-cell table:style-name="Tabelle10.A2" table:number-columns-spanned="2" office:value-type="string">
                <text:p text:style-name="Table_20_Contents">xxxx</text:p>
              </table:table-cell>
              <table:covered-table-cell/>
              <table:table-cell table:style-name="Tabelle10.A2" office:value-type="string">
                <text:p text:style-name="Table_20_Contents">x</text:p>
              </table:table-cell>
              <table:table-cell table:style-name="Tabelle10.A2" office:value-type="string">
                <text:p text:style-name="Table_20_Contents">xxxxxxxxx<text:span text:style-name="T89">x</text:span><text:span text:style-name="hochgestellt"><text:span text:style-name="T89">xx</text:span></text:span>xx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>
              <table:table-cell table:style-name="Tabelle10.A2" table:number-columns-spanned="2" office:value-type="string">
                <text:p text:style-name="Table_20_Contents">xxxxxxx</text:p>
              </table:table-cell>
              <table:covered-table-cell/>
              <table:table-cell table:style-name="Tabelle10.A2" office:value-type="string">
                <text:p text:style-name="Table_20_Contents">xxxxxxxxxxxxxxxx<text:span text:style-name="T89">xx</text:span><text:span text:style-name="hochgestellt"><text:span text:style-name="T89">xx</text:span></text:span></text:p>
              </table:table-cell>
              <table:table-cell table:style-name="Tabelle10.A2" office:value-type="string">
                <text:p text:style-name="Table_20_Contents">xxxxxxxxxxxxxxxxx<text:span text:style-name="T89">x</text:span><text:span text:style-name="hochgestellt"><text:span text:style-name="T89">xx</text:span></text:span>xx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 table:style-name="Tabelle10.5">
              <table:table-cell table:style-name="Tabelle10.A2" table:number-columns-spanned="2" office:value-type="string">
                <text:p text:style-name="Table_20_Contents">xxxxxxxx</text:p>
              </table:table-cell>
              <table:covered-table-cell/>
              <table:table-cell table:style-name="Tabelle10.A2" office:value-type="string">
                <text:p text:style-name="Table_20_Contents">x</text:p>
              </table:table-cell>
              <table:table-cell table:style-name="Tabelle10.A2" office:value-type="string">
                <text:p text:style-name="Table_20_Contents">xxxxxxxxxxxxxxxx<text:span text:style-name="T89">x</text:span><text:span text:style-name="hochgestellt"><text:span text:style-name="T89">xxxx</text:span></text:span>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>
              <table:table-cell table:style-name="Tabelle10.A2" table:number-columns-spanned="2" office:value-type="string">
                <text:p text:style-name="Table_20_Contents">xxxxxxx</text:p>
              </table:table-cell>
              <table:covered-table-cell/>
              <table:table-cell table:style-name="Tabelle10.A2" office:value-type="string">
                <text:p text:style-name="Table_20_Contents">x</text:p>
              </table:table-cell>
              <table:table-cell table:style-name="Tabelle10.A2" office:value-type="string">
                <text:p text:style-name="Table_20_Contents">x<text:span text:style-name="hochgestellt">xx</text:span>xx</text:p>
              </table:table-cell>
              <table:table-cell table:style-name="Tabelle10.E2" office:value-type="string">
                <text:p text:style-name="P46">x</text:p>
              </table:table-cell>
            </table:table-row>
            <table:table-row table:style-name="Tabelle10.7">
              <table:table-cell table:style-name="Tabelle10.A7" office:value-type="string">
                <text:p text:style-name="Table_20_Contents">xxxxxxxx</text:p>
              </table:table-cell>
              <table:table-cell table:style-name="Tabelle10.A7" table:number-rows-spanned="2" office:value-type="string">
                <text:p text:style-name="P122">xxxxxxxxxxxxxxxxxxxxxxxxxxxxxxxxxxxxxxxxxxxxxxxxxxxxxxxxxx</text:p>
              </table:table-cell>
              <table:table-cell table:style-name="Tabelle10.A7" office:value-type="string">
                <text:p text:style-name="P122">xx<text:span text:style-name="hochgestellt">xx</text:span></text:p>
              </table:table-cell>
              <table:table-cell table:style-name="Tabelle10.A7" office:value-type="string">
                <text:p text:style-name="Table_20_Contents">x<text:span text:style-name="hochgestellt">xx</text:span>xx</text:p>
              </table:table-cell>
              <table:table-cell table:style-name="Tabelle10.E7" office:value-type="string">
                <text:p text:style-name="P46">x</text:p>
              </table:table-cell>
            </table:table-row>
            <table:table-row>
              <table:table-cell table:style-name="Tabelle10.A7" office:value-type="string">
                <text:p text:style-name="Table_20_Contents">xxxxxxxx</text:p>
              </table:table-cell>
              <table:covered-table-cell/>
              <table:table-cell table:style-name="Tabelle10.A7" office:value-type="string">
                <text:p text:style-name="Table_20_Contents">x</text:p>
              </table:table-cell>
              <table:table-cell table:style-name="Tabelle10.A7" office:value-type="string">
                <text:p text:style-name="Table_20_Contents">x<text:span text:style-name="hochgestellt">xx</text:span>xx</text:p>
              </table:table-cell>
              <table:table-cell table:style-name="Tabelle10.E7" office:value-type="string">
                <text:p text:style-name="P46">x</text:p>
              </table:table-cell>
            </table:table-row>
          </table:table>
          <text:p text:style-name="Table">xxxxxxxxxxxxxxxxxxxxxxxxxxxxxxxxxxxxxxxxxxxxxxxxxxxxxxxxxxxxxxxxxxxxxxxxxxxxxxxxxxxxxxxxx</text:p>
        </draw:text-box>
      </draw:frame>
      <draw:frame draw:style-name="fr87" draw:name="Rahmen81" text:anchor-type="page" text:anchor-page-number="57" svg:x="1.598cm" svg:y="7.733cm" svg:width="12.7cm" draw:z-index="71">
        <draw:text-box fo:min-height="3.66cm">
          <text:p text:style-name="Syntaxdiagramm"><draw:frame draw:style-name="fr138" draw:name="Grafik54" text:anchor-type="paragraph" svg:x="0cm" svg:y="0cm" svg:width="12.7cm" svg:height="3.069cm" draw:z-index="72"><draw:image loext:mime-type=""/></draw:frame><text:span text:style-name="T198">x</text:span>xxxxxxxxxxxxxxxxxxxxxxxxxxxxxxxxxxxxxx</text:p>
        </draw:text-box>
      </draw:frame>
      <draw:frame draw:style-name="fr88" draw:name="Rahmen86" text:anchor-type="page" text:anchor-page-number="54" svg:x="3.849cm" svg:y="15.323cm" svg:width="10.283cm" draw:z-index="75">
        <draw:text-box fo:min-height="4.676cm">
          <text:p text:style-name="Syntaxdiagramm"><draw:frame draw:style-name="fr139" draw:name="Grafik68" text:anchor-type="paragraph" svg:x="0cm" svg:y="0cm" svg:width="10.283cm" svg:height="3.699cm" draw:z-index="76"><draw:image loext:mime-type=""/></draw:frame>xxxxxxxxxxxxxxxxxxxxxxxxxxxxxxxxxxxxxxxxxxxxxxxx</text:p>
        </draw:text-box>
      </draw:frame>
      <draw:frame draw:style-name="fr53" draw:name="Rahmen91" text:anchor-type="page" text:anchor-page-number="54" svg:x="4.431cm" svg:y="6.99cm" svg:width="8.257cm" svg:height="7.613cm" style:rel-height="scale-min" draw:z-index="67">
        <draw:text-box>
          <text:p text:style-name="Syntaxdiagramm"><draw:frame draw:style-name="fr110" draw:name="Grafik120" text:anchor-type="paragraph" svg:x="0.469cm" svg:y="0cm" svg:width="7.001cm" svg:height="7.061cm" draw:z-index="68"><draw:image loext:mime-type=""/></draw:frame>xxxxxxxxxxxxxxxxxx<text:span text:style-name="T57">xxxxxxxxxxxx</text:span></text:p>
        </draw:text-box>
      </draw:frame>
      <draw:frame draw:style-name="fr49" draw:name="Rahmen171" text:anchor-type="page" text:anchor-page-number="52" svg:x="2.633cm" svg:y="2.388cm" svg:width="12.7cm" style:rel-width="100%" svg:height="3.949cm" style:rel-height="scale-min" draw:z-index="61">
        <draw:text-box>
          <text:p text:style-name="Illustration"><draw:frame draw:style-name="fr140" draw:name="Grafik69" text:anchor-type="paragraph" svg:x="0cm" svg:y="0cm" svg:width="12.7cm" svg:height="3.96cm" draw:z-index="62"><draw:image loext:mime-type=""/></draw:frame>xxxxxxxxxxxxx<text:span text:style-name="T16">xxxxxxxxxxxxxxxxxxxxxxxxxx</text:span>xxxxxxxxxxxxxxxxxxxxxxxxxxxxxxxxxxxxxxxxxx</text:p>
        </draw:text-box>
      </draw:frame>
      <draw:frame draw:style-name="fr49" draw:name="Rahmen32" text:anchor-type="page" text:anchor-page-number="56" svg:x="2.547cm" svg:y="-422.458cm" svg:width="12.531cm" style:rel-width="98%" svg:height="2.813cm" style:rel-height="scale-min" draw:z-index="64">
        <draw:text-box>
          <text:p text:style-name="Syntaxdiagramm"><draw:frame draw:style-name="fr129" draw:name="Grafik29" text:anchor-type="paragraph" svg:x="-0.12cm" svg:y="0cm" svg:width="11.501cm" svg:height="2.09cm" draw:z-index="65"><draw:image loext:mime-type=""/></draw:frame>xxxxxxxxxxxxxxxxxxxxxxxxxxxxxxx</text:p>
        </draw:text-box>
      </draw:frame>
      <draw:frame draw:style-name="fr78" draw:name="Rahmen165" text:anchor-type="page" text:anchor-page-number="51" svg:x="1.6cm" svg:y="5.54cm" svg:width="12.7cm" draw:z-index="60">
        <draw:text-box fo:min-height="3.343cm">
          <text:p text:style-name="P221"><draw:frame draw:style-name="fr107" draw:name="Bild62" text:anchor-type="paragraph" svg:x="0cm" svg:y="0cm" svg:width="12cm" svg:height="3.96cm" draw:z-index="84"><draw:image loext:mime-type=""/></draw:frame>xxxxxxxxxxxxxxxxxxxxxxxxxxxxxxxxxxxxxxxxxxxxxxxxxxxxxxxxxxxxxxxxxxxxxxxxxxxxxxx<text:span text:style-name="T208">xxxxxxxxxxxxxxxxxxxxxxxx</text:span></text:p>
        </draw:text-box>
      </draw:frame>
      <draw:frame draw:style-name="fr49" draw:name="Rahmen35" text:anchor-type="page" text:anchor-page-number="56" svg:x="2.531cm" svg:y="2.859cm" svg:width="12.7cm" style:rel-width="100%" svg:height="4.419cm" style:rel-height="scale-min" draw:z-index="79">
        <draw:text-box>
          <text:p text:style-name="Syntaxdiagramm">xxxxxxxxxxxxxxxxxxxxxxxxxxxxxxxxxxx</text:p>
        </draw:text-box>
      </draw:frame>
      <draw:frame draw:style-name="fr10" draw:name="Rahmen46" text:anchor-type="page" text:anchor-page-number="51" svg:x="14.4cm" svg:y="15.598cm" svg:width="2.6cm" draw:z-index="63">
        <draw:text-box fo:min-height="1.044cm">
          <text:p text:style-name="Frame_20_contents">xxxxxxxxxxxxxxxxxxxx</text:p>
        </draw:text-box>
      </draw:frame>
      <draw:frame draw:style-name="fr7" draw:name="Rahmen19" text:anchor-type="page" text:anchor-page-number="52" svg:x="2.699cm" svg:y="12.091cm" svg:width="12.7cm" draw:z-index="3">
        <draw:text-box fo:min-height="2.09cm">
          <table:table table:name="Tabelle1" table:style-name="Tabelle1">
            <table:table-column table:style-name="Tabelle1.A"/>
            <table:table-column table:style-name="Tabelle1.B"/>
            <table:table-column table:style-name="Tabelle1.C"/>
            <table:table-column table:style-name="Tabelle1.D"/>
            <table:table-column table:style-name="Tabelle1.E"/>
            <table:table-row>
              <table:table-cell table:style-name="Tabelle1.A1" table:number-columns-spanned="2" office:value-type="string">
                <text:p text:style-name="Table_20_Heading">xxxxxxxx</text:p>
              </table:table-cell>
              <table:covered-table-cell/>
              <table:table-cell table:style-name="Tabelle1.A1" office:value-type="string">
                <text:p text:style-name="Table_20_Heading">xxxxxxxxxxxxxx</text:p>
              </table:table-cell>
              <table:table-cell table:style-name="Tabelle1.A1" office:value-type="string">
                <text:p text:style-name="Table_20_Heading">xxxxxxxxxxxx</text:p>
              </table:table-cell>
              <table:table-cell table:style-name="Tabelle1.E1" office:value-type="string">
                <text:p text:style-name="Table_20_Heading">xxxxxx</text:p>
                <text:p text:style-name="Table_20_Heading">xxxxx</text:p>
              </table:table-cell>
            </table:table-row>
            <table:table-row>
              <table:table-cell table:style-name="Tabelle1.A2" table:number-columns-spanned="2" office:value-type="string">
                <text:p text:style-name="Table_20_Contents">xxxx</text:p>
              </table:table-cell>
              <table:covered-table-cell/>
              <table:table-cell table:style-name="Tabelle1.A2" office:value-type="string">
                <text:p text:style-name="Table_20_Contents">x</text:p>
              </table:table-cell>
              <table:table-cell table:style-name="Tabelle1.A2" office:value-type="string">
                <text:p text:style-name="Table_20_Contents">xxxxxx<text:span text:style-name="T89">x</text:span><text:span text:style-name="hochgestellt"><text:span text:style-name="T89">x</text:span></text:span>xx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>
              <table:table-cell table:style-name="Tabelle1.A2" table:number-columns-spanned="2" office:value-type="string">
                <text:p text:style-name="Table_20_Contents">xxxx</text:p>
              </table:table-cell>
              <table:covered-table-cell/>
              <table:table-cell table:style-name="Tabelle1.A2" office:value-type="string">
                <text:p text:style-name="Table_20_Contents">x</text:p>
              </table:table-cell>
              <table:table-cell table:style-name="Tabelle1.A2" office:value-type="string">
                <text:p text:style-name="Table_20_Contents">xxxxxxxxx<text:span text:style-name="T89">x</text:span><text:span text:style-name="hochgestellt"><text:span text:style-name="T89">xx</text:span></text:span>xx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>
              <table:table-cell table:style-name="Tabelle1.A2" table:number-columns-spanned="2" office:value-type="string">
                <text:p text:style-name="Table_20_Contents">xxxxxxx</text:p>
              </table:table-cell>
              <table:covered-table-cell/>
              <table:table-cell table:style-name="Tabelle1.A2" office:value-type="string">
                <text:p text:style-name="Table_20_Contents">xxxxxxxxxxxxxxxx<text:span text:style-name="T89">xx</text:span><text:span text:style-name="hochgestellt"><text:span text:style-name="T89">xx</text:span></text:span></text:p>
              </table:table-cell>
              <table:table-cell table:style-name="Tabelle1.A2" office:value-type="string">
                <text:p text:style-name="Table_20_Contents">xxxxxxxxxxxxxxxxx<text:span text:style-name="T89">x</text:span><text:span text:style-name="hochgestellt"><text:span text:style-name="T89">xx</text:span></text:span>xx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 table:style-name="Tabelle1.5">
              <table:table-cell table:style-name="Tabelle1.A2" table:number-columns-spanned="2" office:value-type="string">
                <text:p text:style-name="Table_20_Contents">xxxxxxxx</text:p>
              </table:table-cell>
              <table:covered-table-cell/>
              <table:table-cell table:style-name="Tabelle1.A2" office:value-type="string">
                <text:p text:style-name="Table_20_Contents">x</text:p>
              </table:table-cell>
              <table:table-cell table:style-name="Tabelle1.A2" office:value-type="string">
                <text:p text:style-name="Table_20_Contents">xxxxxxxxxxxxxxxx<text:span text:style-name="T89">x</text:span><text:span text:style-name="hochgestellt"><text:span text:style-name="T89">xxxx</text:span></text:span>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>
              <table:table-cell table:style-name="Tabelle1.A2" table:number-columns-spanned="2" office:value-type="string">
                <text:p text:style-name="Table_20_Contents">xxxxxxx</text:p>
              </table:table-cell>
              <table:covered-table-cell/>
              <table:table-cell table:style-name="Tabelle1.A2" office:value-type="string">
                <text:p text:style-name="Table_20_Contents">x</text:p>
              </table:table-cell>
              <table:table-cell table:style-name="Tabelle1.A2" office:value-type="string">
                <text:p text:style-name="Table_20_Contents">xxxxxxxxxxxxxxxx<text:span text:style-name="T89">x</text:span><text:span text:style-name="hochgestellt"><text:span text:style-name="T89">xxxx</text:span></text:span></text:p>
              </table:table-cell>
              <table:table-cell table:style-name="Tabelle1.E2" office:value-type="string">
                <text:p text:style-name="P46">x</text:p>
              </table:table-cell>
            </table:table-row>
            <table:table-row table:style-name="Tabelle1.7">
              <table:table-cell table:style-name="Tabelle1.A7" office:value-type="string">
                <text:p text:style-name="Table_20_Contents">xxxxxx</text:p>
              </table:table-cell>
              <table:table-cell table:style-name="Tabelle1.A7" table:number-rows-spanned="2" office:value-type="string">
                <text:p text:style-name="P122">xxxxxxxxxxxxxxxxxxxxxxxxxxxxxxxxxxxxxxxxxxxxxxxxxxxxxxxxxx</text:p>
              </table:table-cell>
              <table:table-cell table:style-name="Tabelle1.A7" office:value-type="string">
                <text:p text:style-name="Table_20_Contents">xxxxxxxxxxxxxxx</text:p>
              </table:table-cell>
              <table:table-cell table:style-name="Tabelle1.A7" office:value-type="string">
                <text:p text:style-name="Table_20_Contents">xxxxxxxxxxxxxx</text:p>
              </table:table-cell>
              <table:table-cell table:style-name="Tabelle1.E7" office:value-type="string">
                <text:p text:style-name="P46">x</text:p>
              </table:table-cell>
            </table:table-row>
            <table:table-row table:style-name="Tabelle1.8">
              <table:table-cell table:style-name="Tabelle1.A7" office:value-type="string">
                <text:p text:style-name="Table_20_Contents">xxxxxxx</text:p>
              </table:table-cell>
              <table:covered-table-cell/>
              <table:table-cell table:style-name="Tabelle1.A7" office:value-type="string">
                <text:p text:style-name="Table_20_Contents">x</text:p>
              </table:table-cell>
              <table:table-cell table:style-name="Tabelle1.A7" office:value-type="string">
                <text:p text:style-name="Table_20_Contents">xxxxxxxxxxxxxx</text:p>
              </table:table-cell>
              <table:table-cell table:style-name="Tabelle1.E7" office:value-type="string">
                <text:p text:style-name="P46">x</text:p>
                <text:p text:style-name="P46"/>
              </table:table-cell>
            </table:table-row>
          </table:table>
          <text:p text:style-name="Table">xxxxxxxxxxxxxxxxxxxxxxxxxxxxxxxxxxxxxxxxxxxxxxxxxxxxxxxxxxxxxxxxxxxxxxxxxxxxxxxxxxxxxxxxx</text:p>
        </draw:text-box>
      </draw:frame>
      <draw:frame draw:style-name="fr13" draw:name="Rahmen26" text:anchor-type="page" text:anchor-page-number="43" svg:x="3.657cm" svg:y="15.233cm" svg:width="8.999cm" draw:z-index="358">
        <draw:text-box fo:min-height="3.115cm">
          <text:p text:style-name="Illustration"><draw:frame draw:style-name="fr102" draw:name="Grafik19" text:anchor-type="paragraph" svg:x="0.288cm" svg:y="0cm" svg:width="9.075cm" style:rel-width="100%" svg:height="2.221cm" style:rel-height="scale" draw:z-index="360"><draw:image loext:mime-type=""/></draw:frame>xxxxxxxxxxxxxxxxxxxxxxxxxxxxxxxxxxxxxxxxxxxxx</text:p>
        </draw:text-box>
      </draw:frame>
      <draw:frame draw:style-name="fr13" draw:name="Rahmen27" text:anchor-type="page" text:anchor-page-number="43" svg:x="3.681cm" svg:y="9.834cm" svg:width="9.075cm" draw:z-index="351">
        <draw:text-box fo:min-height="4.835cm">
          <text:p text:style-name="Illustration"><draw:frame draw:style-name="fr128" draw:name="Grafik18" text:anchor-type="paragraph" svg:x="0.004cm" svg:y="0cm" svg:width="8.999cm" style:rel-width="100%" svg:height="4.26cm" style:rel-height="scale" draw:z-index="352"><draw:image loext:mime-type=""/></draw:frame>xxxxxxxxxxxxxxxxxxxxxxxxxxxxxxxxxxxxxx</text:p>
        </draw:text-box>
      </draw:frame>
      <draw:frame draw:style-name="fr89" draw:name="Rahmen910" text:anchor-type="page" text:anchor-page-number="35" svg:x="3.999cm" svg:y="10.918cm" svg:width="8.999cm" svg:height="8.936cm" draw:z-index="51">
        <draw:text-box>
          <text:p text:style-name="Illustration"><draw:frame draw:style-name="fr102" draw:name="Grafik910" text:anchor-type="paragraph" svg:x="0cm" svg:y="0cm" svg:width="9.999cm" style:rel-width="100%" svg:height="8.07cm" style:rel-height="scale" draw:z-index="52"><draw:image loext:mime-type=""/></draw:frame>xxxxxxxxxxxxxxxxxxxxxxxxxxxxxxxxxxxxxxxxxxxxxxxxxxxxxxxxxxxxxxxxxxxxxxxxxxxxxxxxxxxxxxxxxxxxxxxxxxx</text:p>
        </draw:text-box>
      </draw:frame>
      <draw:frame draw:style-name="fr90" draw:name="Rahmen210" text:anchor-type="page" text:anchor-page-number="34" svg:x="4.369cm" svg:y="2.944cm" svg:width="8.999cm" svg:height="7.863cm" draw:z-index="45">
        <draw:text-box>
          <text:p text:style-name="Illustration"><draw:frame draw:style-name="fr102" draw:name="Grafik410" text:anchor-type="paragraph" svg:x="0cm" svg:y="0cm" svg:width="13cm" style:rel-width="100%" svg:height="10.084cm" style:rel-height="scale" draw:z-index="46"><draw:image loext:mime-type=""/></draw:frame>xxxxxxxxxxxxxxxxxxxxxxxxxxxxxxxxxxxxxxxxxxxxx</text:p>
        </draw:text-box>
      </draw:frame>
      <draw:frame draw:style-name="fr56" draw:name="Rahmen710" text:anchor-type="page" text:anchor-page-number="32" svg:x="4.103cm" svg:y="8.781cm" svg:width="8.382cm" style:rel-width="66%" svg:height="2.484cm" style:rel-height="scale-min" draw:z-index="43">
        <draw:text-box>
          <text:p text:style-name="Illustration"><draw:frame draw:style-name="fr102" draw:name="Grafik710" text:anchor-type="paragraph" svg:x="0cm" svg:y="0cm" svg:width="8.68cm" style:rel-width="100%" svg:height="2.499cm" style:rel-height="scale" draw:z-index="44"><draw:image loext:mime-type=""/></draw:frame>xxxxxxxxxxxxxxxxxxxxxxxxxxxxxxxxxxxxxxxxxxxxxxxxxxxxxxxxx</text:p>
        </draw:text-box>
      </draw:frame>
      <draw:frame draw:style-name="fr91" draw:name="Rahmen1510" text:anchor-type="page" text:anchor-page-number="39" svg:x="1.702cm" svg:y="12.132cm" svg:width="12.7cm" draw:z-index="56">
        <draw:text-box fo:min-height="7.869cm">
          <text:p text:style-name="Illustration"><draw:frame draw:style-name="fr127" draw:name="Bild63" text:anchor-type="paragraph" svg:x="0cm" svg:y="0cm" svg:width="12.7cm" svg:height="7.142cm" draw:z-index="57"><draw:image loext:mime-type=""/></draw:frame>xxxxxxxxxxxxxxxxxxxxxxxxxxxxxxxxxxxxxxxxx</text:p>
        </draw:text-box>
      </draw:frame>
      <draw:frame draw:style-name="fr45" draw:name="Rahmen205" text:anchor-type="page" text:anchor-page-number="47" svg:x="2.921cm" svg:y="2.693cm" svg:width="9.999cm" draw:z-index="345">
        <draw:text-box fo:min-height="6.26cm">
          <text:p text:style-name="Illustration"><draw:frame draw:style-name="fr141" draw:name="Grafik136" text:anchor-type="paragraph" svg:width="9.999cm" svg:height="6.26cm" style:rel-height="scale" draw:z-index="346"><draw:image loext:mime-type=""/></draw:frame>xxxxxxxxxxxxxxxxxxxxxxxxxxxxxxxxxxxxxxxxxxxxxxxxxxxxxxxxxxxxxxxxxxxxxxxxxxxxxxxxx</text:p>
        </draw:text-box>
      </draw:frame>
      <draw:frame draw:style-name="fr20" draw:name="Rahmen1310" text:anchor-type="page" text:anchor-page-number="38" svg:x="4.496cm" svg:y="10.262cm" svg:width="8.999cm" svg:height="8.207cm" draw:z-index="55">
        <draw:text-box>
          <text:p text:style-name="Illustration"><draw:frame draw:style-name="fr102" draw:name="Grafik1310" text:anchor-type="paragraph" svg:x="0cm" svg:y="0cm" svg:width="13cm" style:rel-width="100%" svg:height="10.084cm" style:rel-height="scale" draw:z-index="325"><draw:image loext:mime-type=""/></draw:frame>xxxxxxxxxxxxxxxxxxxxxxxxxxxxxxxxxxxxxxxxxxxxxxxxxxxxxxxxxxxxxxxxxxxxx</text:p>
        </draw:text-box>
      </draw:frame>
      <draw:frame draw:style-name="fr27" draw:name="Rahmen25" text:anchor-type="page" text:anchor-page-number="37" svg:x="3.433cm" svg:y="2.512cm" svg:width="8.999cm" svg:height="8.248cm" draw:z-index="40">
        <draw:text-box>
          <text:p text:style-name="Illustration"><draw:frame draw:style-name="fr132" draw:name="Grafik17" text:anchor-type="paragraph" svg:x="0cm" svg:y="0cm" svg:width="12.7cm" style:rel-width="100%" svg:height="9.897cm" style:rel-height="scale" draw:z-index="327"><draw:image loext:mime-type=""/></draw:frame>xxxxxxxxxxxxxxxxxxxxxxxxxxxxxxxxxxxxxxxxxxxxxxxxxxxxxxxxxxxxxxxxxxxxxxxxxxxxxxxx</text:p>
        </draw:text-box>
      </draw:frame>
      <draw:frame draw:style-name="fr13" draw:name="Rahmen10" text:anchor-type="page" text:anchor-page-number="36" svg:x="4.322cm" svg:y="11.171cm" svg:width="8.782cm" svg:height="8.2cm" draw:z-index="39">
        <draw:text-box>
          <text:p text:style-name="Illustration"><draw:frame draw:style-name="fr142" draw:name="Grafik7" text:anchor-type="paragraph" svg:x="0cm" svg:y="0cm" svg:width="8.999cm" style:rel-width="102%" svg:height="6.812cm" style:rel-height="scale" draw:z-index="326"><draw:image loext:mime-type=""/></draw:frame>xxxxxxxxxxxxxxxxxxxxxxxxx<text:span text:style-name="T190">xxxxxxxx</text:span>xxxxxxxxxxxxxxxxxxxxxxxxxxxxxxxxxxxxxxxxxxxxx<text:span text:style-name="T190">xxxxxxxxxxxxxxxxxxxxxxxxxxxxxxxxxxxxxxxxxxxxx</text:span>x</text:p>
        </draw:text-box>
      </draw:frame>
      <draw:frame draw:style-name="fr27" draw:name="Rahmen23" text:anchor-type="page" text:anchor-page-number="36" svg:x="4.341cm" svg:y="2.575cm" svg:width="8.999cm" draw:z-index="50">
        <draw:text-box fo:min-height="6.98cm">
          <text:p text:style-name="Illustration"><draw:frame draw:style-name="fr127" draw:name="Grafik2" text:anchor-type="paragraph" svg:x="0cm" svg:y="0cm" svg:width="8.999cm" svg:height="6.98cm" draw:z-index="328"><draw:image loext:mime-type=""/></draw:frame>xxxxxxxxxxxxxxxxxxxxxxxx<text:span text:style-name="T190">xxxxxxxxxxxxxxxxxxxxxxxxxxxxxxxxxxxxxxxx</text:span></text:p>
        </draw:text-box>
      </draw:frame>
      <draw:frame draw:style-name="fr92" draw:name="Rahmen8" text:anchor-type="page" text:anchor-page-number="37" svg:x="3.475cm" svg:y="11.903cm" svg:width="8.999cm" draw:z-index="53">
        <draw:text-box fo:min-height="7.65cm">
          <text:p text:style-name="Illustration"><draw:frame draw:style-name="fr102" draw:name="Grafik5" text:anchor-type="paragraph" svg:x="0cm" svg:y="0cm" svg:width="12.7cm" style:rel-width="100%" svg:height="9.897cm" style:rel-height="scale" draw:z-index="54"><draw:image loext:mime-type=""/></draw:frame>xxxxxxxxxxxxxxxxxxxxxxxxxxxxxxxxxxxxxxxxxxxxxxxxxx</text:p>
        </draw:text-box>
      </draw:frame>
      <draw:frame draw:style-name="fr93" draw:name="Rahmen9" text:anchor-type="page" text:anchor-page-number="35" svg:x="3.999cm" svg:y="2.598cm" svg:width="8.999cm" svg:height="7.983cm" draw:z-index="49">
        <draw:text-box>
          <text:p text:style-name="Illustration"><draw:frame draw:style-name="fr121" draw:name="Grafik6" text:anchor-type="paragraph" svg:x="0.004cm" svg:y="0.002cm" svg:width="12.7cm" style:rel-width="100%" svg:height="9.851cm" style:rel-height="scale" draw:z-index="324"><draw:image loext:mime-type=""/></draw:frame>xxxxxxxxxxxxxxxxxxxxxxxxx<text:span text:style-name="T189">xxxxxxxxxxxxx</text:span>xxxxxxxx</text:p>
        </draw:text-box>
      </draw:frame>
      <draw:frame draw:style-name="fr20" draw:name="Rahmen611" text:anchor-type="page" text:anchor-page-number="33" svg:x="3.81cm" svg:y="14.295cm" svg:width="8.281cm" draw:z-index="47">
        <draw:text-box fo:min-height="4.313cm">
          <text:p text:style-name="Illustration"><draw:frame draw:style-name="fr102" draw:name="Grafik610" text:anchor-type="paragraph" svg:x="0cm" svg:y="0cm" svg:width="8.281cm" style:rel-width="100%" svg:height="4.313cm" style:rel-height="scale" draw:z-index="48"><draw:image loext:mime-type=""/></draw:frame>xxxxxxxxxxxxxxxxxxxxxxxxxxxxxxxxxxxxxxxxxxxxxxxxxxxxxxxxxxxxxxxxxxx</text:p>
        </draw:text-box>
      </draw:frame>
      <draw:frame draw:style-name="fr13" draw:name="Rahmen28" text:anchor-type="page" text:anchor-page-number="32" svg:x="4.032cm" svg:y="12.633cm" svg:width="8.532cm" draw:z-index="35">
        <draw:text-box fo:min-height="4.711cm">
          <text:p text:style-name="Illustration"><draw:frame draw:style-name="fr143" draw:name="Grafik26" text:anchor-type="paragraph" svg:x="0cm" svg:y="0cm" svg:width="8.532cm" svg:height="3.067cm" draw:z-index="36"><draw:image loext:mime-type=""/></draw:frame>xxxxxxxxxxxxxxxxxxxxxxxxxxxxxxxxxxxxxxxxxxxxxxxxxxxxxxxxxxxxxxxxxxxxxxxxxxxxxxxxxxxxxxxxxxxxxxxxxxxxxxxxxxxxxxxxxxxxx<text:span text:style-name="T186">xxxxxxxxxxxxxxxxxxxxxxx</text:span></text:p>
        </draw:text-box>
      </draw:frame>
      <draw:frame draw:style-name="fr94" draw:name="Rahmen512" text:anchor-type="page" text:anchor-page-number="33" svg:x="3.45cm" svg:y="5.563cm" svg:width="8.999cm" draw:z-index="37">
        <draw:text-box fo:min-height="7.13cm">
          <text:p text:style-name="Illustration"><draw:frame draw:style-name="fr102" draw:name="Grafik510" text:anchor-type="paragraph" svg:x="0cm" svg:y="0cm" svg:width="10.956cm" style:rel-width="100%" svg:height="8.678cm" style:rel-height="scale" draw:z-index="38"><draw:image loext:mime-type=""/></draw:frame>xxxxxxxxxxxxxxxxxxxxxxxxxxxxxxxxxxxxxxxxxxxxxxxxxxxxxxxxxxxxxxxxx</text:p>
        </draw:text-box>
      </draw:frame>
      <draw:frame draw:style-name="fr14" draw:name="Rahmen33" text:anchor-type="page" text:anchor-page-number="26" svg:x="5.854cm" svg:y="14.571cm" svg:width="6.369cm" draw:z-index="28">
        <draw:text-box fo:min-height="3.59cm">
          <text:p text:style-name="Syntaxdiagramm"><draw:frame draw:style-name="fr144" draw:name="Grafik31" text:anchor-type="paragraph" svg:x="0cm" svg:y="0cm" svg:width="6.369cm" style:rel-width="100%" svg:height="3.59cm" style:rel-height="scale" draw:z-index="29"><draw:image loext:mime-type=""/></draw:frame>xxxxxxxxxxxxxxxxxxxxxxxxxxxx</text:p>
        </draw:text-box>
      </draw:frame>
      <draw:frame draw:style-name="fr10" draw:name="Rahmen15" text:anchor-type="page" text:anchor-page-number="27" svg:x="14.406cm" svg:y="6.234cm" svg:width="2.595cm" draw:z-index="32">
        <draw:text-box fo:min-height="1.482cm">
          <text:p text:style-name="P167"><draw:frame draw:style-name="fr106" draw:name="Grafik10" text:anchor-type="paragraph" svg:x="0.492cm" svg:y="-0.021cm" svg:width="0.801cm" svg:height="0.801cm" draw:z-index="33"><draw:image loext:mime-type=""/></draw:frame>xxxxxxxxxxxxxxxxxxxxxxxxxxxxxxxxxxxxxxxxxxxx<text:span text:style-name="T241">xx</text:span>xxxxxxxxx</text:p>
        </draw:text-box>
      </draw:frame>
      <draw:frame draw:style-name="fr3" draw:name="Rahmen163" text:anchor-type="page" text:anchor-page-number="15" svg:x="14.4cm" svg:y="15.194cm" svg:width="2.6cm" draw:z-index="26">
        <draw:text-box fo:min-height="1.88cm">
          <text:p text:style-name="Frame_20_contents">xxxxxxxxxxxxxxxxxxxxxxxxxxxxxxxxxxxxxxxxxx<text:span text:style-name="Strong_20_Emphasis">xxx</text:span>xxxxxx<text:span text:style-name="Strong_20_Emphasis">xx</text:span>xxxxxxxx</text:p>
        </draw:text-box>
      </draw:frame>
      <draw:frame draw:style-name="fr12" draw:name="Rahmen315" text:anchor-type="page" text:anchor-page-number="142" svg:x="0cm" svg:y="10.726cm" svg:width="2.6cm" draw:z-index="25">
        <draw:text-box fo:min-height="0.84cm">
          <text:p text:style-name="P153">xxxxxxxxxxxxxxxxxxxxxxxxxxxxxxxxxxxxxxxxxxxxxxxxxxxxxxxxxxxxxxxxx</text:p>
        </draw:text-box>
      </draw:frame>
      <draw:frame draw:style-name="fr95" draw:name="Rahmen300" text:anchor-type="page" text:anchor-page-number="16" svg:x="0cm" svg:y="8.677cm" svg:width="2.6cm" draw:z-index="21">
        <draw:text-box fo:min-height="1.9cm">
          <text:p text:style-name="Frame_20_contents">xxxxxxxxxxxxxxxxxxxxxxxxxxxxxxxxxxxxxxxxxxxxxxxxxxxxxxxxxxxxxx</text:p>
        </draw:text-box>
      </draw:frame>
      <draw:frame draw:style-name="fr3" draw:name="Rahmen298" text:anchor-type="page" text:anchor-page-number="15" svg:x="14.4cm" svg:y="11.589cm" svg:width="2.6cm" draw:z-index="20">
        <draw:text-box fo:min-height="2.02cm">
          <text:p text:style-name="P192">xxxxxxxxxxxxxxxxxxxxxxxxxxxxxxxxxxxxxxxxxxxxx<text:span text:style-name="T68">xxxxxxxxxxxxxxx</text:span>xxxxxxxxxxx<text:span text:style-name="T236">xxxxx</text:span>xxxxxxxxxxxxxxxxxxx</text:p>
        </draw:text-box>
      </draw:frame>
      <draw:frame draw:style-name="fr3" draw:name="Rahmen297" text:anchor-type="page" text:anchor-page-number="15" svg:x="14.4cm" svg:y="9.484cm" svg:width="2.6cm" draw:z-index="19">
        <draw:text-box fo:min-height="1.311cm">
          <text:p text:style-name="Frame_20_contents">xxxxxxxxxxxxxxxxxxxxxxxxxxxxxxxxxxxxxxx</text:p>
        </draw:text-box>
      </draw:frame>
      <draw:frame draw:style-name="fr12" draw:name="Rahmen223" text:anchor-type="page" text:anchor-page-number="56" svg:x="0cm" svg:y="15.605cm" svg:width="2.6cm" draw:z-index="83">
        <draw:text-box fo:min-height="0.84cm">
          <text:p text:style-name="Frame_20_contents">xxxxxxxxxxxxxxxxxxxxxxxxxxxxxxxxxxxxxxxxxxxxxxxxxxxxxxxxxxxxxx</text:p>
        </draw:text-box>
      </draw:frame>
      <draw:frame draw:style-name="fr12" draw:name="Rahmen224" text:anchor-type="page" text:anchor-page-number="56" svg:x="0cm" svg:y="17.784cm" svg:width="2.6cm" draw:z-index="82">
        <draw:text-box fo:min-height="0.84cm">
          <text:p text:style-name="Frame_20_contents">xxxxxxxxxxxxxxxxxxxxxxxxxxxxxxxxxxxxxxxxxxxxxxxxxxxxxxx</text:p>
        </draw:text-box>
      </draw:frame>
      <draw:frame draw:style-name="fr12" draw:name="Rahmen222" text:anchor-type="page" text:anchor-page-number="56" svg:x="0cm" svg:y="13.18cm" svg:width="2.6cm" draw:z-index="86">
        <draw:text-box fo:min-height="0.84cm">
          <text:p text:style-name="Frame_20_contents">xxxxxxxxxxxxxxxxxxxxxxxxxxxxxxxxxxxxxxxxxxxxxxxxxxxxxxxxxx</text:p>
        </draw:text-box>
      </draw:frame>
      <draw:frame draw:style-name="fr5" draw:name="Rahmen29" text:anchor-type="page" text:anchor-page-number="55" svg:x="3.572cm" svg:y="7.13cm" svg:width="9.107cm" draw:z-index="77">
        <draw:text-box fo:min-height="4.001cm">
          <text:p text:style-name="Syntaxdiagramm"><draw:frame draw:style-name="fr127" draw:name="Grafik21" text:anchor-type="paragraph" svg:x="0cm" svg:y="0cm" svg:width="9.107cm" svg:height="6.197cm" draw:z-index="78"><draw:image loext:mime-type=""/></draw:frame>xxxxxxxxxxxxxxxxxxxxxxxxxxxxxxxxxxxxxxxxx</text:p>
        </draw:text-box>
      </draw:frame>
      <draw:frame draw:style-name="fr6" draw:name="Rahmen168" text:anchor-type="page" text:anchor-page-number="55" svg:x="4.627cm" svg:y="3.575cm" svg:width="7.25cm" draw:z-index="73">
        <draw:text-box fo:min-height="2.799cm">
          <text:p text:style-name="Illustration_20_Index_20_1"><draw:frame draw:style-name="fr128" draw:name="Grafik119" text:anchor-type="paragraph" svg:x="0cm" svg:y="0cm" svg:width="7.25cm" style:rel-width="100%" svg:height="2.799cm" style:rel-height="scale" draw:z-index="74"><draw:image loext:mime-type=""/></draw:frame>xxxxxxxxxxxxxxxxxxxxxxxxxx</text:p>
        </draw:text-box>
      </draw:frame>
      <draw:frame draw:style-name="fr12" draw:name="Rahmen227" text:anchor-type="page" text:anchor-page-number="26" svg:x="0cm" svg:y="8.234cm" svg:width="2.6cm" draw:z-index="18">
        <draw:text-box fo:min-height="1.831cm">
          <text:p text:style-name="Frame_20_contents">xxxxxxxxxxxxxxxxxxxxxxxxxxxxxx<text:span text:style-name="T162">xxxxxxxxx</text:span>xxxxxxxxxxxxxxxxxxxxxxxxxxxxxxx</text:p>
        </draw:text-box>
      </draw:frame>
      <draw:frame draw:style-name="fr3" draw:name="Rahmen7" text:anchor-type="page" text:anchor-page-number="27" svg:x="14.4cm" svg:y="10.843cm" svg:width="2.6cm" draw:z-index="16">
        <draw:text-box fo:min-height="2.02cm">
          <text:p text:style-name="P132">xxxxxxxxxxxxxxxxxxxxxxxxxxxxxxxxxxxxxxxxxxxxxxxx<text:span text:style-name="T125">xxxxxxxxxxxxxxxxxxxxxxxxxxxxxxx</text:span>xxxxxxxxxxxx</text:p>
        </draw:text-box>
      </draw:frame>
      <draw:frame draw:style-name="fr5" draw:name="Rahmen24" text:anchor-type="page" text:anchor-page-number="25" svg:x="1.6cm" svg:y="2.45cm" svg:width="12.7cm" draw:z-index="17">
        <draw:text-box fo:min-height="6.57cm">
          <text:p text:style-name="Illustration"><draw:frame draw:style-name="fr107" draw:name="Bild93" text:anchor-type="paragraph" svg:x="0cm" svg:y="0cm" svg:width="12.7cm" svg:height="7.317cm" draw:z-index="417"><draw:image loext:mime-type=""/></draw:frame>xxxxxxxxxxxxxxxxxxxxxxxxxxxxxxxxxxxxxxxxxxxxxxxxxxxxx</text:p>
        </draw:text-box>
      </draw:frame>
      <draw:frame draw:style-name="fr3" draw:name="Rahmen220" text:anchor-type="page" text:anchor-page-number="19" svg:x="14.4cm" svg:y="14.9cm" svg:width="2.6cm" draw:z-index="14">
        <draw:text-box fo:min-height="2.02cm">
          <text:p text:style-name="P146">xxxxxxxxx<text:span text:style-name="T113">x</text:span>x<text:span text:style-name="T238">x</text:span>xxxxxxxxxxxxxxxxxx<text:span text:style-name="T151">x<text:line-break/><text:line-break/>xxxxxxxxxx</text:span><text:span text:style-name="T113">x<text:line-break/></text:span>xxxxxxxxxxxxxxxxxxxxxxxxxxxxxx</text:p>
        </draw:text-box>
      </draw:frame>
      <draw:frame draw:style-name="fr3" draw:name="Rahmen31" text:anchor-type="page" text:anchor-page-number="28" svg:x="0cm" svg:y="13.563cm" svg:width="2.6cm" draw:z-index="15">
        <draw:text-box fo:min-height="2.2cm">
          <text:p text:style-name="Frame_20_contents">xxxxxxxxxxx­xxxxxxxxxxxxxxxxxxxxxxxxxxxxxxxxxxxxxxxxxxxxxxxxx</text:p>
        </draw:text-box>
      </draw:frame>
      <draw:frame draw:style-name="fr35" draw:name="Rahmen14" text:anchor-type="page" text:anchor-page-number="28" svg:x="9.869cm" svg:y="2.339cm" svg:width="5.308cm" draw:z-index="23">
        <draw:text-box fo:min-height="3.496cm">
          <text:p text:style-name="P221"><draw:frame draw:style-name="fr143" draw:name="Grafik9" text:anchor-type="paragraph" svg:x="0.4cm" svg:y="0cm" svg:width="4.53cm" svg:height="2.3cm" draw:z-index="24"><draw:image loext:mime-type=""/></draw:frame>xxxxxxxxxxxxxxxxxxxxxxxxxxxxxxxxxxxxxxxxxxxxxxxxxxx</text:p>
        </draw:text-box>
      </draw:frame>
      <draw:frame draw:style-name="fr7" draw:name="Rahmen195" text:anchor-type="page" text:anchor-page-number="28" svg:x="2.651cm" svg:y="2.339cm" svg:width="12.525cm" draw:z-index="11">
        <draw:text-box fo:min-height="3.496cm">
          <text:p text:style-name="Frame_20_contents"><draw:frame draw:style-name="fr96" draw:name="Rahmen13" text:anchor-type="paragraph" svg:x="0cm" svg:y="0cm" svg:width="4.53cm" draw:z-index="12"><draw:text-box fo:min-height="3.5cm"><text:p text:style-name="Illustration"><draw:frame draw:style-name="fr142" draw:name="Grafik8" text:anchor-type="paragraph" svg:x="0cm" svg:y="0cm" svg:width="4.53cm" style:rel-width="100%" svg:height="2.3cm" style:rel-height="scale" draw:z-index="13"><draw:image loext:mime-type=""/></draw:frame>xxxxxxxxxxxxxxxxxxxxxxxxxxxxxxxxxxxxxxxxxxxxxxxxx</text:p></draw:text-box></draw:frame></text:p>
        </draw:text-box>
      </draw:frame>
      <draw:frame draw:style-name="fr43" draw:name="Rahmen42" text:anchor-type="page" text:anchor-page-number="27" svg:x="3.819cm" svg:y="2.498cm" svg:width="9.16cm" draw:z-index="30">
        <draw:text-box fo:min-height="2.499cm">
          <text:p text:style-name="Syntaxdiagramm"><draw:frame draw:style-name="fr102" draw:name="Grafik35" text:anchor-type="paragraph" svg:x="0cm" svg:y="0cm" svg:width="9.16cm" style:rel-width="100%" svg:height="2.499cm" style:rel-height="scale" draw:z-index="31"><draw:image loext:mime-type=""/></draw:frame>xxxxxxxxxxxxxxxxxxxxxxxxxxx</text:p>
        </draw:text-box>
      </draw:frame>
      <draw:frame draw:style-name="fr97" draw:name="Rahmen59" text:anchor-type="page" text:anchor-page-number="24" svg:x="2.686cm" svg:y="6.999cm" svg:width="12.622cm" draw:z-index="10">
        <draw:text-box fo:min-height="6.795cm">
          <table:table table:name="Tabelle23" table:style-name="Tabelle23">
            <table:table-column table:style-name="Tabelle23.A" table:number-columns-repeated="5"/>
            <table:table-row>
              <table:table-cell table:style-name="Tabelle23.A1" office:value-type="string">
                <text:p text:style-name="Table_20_Contents">xxxxx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xx</text:p>
              </table:table-cell>
            </table:table-row>
            <table:table-row>
              <table:table-cell table:style-name="Tabelle23.A1" office:value-type="string">
                <text:p text:style-name="Table_20_Contents">xxxx</text:p>
              </table:table-cell>
              <table:table-cell table:style-name="Tabelle23.A1" office:value-type="string">
                <text:p text:style-name="Table_20_Contents">xxxxx</text:p>
              </table:table-cell>
              <table:table-cell table:style-name="Tabelle23.A1" office:value-type="string">
                <text:p text:style-name="Table_20_Contents">xxxxxxxxxxx</text:p>
              </table:table-cell>
              <table:table-cell table:style-name="Tabelle23.A1" office:value-type="string">
                <text:p text:style-name="Table_20_Contents">xxxxxxxxxx</text:p>
              </table:table-cell>
              <table:table-cell table:style-name="Tabelle23.A1" office:value-type="string">
                <text:p text:style-name="Table_20_Contents">xxx</text:p>
              </table:table-cell>
            </table:table-row>
            <table:table-row>
              <table:table-cell table:style-name="Tabelle23.A1" office:value-type="string">
                <text:p text:style-name="Table_20_Contents">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<text:span text:style-name="T157">x</text:span>xxx</text:p>
              </table:table-cell>
            </table:table-row>
            <table:table-row>
              <table:table-cell table:style-name="Tabelle23.A1" office:value-type="string">
                <text:p text:style-name="Table_20_Contents"><text:span text:style-name="T157">x</text:span>xx</text:p>
              </table:table-cell>
              <table:table-cell table:style-name="Tabelle23.A1" office:value-type="string">
                <text:p text:style-name="Table_20_Contents"><text:span text:style-name="T157">x</text:span>xxxxxxx</text:p>
              </table:table-cell>
              <table:table-cell table:style-name="Tabelle23.A1" office:value-type="string">
                <text:p text:style-name="Table_20_Contents">xxxx</text:p>
              </table:table-cell>
              <table:table-cell table:style-name="Tabelle23.A1" office:value-type="string">
                <text:p text:style-name="Table_20_Contents"><text:span text:style-name="T157">x</text:span>x</text:p>
              </table:table-cell>
              <table:table-cell table:style-name="Tabelle23.A1" office:value-type="string">
                <text:p text:style-name="Table_20_Contents">xxxxxxxxxxxxxx</text:p>
              </table:table-cell>
            </table:table-row>
            <table:table-row>
              <table:table-cell table:style-name="Tabelle23.A1" office:value-type="string">
                <text:p text:style-name="Table_20_Contents"><text:span text:style-name="T157">x</text:span>x</text:p>
              </table:table-cell>
              <table:table-cell table:style-name="Tabelle23.A1" office:value-type="string">
                <text:p text:style-name="Table_20_Contents"><text:span text:style-name="T157">x</text:span>xxxxxxxx</text:p>
              </table:table-cell>
              <table:table-cell table:style-name="Tabelle23.A1" office:value-type="string">
                <text:p text:style-name="Table_20_Contents"><text:span text:style-name="T157">x</text:span>xxxxx</text:p>
              </table:table-cell>
              <table:table-cell table:style-name="Tabelle23.A1" office:value-type="string">
                <text:p text:style-name="Table_20_Contents"><text:span text:style-name="T157">x</text:span>xxxxxxxx</text:p>
              </table:table-cell>
              <table:table-cell table:style-name="Tabelle23.A1" office:value-type="string">
                <text:p text:style-name="Table_20_Contents"><text:span text:style-name="T157">x</text:span>xxxx</text:p>
              </table:table-cell>
            </table:table-row>
            <table:table-row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</text:p>
              </table:table-cell>
            </table:table-row>
            <table:table-row>
              <table:table-cell table:style-name="Tabelle23.A1" office:value-type="string">
                <text:p text:style-name="Table_20_Contents">xx</text:p>
              </table:table-cell>
              <table:table-cell table:style-name="Tabelle23.A1" office:value-type="string">
                <text:p text:style-name="Table_20_Contents">xxxxxxxx</text:p>
              </table:table-cell>
              <table:table-cell table:style-name="Tabelle23.A1" office:value-type="string">
                <text:p text:style-name="Table_20_Contents">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xxxxx</text:p>
              </table:table-cell>
            </table:table-row>
            <table:table-row>
              <table:table-cell table:style-name="Tabelle23.A1" office:value-type="string">
                <text:p text:style-name="Table_20_Contents">xxxxx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xxxxx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</text:p>
              </table:table-cell>
            </table:table-row>
            <table:table-row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>xxxxxx</text:p>
              </table:table-cell>
              <table:table-cell table:style-name="Tabelle23.A1" office:value-type="string">
                <text:p text:style-name="Table_20_Contents">xxxx</text:p>
              </table:table-cell>
            </table:table-row>
            <table:table-row>
              <table:table-cell table:style-name="Tabelle23.A1" office:value-type="string">
                <text:p text:style-name="Table_20_Contents">xx</text:p>
              </table:table-cell>
              <table:table-cell table:style-name="Tabelle23.A1" office:value-type="string">
                <text:p text:style-name="Table_20_Contents"><text:span text:style-name="T157">x</text:span>xxx</text:p>
              </table:table-cell>
              <table:table-cell table:style-name="Tabelle23.A1" office:value-type="string">
                <text:p text:style-name="Table_20_Contents"><text:span text:style-name="T157">x</text:span>xxx</text:p>
              </table:table-cell>
              <table:table-cell table:style-name="Tabelle23.A1" office:value-type="string">
                <text:p text:style-name="Table_20_Contents"><text:span text:style-name="T157">x</text:span>xxxx</text:p>
              </table:table-cell>
              <table:table-cell table:style-name="Tabelle23.A1" office:value-type="string">
                <text:p text:style-name="Table_20_Contents">xxxx</text:p>
              </table:table-cell>
            </table:table-row>
            <table:table-row>
              <table:table-cell table:style-name="Tabelle23.A1" office:value-type="string">
                <text:p text:style-name="Table_20_Contents"><text:span text:style-name="T158">x</text:span>xx</text:p>
              </table:table-cell>
              <table:table-cell table:style-name="Tabelle23.A1" office:value-type="string">
                <text:p text:style-name="Table_20_Contents">xxxxx</text:p>
              </table:table-cell>
              <table:table-cell table:style-name="Tabelle23.A1" office:value-type="string">
                <text:p text:style-name="Table_20_Contents"><text:span text:style-name="T158">x</text:span>xxx</text:p>
              </table:table-cell>
              <table:table-cell table:style-name="Tabelle23.A1" office:value-type="string">
                <text:p text:style-name="Table_20_Contents">xxx</text:p>
              </table:table-cell>
              <table:table-cell table:style-name="Tabelle23.A1" office:value-type="string">
                <text:p text:style-name="Table_20_Contents"/>
              </table:table-cell>
            </table:table-row>
          </table:table>
          <text:p text:style-name="Frame_20_contents"/>
          <text:p text:style-name="P95">xxxxxxxxxxxxxxxxxxxxxxxxxxxxxxxxxxxxxxxxxxxxxxxxxxxxxxxxxxxxxxxx</text:p>
        </draw:text-box>
      </draw:frame>
      <draw:frame draw:style-name="fr3" draw:name="Rahmen60" text:anchor-type="page" text:anchor-page-number="31" svg:x="14.3cm" svg:y="2.711cm" svg:width="2.701cm" draw:z-index="34">
        <draw:text-box fo:min-height="2.02cm">
          <text:p text:style-name="Frame_20_contents"><text:span text:style-name="Strong_20_Emphasis">xxxxxxxxxxxxxxxxxxxxxxxxxxxxxxxxxxxxxxxxxxxxxxxxxxxxxxxxx</text:span></text:p>
        </draw:text-box>
      </draw:frame>
      <draw:frame draw:style-name="fr97" draw:name="Rahmen170" text:anchor-type="page" text:anchor-page-number="24" svg:x="2.66cm" svg:y="16.741cm" svg:width="12.596cm" draw:z-index="9">
        <draw:text-box fo:min-height="3.156cm">
          <table:table table:name="Tabelle29" table:style-name="Tabelle29">
            <table:table-column table:style-name="Tabelle29.A" table:number-columns-repeated="5"/>
            <table:table-row>
              <table:table-cell table:style-name="Tabelle29.A1" office:value-type="string">
                <text:p text:style-name="Table_20_Contents">xx</text:p>
              </table:table-cell>
              <table:table-cell table:style-name="Tabelle29.A1" office:value-type="string">
                <text:p text:style-name="Table_20_Contents">xxxxx</text:p>
              </table:table-cell>
              <table:table-cell table:style-name="Tabelle29.A1" office:value-type="string">
                <text:p text:style-name="Table_20_Contents">xxxxxxxxxxxxx</text:p>
              </table:table-cell>
              <table:table-cell table:style-name="Tabelle29.A1" office:value-type="string">
                <text:p text:style-name="Table_20_Contents">xxxxxx</text:p>
              </table:table-cell>
              <table:table-cell table:style-name="Tabelle29.A1" office:value-type="string">
                <text:p text:style-name="Table_20_Contents">xxxxxxx</text:p>
              </table:table-cell>
            </table:table-row>
            <table:table-row>
              <table:table-cell table:style-name="Tabelle29.A1" office:value-type="string">
                <text:p text:style-name="Table_20_Contents">xxxxxxxxxxxx</text:p>
              </table:table-cell>
              <table:table-cell table:style-name="Tabelle29.A1" office:value-type="string">
                <text:p text:style-name="Table_20_Contents">xxxxxxx</text:p>
              </table:table-cell>
              <table:table-cell table:style-name="Tabelle29.A1" office:value-type="string">
                <text:p text:style-name="Table_20_Contents">xxxxxxxxxxxxxx</text:p>
              </table:table-cell>
              <table:table-cell table:style-name="Tabelle29.A1" office:value-type="string">
                <text:p text:style-name="Table_20_Contents">xxxxxx</text:p>
              </table:table-cell>
              <table:table-cell table:style-name="Tabelle29.A1" office:value-type="string">
                <text:p text:style-name="Table_20_Contents">xx</text:p>
              </table:table-cell>
            </table:table-row>
            <table:table-row>
              <table:table-cell table:style-name="Tabelle29.A1" office:value-type="string">
                <text:p text:style-name="Table_20_Contents">xxxxxxx</text:p>
              </table:table-cell>
              <table:table-cell table:style-name="Tabelle29.A1" office:value-type="string">
                <text:p text:style-name="Table_20_Contents">xx</text:p>
              </table:table-cell>
              <table:table-cell table:style-name="Tabelle29.A1" office:value-type="string">
                <text:p text:style-name="Table_20_Contents">xxx</text:p>
              </table:table-cell>
              <table:table-cell table:style-name="Tabelle29.A1" office:value-type="string">
                <text:p text:style-name="Table_20_Contents">xxxxxx</text:p>
              </table:table-cell>
              <table:table-cell table:style-name="Tabelle29.A1" office:value-type="string">
                <text:p text:style-name="Table_20_Contents">xxxxxxxx</text:p>
              </table:table-cell>
            </table:table-row>
            <table:table-row>
              <table:table-cell table:style-name="Tabelle29.A1" office:value-type="string">
                <text:p text:style-name="Table_20_Contents"><text:span text:style-name="T159">x</text:span>xxxx</text:p>
              </table:table-cell>
              <table:table-cell table:style-name="Tabelle29.A1" office:value-type="string">
                <text:p text:style-name="Table_20_Contents">xxxxxxxxxxxxxx</text:p>
              </table:table-cell>
              <table:table-cell table:style-name="Tabelle29.A1" office:value-type="string">
                <text:p text:style-name="Table_20_Contents">xxxxxxxxx</text:p>
              </table:table-cell>
              <table:table-cell table:style-name="Tabelle29.A1" office:value-type="string">
                <text:p text:style-name="Table_20_Contents">xxx</text:p>
              </table:table-cell>
              <table:table-cell table:style-name="Tabelle29.A1" office:value-type="string">
                <text:p text:style-name="Table_20_Contents"/>
              </table:table-cell>
            </table:table-row>
          </table:table>
          <text:p text:style-name="Frame_20_contents"/>
          <text:p text:style-name="P95">xxxxxxxxxxxxxxxxxxxxxxxxxxxxxxxxxxxxxxxxxxxxxxxxxxxxxxxxxxxxxxxxxxxxxxx</text:p>
        </draw:text-box>
      </draw:frame>
      <draw:frame draw:style-name="fr97" draw:name="Rahmen169" text:anchor-type="page" text:anchor-page-number="24" svg:x="2.84cm" svg:y="14.422cm" svg:width="12.596cm" draw:z-index="8">
        <draw:text-box fo:min-height="1.513cm">
          <table:table table:name="Tabelle26" table:style-name="Tabelle26">
            <table:table-column table:style-name="Tabelle26.A" table:number-columns-repeated="5"/>
            <table:table-row>
              <table:table-cell table:style-name="Tabelle26.A1" office:value-type="string">
                <text:p text:style-name="Table_20_Contents"><text:span text:style-name="T159">x</text:span>xxxxxx</text:p>
              </table:table-cell>
              <table:table-cell table:style-name="Tabelle26.A1" office:value-type="string">
                <text:p text:style-name="Table_20_Contents">xxxxx</text:p>
              </table:table-cell>
              <table:table-cell table:style-name="Tabelle26.A1" office:value-type="string">
                <text:p text:style-name="Table_20_Contents">xxxx</text:p>
              </table:table-cell>
              <table:table-cell table:style-name="Tabelle26.A1" office:value-type="string">
                <text:p text:style-name="Table_20_Contents"><text:span text:style-name="T159">x</text:span>xxx</text:p>
              </table:table-cell>
              <table:table-cell table:style-name="Tabelle26.A1" office:value-type="string">
                <text:p text:style-name="Table_20_Contents">xxx</text:p>
              </table:table-cell>
            </table:table-row>
          </table:table>
          <text:p text:style-name="Frame_20_contents"/>
          <text:p text:style-name="Table">x<text:span text:style-name="T16">xxxxxxxxxxxxxxxxxxxxxxxxxxxxxxxxxxxxxxxxxxxxxxxxxxxxxxxxxxxxxxxxxxxx</text:span></text:p>
        </draw:text-box>
      </draw:frame>
      <draw:frame draw:style-name="fr3" draw:name="Rahmen89" text:anchor-type="page" text:anchor-page-number="72" svg:x="-0.115cm" svg:y="8.918cm" svg:width="2.574cm" draw:z-index="119">
        <draw:text-box fo:min-height="2.261cm">
          <text:p text:style-name="P128">xxxxxxxxxxxxxxxxxxxxxxxxxxxxxxxxxx<text:line-break/>xxxxxxxxxxxxxxxxxxxxxxxxxxxxxxxxxxxx</text:p>
        </draw:text-box>
      </draw:frame>
      <draw:frame draw:style-name="fr12" draw:name="Rahmen164" text:anchor-type="page" text:anchor-page-number="48" svg:x="-0.032cm" svg:y="12.97cm" svg:width="2.6cm" draw:z-index="59">
        <draw:text-box fo:min-height="0.84cm">
          <text:p text:style-name="Frame_20_contents">xxxxxxxxxxxxxxxxxxxxxxxxxxxxxxxxxxxxxxxxxxxxxxxx</text:p>
        </draw:text-box>
      </draw:frame>
      <draw:frame draw:style-name="fr12" draw:name="Rahmen67" text:anchor-type="page" text:anchor-page-number="46" svg:x="-0.203cm" svg:y="13.511cm" svg:width="2.6cm" draw:z-index="58">
        <draw:text-box fo:min-height="0.84cm">
          <text:p text:style-name="P168">xxxxxxxxxxxxxxxxxxxxxxxxxxxxxxxxxxxxxxxxxxxxxxxxxxxxxxxxx<text:span text:style-name="T242">xxxxxxxxxxxx<text:line-break/>xxxxxxxxxxxxxx</text:span>xxxxxxxxxxxxxxxxxxxxxxxxxxx<text:span text:style-name="T245">xx</text:span>x</text:p>
        </draw:text-box>
      </draw:frame>
      <draw:frame draw:style-name="fr98" draw:name="Rahmen2" text:anchor-type="page" text:anchor-page-number="40" svg:x="3.657cm" svg:y="11.904cm" svg:width="9.999cm" draw:z-index="355">
        <draw:text-box fo:min-height="6.683cm">
          <text:p text:style-name="Illustration"><draw:frame draw:style-name="fr102" draw:name="Grafik1" text:anchor-type="paragraph" svg:x="0cm" svg:y="0cm" svg:width="12.7cm" style:rel-width="100%" svg:height="7.482cm" style:rel-height="scale" draw:z-index="356"><draw:image loext:mime-type=""/></draw:frame>xxxxxxxxxxxxxxxxxxxxxxxxxxxxxxxxxxxxxxxxxxxxxxxxxxxxxxxxxxxxxxxxxxxxxxxxxxxxxxxxxxxxxxxxxxxx</text:p>
        </draw:text-box>
      </draw:frame>
      <draw:frame draw:style-name="fr99" draw:name="Rahmen1410" text:anchor-type="page" text:anchor-page-number="39" svg:x="7.678cm" svg:y="3.646cm" svg:width="6.641cm" draw:z-index="41">
        <draw:text-box fo:min-height="3.731cm">
          <text:p text:style-name="Illustration"><draw:frame draw:style-name="fr144" draw:name="Grafik141" text:anchor-type="paragraph" svg:x="0cm" svg:y="0cm" svg:width="6.641cm" style:rel-width="100%" svg:height="3.731cm" style:rel-height="scale" draw:z-index="42"><draw:image loext:mime-type=""/></draw:frame>xxxxxxxxxxxxxxxxxxxxxxxxxxxxxxxxxxxxxxxxxxxxxxxxxxxxxxx</text:p>
        </draw:text-box>
      </draw:frame>
      <draw:frame draw:style-name="fr12" draw:name="Rahmen39" text:anchor-type="page" text:anchor-page-number="24" svg:x="0cm" svg:y="2.328cm" svg:width="2.6cm" draw:z-index="27">
        <draw:text-box fo:min-height="0.84cm">
          <text:p text:style-name="Frame_20_contents">xxxxxxxxxxxxxxxxxxxxxxxxxxxxxxxxxxxxxxxxxxxxxxxxxxxxxxxxxxxxxxxxxxxxxxx</text:p>
        </draw:text-box>
      </draw:frame>
      <draw:frame draw:style-name="fr3" draw:name="Rahmen4" text:anchor-type="page" text:anchor-page-number="23" svg:x="14.409cm" svg:y="12.945cm" svg:width="2.591cm" draw:z-index="7">
        <draw:text-box fo:min-height="2.782cm">
          <text:p text:style-name="Frame_20_contents">xxxxxxxxxxxxxxxxxxxxxxxxxxxxxxxxxxxxxxxxxxxxxxxxxxxxxxxxxxxxxxxxxxxxxxxxxxxxxxxxxxxxxxxxxxxxxxxxxx</text:p>
        </draw:text-box>
      </draw:frame>
      <draw:frame draw:style-name="fr3" draw:name="Rahmen6" text:anchor-type="page" text:anchor-page-number="23" svg:x="14.42cm" svg:y="6.749cm" svg:width="2.581cm" draw:z-index="6">
        <draw:text-box fo:min-height="1.744cm">
          <text:p text:style-name="Frame_20_contents">xxxxxxxxxxxxxxxxxx<text:span text:style-name="T276">xxx</text:span>xxxxxxxxxxxxxxxxxxxxxxxxxxx</text:p>
        </draw:text-box>
      </draw:frame>
      <draw:frame draw:style-name="fr3" draw:name="Rahmen37" text:anchor-type="page" text:anchor-page-number="19" svg:x="14.4cm" svg:y="9.71cm" svg:width="2.6cm" draw:z-index="5">
        <draw:text-box fo:min-height="2.859cm">
          <text:p text:style-name="Frame_20_contents"><text:span text:style-name="Strong_20_Emphasis">xxxxxxxxxxxx</text:span>xxxxxxxxxxxxxxxxxxxxxxxxxxxxx<text:span text:style-name="Strong_20_Emphasis">xxxxxxxxxxxxxx</text:span>xxxxxxxxxxxxxxxxxxxxxxxxxxxxxxxx</text:p>
        </draw:text-box>
      </draw:frame>
      <draw:frame draw:style-name="fr3" draw:name="Rahmen36" text:anchor-type="page" text:anchor-page-number="17" svg:x="14.4cm" svg:y="15.662cm" svg:width="2.6cm" draw:z-index="22">
        <draw:text-box fo:min-height="2.02cm">
          <text:p text:style-name="Frame_20_contents">xxxxxxxxxxxxxxxxxxxxxxxxxxxxxxxxxxx</text:p>
          <text:p text:style-name="Frame_20_contents">xxxxxxxxxxxxxxxxxxxxxxxxxxxxxxxxxxxxxxxxxxxxx</text:p>
        </draw:text-box>
      </draw:frame>
      <text:p text:style-name="P249"/>
      <text:p text:style-name="P48"/>
      <text:p text:style-name="P48"/>
      <text:p text:style-name="P242"/>
      <text:p text:style-name="P244">xxxxxxxxxxxxx</text:p>
      <text:p text:style-name="P244"/>
      <text:p text:style-name="P243">xxxxxxxxxxxxxxxxxxxxxxxxxxxxxx<text:line-break/>xxxxxxxxxxxxx</text:p>
      <text:p text:style-name="P244"><text:span text:style-name="T268">x</text:span><text:span text:style-name="T267">xxx</text:span><text:span text:style-name="T268">xxxxxxxxxxx<text:line-break/>xxxxx</text:span><text:span text:style-name="T267">xxxxxxxxxxxxxxxxxxxxxxxxxxxxxxx<text:line-break/>xxxxxxxx</text:span><text:line-break/></text:p>
      <text:p text:style-name="P241">xxxxxx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50">xxxxxxxxxxxxxxxxxxxxxxxxxxxxxxxxxxxxxxxxxxxxxxxxxxxxxxxxxxxxxxxxxxxxxxxxxxxxxxxxxxxxxxxxxxxxxxxxxxxxxxxxxxxxxxxxxxxxxxxxxxxxxxxxxxxxxxxxxxxxxxxxxxxxxxxxxxx</text:p>
          </table:table-cell>
          <table:covered-table-cell/>
        </table:table-row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Tabellen_20_Inhalt_20_Links">xxxxxxxxxxxxxxxxxxxxxxxxxxxxxxx</text:p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Tabellen_20_Inhalt_20_Links">xxxxxxxxxxxxxxxxxxxxxxxxxxxxxx</text:p>
          </table:table-cell>
        </table:table-row>
        <table:table-row>
          <table:table-cell table:style-name="Tabelle2.A1" office:value-type="string">
            <text:p text:style-name="Tabellen_20_Inhalt_20_Links"/>
          </table:table-cell>
          <table:table-cell table:style-name="Tabelle2.A1" office:value-type="string">
            <text:p text:style-name="Tabellen_20_Inhalt_20_Links"/>
          </table:table-cell>
        </table:table-row>
        <table:table-row>
          <table:table-cell table:style-name="Tabelle2.A1" table:number-columns-spanned="2" office:value-type="string">
            <text:p text:style-name="P50">xxxxxxxxxxxxxxxxxxxxxxxxxxxxxxxxxxxxxxxxxxxxxxxxxxxxxxxxxxxxxxxxxxxxxxxxxxxxxxxx</text:p>
          </table:table-cell>
          <table:covered-table-cell/>
        </table:table-row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Tabellen_20_Inhalt_20_Links">xxxxxxxxxxxxxxxxxxxxxxxxxxxxxxxxxxxxxxxxxxxxxxxxxxxxxx</text:p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Tabellen_20_Inhalt_20_Links">xxxxxxxxxxxxxxxxxxxxxxxxxxxxxxxxxxxxxxxxxxxxxxxxxxxxxx</text:p>
          </table:table-cell>
        </table:table-row>
        <table:table-row>
          <table:table-cell table:style-name="Tabelle2.A1" office:value-type="string">
            <text:p text:style-name="Tabellen_20_Inhalt_20_Links">xxxxxx</text:p>
          </table:table-cell>
          <table:table-cell table:style-name="Tabelle2.A1" office:value-type="string">
            <text:p text:style-name="P8">xxxxxxxxxxxxxxxxxxxxxxxxxxxxx<text:line-break/>xxxx<text:span text:style-name="T98">xxxxxxx</text:span>xxxxxxxxxxx</text:p>
          </table:table-cell>
        </table:table-row>
        <table:table-row table:style-name="Tabelle2.11">
          <table:table-cell table:style-name="Tabelle2.A1" office:value-type="string">
            <text:p text:style-name="Tabellen_20_Inhalt_20_Links"/>
          </table:table-cell>
          <table:table-cell table:style-name="Tabelle2.A1" office:value-type="string">
            <text:p text:style-name="P7"/>
          </table:table-cell>
        </table:table-row>
        <table:table-row table:style-name="Tabelle2.12">
          <table:table-cell table:style-name="Tabelle2.A1" table:number-columns-spanned="2" office:value-type="string">
            <text:p text:style-name="P19"><text:span text:style-name="T78">xxxxxxxxxxxxxxxxxxxxxxxxxxxxxxxxxxxxxxxxxxxxxxxxxxxxxxxxxxxxxxxxxxxxxxxxxxxxxxxxxxxxxxxxxxxxxxxxxxxxxxxxxxxxxxxxxxx</text:span><text:a xlink:type="simple" xlink:href="mailto:okomedien@gmx.de" text:style-name="Internet_20_link" text:visited-style-name="Visited_20_Internet_20_Link"><text:span text:style-name="T78">xxxxxxxxxxxxxxxx</text:span></text:a><text:span text:style-name="T78">xx</text:span></text:p>
          </table:table-cell>
          <table:covered-table-cell/>
        </table:table-row>
      </table:table>
      <text:p text:style-name="P256">xxxxxxxxxxxxx</text:p>
      <text:p text:style-name="P108"/>
      <text:p text:style-name="P108"/>
      <text:p text:style-name="Title"><text:span text:style-name="T253">xxxxxxxxxxxxxxxxxxxxxxxxxxxxx<text:line-break/>xxxx</text:span><text:span text:style-name="T254">xxxxxx</text:span><text:span text:style-name="T253">xxx</text:span></text:p>
      <text:p text:style-name="P116"><text:span text:style-name="T34">x</text:span><text:span text:style-name="T35">xxx</text:span><text:span text:style-name="T34">xxxxxxxxxxxxxxxx</text:span><text:span text:style-name="T35">xxx<text:line-break/>xxxxxxxxxxxxxxxxxxxxxxxxxxxxxxxxxxxx</text:span></text:p>
      <text:p text:style-name="Subtitle"/>
      <text:p text:style-name="Text_20_body"/>
      <text:p text:style-name="P245">xxxx<text:span text:style-name="T233">xxxxxxxxxxxx</text:span>xxxxxxxxxxxx</text:p>
      <text:p text:style-name="P245">xxxxxxxxxxxxxxxxxx</text:p>
      <text:p text:style-name="Untertitel2"/>
      <text:p text:style-name="Untertitel2">xxxxxx<text:line-break/><text:line-break/>xxxxxx<text:line-break/>xxxxxxxxxxxxxxxxxxxxxxxxxxxx<text:line-break/>xxxxxxxxxxxxxx<text:line-break/><text:span text:style-name="T265">x</text:span>xxxxxxxxxxxxxxxxxxxxxxxxxxxxxxxx<text:line-break/>xxxxxxxxxxxxxxxxxxxxxxxxxx</text:p>
      <text:p text:style-name="Text_20_body"/>
      <text:p text:style-name="Text_20_body"/>
      <text:p text:style-name="Untertitel3">xxxxxxxxxxxxxxxxxxxxxxxxxxxxxxx</text:p>
      <text:p text:style-name="P49">xxxxxx</text:p>
      <text:p text:style-name="P254">xxxxxxxxxxxxxxxxxxxxxxxxxxxxxxxxxxxxxxxxxxxxxxxxxxxxxxxxxxxxxxxxxxxxxxxxxxxxxxxxxxxxxxxxxxxxxxxxxxxxxxxxxxxxxxxxxxxxxxxxxxxxxxxxxxxxxxxxxxxxxxx<text:span text:style-name="T16">xxxxx</text:span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<draw:frame draw:style-name="fr100" draw:name="Rahmen1" text:anchor-type="paragraph" svg:x="0.005cm" svg:y="0.423cm" svg:width="7.514cm" draw:z-index="4"><draw:text-box fo:min-height="1.61cm"><text:p text:style-name="Text_20_body">xxxxxxxxxxxxxxxxxxxxxxxxxxxxxxxxxxxxxxxxxxxxxx</text:p><text:p text:style-name="Text_20_body">xxxxxxxxxxxxxxxxxxxxxxxxxxxxxxxxxxxxxxxxxxxxxxxxxxxxxxxxxxxxxxxxxxxxxxxxxxxxxxxx</text:p></draw:text-box></draw:frame>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<text:span text:style-name="T155">x</text:span>xxxxxxxxxxxxxxx</text:p>
      <text:p text:style-name="Text_20_body">xxxxxxxxxxxxxxxxxxxxxxxxxxxxxxxxxxxxxxxxxxxxxx</text:p>
      <text:p text:style-name="Text_20_body">xxxxxxxxxxxxxxxxxxxxxxxxxxxxxxxxxxxxxxxxxxxxx</text:p>
      <text:p text:style-name="Text_20_body">xxxxxxxxxxxxxxxxxx</text:p>
      <text:p text:style-name="Text_20_body"><text:span text:style-name="T16">xx</text:span>xxxxxxxxxxxxxxxxxxxx</text:p>
      <text:p text:style-name="Text_20_body"/>
      <text:p text:style-name="Text_20_body">xxxxxxx<text:span text:style-name="T285">x</text:span>xxxxxxxxxx</text:p>
      <text:p text:style-name="P59">xxxxxxxxxxxxxxxxxxxxxxxxxxxxxx</text:p>
      <text:p text:style-name="P110"><text:soft-page-break/>xxxxxxxxxxxxxxxxx<text:span text:style-name="T284">xxxxxxxxxxxxxxxxxxxxxxxxxxxxxxxxxxxx</text:span></text:p>
      <text:table-of-content text:style-name="Sect1" text:protected="true" text:name="Inhaltsverzeichnis1">
        <text:table-of-content-source text:outline-level="1">
          <text:index-title-template text:style-name="Contents_20_Heading">Inhaltsverzeichnis (Schnellübersicht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57">Inhaltsverzeichnis (Schnellübersicht)</text:p>
          </text:index-title>
          <text:p text:style-name="P246"><text:a xlink:type="simple" xlink:href="#__RefHeading__108920_2141117217" text:style-name="Index_20_Link" text:visited-style-name="Index_20_Link">1. Hintergrund und Anwendung dieses Buches<text:tab/>17</text:a></text:p>
          <text:p text:style-name="P246"><text:a xlink:type="simple" xlink:href="#__RefHeading__2453_236309217" text:style-name="Index_20_Link" text:visited-style-name="Index_20_Link">2. „Hallo Welt“ - Ihr erstes Programm<text:tab/>23</text:a></text:p>
          <text:p text:style-name="P246"><text:a xlink:type="simple" xlink:href="#__RefHeading__54028_568901516" text:style-name="Index_20_Link" text:visited-style-name="Index_20_Link">3. Von Typen, Variablen, Bezeichnern, Operatoren und ähnlichem – der Weg zu Ihrem ersten wirklich nützlichen Programm<text:tab/>50</text:a></text:p>
          <text:p text:style-name="P246"><text:a xlink:type="simple" xlink:href="#__RefHeading__54034_568901516" text:style-name="Index_20_Link" text:visited-style-name="Index_20_Link">4. So kommt die Logik in Ihr Programm – Logisches, Boolesches und Relationales<text:tab/>85</text:a></text:p>
          <text:p text:style-name="P246"><text:a xlink:type="simple" xlink:href="#__RefHeading__54044_568901516" text:style-name="Index_20_Link" text:visited-style-name="Index_20_Link">5. Damit Ihre Arbeit einfacher wird: Standardprozeduren und -funktionen<text:tab/>96</text:a></text:p>
          <text:p text:style-name="P246"><text:a xlink:type="simple" xlink:href="#__RefHeading__54054_568901516" text:style-name="Index_20_Link" text:visited-style-name="Index_20_Link">6. Es geht nicht immer nur geradeaus - Steuerstrukturen<text:tab/>116</text:a></text:p>
          <text:p text:style-name="P246"><text:a xlink:type="simple" xlink:href="#__RefHeading___Toc52755_223813087" text:style-name="Index_20_Link" text:visited-style-name="Index_20_Link">7. Ihr Programm braucht Umgebungskontakt - Daten-Ein- und Ausgabe, Speichern von Texten<text:tab/>162</text:a></text:p>
          <text:p text:style-name="P246"><text:a xlink:type="simple" xlink:href="#__RefHeading__54076_568901516" text:style-name="Index_20_Link" text:visited-style-name="Index_20_Link">8. Programmieren mit Bausteinen – Prozeduren, Funktionen und Units<text:tab/>181</text:a></text:p>
          <text:p text:style-name="P246"><text:a xlink:type="simple" xlink:href="#__RefHeading__54090_568901516" text:style-name="Index_20_Link" text:visited-style-name="Index_20_Link">9. Die Bedienoberfläche „verkauft” Ihr Programm – erste Schritte in Richtung grafische Bedienoberflächen<text:tab/>221</text:a></text:p>
          <text:p text:style-name="P246"><text:a xlink:type="simple" xlink:href="#__RefHeading__54100_568901516" text:style-name="Index_20_Link" text:visited-style-name="Index_20_Link">10. Die liebe Verwandtschaft – Datenfelder (arrays)<text:tab/>253</text:a></text:p>
          <text:p text:style-name="P246"><text:a xlink:type="simple" xlink:href="#__RefHeading__54110_568901516" text:style-name="Index_20_Link" text:visited-style-name="Index_20_Link">11. Noch mehr Typen – Zähltypen, Teilbereichstypen und Mengen<text:tab/>275</text:a></text:p>
          <text:p text:style-name="P246"><text:a xlink:type="simple" xlink:href="#__RefHeading__54122_568901516" text:style-name="Index_20_Link" text:visited-style-name="Index_20_Link">12. Record-Verdächtiges – Arbeiten mit komplexen Datenstrukturen<text:tab/>290</text:a></text:p>
          <text:p text:style-name="P246"><text:a xlink:type="simple" xlink:href="#__RefHeading__54128_568901516" text:style-name="Index_20_Link" text:visited-style-name="Index_20_Link">13. Sie wissen nicht was noch kommt – Dynamische Daten<text:tab/>303</text:a></text:p>
          <text:p text:style-name="P246"><text:a xlink:type="simple" xlink:href="#__RefHeading__54136_568901516" text:style-name="Index_20_Link" text:visited-style-name="Index_20_Link">14. Am Ende ist nicht alles vorbei – Einfache Persistenzlösungen<text:tab/>330</text:a></text:p>
          <text:p text:style-name="P246"><text:a xlink:type="simple" xlink:href="#__RefHeading__54144_568901516" text:style-name="Index_20_Link" text:visited-style-name="Index_20_Link">15. Die Welt besteht aus Klassen und Objekten – Grundlagen der objektorientierten Programmierung<text:tab/>342</text:a></text:p>
          <text:p text:style-name="P246"><text:a xlink:type="simple" xlink:href="#__RefHeading__54154_568901516" text:style-name="Index_20_Link" text:visited-style-name="Index_20_Link">16. Ein Bild sagt mehr als 1000 Worte – Einfache Grafikprogrammierung<text:tab/>361</text:a></text:p>
          <text:p text:style-name="P246"><text:a xlink:type="simple" xlink:href="#__RefHeading__54164_568901516" text:style-name="Index_20_Link" text:visited-style-name="Index_20_Link">17. Geben Sie es der Grafik zurück – Interaktive Grafikprogrammierung<text:tab/>401</text:a></text:p>
          <text:p text:style-name="P246"><text:a xlink:type="simple" xlink:href="#__RefHeading__54174_568901516" text:style-name="Index_20_Link" text:visited-style-name="Index_20_Link">18. Denn was man schwarz auf weiß besitzt.... – Arbeiten mit dem Drucker<text:tab/>425</text:a></text:p>
        </text:index-body>
      </text:table-of-content>
      <text:p text:style-name="P75"/>
      <text:p text:style-name="P75"/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P257">Inhaltsverzeichnis</text:p>
          </text:index-title>
          <text:p text:style-name="P246"><text:a xlink:type="simple" xlink:href="#__RefHeading__108920_2141117217" text:style-name="Index_20_Link" text:visited-style-name="Index_20_Link">1. Hintergrund und Anwendung dieses Buches<text:tab/>17</text:a></text:p>
          <text:p text:style-name="P247"><text:a xlink:type="simple" xlink:href="#__RefHeading__54008_568901516" text:style-name="Index_20_Link" text:visited-style-name="Index_20_Link">1.1. Zielsetzung<text:tab/>17</text:a></text:p>
          <text:p text:style-name="P247"><text:a xlink:type="simple" xlink:href="#__RefHeading__54010_568901516" text:style-name="Index_20_Link" text:visited-style-name="Index_20_Link">1.2. Programmieren – worum geht es dabei überhaupt?<text:tab/>17</text:a></text:p>
          <text:p text:style-name="P248"><text:a xlink:type="simple" xlink:href="#__RefHeading___Toc37286_2035708936" text:style-name="Index_20_Link" text:visited-style-name="Index_20_Link">1.2.1. Programmiersprachen<text:tab/>17</text:a></text:p>
          <text:p text:style-name="P248"><text:a xlink:type="simple" xlink:href="#__RefHeading__20924_1095502708" text:style-name="Index_20_Link" text:visited-style-name="Index_20_Link">1.2.2. Syntax und Semantik<text:tab/>18</text:a></text:p>
          <text:p text:style-name="P248"><text:a xlink:type="simple" xlink:href="#__RefHeading___Toc37288_2035708936" text:style-name="Index_20_Link" text:visited-style-name="Index_20_Link">1.2.3. Vom Compiler zur Integrierten Entwicklungsumgebung<text:tab/>19</text:a></text:p>
          <text:p text:style-name="P247"><text:a xlink:type="simple" xlink:href="#__RefHeading__54012_568901516" text:style-name="Index_20_Link" text:visited-style-name="Index_20_Link">1.3. Pascal – Ein kurzer historischer Überblick<text:tab/>20</text:a></text:p>
          <text:p text:style-name="P248"><text:a xlink:type="simple" xlink:href="#__RefHeading___Toc37290_2035708936" text:style-name="Index_20_Link" text:visited-style-name="Index_20_Link">1.3.1. Der Anfang<text:tab/>20</text:a></text:p>
          <text:p text:style-name="P248"><text:a xlink:type="simple" xlink:href="#__RefHeading___Toc37292_2035708936" text:style-name="Index_20_Link" text:visited-style-name="Index_20_Link">1.3.2. Wichtige Implementationen<text:tab/>20</text:a></text:p>
          <text:p text:style-name="P248"><text:a xlink:type="simple" xlink:href="#__RefHeading___Toc37294_2035708936" text:style-name="Index_20_Link" text:visited-style-name="Index_20_Link">1.3.3. Free Pascal und Lazarus<text:tab/>20</text:a></text:p>
          <text:p text:style-name="P247"><text:a xlink:type="simple" xlink:href="#__RefHeading__54014_568901516" text:style-name="Index_20_Link" text:visited-style-name="Index_20_Link">1.4. Didaktische Ausrichtung<text:tab/>21</text:a></text:p>
          <text:p text:style-name="P247"><text:a xlink:type="simple" xlink:href="#__RefHeading__54016_568901516" text:style-name="Index_20_Link" text:visited-style-name="Index_20_Link">1.5. Wenn Sie nicht Seite für Seite vorwärts arbeiten wollen.......<text:tab/>22</text:a></text:p>
          <text:p text:style-name="P246"><text:a xlink:type="simple" xlink:href="#__RefHeading__2453_236309217" text:style-name="Index_20_Link" text:visited-style-name="Index_20_Link">2. „Hallo Welt“ - Ihr erstes Programm<text:tab/>23</text:a></text:p>
          <text:p text:style-name="P247"><text:a xlink:type="simple" xlink:href="#__RefHeading__54018_568901516" text:style-name="Index_20_Link" text:visited-style-name="Index_20_Link">2.1. Aufgabe: Erstellen Sie eine (Konsol-) Anwendung<text:tab/>23</text:a></text:p>
          <text:p text:style-name="P247"><text:a xlink:type="simple" xlink:href="#__RefHeading__54020_568901516" text:style-name="Index_20_Link" text:visited-style-name="Index_20_Link">2.2. Der Beitrag von Pascal<text:tab/>23</text:a></text:p>
          <text:p text:style-name="P248"><text:a xlink:type="simple" xlink:href="#__RefHeading___Toc37296_2035708936" text:style-name="Index_20_Link" text:visited-style-name="Index_20_Link">2.2.1. Aufbau eines Programms<text:tab/>23</text:a></text:p>
          <text:p text:style-name="P248"><text:a xlink:type="simple" xlink:href="#__RefHeading___Toc37298_2035708936" text:style-name="Index_20_Link" text:visited-style-name="Index_20_Link">2.2.2. Syntaxdiagramme (Fahrdiagramme)<text:tab/>25</text:a></text:p>
          <text:p text:style-name="P248"><text:a xlink:type="simple" xlink:href="#__RefHeading___Toc37300_2035708936" text:style-name="Index_20_Link" text:visited-style-name="Index_20_Link">2.2.3. Darstellung von Texten<text:tab/>27</text:a></text:p>
          <text:p text:style-name="P248"><text:a xlink:type="simple" xlink:href="#__RefHeading___Toc37304_2035708936" text:style-name="Index_20_Link" text:visited-style-name="Index_20_Link">2.2.4. Ausgabeanweisung<text:tab/>27</text:a></text:p>
          <text:p text:style-name="P248"><text:a xlink:type="simple" xlink:href="#__RefHeading___Toc37306_2035708936" text:style-name="Index_20_Link" text:visited-style-name="Index_20_Link">2.2.5. Elementare Eingabeanweisung<text:tab/>28</text:a></text:p>
          <text:p text:style-name="P247"><text:a xlink:type="simple" xlink:href="#__RefHeading__54022_568901516" text:style-name="Index_20_Link" text:visited-style-name="Index_20_Link">2.3. So nützen Sie Lazarus<text:tab/>29</text:a></text:p>
          <text:p text:style-name="P248"><text:a xlink:type="simple" xlink:href="#__RefHeading___Toc37308_2035708936" text:style-name="Index_20_Link" text:visited-style-name="Index_20_Link">2.3.1. Ohne Installation geht gar nichts<text:tab/>30</text:a></text:p>
          <text:p text:style-name="P248"><text:a xlink:type="simple" xlink:href="#__RefHeading___Toc37314_2035708936" text:style-name="Index_20_Link" text:visited-style-name="Index_20_Link">2.3.2. Start der IEU von Lazarus<text:tab/>39</text:a></text:p>
          <text:p text:style-name="P248"><text:a xlink:type="simple" xlink:href="#__RefHeading___Toc37316_2035708936" text:style-name="Index_20_Link" text:visited-style-name="Index_20_Link">2.3.3. Die Bedienoberfläche (Standardeinstellung)<text:tab/>39</text:a></text:p>
          <text:p text:style-name="P248"><text:a xlink:type="simple" xlink:href="#__RefHeading___Toc37318_2035708936" text:style-name="Index_20_Link" text:visited-style-name="Index_20_Link">2.3.4. Auswahl einer Programmschablone<text:tab/>41</text:a></text:p>
          <text:p text:style-name="P248"><text:a xlink:type="simple" xlink:href="#__RefHeading___Toc37320_2035708936" text:style-name="Index_20_Link" text:visited-style-name="Index_20_Link">2.3.5. Ergänzung des Programmrahmens mit dem Quelltexteditor<text:tab/>42</text:a></text:p>
          <text:p text:style-name="P248"><text:a xlink:type="simple" xlink:href="#__RefHeading___Toc37324_2035708936" text:style-name="Index_20_Link" text:visited-style-name="Index_20_Link">2.3.6. Speichern und Laden von Dateien und Projekten<text:tab/>45</text:a></text:p>
          <text:p text:style-name="P248"><text:a xlink:type="simple" xlink:href="#__RefHeading___Toc37326_2035708936" text:style-name="Index_20_Link" text:visited-style-name="Index_20_Link">2.3.7. Übersetzen Sie Ihr Projekt<text:tab/>46</text:a></text:p>
          <text:p text:style-name="P247"><text:a xlink:type="simple" xlink:href="#__RefHeading__281801_528526134" text:style-name="Index_20_Link" text:visited-style-name="Index_20_Link">2.4. Lösung<text:tab/>47</text:a></text:p>
          <text:p text:style-name="P248"><text:a xlink:type="simple" xlink:href="#__RefHeading___Toc37328_2035708936" text:style-name="Index_20_Link" text:visited-style-name="Index_20_Link">2.4.1. So erstellen Sie Ihr Programm<text:tab/>47</text:a></text:p>
          <text:p text:style-name="P248"><text:a xlink:type="simple" xlink:href="#__RefHeading___Toc37330_2035708936" text:style-name="Index_20_Link" text:visited-style-name="Index_20_Link">2.4.2. Kommentare<text:tab/>48</text:a></text:p>
          <text:p text:style-name="P247"><text:a xlink:type="simple" xlink:href="#__RefHeading__54024_568901516" text:style-name="Index_20_Link" text:visited-style-name="Index_20_Link">2.5. Übungsaufgaben zu Kapitel 2<text:tab/>49</text:a></text:p>
          <text:p text:style-name="P248"><text:a xlink:type="simple" xlink:href="#__RefHeading___Toc37332_2035708936" text:style-name="Index_20_Link" text:visited-style-name="Index_20_Link">2.5.1. Änderung des Ausgabetextes<text:tab/>49</text:a></text:p>
          <text:p text:style-name="P248"><text:a xlink:type="simple" xlink:href="#__RefHeading___Toc37334_2035708936" text:style-name="Index_20_Link" text:visited-style-name="Index_20_Link">2.5.2. Langer Ausgabetext<text:tab/>49</text:a></text:p>
          <text:p text:style-name="P247"><text:soft-page-break/><text:a xlink:type="simple" xlink:href="#__RefHeading__54026_568901516" text:style-name="Index_20_Link" text:visited-style-name="Index_20_Link">2.6. Lösungen zu den Übungsaufgaben zu Kapitel 2<text:tab/>49</text:a></text:p>
          <text:p text:style-name="P248"><text:a xlink:type="simple" xlink:href="#__RefHeading___Toc37336_2035708936" text:style-name="Index_20_Link" text:visited-style-name="Index_20_Link">2.6.1. Lösung Änderung des Ausgabetextes<text:tab/>49</text:a></text:p>
          <text:p text:style-name="P248"><text:a xlink:type="simple" xlink:href="#__RefHeading___Toc37338_2035708936" text:style-name="Index_20_Link" text:visited-style-name="Index_20_Link">2.6.2. Lösung Langer Ausgabetext<text:tab/>49</text:a></text:p>
          <text:p text:style-name="P246"><text:a xlink:type="simple" xlink:href="#__RefHeading__54028_568901516" text:style-name="Index_20_Link" text:visited-style-name="Index_20_Link">3. Von Typen, Variablen, Bezeichnern, Operatoren und ähnlichem – der Weg zu Ihrem ersten wirklich nützlichen Programm<text:tab/>50</text:a></text:p>
          <text:p text:style-name="P247"><text:a xlink:type="simple" xlink:href="#__RefHeading__2083_1187473191" text:style-name="Index_20_Link" text:visited-style-name="Index_20_Link">3.1. Aufgabe: Elementares Rechnen mit ganzen Zahlen<text:tab/>50</text:a></text:p>
          <text:p text:style-name="P248"><text:a xlink:type="simple" xlink:href="#__RefHeading___Toc37340_2035708936" text:style-name="Index_20_Link" text:visited-style-name="Index_20_Link">3.1.1. Aufgabenstellung: Ermittlung von Polynomwerten<text:tab/>50</text:a></text:p>
          <text:p text:style-name="P248"><text:a xlink:type="simple" xlink:href="#__RefHeading___Toc37346_2035708936" text:style-name="Index_20_Link" text:visited-style-name="Index_20_Link">3.1.2. Der Beitrag von Pascal<text:tab/>51</text:a></text:p>
          <text:p text:style-name="P248"><text:a xlink:type="simple" xlink:href="#__RefHeading___Toc37366_2035708936" text:style-name="Index_20_Link" text:visited-style-name="Index_20_Link">3.1.3. Lösung<text:tab/>65</text:a></text:p>
          <text:p text:style-name="P247"><text:a xlink:type="simple" xlink:href="#__RefHeading___Toc63357_2107653715" text:style-name="Index_20_Link" text:visited-style-name="Index_20_Link">3.2. Aufgabe: Elementares Rechnen mit Gleitkommazahlen<text:tab/>66</text:a></text:p>
          <text:p text:style-name="P248"><text:a xlink:type="simple" xlink:href="#__RefHeading___Toc63359_2107653715" text:style-name="Index_20_Link" text:visited-style-name="Index_20_Link">3.2.1. Aufgabenstellung: Ermittlung von Polynomwerten<text:tab/>66</text:a></text:p>
          <text:p text:style-name="P248"><text:a xlink:type="simple" xlink:href="#__RefHeading___Toc52687_888553069" text:style-name="Index_20_Link" text:visited-style-name="Index_20_Link">3.2.2. Der Beitrag von Pascal<text:tab/>66</text:a></text:p>
          <text:p text:style-name="P248"><text:a xlink:type="simple" xlink:href="#__RefHeading___Toc37396_2035708936" text:style-name="Index_20_Link" text:visited-style-name="Index_20_Link">3.2.3. Lösung<text:tab/>74</text:a></text:p>
          <text:p text:style-name="P248"><text:a xlink:type="simple" xlink:href="#__RefHeading___Toc37398_2035708936" text:style-name="Index_20_Link" text:visited-style-name="Index_20_Link">3.2.4. Weitere Aufgaben<text:tab/>75</text:a></text:p>
          <text:p text:style-name="P247"><text:a xlink:type="simple" xlink:href="#__RefHeading__54032_568901516" text:style-name="Index_20_Link" text:visited-style-name="Index_20_Link">3.3. Aufgabe: Elementare Textverarbeitung<text:tab/>80</text:a></text:p>
          <text:p text:style-name="P248"><text:a xlink:type="simple" xlink:href="#__RefHeading___Toc37418_2035708936" text:style-name="Index_20_Link" text:visited-style-name="Index_20_Link">3.3.1. Aufgabenstellung<text:tab/>80</text:a></text:p>
          <text:p text:style-name="P248"><text:a xlink:type="simple" xlink:href="#__RefHeading___Toc37420_2035708936" text:style-name="Index_20_Link" text:visited-style-name="Index_20_Link">3.3.2. Der Beitrag von Pascal<text:tab/>80</text:a></text:p>
          <text:p text:style-name="P248"><text:a xlink:type="simple" xlink:href="#__RefHeading___Toc37432_2035708936" text:style-name="Index_20_Link" text:visited-style-name="Index_20_Link">3.3.3. Der Beitrag von Lazarus<text:tab/>81</text:a></text:p>
          <text:p text:style-name="P248"><text:a xlink:type="simple" xlink:href="#__RefHeading___Toc37438_2035708936" text:style-name="Index_20_Link" text:visited-style-name="Index_20_Link">3.3.4. Lösung<text:tab/>83</text:a></text:p>
          <text:p text:style-name="P246"><text:a xlink:type="simple" xlink:href="#__RefHeading__54034_568901516" text:style-name="Index_20_Link" text:visited-style-name="Index_20_Link">4. So kommt die Logik in Ihr Programm – Logisches, Boolesches und Relationales<text:tab/>85</text:a></text:p>
          <text:p text:style-name="P247"><text:a xlink:type="simple" xlink:href="#__RefHeading__54036_568901516" text:style-name="Index_20_Link" text:visited-style-name="Index_20_Link">4.1. Aufgabenstellung<text:tab/>85</text:a></text:p>
          <text:p text:style-name="P248"><text:a xlink:type="simple" xlink:href="#__RefHeading___Toc37440_2035708936" text:style-name="Index_20_Link" text:visited-style-name="Index_20_Link">4.1.1. Schloss und Schlüssel (Umgang mit Bitmustern)<text:tab/>85</text:a></text:p>
          <text:p text:style-name="P248"><text:a xlink:type="simple" xlink:href="#__RefHeading___Toc37442_2035708936" text:style-name="Index_20_Link" text:visited-style-name="Index_20_Link">4.1.2. Boolesche Algebra<text:tab/>85</text:a></text:p>
          <text:p text:style-name="P248"><text:a xlink:type="simple" xlink:href="#__RefHeading___Toc37444_2035708936" text:style-name="Index_20_Link" text:visited-style-name="Index_20_Link">4.1.3. Vergleiche von ganzen Zahlen, Gleitkommazahlen und Texten<text:tab/>85</text:a></text:p>
          <text:p text:style-name="P247"><text:a xlink:type="simple" xlink:href="#__RefHeading___Toc63361_2107653715" text:style-name="Index_20_Link" text:visited-style-name="Index_20_Link">4.2. Der Beitrag von Pascal<text:tab/>86</text:a></text:p>
          <text:p text:style-name="P248"><text:a xlink:type="simple" xlink:href="#__RefHeading___Toc37452_2035708936" text:style-name="Index_20_Link" text:visited-style-name="Index_20_Link">4.2.1. Logische Operatoren und Ausdrücke<text:tab/>86</text:a></text:p>
          <text:p text:style-name="P248"><text:a xlink:type="simple" xlink:href="#__RefHeading___Toc37456_2035708936" text:style-name="Index_20_Link" text:visited-style-name="Index_20_Link">4.2.2. Der Datentyp boolean, Boolesche Operatoren und Ausdrücke<text:tab/>88</text:a></text:p>
          <text:p text:style-name="P248"><text:a xlink:type="simple" xlink:href="#__RefHeading___Toc37458_2035708936" text:style-name="Index_20_Link" text:visited-style-name="Index_20_Link">4.2.3. Relationale Operatoren und Ausdrücke<text:tab/>89</text:a></text:p>
          <text:p text:style-name="P247"><text:a xlink:type="simple" xlink:href="#__RefHeading__54040_568901516" text:style-name="Index_20_Link" text:visited-style-name="Index_20_Link">4.3. Lösungen<text:tab/>90</text:a></text:p>
          <text:p text:style-name="P248"><text:a xlink:type="simple" xlink:href="#__RefHeading___Toc37462_2035708936" text:style-name="Index_20_Link" text:visited-style-name="Index_20_Link">4.3.1. Schloss und Schlüssel<text:tab/>90</text:a></text:p>
          <text:p text:style-name="P248"><text:a xlink:type="simple" xlink:href="#__RefHeading__20921_1095502708" text:style-name="Index_20_Link" text:visited-style-name="Index_20_Link">4.3.2. DeMorgansche Regeln<text:tab/>91</text:a></text:p>
          <text:p text:style-name="P248"><text:a xlink:type="simple" xlink:href="#__RefHeading___Toc37464_2035708936" text:style-name="Index_20_Link" text:visited-style-name="Index_20_Link">4.3.3. Hilfe mein Computer rechnet verkehrt – Relationale Ausdrücke, Informationsdarstellung und andere Feinheiten<text:tab/>93</text:a></text:p>
          <text:p text:style-name="P246"><text:a xlink:type="simple" xlink:href="#__RefHeading__54044_568901516" text:style-name="Index_20_Link" text:visited-style-name="Index_20_Link">5. Damit Ihre Arbeit einfacher wird: Standardprozeduren und -funktionen<text:tab/>96</text:a></text:p>
          <text:p text:style-name="P247"><text:a xlink:type="simple" xlink:href="#__RefHeading__54046_568901516" text:style-name="Index_20_Link" text:visited-style-name="Index_20_Link">5.1. Aufgabenstellung<text:tab/>96</text:a></text:p>
          <text:p text:style-name="P248"><text:a xlink:type="simple" xlink:href="#__RefHeading___Toc37472_2035708936" text:style-name="Index_20_Link" text:visited-style-name="Index_20_Link">5.1.1. Verschiedenes aus Mathematik und Physik<text:tab/>96</text:a></text:p>
          <text:p text:style-name="P248"><text:soft-page-break/><text:a xlink:type="simple" xlink:href="#__RefHeading___Toc37484_2035708936" text:style-name="Index_20_Link" text:visited-style-name="Index_20_Link">5.1.2. Ermittlung der numerischen Codierung von Textzeichen<text:tab/>97</text:a></text:p>
          <text:p text:style-name="P248"><text:a xlink:type="simple" xlink:href="#__RefHeading___Toc37486_2035708936" text:style-name="Index_20_Link" text:visited-style-name="Index_20_Link">5.1.3. Handhabung von Zeichenketten<text:tab/>97</text:a></text:p>
          <text:p text:style-name="P248"><text:a xlink:type="simple" xlink:href="#__RefHeading___Toc37496_2035708936" text:style-name="Index_20_Link" text:visited-style-name="Index_20_Link">5.1.4. Verzeichnis- und Dateibehandlung<text:tab/>98</text:a></text:p>
          <text:p text:style-name="P248"><text:a xlink:type="simple" xlink:href="#__RefHeading___Toc37506_2035708936" text:style-name="Index_20_Link" text:visited-style-name="Index_20_Link">5.1.5. Datums- und Zeitbehandlung<text:tab/>98</text:a></text:p>
          <text:p text:style-name="P247"><text:a xlink:type="simple" xlink:href="#__RefHeading__54048_568901516" text:style-name="Index_20_Link" text:visited-style-name="Index_20_Link">5.2. Der Beitrag von Pascal<text:tab/>98</text:a></text:p>
          <text:p text:style-name="P248"><text:a xlink:type="simple" xlink:href="#__RefHeading___Toc37514_2035708936" text:style-name="Index_20_Link" text:visited-style-name="Index_20_Link">5.2.1. Units der Laufzeitbibliothek (Paket RTL)<text:tab/>99</text:a></text:p>
          <text:p text:style-name="P248"><text:a xlink:type="simple" xlink:href="#__RefHeading___Toc37516_2035708936" text:style-name="Index_20_Link" text:visited-style-name="Index_20_Link">5.2.2. Mathematik<text:tab/>102</text:a></text:p>
          <text:p text:style-name="P248"><text:a xlink:type="simple" xlink:href="#__RefHeading___Toc37524_2035708936" text:style-name="Index_20_Link" text:visited-style-name="Index_20_Link">5.2.3. Behandlung von Textketten<text:tab/>106</text:a></text:p>
          <text:p text:style-name="P248"><text:a xlink:type="simple" xlink:href="#__RefHeading___Toc37526_2035708936" text:style-name="Index_20_Link" text:visited-style-name="Index_20_Link">5.2.4. Dateibehandlung<text:tab/>107</text:a></text:p>
          <text:p text:style-name="P248"><text:a xlink:type="simple" xlink:href="#__RefHeading___Toc37528_2035708936" text:style-name="Index_20_Link" text:visited-style-name="Index_20_Link">5.2.5. Zeit- und Datumsangaben<text:tab/>108</text:a></text:p>
          <text:p text:style-name="P248"><text:a xlink:type="simple" xlink:href="#__RefHeading___Toc37530_2035708936" text:style-name="Index_20_Link" text:visited-style-name="Index_20_Link">5.2.6. Automatische Typenkonvertierung<text:tab/>109</text:a></text:p>
          <text:p text:style-name="P247"><text:a xlink:type="simple" xlink:href="#__RefHeading___Toc37532_2035708936" text:style-name="Index_20_Link" text:visited-style-name="Index_20_Link">5.3. Lösungen<text:tab/>109</text:a></text:p>
          <text:p text:style-name="P248"><text:a xlink:type="simple" xlink:href="#__RefHeading___Toc37534_2035708936" text:style-name="Index_20_Link" text:visited-style-name="Index_20_Link">5.3.1. Verschiedenes aus Mathematik und Physik<text:tab/>109</text:a></text:p>
          <text:p text:style-name="P248"><text:a xlink:type="simple" xlink:href="#__RefHeading___Toc37544_2035708936" text:style-name="Index_20_Link" text:visited-style-name="Index_20_Link">5.3.2. Ermittlung der numerischen Codierung von Textzeichen<text:tab/>111</text:a></text:p>
          <text:p text:style-name="P248"><text:a xlink:type="simple" xlink:href="#__RefHeading___Toc37546_2035708936" text:style-name="Index_20_Link" text:visited-style-name="Index_20_Link">5.3.3. Handhabung von Zeichenketten<text:tab/>111</text:a></text:p>
          <text:p text:style-name="P248"><text:a xlink:type="simple" xlink:href="#__RefHeading___Toc37556_2035708936" text:style-name="Index_20_Link" text:visited-style-name="Index_20_Link">5.3.4. Aufgaben zur Verzeichnis- und Dateibehandlung<text:tab/>113</text:a></text:p>
          <text:p text:style-name="P248"><text:a xlink:type="simple" xlink:href="#__RefHeading___Toc37558_2035708936" text:style-name="Index_20_Link" text:visited-style-name="Index_20_Link">5.3.5. Datums- und Zeitbehandlung<text:tab/>114</text:a></text:p>
          <text:p text:style-name="P246"><text:a xlink:type="simple" xlink:href="#__RefHeading__54054_568901516" text:style-name="Index_20_Link" text:visited-style-name="Index_20_Link">6. Es geht nicht immer nur geradeaus - Steuerstrukturen<text:tab/>116</text:a></text:p>
          <text:p text:style-name="P247"><text:a xlink:type="simple" xlink:href="#__RefHeading__54056_568901516" text:style-name="Index_20_Link" text:visited-style-name="Index_20_Link">6.1. Einfache Fallunterscheidung<text:tab/>117</text:a></text:p>
          <text:p text:style-name="P248"><text:a xlink:type="simple" xlink:href="#__RefHeading___Toc37564_2035708936" text:style-name="Index_20_Link" text:visited-style-name="Index_20_Link">6.1.1. Aufgabe: Werte einer abschnittsweise definierten Funktion berechnen<text:tab/>117</text:a></text:p>
          <text:p text:style-name="P248"><text:a xlink:type="simple" xlink:href="#__RefHeading___Toc37566_2035708936" text:style-name="Index_20_Link" text:visited-style-name="Index_20_Link">6.1.2. Beitrag von Pascal: Bedingte Anweisungen (Verzweigungen)<text:tab/>118</text:a></text:p>
          <text:p text:style-name="P248"><text:a xlink:type="simple" xlink:href="#__RefHeading___Toc37578_2035708936" text:style-name="Index_20_Link" text:visited-style-name="Index_20_Link">6.1.3. Der Beitrag von Lazarus - Syntaxsensitiver Editor<text:tab/>123</text:a></text:p>
          <text:p text:style-name="P248"><text:a xlink:type="simple" xlink:href="#__RefHeading___Toc37590_2035708936" text:style-name="Index_20_Link" text:visited-style-name="Index_20_Link">6.1.4. Der Beitrag von Lazarus – Debugger zum Ersten<text:tab/>125</text:a></text:p>
          <text:p text:style-name="P248"><text:a xlink:type="simple" xlink:href="#__RefHeading___Toc37606_2035708936" text:style-name="Index_20_Link" text:visited-style-name="Index_20_Link">6.1.5. Lösung<text:tab/>130</text:a></text:p>
          <text:p text:style-name="P248"><text:a xlink:type="simple" xlink:href="#__RefHeading___Toc37608_2035708936" text:style-name="Index_20_Link" text:visited-style-name="Index_20_Link">6.1.6. Weitere Aufgaben<text:tab/>131</text:a></text:p>
          <text:p text:style-name="P247"><text:a xlink:type="simple" xlink:href="#__RefHeading__54058_568901516" text:style-name="Index_20_Link" text:visited-style-name="Index_20_Link">6.2. Mehrfachverzweigungen<text:tab/>133</text:a></text:p>
          <text:p text:style-name="P248"><text:a xlink:type="simple" xlink:href="#__RefHeading___Toc37616_2035708936" text:style-name="Index_20_Link" text:visited-style-name="Index_20_Link">6.2.1. Aufgabe: Gewinnhöhe in Abhängigkeit von der Losnummer ermitteln<text:tab/>133</text:a></text:p>
          <text:p text:style-name="P248"><text:a xlink:type="simple" xlink:href="#__RefHeading___Toc37618_2035708936" text:style-name="Index_20_Link" text:visited-style-name="Index_20_Link">6.2.2. Aufgabe: Erstellung eines Rechentrainers<text:tab/>134</text:a></text:p>
          <text:p text:style-name="P248"><text:a xlink:type="simple" xlink:href="#__RefHeading___Toc37620_2035708936" text:style-name="Index_20_Link" text:visited-style-name="Index_20_Link">6.2.3. Der Beitrag von Pascal<text:tab/>134</text:a></text:p>
          <text:p text:style-name="P248"><text:a xlink:type="simple" xlink:href="#__RefHeading___Toc37624_2035708936" text:style-name="Index_20_Link" text:visited-style-name="Index_20_Link">6.2.4. Der Beitrag von Lazarus – Debuggen von Mehrfachverzweigungen<text:tab/>136</text:a></text:p>
          <text:p text:style-name="P248"><text:a xlink:type="simple" xlink:href="#__RefHeading___Toc37630_2035708936" text:style-name="Index_20_Link" text:visited-style-name="Index_20_Link">6.2.5. Lösungen<text:tab/>138</text:a></text:p>
          <text:p text:style-name="P247"><text:a xlink:type="simple" xlink:href="#__RefHeading__54060_568901516" text:style-name="Index_20_Link" text:visited-style-name="Index_20_Link">6.3. Wiederholte Ausführung von Anweisungen<text:tab/>143</text:a></text:p>
          <text:p text:style-name="P248"><text:a xlink:type="simple" xlink:href="#__RefHeading___Toc37652_2035708936" text:style-name="Index_20_Link" text:visited-style-name="Index_20_Link">6.3.1. Aufgaben zur wiederholten Ausführung von Anweisungen.<text:tab/>143</text:a></text:p>
          <text:p text:style-name="P248"><text:a xlink:type="simple" xlink:href="#__RefHeading___Toc37666_2035708936" text:style-name="Index_20_Link" text:visited-style-name="Index_20_Link">6.3.2. Der Beitrag von Pascal - Wiederholte Aus­führung von Operationen </text:a><text:a xlink:type="simple" xlink:href="#__RefHeading___Toc37666_2035708936" text:style-name="Index_20_Link" text:visited-style-name="Index_20_Link">(Schleifen­bildung)<text:tab/>144</text:a></text:p>
          <text:p text:style-name="P248"><text:a xlink:type="simple" xlink:href="#__RefHeading___Toc37704_2035708936" text:style-name="Index_20_Link" text:visited-style-name="Index_20_Link">6.3.3. Der Beitrag von Lazarus – Eingabehilfen des Editors<text:tab/>152</text:a></text:p>
          <text:p text:style-name="P248"><text:a xlink:type="simple" xlink:href="#__RefHeading___Toc37708_2035708936" text:style-name="Index_20_Link" text:visited-style-name="Index_20_Link">6.3.4. Der Beitrag von Lazarus – Debuggen von Schleifen<text:tab/>153</text:a></text:p>
          <text:p text:style-name="P248"><text:soft-page-break/><text:a xlink:type="simple" xlink:href="#__RefHeading___Toc37712_2035708936" text:style-name="Index_20_Link" text:visited-style-name="Index_20_Link">6.3.5. Lösungen<text:tab/>154</text:a></text:p>
          <text:p text:style-name="P247"><text:a xlink:type="simple" xlink:href="#__RefHeading__54062_568901516" text:style-name="Index_20_Link" text:visited-style-name="Index_20_Link">6.4. Sonstige Möglichkeiten der Programmsteuerung<text:tab/>157</text:a></text:p>
          <text:p text:style-name="P248"><text:a xlink:type="simple" xlink:href="#__RefHeading___Toc37720_2035708936" text:style-name="Index_20_Link" text:visited-style-name="Index_20_Link">6.4.1. Aufgaben, die besondere Steuerkonstrukte einsetzen<text:tab/>157</text:a></text:p>
          <text:p text:style-name="P248"><text:a xlink:type="simple" xlink:href="#__RefHeading___Toc37726_2035708936" text:style-name="Index_20_Link" text:visited-style-name="Index_20_Link">6.4.2. Der Beitrag von Pascal - Sonstige Möglichkeiten der Programmsteuerung<text:tab/>158</text:a></text:p>
          <text:p text:style-name="P248"><text:a xlink:type="simple" xlink:href="#__RefHeading___Toc37734_2035708936" text:style-name="Index_20_Link" text:visited-style-name="Index_20_Link">6.4.3. Lösung<text:tab/>159</text:a></text:p>
          <text:p text:style-name="P246"><text:a xlink:type="simple" xlink:href="#__RefHeading___Toc52755_223813087" text:style-name="Index_20_Link" text:visited-style-name="Index_20_Link">7. Ihr Programm braucht Umgebungskontakt - Daten-Ein- und Ausgabe, Speichern von Texten<text:tab/>162</text:a></text:p>
          <text:p text:style-name="P247"><text:a xlink:type="simple" xlink:href="#__RefHeading__54066_568901516" text:style-name="Index_20_Link" text:visited-style-name="Index_20_Link">7.1. Aufgabenstellung<text:tab/>162</text:a></text:p>
          <text:p text:style-name="P248"><text:a xlink:type="simple" xlink:href="#__RefHeading___Toc37740_2035708936" text:style-name="Index_20_Link" text:visited-style-name="Index_20_Link">7.1.1. Erstellen, anzeigen und abspeichern einer Textinformation<text:tab/>162</text:a></text:p>
          <text:p text:style-name="P248"><text:a xlink:type="simple" xlink:href="#__RefHeading___Toc37742_2035708936" text:style-name="Index_20_Link" text:visited-style-name="Index_20_Link">7.1.2. Einlesen und Anzeigen auf der Festplatte gespeicherter Texte<text:tab/>163</text:a></text:p>
          <text:p text:style-name="P247"><text:a xlink:type="simple" xlink:href="#__RefHeading__54068_568901516" text:style-name="Index_20_Link" text:visited-style-name="Index_20_Link">7.2. Der Beitrag von Pascal (klassisch prozedural)<text:tab/>163</text:a></text:p>
          <text:p text:style-name="P248"><text:a xlink:type="simple" xlink:href="#__RefHeading___Toc37748_2035708936" text:style-name="Index_20_Link" text:visited-style-name="Index_20_Link">7.2.1. Schreib- und Leseanweisungen<text:tab/>163</text:a></text:p>
          <text:p text:style-name="P248"><text:a xlink:type="simple" xlink:href="#__RefHeading___Toc37750_2035708936" text:style-name="Index_20_Link" text:visited-style-name="Index_20_Link">7.2.2. Dateiarten<text:tab/>165</text:a></text:p>
          <text:p text:style-name="P248"><text:a xlink:type="simple" xlink:href="#__RefHeading___Toc37752_2035708936" text:style-name="Index_20_Link" text:visited-style-name="Index_20_Link">7.2.3. Textdateien<text:tab/>165</text:a></text:p>
          <text:p text:style-name="P248"><text:a xlink:type="simple" xlink:href="#__RefHeading___Toc37754_2035708936" text:style-name="Index_20_Link" text:visited-style-name="Index_20_Link">7.2.4. Prozeduren und Funktionen für die Dateibearbeitung<text:tab/>165</text:a></text:p>
          <text:p text:style-name="P247"><text:a xlink:type="simple" xlink:href="#__RefHeading__54072_568901516" text:style-name="Index_20_Link" text:visited-style-name="Index_20_Link">7.3. Der Beitrag von Lazarus<text:tab/>171</text:a></text:p>
          <text:p text:style-name="P248"><text:a xlink:type="simple" xlink:href="#__RefHeading___Toc37788_2035708936" text:style-name="Index_20_Link" text:visited-style-name="Index_20_Link">7.3.1. Fehlerbehandlung<text:tab/>171</text:a></text:p>
          <text:p text:style-name="P248"><text:a xlink:type="simple" xlink:href="#__RefHeading___Toc37808_2035708936" text:style-name="Index_20_Link" text:visited-style-name="Index_20_Link">7.3.2. Abschlussbehandlung<text:tab/>177</text:a></text:p>
          <text:p text:style-name="P248"><text:a xlink:type="simple" xlink:href="#__RefHeading___Toc37810_2035708936" text:style-name="Index_20_Link" text:visited-style-name="Index_20_Link">7.3.3. Besondere Aspekte des Debuggens<text:tab/>177</text:a></text:p>
          <text:p text:style-name="P247"><text:a xlink:type="simple" xlink:href="#__RefHeading__54074_568901516" text:style-name="Index_20_Link" text:visited-style-name="Index_20_Link">7.4. Lösung<text:tab/>178</text:a></text:p>
          <text:p text:style-name="P248"><text:a xlink:type="simple" xlink:href="#__RefHeading___Toc37812_2035708936" text:style-name="Index_20_Link" text:visited-style-name="Index_20_Link">7.4.1. Erstellen, anzeigen und abspeichern einer Textinformation<text:tab/>178</text:a></text:p>
          <text:p text:style-name="P248"><text:a xlink:type="simple" xlink:href="#__RefHeading___Toc37822_2035708936" text:style-name="Index_20_Link" text:visited-style-name="Index_20_Link">7.4.2. Einlesen und Anzeigen auf der Festplatte gespeicherter Texte<text:tab/>179</text:a></text:p>
          <text:p text:style-name="P246"><text:a xlink:type="simple" xlink:href="#__RefHeading__54076_568901516" text:style-name="Index_20_Link" text:visited-style-name="Index_20_Link">8. Programmieren mit Bausteinen – Prozeduren, Funktionen und Units<text:tab/>181</text:a></text:p>
          <text:p text:style-name="P247"><text:a xlink:type="simple" xlink:href="#__RefHeading__54078_568901516" text:style-name="Index_20_Link" text:visited-style-name="Index_20_Link">8.1. Prozeduren (Benutzerdefinierte Anweisungen)<text:tab/>181</text:a></text:p>
          <text:p text:style-name="P248"><text:a xlink:type="simple" xlink:href="#__RefHeading___Toc37826_2035708936" text:style-name="Index_20_Link" text:visited-style-name="Index_20_Link">8.1.1. Aufgaben<text:tab/>181</text:a></text:p>
          <text:p text:style-name="P248"><text:a xlink:type="simple" xlink:href="#__RefHeading___Toc37828_2035708936" text:style-name="Index_20_Link" text:visited-style-name="Index_20_Link">8.1.2. Der Beitrag von Pascal<text:tab/>181</text:a></text:p>
          <text:p text:style-name="P248"><text:a xlink:type="simple" xlink:href="#__RefHeading___Toc37842_2035708936" text:style-name="Index_20_Link" text:visited-style-name="Index_20_Link">8.1.3. Der Beitrag von Lazarus<text:tab/>185</text:a></text:p>
          <text:p text:style-name="P248"><text:a xlink:type="simple" xlink:href="#__RefHeading___Toc37850_2035708936" text:style-name="Index_20_Link" text:visited-style-name="Index_20_Link">8.1.4. Lösung<text:tab/>186</text:a></text:p>
          <text:p text:style-name="P247"><text:a xlink:type="simple" xlink:href="#__RefHeading__54080_568901516" text:style-name="Index_20_Link" text:visited-style-name="Index_20_Link">8.2. Funktionen<text:tab/>189</text:a></text:p>
          <text:p text:style-name="P248"><text:a xlink:type="simple" xlink:href="#__RefHeading___Toc37860_2035708936" text:style-name="Index_20_Link" text:visited-style-name="Index_20_Link">8.2.1. Aufgaben<text:tab/>189</text:a></text:p>
          <text:p text:style-name="P248"><text:a xlink:type="simple" xlink:href="#__RefHeading___Toc37862_2035708936" text:style-name="Index_20_Link" text:visited-style-name="Index_20_Link">8.2.2. Der Beitrag von Pascal<text:tab/>189</text:a></text:p>
          <text:p text:style-name="P248"><text:a xlink:type="simple" xlink:href="#__RefHeading___Toc37872_2035708936" text:style-name="Index_20_Link" text:visited-style-name="Index_20_Link">8.2.3. Der Beitrag von Lazarus<text:tab/>191</text:a></text:p>
          <text:p text:style-name="P248"><text:a xlink:type="simple" xlink:href="#__RefHeading___Toc37874_2035708936" text:style-name="Index_20_Link" text:visited-style-name="Index_20_Link">8.2.4. Lösung<text:tab/>192</text:a></text:p>
          <text:p text:style-name="P247"><text:a xlink:type="simple" xlink:href="#__RefHeading__54082_568901516" text:style-name="Index_20_Link" text:visited-style-name="Index_20_Link">8.3. Implementationspraxis von Funktionen und Prozeduren<text:tab/>193</text:a></text:p>
          <text:p text:style-name="P247"><text:a xlink:type="simple" xlink:href="#__RefHeading__54084_568901516" text:style-name="Index_20_Link" text:visited-style-name="Index_20_Link">8.4. Verschachtelte Unterprogramme<text:tab/>195</text:a></text:p>
          <text:p text:style-name="P248"><text:a xlink:type="simple" xlink:href="#__RefHeading___Toc37888_2035708936" text:style-name="Index_20_Link" text:visited-style-name="Index_20_Link">8.4.1. Gültigkeit von Bezeichnern bei verschachtelten Unterprogrammen<text:tab/>195</text:a></text:p>
          <text:p text:style-name="P248"><text:soft-page-break/><text:a xlink:type="simple" xlink:href="#__RefHeading___Toc37890_2035708936" text:style-name="Index_20_Link" text:visited-style-name="Index_20_Link">8.4.2. Aufruf geschachtelter Unterprogramme<text:tab/>197</text:a></text:p>
          <text:p text:style-name="P248"><text:a xlink:type="simple" xlink:href="#__RefHeading__90871_1309977798" text:style-name="Index_20_Link" text:visited-style-name="Index_20_Link">8.4.3. Die forward-Deklaration<text:tab/>198</text:a></text:p>
          <text:p text:style-name="P247"><text:a xlink:type="simple" xlink:href="#__RefHeading__54086_568901516" text:style-name="Index_20_Link" text:visited-style-name="Index_20_Link">8.5. Rekursion - Prozeduren und Funktionen arbeiten für sich selbst<text:tab/>198</text:a></text:p>
          <text:p text:style-name="P248"><text:a xlink:type="simple" xlink:href="#__RefHeading___Toc37892_2035708936" text:style-name="Index_20_Link" text:visited-style-name="Index_20_Link">8.5.1. Aufgaben<text:tab/>198</text:a></text:p>
          <text:p text:style-name="P248"><text:a xlink:type="simple" xlink:href="#__RefHeading___Toc37898_2035708936" text:style-name="Index_20_Link" text:visited-style-name="Index_20_Link">8.5.2. Der Beitrag von Pascal<text:tab/>199</text:a></text:p>
          <text:p text:style-name="P248"><text:a xlink:type="simple" xlink:href="#__RefHeading___Toc37904_2035708936" text:style-name="Index_20_Link" text:visited-style-name="Index_20_Link">8.5.3. Lösung<text:tab/>200</text:a></text:p>
          <text:p text:style-name="P248"><text:a xlink:type="simple" xlink:href="#__RefHeading___Toc37906_2035708936" text:style-name="Index_20_Link" text:visited-style-name="Index_20_Link">8.5.4. Der Beitrag von Lazarus<text:tab/>201</text:a></text:p>
          <text:p text:style-name="P248"><text:a xlink:type="simple" xlink:href="#__RefHeading___Toc114244_975962093" text:style-name="Index_20_Link" text:visited-style-name="Index_20_Link">8.5.5. Lösung<text:tab/>203</text:a></text:p>
          <text:p text:style-name="P247"><text:a xlink:type="simple" xlink:href="#__RefHeading__54088_568901516" text:style-name="Index_20_Link" text:visited-style-name="Index_20_Link">8.6. Funktions- und Prozedurvariable<text:tab/>203</text:a></text:p>
          <text:p text:style-name="P248"><text:a xlink:type="simple" xlink:href="#__RefHeading___Toc37910_2035708936" text:style-name="Index_20_Link" text:visited-style-name="Index_20_Link">8.6.1. Aufgabe<text:tab/>203</text:a></text:p>
          <text:p text:style-name="P248"><text:a xlink:type="simple" xlink:href="#__RefHeading___Toc37912_2035708936" text:style-name="Index_20_Link" text:visited-style-name="Index_20_Link">8.6.2. Der Beitrag von Pascal<text:tab/>204</text:a></text:p>
          <text:p text:style-name="P248"><text:a xlink:type="simple" xlink:href="#__RefHeading___Toc37920_2035708936" text:style-name="Index_20_Link" text:visited-style-name="Index_20_Link">8.6.3. Der Beitrag von Lazarus<text:tab/>207</text:a></text:p>
          <text:p text:style-name="P248"><text:a xlink:type="simple" xlink:href="#__RefHeading___Toc37928_2035708936" text:style-name="Index_20_Link" text:visited-style-name="Index_20_Link">8.6.4. Lösung<text:tab/>208</text:a></text:p>
          <text:p text:style-name="P247"><text:a xlink:type="simple" xlink:href="#__RefHeading__31328_1829475269" text:style-name="Index_20_Link" text:visited-style-name="Index_20_Link">8.7. Units<text:tab/>208</text:a></text:p>
          <text:p text:style-name="P248"><text:a xlink:type="simple" xlink:href="#__RefHeading___Toc37930_2035708936" text:style-name="Index_20_Link" text:visited-style-name="Index_20_Link">8.7.1. Aufgaben<text:tab/>209</text:a></text:p>
          <text:p text:style-name="P248"><text:a xlink:type="simple" xlink:href="#__RefHeading___Toc37932_2035708936" text:style-name="Index_20_Link" text:visited-style-name="Index_20_Link">8.7.2. Der Beitrag von Pascal<text:tab/>209</text:a></text:p>
          <text:p text:style-name="P248"><text:a xlink:type="simple" xlink:href="#__RefHeading___Toc37954_2035708936" text:style-name="Index_20_Link" text:visited-style-name="Index_20_Link">8.7.3. Der Beitrag von Lazarus<text:tab/>214</text:a></text:p>
          <text:p text:style-name="P248"><text:a xlink:type="simple" xlink:href="#__RefHeading___Toc37966_2035708936" text:style-name="Index_20_Link" text:visited-style-name="Index_20_Link">8.7.4. Lösung<text:tab/>218</text:a></text:p>
          <text:p text:style-name="P246"><text:a xlink:type="simple" xlink:href="#__RefHeading__54090_568901516" text:style-name="Index_20_Link" text:visited-style-name="Index_20_Link">9. Die Bedienoberfläche „verkauft” Ihr Programm – erste Schritte in Richtung grafische Bedienoberflächen<text:tab/>221</text:a></text:p>
          <text:p text:style-name="P247"><text:a xlink:type="simple" xlink:href="#__RefHeading__54092_568901516" text:style-name="Index_20_Link" text:visited-style-name="Index_20_Link">9.1. Objektorientierte Programmierung ganz kurz<text:tab/>221</text:a></text:p>
          <text:p text:style-name="P247"><text:a xlink:type="simple" xlink:href="#__RefHeading__54094_568901516" text:style-name="Index_20_Link" text:visited-style-name="Index_20_Link">9.2. Umstellung der Programme aus den Kapiteln 2 und 3 auf eine grafische Bedienoberfläche<text:tab/>223</text:a></text:p>
          <text:p text:style-name="P247"><text:a xlink:type="simple" xlink:href="#__RefHeading__54096_568901516" text:style-name="Index_20_Link" text:visited-style-name="Index_20_Link">9.3. Der Beitrag von Pascal<text:tab/>223</text:a></text:p>
          <text:p text:style-name="P247"><text:a xlink:type="simple" xlink:href="#__RefHeading___Toc108266_1919266544" text:style-name="Index_20_Link" text:visited-style-name="Index_20_Link">9.4. Der Beitrag von Lazarus<text:tab/>223</text:a></text:p>
          <text:p text:style-name="P248"><text:a xlink:type="simple" xlink:href="#__RefHeading___Toc37968_2035708936" text:style-name="Index_20_Link" text:visited-style-name="Index_20_Link">9.4.1. Anwendung mit grafischer Bedienoberfläche<text:tab/>225</text:a></text:p>
          <text:p text:style-name="P248"><text:a xlink:type="simple" xlink:href="#__RefHeading___Toc37974_2035708936" text:style-name="Index_20_Link" text:visited-style-name="Index_20_Link">9.4.2. Objektinspektor<text:tab/>228</text:a></text:p>
          <text:p text:style-name="P248"><text:a xlink:type="simple" xlink:href="#__RefHeading___Toc38000_2035708936" text:style-name="Index_20_Link" text:visited-style-name="Index_20_Link">9.4.3. Komponenten für die Datenausgabe<text:tab/>235</text:a></text:p>
          <text:p text:style-name="P248"><text:a xlink:type="simple" xlink:href="#__RefHeading___Toc38004_2035708936" text:style-name="Index_20_Link" text:visited-style-name="Index_20_Link">9.4.4. Komponenten für die Programmsteuerung<text:tab/>237</text:a></text:p>
          <text:p text:style-name="P248"><text:a xlink:type="simple" xlink:href="#__RefHeading___Toc38010_2035708936" text:style-name="Index_20_Link" text:visited-style-name="Index_20_Link">9.4.5. Komponenten für die Dateneingabe<text:tab/>240</text:a></text:p>
          <text:p text:style-name="P248"><text:a xlink:type="simple" xlink:href="#__RefHeading___Toc38018_2035708936" text:style-name="Index_20_Link" text:visited-style-name="Index_20_Link">9.4.6. Komponenten für die Textbearbeitung<text:tab/>247</text:a></text:p>
          <text:p text:style-name="P248"><text:a xlink:type="simple" xlink:href="#__RefHeading___Toc38022_2035708936" text:style-name="Index_20_Link" text:visited-style-name="Index_20_Link">9.4.7. Komponenten zur Gliederung der Fenster<text:tab/>249</text:a></text:p>
          <text:p text:style-name="P247"><text:a xlink:type="simple" xlink:href="#__RefHeading___Toc38028_2035708936" text:style-name="Index_20_Link" text:visited-style-name="Index_20_Link">9.5. Nicht alles, was Sie für Ihre Arbeit benötigen, kann in diesem Buch stehen – Die Hilfefunktionen<text:tab/>251</text:a></text:p>
          <text:p text:style-name="P246"><text:a xlink:type="simple" xlink:href="#__RefHeading__54100_568901516" text:style-name="Index_20_Link" text:visited-style-name="Index_20_Link">10. Die liebe Verwandtschaft – Datenfelder (arrays)<text:tab/>253</text:a></text:p>
          <text:p text:style-name="P247"><text:a xlink:type="simple" xlink:href="#__RefHeading__54102_568901516" text:style-name="Index_20_Link" text:visited-style-name="Index_20_Link">10.1. Aufgabenstellung<text:tab/>253</text:a></text:p>
          <text:p text:style-name="P248"><text:soft-page-break/><text:a xlink:type="simple" xlink:href="#__RefHeading___Toc38030_2035708936" text:style-name="Index_20_Link" text:visited-style-name="Index_20_Link">10.1.1. Arbeiten mit einer Messwerttabelle<text:tab/>253</text:a></text:p>
          <text:p text:style-name="P248"><text:a xlink:type="simple" xlink:href="#__RefHeading___Toc38032_2035708936" text:style-name="Index_20_Link" text:visited-style-name="Index_20_Link">10.1.2. Gliederung von Umsätzen nach Umsatzart und -monat<text:tab/>254</text:a></text:p>
          <text:p text:style-name="P248"><text:a xlink:type="simple" xlink:href="#__RefHeading___Toc52757_223813087" text:style-name="Index_20_Link" text:visited-style-name="Index_20_Link">10.1.3. Lösung eines Linearen Gleichungssystems<text:tab/>255</text:a></text:p>
          <text:p text:style-name="P247"><text:a xlink:type="simple" xlink:href="#__RefHeading__54104_568901516" text:style-name="Index_20_Link" text:visited-style-name="Index_20_Link">10.2. Der Beitrag von Pascal<text:tab/>255</text:a></text:p>
          <text:p text:style-name="P248"><text:a xlink:type="simple" xlink:href="#__RefHeading___Toc38036_2035708936" text:style-name="Index_20_Link" text:visited-style-name="Index_20_Link">10.2.1. Strukturierte Datentypen<text:tab/>255</text:a></text:p>
          <text:p text:style-name="P247"><text:a xlink:type="simple" xlink:href="#__RefHeading___Toc38048_2035708936" text:style-name="Index_20_Link" text:visited-style-name="Index_20_Link">10.3. Datenfelder<text:tab/>256</text:a></text:p>
          <text:p text:style-name="P248"><text:a xlink:type="simple" xlink:href="#__RefHeading___Toc38050_2035708936" text:style-name="Index_20_Link" text:visited-style-name="Index_20_Link">10.3.1. Feldgrenzen<text:tab/>257</text:a></text:p>
          <text:p text:style-name="P248"><text:a xlink:type="simple" xlink:href="#__RefHeading___Toc38056_2035708936" text:style-name="Index_20_Link" text:visited-style-name="Index_20_Link">10.3.2. Feldtypen<text:tab/>260</text:a></text:p>
          <text:p text:style-name="P247"><text:a xlink:type="simple" xlink:href="#__RefHeading__54106_568901516" text:style-name="Index_20_Link" text:visited-style-name="Index_20_Link">10.4. Der Beitrag von Lazarus<text:tab/>260</text:a></text:p>
          <text:p text:style-name="P248"><text:a xlink:type="simple" xlink:href="#__RefHeading___Toc38058_2035708936" text:style-name="Index_20_Link" text:visited-style-name="Index_20_Link">10.4.1. Bedienoberfläche<text:tab/>260</text:a></text:p>
          <text:p text:style-name="P247"><text:a xlink:type="simple" xlink:href="#__RefHeading__54108_568901516" text:style-name="Index_20_Link" text:visited-style-name="Index_20_Link">10.5. Lösungen<text:tab/>262</text:a></text:p>
          <text:p text:style-name="P248"><text:a xlink:type="simple" xlink:href="#__RefHeading___Toc38064_2035708936" text:style-name="Index_20_Link" text:visited-style-name="Index_20_Link">10.5.1. Aufgabe Messwerttabelle<text:tab/>262</text:a></text:p>
          <text:p text:style-name="P248"><text:a xlink:type="simple" xlink:href="#__RefHeading___Toc38070_2035708936" text:style-name="Index_20_Link" text:visited-style-name="Index_20_Link">10.5.2. Aufgabe Umsatzübersicht<text:tab/>264</text:a></text:p>
          <text:p text:style-name="P248"><text:a xlink:type="simple" xlink:href="#__RefHeading___Toc38076_2035708936" text:style-name="Index_20_Link" text:visited-style-name="Index_20_Link">10.5.3. Aufgabe Lösung eines Linearen Gleichungssystems<text:tab/>266</text:a></text:p>
          <text:p text:style-name="P246"><text:a xlink:type="simple" xlink:href="#__RefHeading__54110_568901516" text:style-name="Index_20_Link" text:visited-style-name="Index_20_Link">11. Noch mehr Typen – Zähltypen, Teilbereichstypen und Mengen<text:tab/>275</text:a></text:p>
          <text:p text:style-name="P247"><text:a xlink:type="simple" xlink:href="#__RefHeading__54112_568901516" text:style-name="Index_20_Link" text:visited-style-name="Index_20_Link">11.1. Aufgabenstellung<text:tab/>275</text:a></text:p>
          <text:p text:style-name="P248"><text:a xlink:type="simple" xlink:href="#__RefHeading___Toc38094_2035708936" text:style-name="Index_20_Link" text:visited-style-name="Index_20_Link">11.1.1. Selbstdokumentierender Quelltext, Verbesserung des Dokumentationswerts<text:tab/>275</text:a></text:p>
          <text:p text:style-name="P248"><text:a xlink:type="simple" xlink:href="#__RefHeading___Toc38096_2035708936" text:style-name="Index_20_Link" text:visited-style-name="Index_20_Link">11.1.2. Betrachtung von Unterbereichen<text:tab/>275</text:a></text:p>
          <text:p text:style-name="P248"><text:a xlink:type="simple" xlink:href="#__RefHeading___Toc38098_2035708936" text:style-name="Index_20_Link" text:visited-style-name="Index_20_Link">11.1.3. Kombination von Eigenschaften<text:tab/>276</text:a></text:p>
          <text:p text:style-name="P247"><text:a xlink:type="simple" xlink:href="#__RefHeading__54114_568901516" text:style-name="Index_20_Link" text:visited-style-name="Index_20_Link">11.2. Der Beitrag von Pascal<text:tab/>276</text:a></text:p>
          <text:p text:style-name="P248"><text:a xlink:type="simple" xlink:href="#__RefHeading__32422_1095502708" text:style-name="Index_20_Link" text:visited-style-name="Index_20_Link">11.2.1. Aufzählungstypen (enumerated Types)<text:tab/>276</text:a></text:p>
          <text:p text:style-name="P248"><text:a xlink:type="simple" xlink:href="#__RefHeading___Toc38106_2035708936" text:style-name="Index_20_Link" text:visited-style-name="Index_20_Link">11.2.2. Teilbereichstypen (subrange types)<text:tab/>279</text:a></text:p>
          <text:p text:style-name="P248"><text:a xlink:type="simple" xlink:href="#__RefHeading___Toc38110_2035708936" text:style-name="Index_20_Link" text:visited-style-name="Index_20_Link">11.2.3. Mengentypen<text:tab/>281</text:a></text:p>
          <text:p text:style-name="P248"><text:a xlink:type="simple" xlink:href="#__RefHeading___Toc38122_2035708936" text:style-name="Index_20_Link" text:visited-style-name="Index_20_Link">11.2.4. Die for - in - Schleife<text:tab/>285</text:a></text:p>
          <text:p text:style-name="P247"><text:a xlink:type="simple" xlink:href="#__RefHeading___Toc83309_41969005" text:style-name="Index_20_Link" text:visited-style-name="Index_20_Link">11.3. Der Beitrag von Lazarus<text:tab/>286</text:a></text:p>
          <text:p text:style-name="P247"><text:a xlink:type="simple" xlink:href="#__RefHeading__54118_568901516" text:style-name="Index_20_Link" text:visited-style-name="Index_20_Link">11.4. Lösung<text:tab/>287</text:a></text:p>
          <text:p text:style-name="P248"><text:a xlink:type="simple" xlink:href="#__RefHeading___Toc38124_2035708936" text:style-name="Index_20_Link" text:visited-style-name="Index_20_Link">11.4.1. Aufzählungstypen<text:tab/>287</text:a></text:p>
          <text:p text:style-name="P248"><text:a xlink:type="simple" xlink:href="#__RefHeading___Toc38126_2035708936" text:style-name="Index_20_Link" text:visited-style-name="Index_20_Link">11.4.2. Verbesserung des Dokumentationswerts durch Nutzung von Teilbereichs- </text:a><text:a xlink:type="simple" xlink:href="#__RefHeading___Toc38126_2035708936" text:style-name="Index_20_Link" text:visited-style-name="Index_20_Link">und Aufzählungstypen<text:tab/>287</text:a></text:p>
          <text:p text:style-name="P248"><text:a xlink:type="simple" xlink:href="#__RefHeading___Toc38128_2035708936" text:style-name="Index_20_Link" text:visited-style-name="Index_20_Link">11.4.3. Teilbereichstypen<text:tab/>288</text:a></text:p>
          <text:p text:style-name="P248"><text:a xlink:type="simple" xlink:href="#__RefHeading__90674_1889959604" text:style-name="Index_20_Link" text:visited-style-name="Index_20_Link">11.4.4. Mengen<text:tab/>288</text:a></text:p>
          <text:p text:style-name="P246"><text:a xlink:type="simple" xlink:href="#__RefHeading__54122_568901516" text:style-name="Index_20_Link" text:visited-style-name="Index_20_Link">12. Record-Verdächtiges – Arbeiten mit komplexen Datenstrukturen<text:tab/>290</text:a></text:p>
          <text:p text:style-name="P247"><text:a xlink:type="simple" xlink:href="#__RefHeading__54124_568901516" text:style-name="Index_20_Link" text:visited-style-name="Index_20_Link">12.1. Die Aufgabe<text:tab/>290</text:a></text:p>
          <text:p text:style-name="P248"><text:a xlink:type="simple" xlink:href="#__RefHeading___Toc38136_2035708936" text:style-name="Index_20_Link" text:visited-style-name="Index_20_Link">12.1.1. Komplexe, logisch miteinander verbundene Daten aus der technischen Datenverarbeitung<text:tab/>290</text:a></text:p>
          <text:p text:style-name="P248"><text:a xlink:type="simple" xlink:href="#__RefHeading___Toc38138_2035708936" text:style-name="Index_20_Link" text:visited-style-name="Index_20_Link">12.1.2. Komplexe, logisch miteinander verbundene Daten aus der kommerziellen </text:a><text:soft-page-break/><text:a xlink:type="simple" xlink:href="#__RefHeading___Toc38138_2035708936" text:style-name="Index_20_Link" text:visited-style-name="Index_20_Link">Datenverarbeitung<text:tab/>290</text:a></text:p>
          <text:p text:style-name="P247"><text:a xlink:type="simple" xlink:href="#__RefHeading__54126_568901516" text:style-name="Index_20_Link" text:visited-style-name="Index_20_Link">12.2. Der Beitrag von Pascal ─ Record-Datentypen<text:tab/>291</text:a></text:p>
          <text:p text:style-name="P248"><text:a xlink:type="simple" xlink:href="#__RefHeading___Toc38140_2035708936" text:style-name="Index_20_Link" text:visited-style-name="Index_20_Link">12.2.1. Syntax und Anwendungsmöglichkeiten<text:tab/>291</text:a></text:p>
          <text:p text:style-name="P248"><text:a xlink:type="simple" xlink:href="#__RefHeading___Toc38142_2035708936" text:style-name="Index_20_Link" text:visited-style-name="Index_20_Link">12.2.2. Zuweisungsoperationen auf Records und Teile von Records<text:tab/>293</text:a></text:p>
          <text:p text:style-name="P248"><text:a xlink:type="simple" xlink:href="#__RefHeading___Toc38144_2035708936" text:style-name="Index_20_Link" text:visited-style-name="Index_20_Link">12.2.3. Die with- (Pseudo-) Anweisung<text:tab/>295</text:a></text:p>
          <text:p text:style-name="P248"><text:a xlink:type="simple" xlink:href="#__RefHeading___Toc38146_2035708936" text:style-name="Index_20_Link" text:visited-style-name="Index_20_Link">12.2.4. Record-Konstante<text:tab/>296</text:a></text:p>
          <text:p text:style-name="P248"><text:a xlink:type="simple" xlink:href="#__RefHeading___Toc55888_1280888635" text:style-name="Index_20_Link" text:visited-style-name="Index_20_Link">12.2.5. Varianten-Records<text:tab/>297</text:a></text:p>
          <text:p text:style-name="P247"><text:a xlink:type="simple" xlink:href="#__RefHeading___Toc38148_2035708936" text:style-name="Index_20_Link" text:visited-style-name="Index_20_Link">12.3. Lösung<text:tab/>298</text:a></text:p>
          <text:p text:style-name="P248"><text:a xlink:type="simple" xlink:href="#__RefHeading___Toc38150_2035708936" text:style-name="Index_20_Link" text:visited-style-name="Index_20_Link">12.3.1. Record-Datentyp aus der technischen Datenverarbeitung<text:tab/>298</text:a></text:p>
          <text:p text:style-name="P248"><text:a xlink:type="simple" xlink:href="#__RefHeading___Toc38152_2035708936" text:style-name="Index_20_Link" text:visited-style-name="Index_20_Link">12.3.2. Beispiel für den Record-Datentyp aus der kommerziellen Datenverarbeitung<text:tab/>300</text:a></text:p>
          <text:p text:style-name="P247"><text:a xlink:type="simple" xlink:href="#__RefHeading___Toc38154_2035708936" text:style-name="Index_20_Link" text:visited-style-name="Index_20_Link">12.4. Problemgerechte Datendarstellung durch Verwendung von Records<text:tab/>300</text:a></text:p>
          <text:p text:style-name="P248"><text:a xlink:type="simple" xlink:href="#__RefHeading___Toc38156_2035708936" text:style-name="Index_20_Link" text:visited-style-name="Index_20_Link">12.4.1. Verwendung von Record-Datentypen zur Darstellung von Matrizen und Vektoren<text:tab/>300</text:a></text:p>
          <text:p text:style-name="P248"><text:a xlink:type="simple" xlink:href="#__RefHeading___Toc38158_2035708936" text:style-name="Index_20_Link" text:visited-style-name="Index_20_Link">12.4.2. Ausblick auf erweiterte Möglichkeiten<text:tab/>302</text:a></text:p>
          <text:p text:style-name="P247"><text:a xlink:type="simple" xlink:href="#__RefHeading___Toc38164_2035708936" text:style-name="Index_20_Link" text:visited-style-name="Index_20_Link">12.5. Debugging<text:tab/>302</text:a></text:p>
          <text:p text:style-name="P246"><text:a xlink:type="simple" xlink:href="#__RefHeading__54128_568901516" text:style-name="Index_20_Link" text:visited-style-name="Index_20_Link">13. Sie wissen nicht was noch kommt – Dynamische Daten<text:tab/>303</text:a></text:p>
          <text:p text:style-name="P247"><text:a xlink:type="simple" xlink:href="#__RefHeading__54130_568901516" text:style-name="Index_20_Link" text:visited-style-name="Index_20_Link">13.1. Aufgaben<text:tab/>303</text:a></text:p>
          <text:p text:style-name="P248"><text:a xlink:type="simple" xlink:href="#__RefHeading__35655_840344491" text:style-name="Index_20_Link" text:visited-style-name="Index_20_Link">13.1.1. Wechselnder Speicherplatzbedarf<text:tab/>303</text:a></text:p>
          <text:p text:style-name="P248"><text:a xlink:type="simple" xlink:href="#__RefHeading___Toc38166_2035708936" text:style-name="Index_20_Link" text:visited-style-name="Index_20_Link">13.1.2. Kellerspeicher, Stack (LIFO)<text:tab/>303</text:a></text:p>
          <text:p text:style-name="P248"><text:a xlink:type="simple" xlink:href="#__RefHeading___Toc38168_2035708936" text:style-name="Index_20_Link" text:visited-style-name="Index_20_Link">13.1.3. Schieberegister, Warteschlange (FIFO)<text:tab/>304</text:a></text:p>
          <text:p text:style-name="P248"><text:a xlink:type="simple" xlink:href="#__RefHeading___Toc38170_2035708936" text:style-name="Index_20_Link" text:visited-style-name="Index_20_Link">13.1.4. Ringspeicher<text:tab/>304</text:a></text:p>
          <text:p text:style-name="P247"><text:a xlink:type="simple" xlink:href="#__RefHeading__54132_568901516" text:style-name="Index_20_Link" text:visited-style-name="Index_20_Link">13.2. Der Beitrag von Pascal<text:tab/>305</text:a></text:p>
          <text:p text:style-name="P248"><text:a xlink:type="simple" xlink:href="#__RefHeading___Toc38172_2035708936" text:style-name="Index_20_Link" text:visited-style-name="Index_20_Link">13.2.1. Zeiger<text:tab/>305</text:a></text:p>
          <text:p text:style-name="P247"><text:a xlink:type="simple" xlink:href="#__RefHeading__22932_1461086486" text:style-name="Index_20_Link" text:visited-style-name="Index_20_Link">13.3. Lösungen<text:tab/>307</text:a></text:p>
          <text:p text:style-name="P248"><text:a xlink:type="simple" xlink:href="#__RefHeading___Toc38180_2035708936" text:style-name="Index_20_Link" text:visited-style-name="Index_20_Link">13.3.1. Wechselnder Speicherbedarf im Programm<text:tab/>307</text:a></text:p>
          <text:p text:style-name="P248"><text:a xlink:type="simple" xlink:href="#__RefHeading__44081_1764057272" text:style-name="Index_20_Link" text:visited-style-name="Index_20_Link">13.3.2. Lineare Listen<text:tab/>311</text:a></text:p>
          <text:p text:style-name="P248"><text:a xlink:type="simple" xlink:href="#__RefHeading___Toc38194_2035708936" text:style-name="Index_20_Link" text:visited-style-name="Index_20_Link">13.3.3. Kellerspeicher mit Visualisierung<text:tab/>313</text:a></text:p>
          <text:p text:style-name="P248"><text:a xlink:type="simple" xlink:href="#__RefHeading___Toc38204_2035708936" text:style-name="Index_20_Link" text:visited-style-name="Index_20_Link">13.3.4. Warteschlange mit Visualisierung<text:tab/>317</text:a></text:p>
          <text:p text:style-name="P248"><text:a xlink:type="simple" xlink:href="#__RefHeading___Toc38212_2035708936" text:style-name="Index_20_Link" text:visited-style-name="Index_20_Link">13.3.5. Ringspeicher mit Visualisierung<text:tab/>321</text:a></text:p>
          <text:p text:style-name="P246"><text:a xlink:type="simple" xlink:href="#__RefHeading__54136_568901516" text:style-name="Index_20_Link" text:visited-style-name="Index_20_Link">14. Am Ende ist nicht alles vorbei – Einfache Persistenzlösungen<text:tab/>330</text:a></text:p>
          <text:p text:style-name="P247"><text:a xlink:type="simple" xlink:href="#__RefHeading__54138_568901516" text:style-name="Index_20_Link" text:visited-style-name="Index_20_Link">14.1. Aufgabe: Lesen und Speichern mit dem Dateisystem<text:tab/>330</text:a></text:p>
          <text:p text:style-name="P247"><text:a xlink:type="simple" xlink:href="#__RefHeading__54140_568901516" text:style-name="Index_20_Link" text:visited-style-name="Index_20_Link">14.2. Der Beitrag von Pascal<text:tab/>330</text:a></text:p>
          <text:p text:style-name="P248"><text:a xlink:type="simple" xlink:href="#__RefHeading___Toc38236_2035708936" text:style-name="Index_20_Link" text:visited-style-name="Index_20_Link">14.2.1. Definition von Binärdateien<text:tab/>331</text:a></text:p>
          <text:p text:style-name="P248"><text:a xlink:type="simple" xlink:href="#__RefHeading___Toc38238_2035708936" text:style-name="Index_20_Link" text:visited-style-name="Index_20_Link">14.2.2. Verknüpfung der logischen mit der physikalischen Datei<text:tab/>331</text:a></text:p>
          <text:p text:style-name="P248"><text:a xlink:type="simple" xlink:href="#__RefHeading___Toc38240_2035708936" text:style-name="Index_20_Link" text:visited-style-name="Index_20_Link">14.2.3. Öffnen und Schließen<text:tab/>331</text:a></text:p>
          <text:p text:style-name="P248"><text:a xlink:type="simple" xlink:href="#__RefHeading___Toc38242_2035708936" text:style-name="Index_20_Link" text:visited-style-name="Index_20_Link">14.2.4. Schreiben und Lesen<text:tab/>331</text:a></text:p>
          <text:p text:style-name="P248"><text:soft-page-break/><text:a xlink:type="simple" xlink:href="#__RefHeading___Toc38244_2035708936" text:style-name="Index_20_Link" text:visited-style-name="Index_20_Link">14.2.5. Positionieren<text:tab/>332</text:a></text:p>
          <text:p text:style-name="P247"><text:a xlink:type="simple" xlink:href="#__RefHeading___Toc38246_2035708936" text:style-name="Index_20_Link" text:visited-style-name="Index_20_Link">14.3. Lösung<text:tab/>332</text:a></text:p>
          <text:p text:style-name="P248"><text:a xlink:type="simple" xlink:href="#__RefHeading___Toc38248_2035708936" text:style-name="Index_20_Link" text:visited-style-name="Index_20_Link">14.3.1. Dateneingabe im Dialog<text:tab/>332</text:a></text:p>
          <text:p text:style-name="P248"><text:a xlink:type="simple" xlink:href="#__RefHeading___Toc38250_2035708936" text:style-name="Index_20_Link" text:visited-style-name="Index_20_Link">14.3.2. Datenspeicherung<text:tab/>334</text:a></text:p>
          <text:p text:style-name="P248"><text:a xlink:type="simple" xlink:href="#__RefHeading___Toc110575_1432284035" text:style-name="Index_20_Link" text:visited-style-name="Index_20_Link">14.3.3. Schreiben auf die Datei<text:tab/>334</text:a></text:p>
          <text:p text:style-name="P248"><text:a xlink:type="simple" xlink:href="#__RefHeading___Toc38252_2035708936" text:style-name="Index_20_Link" text:visited-style-name="Index_20_Link">14.3.4. Lesen von der Datei und Datenanzeige<text:tab/>334</text:a></text:p>
          <text:p text:style-name="P248"><text:a xlink:type="simple" xlink:href="#__RefHeading___Toc38254_2035708936" text:style-name="Index_20_Link" text:visited-style-name="Index_20_Link">14.3.5. Programmcode<text:tab/>335</text:a></text:p>
          <text:p text:style-name="P246"><text:a xlink:type="simple" xlink:href="#__RefHeading__54144_568901516" text:style-name="Index_20_Link" text:visited-style-name="Index_20_Link">15. Die Welt besteht aus Klassen und Objekten – Grundlagen der objektorientierten Programmierung<text:tab/>342</text:a></text:p>
          <text:p text:style-name="P247"><text:a xlink:type="simple" xlink:href="#__RefHeading__54146_568901516" text:style-name="Index_20_Link" text:visited-style-name="Index_20_Link">15.1. Aufgabe<text:tab/>342</text:a></text:p>
          <text:p text:style-name="P247"><text:a xlink:type="simple" xlink:href="#__RefHeading__54148_568901516" text:style-name="Index_20_Link" text:visited-style-name="Index_20_Link">15.2. Der Beitrag von Pascal<text:tab/>342</text:a></text:p>
          <text:p text:style-name="P248"><text:a xlink:type="simple" xlink:href="#__RefHeading___Toc38260_2035708936" text:style-name="Index_20_Link" text:visited-style-name="Index_20_Link">15.2.1. Eigenschaften<text:tab/>344</text:a></text:p>
          <text:p text:style-name="P248"><text:a xlink:type="simple" xlink:href="#__RefHeading___Toc38262_2035708936" text:style-name="Index_20_Link" text:visited-style-name="Index_20_Link">15.2.2. Methoden<text:tab/>344</text:a></text:p>
          <text:p text:style-name="P248"><text:a xlink:type="simple" xlink:href="#__RefHeading___Toc38266_2035708936" text:style-name="Index_20_Link" text:visited-style-name="Index_20_Link">15.2.3. Sichtbarkeit<text:tab/>346</text:a></text:p>
          <text:p text:style-name="P247"><text:a xlink:type="simple" xlink:href="#__RefHeading__54150_568901516" text:style-name="Index_20_Link" text:visited-style-name="Index_20_Link">15.3. Der Beitrag von Lazarus<text:tab/>347</text:a></text:p>
          <text:p text:style-name="P248"><text:a xlink:type="simple" xlink:href="#__RefHeading___Toc38268_2035708936" text:style-name="Index_20_Link" text:visited-style-name="Index_20_Link">15.3.1. CodeExplorer<text:tab/>347</text:a></text:p>
          <text:p text:style-name="P248"><text:a xlink:type="simple" xlink:href="#__RefHeading___Toc38270_2035708936" text:style-name="Index_20_Link" text:visited-style-name="Index_20_Link">15.3.2. Code-Browser<text:tab/>349</text:a></text:p>
          <text:p text:style-name="P247"><text:a xlink:type="simple" xlink:href="#__RefHeading__54152_568901516" text:style-name="Index_20_Link" text:visited-style-name="Index_20_Link">15.4. Lösung<text:tab/>349</text:a></text:p>
          <text:p text:style-name="P248"><text:a xlink:type="simple" xlink:href="#__RefHeading___Toc38272_2035708936" text:style-name="Index_20_Link" text:visited-style-name="Index_20_Link">15.4.1. Hauptprogramm ProHaushaltsBuch<text:tab/>351</text:a></text:p>
          <text:p text:style-name="P248"><text:a xlink:type="simple" xlink:href="#__RefHeading___Toc38274_2035708936" text:style-name="Index_20_Link" text:visited-style-name="Index_20_Link">15.4.2. Unit UHaushaltsbuch<text:tab/>351</text:a></text:p>
          <text:p text:style-name="P248"><text:a xlink:type="simple" xlink:href="#__RefHeading___Toc38282_2035708936" text:style-name="Index_20_Link" text:visited-style-name="Index_20_Link">15.4.3. Unit UFrmMainHaushalt<text:tab/>355</text:a></text:p>
          <text:p text:style-name="P246"><text:a xlink:type="simple" xlink:href="#__RefHeading__54154_568901516" text:style-name="Index_20_Link" text:visited-style-name="Index_20_Link">16. Ein Bild sagt mehr als 1000 Worte – Einfache Grafikprogrammierung<text:tab/>361</text:a></text:p>
          <text:p text:style-name="P247"><text:a xlink:type="simple" xlink:href="#__RefHeading__54156_568901516" text:style-name="Index_20_Link" text:visited-style-name="Index_20_Link">16.1. Aufgaben<text:tab/>361</text:a></text:p>
          <text:p text:style-name="P248"><text:a xlink:type="simple" xlink:href="#__RefHeading___Toc38288_2035708936" text:style-name="Index_20_Link" text:visited-style-name="Index_20_Link">16.1.1. Darstellung eines Funktionsgraphen<text:tab/>361</text:a></text:p>
          <text:p text:style-name="P248"><text:a xlink:type="simple" xlink:href="#__RefHeading___Toc55890_1280888635" text:style-name="Index_20_Link" text:visited-style-name="Index_20_Link">16.1.2. <text:s/>Turm von Hanoi<text:tab/>361</text:a></text:p>
          <text:p text:style-name="P247"><text:a xlink:type="simple" xlink:href="#__RefHeading__54158_568901516" text:style-name="Index_20_Link" text:visited-style-name="Index_20_Link">16.2. Der Beitrag von Pascal<text:tab/>362</text:a></text:p>
          <text:p text:style-name="P247"><text:a xlink:type="simple" xlink:href="#__RefHeading__54160_568901516" text:style-name="Index_20_Link" text:visited-style-name="Index_20_Link">16.3. Der Beitrag von Lazarus<text:tab/>362</text:a></text:p>
          <text:p text:style-name="P248"><text:a xlink:type="simple" xlink:href="#__RefHeading___Toc55892_1280888635" text:style-name="Index_20_Link" text:visited-style-name="Index_20_Link">16.3.1. Zeichenfläche TCanvas<text:tab/>362</text:a></text:p>
          <text:p text:style-name="P248"><text:a xlink:type="simple" xlink:href="#__RefHeading__41473_984254074" text:style-name="Index_20_Link" text:visited-style-name="Index_20_Link">16.3.2. Schreib- und Zeichenwerkzeuge<text:tab/>364</text:a></text:p>
          <text:p text:style-name="P248"><text:a xlink:type="simple" xlink:href="#__RefHeading___Toc38298_2035708936" text:style-name="Index_20_Link" text:visited-style-name="Index_20_Link">16.3.3. Methoden von TCanvas<text:tab/>367</text:a></text:p>
          <text:p text:style-name="P248"><text:a xlink:type="simple" xlink:href="#__RefHeading___Toc51293_1919747461" text:style-name="Index_20_Link" text:visited-style-name="Index_20_Link">16.3.4. Darstellung von Bitmaps<text:tab/>369</text:a></text:p>
          <text:p text:style-name="P247"><text:a xlink:type="simple" xlink:href="#__RefHeading___Toc78575_461113690" text:style-name="Index_20_Link" text:visited-style-name="Index_20_Link">16.4. Lösungen<text:tab/>372</text:a></text:p>
          <text:p text:style-name="P248"><text:a xlink:type="simple" xlink:href="#__RefHeading___Toc38318_2035708936" text:style-name="Index_20_Link" text:visited-style-name="Index_20_Link">16.4.1. Darstellung eines Funktionsgraphen<text:tab/>372</text:a></text:p>
          <text:p text:style-name="P248"><text:a xlink:type="simple" xlink:href="#__RefHeading__65953_2136971093" text:style-name="Index_20_Link" text:visited-style-name="Index_20_Link">16.4.2. Türme von Hanoi<text:tab/>387</text:a></text:p>
          <text:p text:style-name="P246"><text:a xlink:type="simple" xlink:href="#__RefHeading__54164_568901516" text:style-name="Index_20_Link" text:visited-style-name="Index_20_Link">17. Geben Sie es der Grafik zurück – Interaktive Grafikprogrammierung<text:tab/>401</text:a></text:p>
          <text:p text:style-name="P247"><text:a xlink:type="simple" xlink:href="#__RefHeading__54166_568901516" text:style-name="Index_20_Link" text:visited-style-name="Index_20_Link">17.1. Aufgaben<text:tab/>401</text:a></text:p>
          <text:p text:style-name="P248"><text:soft-page-break/><text:a xlink:type="simple" xlink:href="#__RefHeading___Toc38362_2035708936" text:style-name="Index_20_Link" text:visited-style-name="Index_20_Link">17.1.1. Interaktives Zeichnen von Funktionsgraphen<text:tab/>401</text:a></text:p>
          <text:p text:style-name="P248"><text:a xlink:type="simple" xlink:href="#__RefHeading___Toc38364_2035708936" text:style-name="Index_20_Link" text:visited-style-name="Index_20_Link">17.1.2. Grafische Lösung transzendenter Gleichungen<text:tab/>401</text:a></text:p>
          <text:p text:style-name="P247"><text:a xlink:type="simple" xlink:href="#__RefHeading__54168_568901516" text:style-name="Index_20_Link" text:visited-style-name="Index_20_Link">17.2. Der Beitrag von Pascal<text:tab/>402</text:a></text:p>
          <text:p text:style-name="P247"><text:a xlink:type="simple" xlink:href="#__RefHeading__54170_568901516" text:style-name="Index_20_Link" text:visited-style-name="Index_20_Link">17.3. Der Beitrag von Lazarus<text:tab/>402</text:a></text:p>
          <text:p text:style-name="P248"><text:a xlink:type="simple" xlink:href="#__RefHeading___Toc38366_2035708936" text:style-name="Index_20_Link" text:visited-style-name="Index_20_Link">17.3.1. Mausereignisse<text:tab/>402</text:a></text:p>
          <text:p text:style-name="P247"><text:a xlink:type="simple" xlink:href="#__RefHeading__54172_568901516" text:style-name="Index_20_Link" text:visited-style-name="Index_20_Link">17.4. Lösungen<text:tab/>402</text:a></text:p>
          <text:p text:style-name="P248"><text:a xlink:type="simple" xlink:href="#__RefHeading__38861_519908288" text:style-name="Index_20_Link" text:visited-style-name="Index_20_Link">17.4.1. Interaktives Zeichnen von Funktionsgraphen<text:tab/>402</text:a></text:p>
          <text:p text:style-name="P248"><text:a xlink:type="simple" xlink:href="#__RefHeading___Toc38396_2035708936" text:style-name="Index_20_Link" text:visited-style-name="Index_20_Link">17.4.2. Grafische Lösung transzendenter Gleichungen<text:tab/>417</text:a></text:p>
          <text:p text:style-name="P246"><text:a xlink:type="simple" xlink:href="#__RefHeading__54174_568901516" text:style-name="Index_20_Link" text:visited-style-name="Index_20_Link">18. Denn was man schwarz auf weiß besitzt.... – Arbeiten mit dem Drucker<text:tab/>425</text:a></text:p>
          <text:p text:style-name="P247"><text:a xlink:type="simple" xlink:href="#__RefHeading__54176_568901516" text:style-name="Index_20_Link" text:visited-style-name="Index_20_Link">18.1. Aufgaben<text:tab/>425</text:a></text:p>
          <text:p text:style-name="P248"><text:a xlink:type="simple" xlink:href="#__RefHeading___Toc38408_2035708936" text:style-name="Index_20_Link" text:visited-style-name="Index_20_Link">18.1.1. Erster Umgang mit dem Drucker<text:tab/>425</text:a></text:p>
          <text:p text:style-name="P248"><text:a xlink:type="simple" xlink:href="#__RefHeading___Toc38410_2035708936" text:style-name="Index_20_Link" text:visited-style-name="Index_20_Link">18.1.2. Drucken eines einfachen Texts<text:tab/>425</text:a></text:p>
          <text:p text:style-name="P248"><text:a xlink:type="simple" xlink:href="#__RefHeading___Toc38412_2035708936" text:style-name="Index_20_Link" text:visited-style-name="Index_20_Link">18.1.3. Drucken eines Texts mit eingebauter Grafik<text:tab/>425</text:a></text:p>
          <text:p text:style-name="P247"><text:a xlink:type="simple" xlink:href="#__RefHeading__54180_568901516" text:style-name="Index_20_Link" text:visited-style-name="Index_20_Link">18.2. Der Beitrag von Lazarus<text:tab/>426</text:a></text:p>
          <text:p text:style-name="P248"><text:a xlink:type="simple" xlink:href="#__RefHeading___Toc38414_2035708936" text:style-name="Index_20_Link" text:visited-style-name="Index_20_Link">18.2.1. Drucker-Unit Printers<text:tab/>426</text:a></text:p>
          <text:p text:style-name="P248"><text:a xlink:type="simple" xlink:href="#__RefHeading___Toc38422_2035708936" text:style-name="Index_20_Link" text:visited-style-name="Index_20_Link">18.2.2. Dialoge zum Einrichten des Drucks und des Druckers<text:tab/>428</text:a></text:p>
          <text:p text:style-name="P248"><text:a xlink:type="simple" xlink:href="#__RefHeading___Toc38432_2035708936" text:style-name="Index_20_Link" text:visited-style-name="Index_20_Link">18.2.3. Umgang mit JPEG-Dateien<text:tab/>430</text:a></text:p>
          <text:p text:style-name="P247"><text:a xlink:type="simple" xlink:href="#__RefHeading__54182_568901516" text:style-name="Index_20_Link" text:visited-style-name="Index_20_Link">18.3. Lösungen<text:tab/>431</text:a></text:p>
          <text:p text:style-name="P248"><text:a xlink:type="simple" xlink:href="#__RefHeading___Toc38434_2035708936" text:style-name="Index_20_Link" text:visited-style-name="Index_20_Link">18.3.1. Erster Umgang mit dem Drucker<text:tab/>431</text:a></text:p>
          <text:p text:style-name="P248"><text:a xlink:type="simple" xlink:href="#__RefHeading___Toc38440_2035708936" text:style-name="Index_20_Link" text:visited-style-name="Index_20_Link">18.3.2. Drucker- und Seiteneinstellungen vornehmen und einen Text drucken<text:tab/>433</text:a></text:p>
          <text:p text:style-name="P248"><text:a xlink:type="simple" xlink:href="#__RefHeading___Toc38446_2035708936" text:style-name="Index_20_Link" text:visited-style-name="Index_20_Link">18.3.3. Drucken eines Texts mit eingebauter Grafik<text:tab/>438</text:a></text:p>
        </text:index-body>
      </text:table-of-content>
      <text:p text:style-name="P75"/>
      <text:p text:style-name="P300">xxxxxxx</text:p>
      <text:p text:style-name="P109">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109">xxxxxxxxxxxxxxxxxxxxxxxxxxxxxxxxxxxxxxxxxxxxxxxxxxxxxxxxxxxx</text:p>
      <text:p text:style-name="P109">xxxxxxxxxxxxxxxxxxxxxxxxxxxxxxxxxxxxxxxxxxxxxxxxxxxxxxxxxxxxxxxxxxxxxxxxxxxxxxxxxxxxxxxxxxxxxxxxxxxxxxxxxxxxxxxxxxxxxxxxxxxxxxxxxxxxxxxxxxx<text:span text:style-name="T148">xxxxxxx</text:span>x<text:span text:style-name="T148">xxxxxxxx</text:span>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112"><text:span text:style-name="T57">xxxxxxxxxxxxxxxxxxxxxxxxxxxxxxxxxxxxxxxxxxxxxxxxxxxxxxxxxxxxxxxxxxxxxxxxxxxxxxxxxxxxxxxxxxxxxxxxxxxxxxxxxxxxxxxxxxxxxxxxxxxxxxxxxxxxxxxxxxxxxxxxxxxxxxxxxxxxxxxxxxxxxxxxxxxxxxxxxxxxxxxxxxxxxxx</text:span><text:span text:style-name="T66">xxxxxxxxxxxxxxxxxxxxxxxxxxxxxxxxxxxxxxxxxxxxxxxxxxxxxxxxxxxxxxxxxxxxxxxxxxxxxxxxxx</text:span><text:span text:style-name="T57">xxxxxxxxxxxxxxxxxxxxxxxxxxxxxxxxxxxxxxxxxxxxxxxxxxxxxxxxxxxxxxxxxxxxxxxxxxxxxxxxxxxxxxxxxxxxxxxxxxxxxxxxxxxxxxxxxxxxxxxxxxxxxxxxxxxxxxxxxxxxxxxxxxxxxxxxxxxxxxxxxxxxxxxxxxxxxxxxxxxxxxxxxxxxxxxxxxxxxxxxxxxx</text:span></text:p>
      <text:p text:style-name="P109">xxxxxxxxxxxxxxxxxxxxxxxxxxxxxxxxxxxxxxxxxxxxxxxxxxxxxxxxxxxxxxxxxxxxxxxxxxxxxxxxxxxxxxxxxxxxxxxxxxxxxxxxxx<text:span text:style-name="T236">xxxxxxxxxxxxxxxxxxxxxxxxxxxxxxxxxxxxxxx</text:span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109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109">xxxxxxxxxxxxxxxxxxxxxxxxxxxxxxxxxxxxxxxxxxxxx</text:p>
      <text:list xml:id="list3619739692" text:style-name="List_20_1">
        <text:list-item>
          <text:p text:style-name="P272"><text:soft-page-break/>xxxxxxxxxxxxxxxxxxxxxxxxxxxxxxxxxxxxxxxxxxxxxxxxxxxxxxxxxxxxxxxxxxxxxxxxxxxxxxxxxxxxxxxxxxxxxxxxxxxxxxxxxxxxxxxxxxxxx</text:p>
        </text:list-item>
        <text:list-item>
          <text:p text:style-name="P273">xxxxxxxxxxxxxxxxxxxxxxxxxxxxxxxxxxxxxxxxxxxxxxxxxxxxx</text:p>
        </text:list-item>
        <text:list-item>
          <text:p text:style-name="P273">xxxxxxxxxxxxxxxxxxxxxxxxxxxxxxxxxxxxxxxxxxxxxxxxxxxxxxxxxxxxxxxxxxxxxxxxxxxxxxxxxxxxxxxxxxxxxxxxxxxxxxxxxxxxxxxxxxxxxxxxxxxxxxxx</text:p>
        </text:list-item>
        <text:list-item>
          <text:p text:style-name="List_20_1_20_Cont.">xxxxxxxxxxxxxxxxxxxxxxxxxxxxxxxxxxxxxxxxxxxxxxxxxxxxxxxxxxxxxxxxxxxx</text:p>
        </text:list-item>
        <text:list-item>
          <text:p text:style-name="List_20_1_20_Cont.">xxxxxxxxxxxxxxxxxxxxxxxxxxxxxxx</text:p>
        </text:list-item>
      </text:list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span text:style-name="T237">x</text:span>xxxxxxxxxxx<text:span text:style-name="T237">xxxxxxxxx</text:span>xxxxxxxxxxxxxxxxxxx<text:span text:style-name="T237">x</text:span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<text:span text:style-name="Strong_20_Emphasis">xxxx</text:span><text:span text:style-name="Strong_20_Emphasis"><text:span text:style-name="T156">xxxxxxxxx</text:span></text:span><text:span text:style-name="Strong_20_Emphasis">xxx</text:span>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73">xxxxxxxxxxxxxxxxxxxxxxxxxxxxxxxxxxxxxxxxxxxxxxxxxxxxxxxxxxxxxxxxxxxxxxxxxxxxxxxxxxx<text:span text:style-name="MMBUCH_5f_Datei">xxxxxxxxxxxxxxxxxxxxxxxxxxxxx</text:span>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<text:soft-page-break/>xxxxxxxxxxxxxxxxxxxxxxxxxxxxxxxxxxxxxxxxxxxxxxxxxxxxxxxxxxxxxxxxxxxxxxxxxxxxxxxxxxxxxxxxxxxxxxxxxxxxxxx</text:p>
      <text:p text:style-name="Text_20_body">xxxxxxxxxxxxxxxxxxxxxxxxxxxxxxxxxxxxxxxxxxxxxxxxxxxxxxxxxxxxxxxxxxxxxxxxxxxxxxxxxxxxxxxxxxxxxxxxxxxxxxxxxxxxx</text:p>
      <text:p text:style-name="Text_20_body">xxxxxxxxxxxxxx<text:span text:style-name="T277">xxxxxxxxx</text:span></text:p>
      <text:p text:style-name="P188"><text:span text:style-name="T8">xxxxxxxx</text:span>xxxxx</text:p>
      <text:h text:style-name="P258" text:outline-level="1"><text:bookmark-start text:name="__RefNumPara__28169_1656342988"/><text:bookmark-start text:name="__RefHeading__108920_2141117217"/>xxxxxxxxxxxxxxxxxxxxxxxxxxxxxxxxxxxxxxx<text:bookmark-end text:name="__RefNumPara__28169_1656342988"/><text:bookmark-end text:name="__RefHeading__108920_2141117217"/></text:h>
      <text:h text:style-name="Heading_20_2" text:outline-level="2"><text:bookmark-start text:name="__RefHeading__54008_568901516"/>xxxxxxxxxxx<text:bookmark-end text:name="__RefHeading__54008_568901516"/></text:h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h text:style-name="Heading_20_2" text:outline-level="2"><text:bookmark-start text:name="__RefHeading__54010_568901516"/>xxxxxxxxxxxxxxxxxxxxxxxxxxxxxxxxxxxxxxxxxxxxxx<text:bookmark-end text:name="__RefHeading__54010_568901516"/></text:h>
      <text:p text:style-name="Text_20_body">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h text:style-name="Heading_20_3" text:outline-level="3"><text:bookmark-start text:name="__RefHeading___Toc37286_2035708936"/>xxxxxxxxxxxxxxxxxxx<text:bookmark-end text:name="__RefHeading___Toc37286_2035708936"/></text:h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<text:soft-page-break/>xxxxxxx<text:note text:id="ftn1" text:note-class="footnote"><text:note-citation>1</text:note-citation><text:note-body><text:p text:style-name="Footnote">xxxxxxxxxxxxxxxxxxxxxxxxxxxxxxxxxxxxxxxxxxxxxxxxxxxxxxxxxxxxxxxxxxxxxxxxxxxxxxxxxxxxxxxxxxxxx</text:p></text:note-body></text:note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<text:span text:style-name="tiefgestellt">xx</text:span>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rogrammCodeEngAnfang">xxxxxxxxxxxxxx</text:p>
      <text:p text:style-name="ProgrammCodeEng">xxxxxxxx</text:p>
      <text:p text:style-name="ProgrammCodeEng">xxxx</text:p>
      <text:p text:style-name="ProgrammCodeEngEnde">xxxxxxxxx</text:p>
      <text:p text:style-name="Text_20_body">xxxxxxxxxxxxxxxxxxxxxxxxxxxxxxxxxxxxxxxxxxxxxxxxxxxxxxxxxxxxx<text:span text:style-name="Code">x</text:span>xxxxxxxxxxxxxxxxxxxxxxxxxxxxxxxxx<text:span text:style-name="Code">x</text:span>xxxxxx<text:span text:style-name="T156">xxxxxxxxxxxxxx</text:span><text:span text:style-name="Code">x</text:span>xxxxxxxxxx<text:span text:style-name="Code">x</text:span>xxxxxxxxxxxxxxxxxxxxxxxxxxxxxxxxxxxxxx<text:span text:style-name="Code">x</text:span>xxxxxxxxxx<text:span text:style-name="Code">x</text:span>x</text:p>
      <text:h text:style-name="P282" text:outline-level="3"><text:bookmark-start text:name="__RefHeading__20924_1095502708"/>xxxxxxxxxxxxxxxxxxx<text:bookmark-end text:name="__RefHeading__20924_1095502708"/></text:h>
      <text:p text:style-name="P56">xxxxxxxxxxxxxxxxxxxxxxxxxxxxxxxxxxxxxxxxxxxxxxxxxxxxxxxxxxxxxxxxxxxxxxxxxxxxxxxxxxxxxxxxxxxxxxxxxxxxxxxxxxxxxxxxxxxxxxxxxxxxxxxxxxxxxxxxxxxxxxxxxxxxxxxxxxxxxxxxxxxxxxxxxxxxxxxxxxxxxxxxxxxxxxxxxxxxxxxxxxxxxxxxxxxxxxxxxxxxxxxxxxxxxxxxxxxx<text:span text:style-name="T83">xxxxxxxxxxxxxxxxxxxxxxxxxxxxxxxxxxxxxxxxxxxxxxxxxxxxxxxxxxxxxxxxxxxxxxxxxxxxxxxxxxxxxxxxxxxxxxxxxxxxxxxxxxxxxxxxxxxxxxxxxxxxxxxxxxxxxxxxxxxxxxxxxxxxxxxxxxxxxxxxxxxxxxxxxxxxxxxxxxxxxxxxxxxxxxxxxxxxxxxxxxxxxxxxxxxxxxxxxxxx</text:span></text:p>
      <text:p text:style-name="P63"><text:soft-page-break/>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63">xxxxxxxxx</text:p>
      <text:p text:style-name="ProgrammCodeEngAnfang">xxxxxxxxxxxxxxxxxxxxx</text:p>
      <text:p text:style-name="ProgrammCodeEng">xxxxxxxxxxxx</text:p>
      <text:p text:style-name="ProgrammCodeEng">xxxxxxxxxxxx</text:p>
      <text:p text:style-name="ProgrammCodeEngEnde">xxxxxxxxxxxx</text:p>
      <text:p text:style-name="Text_20_body">xxxxxxxxxxxxxxxxxxxxxxxxxxxxxxxxxxxxxxxxxxxxxxxxxxxxxxxxxxxxxxxxxxxxxxxxxxxxxxxxxxxxxxxx<text:span text:style-name="Code">xx</text:span>xxxxxxxxxxxxxxxxxxx<text:span text:style-name="Code">xxxxxxx</text:span>xxxxxxxxxxxxxxxxxxxxxxxxx</text:p>
      <text:p text:style-name="P60">xxxxxxxxxxxxxxxxxxxxxxxxxxxxxxxxxxxxxxxxxxxxxxxxxxxxxxxxxx</text:p>
      <text:list xml:id="list104824279011718" text:continue-numbering="true" text:style-name="List_20_1">
        <text:list-item>
          <text:p text:style-name="List_20_1_20_Cont.">xxxxxxxxxxxxxxxxxxxxxxxxxx</text:p>
        </text:list-item>
      </text:list>
      <text:p text:style-name="Text_20_body">xxx</text:p>
      <text:list xml:id="list104825100100696" text:continue-numbering="true" text:style-name="List_20_1">
        <text:list-item>
          <text:p text:style-name="List_20_1_20_Cont.">xxxxxxxxxxxxxxxxxxxxxxxxxxxx</text:p>
        </text:list-item>
      </text:list>
      <text:p text:style-name="Text_20_body">xxxxxxxxxxxxxxxxxxxxxxxxxxxxxxxxxxxxxxxxxxxxxxxxxxxxxxxxxxxxxxxxxxxxxxxxxxxxxx</text:p>
      <text:h text:style-name="Heading_20_3" text:outline-level="3"><text:bookmark-start text:name="__RefHeading___Toc37288_2035708936"/>xxxxxxxxxxxxxxxxxxxxxxxxxxxxxxxxxxxxxxxxxxxxxxxxxx<text:bookmark-end text:name="__RefHeading___Toc37288_2035708936"/></text:h>
      <text:p text:style-name="Text_20_body">xxxxxxxxxxxxxxxxxxxxxxxxxxxxxxxx<text:note text:id="ftn2" text:note-class="footnote"><text:note-citation>2</text:note-citation><text:note-body><text:p text:style-name="Footnote">xxxxxxxxxxxxxxxxxxxxxxxxxxxxxxxxxxxxxxxxxxxxxxxxxxxxxxxxxxxxxxxxxxxxxxxxxxxxxxxxxxxxxxxxxxxxxxxxxxxxxxxxxxxxxxxxxxxxxxxxxxxxxxxxxxxxxxxxxxxxxxxxxxxxxxxxxxxxxxxxxxxxxxxxxxxxxxxxxxxxxxxxxxxxxxxxxxxxxxxxxxxxxxxxxxxxxxxxxxxxxxxxxxxxxxxxxxxxxxxxxxxxxxxxxx</text:p></text:note-body></text:note>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</text:p>
      <text:p text:style-name="Text_20_body"><text:soft-page-break/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<text:span text:style-name="T16">xxxxxxxxxxxxxxxxxxxxxxxxxxxxxxxxxxxxxxxxxxxxxxxxxxxxxxxxxxxxxxxxxxxxxxxxxxxxxxxxxxxxxxxxxxxxxxxxxxxxxxxxxxxxxxxxxxxxxxxxxxxxxxxxxxxxxxxxxxxxxxxxxxxxxxxxxxxxxxxxxxxxxxxxxxxxxxxx</text:span>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<text:span text:style-name="T16">xxxxxxxxxxxxxxxxxxxxxxxxxxxxxxxxxxxxxxxxxxxxxxxxxxxxxxxxxxxxxxxxxxxxxxxxxxxxxxx</text:span><text:span text:style-name="T80">xxxxxxxxxxxxxxxxxxxxxxxxxxxxxxxxxxxxxxxxxxxxxxxxxxxxxxxxxxxxxxxxxxxxxxxxxxxxxxxxxxxxxxxxxxxxxxxxxxxxxxxxxxxxxxxxxxxxxxxxxxxxxxxxxxxxxxxxxxxxxxxxxxxxxxxxxxxxxxxxxxxxxxxxxxxxxxxxxxxxxxxxxxxxxxxxxxxxxxxxxxxxxxxxxxxxxxxxxxxxxxxxxxx</text:span></text:p>
      <text:h text:style-name="Heading_20_2" text:outline-level="2"><text:bookmark-start text:name="__RefHeading__54012_568901516"/>xxxxxxxxxxxxxxxxxxxxxxxxxxxxxxxxxxxxxxxxxx<text:bookmark-end text:name="__RefHeading__54012_568901516"/></text:h>
      <text:h text:style-name="Heading_20_3" text:outline-level="3"><text:bookmark-start text:name="__RefHeading___Toc37290_2035708936"/>xxxxxxxxxx<text:bookmark-end text:name="__RefHeading___Toc37290_2035708936"/></text:h>
      <text:p text:style-name="Text_20_body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Text_20_body">xxxxxxxxxxxxxxxxxxxxxxxxxxxxxxxxxxxxxxxxxxxxxxxxxxxxxxxxxxxxxxxxxxxxxxxxxxxxxxxxxxxxxxxxxxxxxxxxxxxxxxxxxxxxxxxxxxxxxxxxxxxxxxxxxxxxxxxxxxxxxxxxxxxxxxxxxxxxxxxxxxxxx</text:p>
      <text:h text:style-name="P288" text:outline-level="3"><text:bookmark-start text:name="__RefHeading___Toc37292_2035708936"/>xxxxxxxxxxxxxxxxxxxxxxxxx<text:bookmark-end text:name="__RefHeading___Toc37292_2035708936"/></text:h>
      <text:p text:style-name="P72">xxxxxxxxxxxxxxxxxxxxxxxxxxxxxxxxxxxxxxxxxxxxxxxxxxxxxxxxxxxxxxxxxxxxxxxxxxxxxxxxxxxxxxxxxxxxxxxxxxxxxxxxxxxxxxxxxxxxxxxxxxxxxxxxxxxxxxxxxxxxxxxxxxxxxxxxxxxxxxxxxxxxxxxxxxxxxxxxxxxxxxxxxxxxxxxxxxxxxxxxxxxxxxxxxxxxxxxxxxxxxxxxxxxxxxxxxxxxxxxxxxxxxxxxxxxxxxxxxxxxxxxxxxxxxxxx<text:soft-page-break/>xxxxxxxxxxxxxxxxxxxxxxxxxxxxxxxxxxxxxxxxxxxxxxxxxxxxxxxxxxxxxxxxxxxxxxxxxxxxxxxxxxxxxxxxxxxxxxxxxxxxxxxxxxxxxxxxxxxxxxxxxxxxxxxx</text:p>
      <text:h text:style-name="P282" text:outline-level="3"><text:bookmark-start text:name="__RefHeading___Toc37294_2035708936"/>xxxxxxxxxxxxxxxxxxxxxxx<text:bookmark-end text:name="__RefHeading___Toc37294_2035708936"/></text:h>
      <text:p text:style-name="Text_20_body"><text:a xlink:type="simple" xlink:href="http://de.wikipedia.org/wiki/Free_Pascal" text:style-name="Internet_20_link" text:visited-style-name="Visited_20_Internet_20_Link">xxxxx</text:a><text:a xlink:type="simple" xlink:href="http://de.wikipedia.org/wiki/Free_Pascal" text:style-name="Internet_20_link" text:visited-style-name="Visited_20_Internet_20_Link">xxxxxx</text:a><text:span text:style-name="T57">xxxxxxxxxxxxxxxxxxx</text:span><text:a xlink:type="simple" xlink:href="http://de.wikipedia.org/wiki/GNU_Lesser_General_Public_License" text:style-name="Internet_20_link" text:visited-style-name="Visited_20_Internet_20_Link"><text:span text:style-name="T63">xxxxxxxxxxxxxxxxxxxxxxxxxxxxxxxxx</text:span></text:a><text:span text:style-name="T57">xxxxxxxxxxx</text:span><text:a xlink:type="simple" xlink:href="http://de.wikipedia.org/wiki/Open_Source" text:style-name="Internet_20_link" text:visited-style-name="Visited_20_Internet_20_Link"><text:span text:style-name="T63">xxxxxxxxxxx</text:span></text:a><text:span text:style-name="T57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span></text:p>
      <text:p text:style-name="Text_20_body"><text:a xlink:type="simple" xlink:href="http://de.wikipedia.org/wiki/Lazarus_%28Entwicklungsumgebung%29" text:style-name="Internet_20_link" text:visited-style-name="Visited_20_Internet_20_Link"><text:span text:style-name="T65">xxxxxxx</text:span></text:a><text:span text:style-name="T57">xxxxxxxxxxxxxxxxxxxxxxxxxxxxxxxxxxxxxxxxxxxxxxxxxxxxxxxxxxxxxxxxxxxxxxxxxxxxxxxxxxxxxxxxxxxxxxxxxxxxxxxxxxxxxxxxxxxxxxxxxxxxxxxxxxxxxxxxxxxxxxxxxxxxxxxxxxxxxxxxxxxxxxxxxxxxxxxxxxxxxxxxxxxxxxxxxxxxxxxxxxxxxxxxxxxxxxxxxxxxxxxxxxxxxxxxxxxxxxxxxxx</text:span><text:a xlink:type="simple" xlink:href="http://de.wikipedia.org/wiki/GIMP-Toolkit" text:style-name="Internet_20_link" text:visited-style-name="Visited_20_Internet_20_Link"><text:span text:style-name="Internet_20_link"><text:span text:style-name="T63">xxxx</text:span></text:span></text:a><text:span text:style-name="Footnote_20_anchor"><text:span text:style-name="T63"><text:note text:id="ftn3" text:note-class="footnote"><text:note-citation>3</text:note-citation><text:note-body><text:p text:style-name="Footnote"><text:span text:style-name="T71">xxxxxxx</text:span><text:span text:style-name="T75">xx</text:span><text:span text:style-name="T76">xx</text:span><text:span text:style-name="T70">xx</text:span><text:span text:style-name="T36">xxxxxxxxxxxx</text:span><text:span text:style-name="T70">xxxxxxxxxxxxxxxxxxxxxxxxxxxxxxxxxxxxxxxxxxxxxxxxxxxxxxxxxxxxxxxxxxxxxxxxxxxxxxxxxxxxxxxxxxxxxxxxxxxxxxxxxxxxxxxxxxxxxxxxxxxxxxxxxxxxxxxxxxxxxxxxxxxxxxxxxxxxxxxxxxxx</text:span></text:p></text:note-body></text:note></text:span></text:span><text:span text:style-name="T57">xxxxxxxxxxxxxxxxxxxxxxxxxxxxxxxxxxxxxxxxxxxxxxxxxxxxxxxxxxxxxxxxxxxxxxxxxxxxxxxxxxxx</text:span><text:span text:style-name="Footnote_20_anchor"><text:span text:style-name="T57"><text:note text:id="ftn4" text:note-class="footnote"><text:note-citation>4</text:note-citation><text:note-body><text:p text:style-name="P215">xxxxxxxxxxxxxxxxxxxxxxxxxxxxxxxxxxxxxxxxxxxxxxxxxxxxxxxxxxxxxxxxxxxxxxxxxxxxxxxxxxxxxxxxxxxxxxxxxxxxxxxxxxxxxxxxxxxxxxxxxxxxxxxxxxxxxxxxxxxxxxxxxxxxxxxxxxxxxxxxxxxxxxxxxxxxxxxxxxxxxxxxxxxxxx</text:p></text:note-body></text:note></text:span></text:span><text:span text:style-name="T57">x</text:span><text:a xlink:type="simple" xlink:href="http://de.wikipedia.org/wiki/Programmierschnittstelle" text:style-name="Internet_20_link" text:visited-style-name="Visited_20_Internet_20_Link"><text:span text:style-name="Internet_20_link"><text:span text:style-name="T63">xxx</text:span></text:span></text:a><text:span text:style-name="Footnote_20_anchor"><text:span text:style-name="T63"><text:note text:id="ftn5" text:note-class="footnote"><text:note-citation>5</text:note-citation><text:note-body><text:p text:style-name="Footnote">xxxxxxxxxxxxxxxxxxxxxxxxxxxxxxxxxxxxxxxxxxxxxxxxxxxxxxxxxxxxxxxxxxxxxxxxxxxxxxxxxxxxxxxxxxxxxxxxxxxxxxxxxxxxxxxxxxxxxxxxxxxxxxxxxxxxxxxxxxxxxxxxxxxxxxxxxxxxxxxxxxxxxxxxxxxxxxxxxxxxxxxxxxxxxxxxxxxxxxxxxxxxx</text:p></text:note-body></text:note></text:span></text:span><text:span text:style-name="T57">xxxxxxxxxxxxxxxxxxxxxxxxxxxxxxxxxxxxxxxxxxxxxxxxxxxxxxxxxxxxxxx</text:span><text:a xlink:type="simple" xlink:href="http://de.wikipedia.org/wiki/Carbon_(Apple)" text:style-name="Internet_20_link" text:visited-style-name="Visited_20_Internet_20_Link"><text:span text:style-name="Internet_20_link"><text:span text:style-name="T63">xxxxxx</text:span></text:span></text:a><text:span text:style-name="T57">xxxxxxxxxxxxxx</text:span><text:a xlink:type="simple" xlink:href="http://de.wikipedia.org/wiki/X-Window" text:style-name="Internet_20_link" text:visited-style-name="Visited_20_Internet_20_Link"><text:span text:style-name="Internet_20_link"><text:span text:style-name="T63">xxxxxxxx</text:span></text:span></text:a><text:span text:style-name="T57">xxxxxxxxxxxxxxxxxxxxxxxxxxxxxxxxxxxxxxxxxxxxxxxxxxxxxxxxxxxxx</text:span><text:a xlink:type="simple" xlink:href="http://de.wikipedia.org/wiki/Cross-Compiler" text:style-name="Internet_20_link" text:visited-style-name="Visited_20_Internet_20_Link"><text:span text:style-name="Internet_20_link"><text:span text:style-name="T63">xxxxxxxxxxxxxxx</text:span></text:span></text:a><text:span text:style-name="T57">xxxxxxxxxxxxxxxxxxxxxxxxxxxxxxxxxxxxxxxxxxxxxxxxxxxx</text:span><text:a xlink:type="simple" xlink:href="http://de.wikipedia.org/wiki/Windows_CE" text:style-name="Internet_20_link" text:visited-style-name="Visited_20_Internet_20_Link"><text:span text:style-name="Internet_20_link"><text:span text:style-name="T63">xxxxxxxxxx</text:span></text:span></text:a><text:span text:style-name="T57">xxxxxxxx</text:span><text:a xlink:type="simple" xlink:href="http://de.wikipedia.org/wiki/Palm_OS" text:style-name="Internet_20_link" text:visited-style-name="Visited_20_Internet_20_Link"><text:span text:style-name="Internet_20_link"><text:span text:style-name="T63">xxxxxxx</text:span></text:span></text:a><text:span text:style-name="T57">xxxxxx</text:span><text:a xlink:type="simple" xlink:href="http://de.wikipedia.org/wiki/Nintendo_DS" text:style-name="Internet_20_link" text:visited-style-name="Visited_20_Internet_20_Link"><text:span text:style-name="Internet_20_link"><text:span text:style-name="T63">xxxxxxxxxxx</text:span></text:span></text:a><text:span text:style-name="T57">xxxxxxxxxxxxxxxxxxxxxxxxxxxxxxxxxxxxxxxxxxxxxxxxxxxxxxxxxxxxxxxxxxxxxxxxxxxxxxxxxxxxxxxxxxxxxxxxxxxxx</text:span><text:a xlink:type="simple" xlink:href="http://de.wikipedia.org/wiki/Betaversion" text:style-name="Internet_20_link" text:visited-style-name="Visited_20_Internet_20_Link"><text:span text:style-name="Internet_20_link"><text:span text:style-name="T63">xxxxxxxxxxxxx</text:span></text:span></text:a><text:span text:style-name="T57">xxxxxxxxxxxxxxxxxxxxxxxxxxxxxxxxxxxxxxxxxxxxxxxxxxxxxxxxxxxxxxxxxxxxxxxxxxxxxxxxxxxxxxxxxxxxxxxxxxxxxxxxxxxxxxxxxxxxxxxxxxxxxxxxxxxxxxxxxxxxxxxxxxxxxxxxxx</text:span>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Standard" style:font-charset="x-symbol"/>
    <style:font-face style:name="StarSymbol1" svg:font-family="StarSymbol" style:font-charset="x-symbol"/>
    <style:font-face style:name="Symbol" svg:font-family="Symbol" style:font-charset="x-symbol"/>
    <style:font-face style:name="Symbol1" svg:font-family="Symbol" style:font-adornments="Standard" style:font-charset="x-symbol"/>
    <style:font-face style:name="Wingdings 3" svg:font-family="'Wingdings 3'" style:font-charset="x-symbol"/>
    <style:font-face style:name="Courier New3" svg:font-family="'Courier New'"/>
    <style:font-face style:name="StarSymbol" svg:font-family="StarSymbol"/>
    <style:font-face style:name="StarSymbol2" svg:font-family="StarSymbol, 'Arial Unicode MS'"/>
    <style:font-face style:name="Symbol2" svg:font-family="Symbol"/>
    <style:font-face style:name="Tahoma2" svg:font-family="Tahoma"/>
    <style:font-face style:name="Wingdings" svg:font-family="Wingdings"/>
    <style:font-face style:name="Times New Roman3" svg:font-family="'Times New Roman'" style:font-family-generic="roman"/>
    <style:font-face style:name="Times New Roman4" svg:font-family="'Times New Roman'" style:font-adornments="Standard" style:font-family-generic="roman"/>
    <style:font-face style:name="Arial4" svg:font-family="Arial" style:font-family-generic="swiss"/>
    <style:font-face style:name="Verdana6" svg:font-family="Verdana" style:font-family-generic="swiss"/>
    <style:font-face style:name="Verdana7" svg:font-family="Verdana" style:font-adornments="Fett" style:font-family-generic="swiss"/>
    <style:font-face style:name="Verdana5" svg:font-family="Verdana" style:font-adornments="Fett Kursiv" style:font-family-generic="swiss"/>
    <style:font-face style:name="Verdana4" svg:font-family="Verdana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3" svg:font-family="Arial" style:font-adornments="Standard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Fett Kursiv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Verdana3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2" svg:font-family="Verdana" style:font-adornments="Standard" style:font-family-generic="swiss" style:font-pitch="variable"/>
    <style:font-face style:name="Liberation Sans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Standard" style:font-family-generic="roman" style:font-pitch="variable" fo:font-size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cfe7f5"/>
      <style:paragraph-properties fo:margin-left="0cm" fo:margin-right="0cm" fo:margin-top="0cm" fo:margin-bottom="0.212cm" loext:contextual-spacing="false" fo:text-align="justify" style:justify-single-word="false" fo:orphans="2" fo:widows="2" fo:hyphenation-ladder-count="3" style:register-true="true" fo:text-indent="0cm" style:auto-text-indent="false" style:page-number="auto" fo:background-color="transparent" style:shadow="none">
        <style:tab-stops/>
      </style:paragraph-properties>
      <style:text-properties fo:color="#000000" style:font-name="Times New Roman" fo:font-family="'Times New Roman'" style:font-family-generic="roman" style:font-pitch="variabl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font-size="10.5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imes New Roman2" fo:font-family="'Times New Roman'" style:font-style-name="Fett Kursiv" style:font-family-generic="roman" style:font-pitch="variable" fo:font-size="28pt" fo:font-style="italic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1cm" fo:margin-right="0cm" fo:margin-top="0cm" fo:margin-bottom="0cm" loext:contextual-spacing="false" fo:text-align="center" style:justify-single-word="false" fo:text-indent="1cm" style:auto-text-indent="false"/>
      <style:text-properties style:font-name="Times New Roman2" fo:font-family="'Times New Roman'" style:font-style-name="Fett Kursiv" style:font-family-generic="roman" style:font-pitch="variable" fo:font-size="18pt" fo:font-style="italic" fo:font-weight="bold" style:font-size-asian="28pt" style:font-style-asian="italic" style:font-size-complex="28pt" style:font-style-complex="italic"/>
    </style:style>
    <style:style style:name="Untertitel2" style:family="paragraph" style:parent-style-name="Subtitle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font-size="16pt" style:font-size-asian="24pt" style:font-size-complex="24pt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start" style:justify-single-word="false" fo:text-indent="0cm" style:auto-text-indent="false" style:shadow="none" text:number-lines="false" text:line-number="0">
        <style:tab-stops/>
      </style:paragraph-properties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1cm" fo:margin-right="0cm" fo:margin-top="0.199cm" fo:margin-bottom="0cm" loext:contextual-spacing="false" fo:line-height="120%" fo:text-indent="-1cm" style:auto-text-indent="false">
        <style:tab-stops>
          <style:tab-stop style:position="15cm" style:type="right" style:leader-style="dotted" style:leader-text="."/>
        </style:tab-stops>
      </style:paragraph-properties>
      <style:text-properties fo:font-size="10.5pt"/>
    </style:style>
    <style:style style:name="Contents_20_2" style:display-name="Contents 2" style:family="paragraph" style:parent-style-name="Index" style:class="index">
      <style:paragraph-properties fo:margin-left="1.3cm" fo:margin-right="0cm" fo:margin-top="0.101cm" fo:margin-bottom="0cm" loext:contextual-spacing="false" fo:line-height="110%" fo:text-indent="-1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1.7cm" fo:margin-right="0cm" fo:margin-top="0cm" fo:margin-bottom="0cm" loext:contextual-spacing="false" fo:line-height="110%" fo:text-indent="-1cm" style:auto-text-indent="false" style:shadow="none">
        <style:tab-stops>
          <style:tab-stop style:position="14.002cm" style:type="right" style:leader-style="dotted" style:leader-text="."/>
        </style:tab-stops>
      </style:paragraph-properties>
      <style:text-properties fo:font-size="10.5pt"/>
    </style:style>
    <style:style style:name="Contents_20_4" style:display-name="Contents 4" style:family="paragraph" style:parent-style-name="Index" style:class="index" style:master-page-name="">
      <style:paragraph-properties fo:margin-left="2.499cm" fo:margin-right="0cm" fo:margin-top="0cm" fo:margin-bottom="0cm" loext:contextual-spacing="false" fo:text-indent="-1.499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fo:font-size="10.5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1cm" fo:margin-right="0cm" fo:margin-top="0cm" fo:margin-bottom="0.4cm" loext:contextual-spacing="false" fo:text-align="start" style:justify-single-word="false" fo:keep-together="always" fo:orphans="0" fo:widows="0" fo:hyphenation-ladder-count="no-limit" fo:text-indent="-1cm" style:auto-text-indent="false" style:page-number="auto" fo:break-before="page" fo:padding="0cm" fo:border-left="none" fo:border-right="none" fo:border-top="none" fo:border-bottom="2.49pt solid #cccccc" style:shadow="none" text:number-lines="false" text:line-number="0" style:vertical-align="auto">
        <style:tab-stops/>
      </style:paragraph-properties>
      <style:text-properties style:font-name="Verdana" fo:font-family="Verdana" style:font-style-name="Fett" style:font-family-generic="swiss" style:font-pitch="variable" fo:font-size="13pt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List_20_1_20_Start" style:display-name="List 1 Start" style:family="paragraph" style:parent-style-name="List" style:auto-update="true" style:list-style-name="List_20_1" style:class="list" style:master-page-name="">
      <style:paragraph-properties fo:margin-left="0cm" fo:margin-right="0cm" fo:margin-top="0.22cm" fo:margin-bottom="0.109cm" loext:contextual-spacing="false" fo:text-indent="0cm" style:auto-text-indent="false" style:page-number="auto">
        <style:tab-stops/>
      </style:paragraph-properties>
    </style:style>
    <style:style style:name="List_20_1" style:display-name="List 1" style:family="paragraph" style:parent-style-name="List" style:list-style-name="List_20_1" style:class="list">
      <style:paragraph-properties fo:margin-left="0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auto-update="true" style:list-style-name="List_20_1" style:class="list">
      <style:paragraph-properties fo:margin-left="0cm" fo:margin-right="0cm" fo:margin-top="0cm" fo:margin-bottom="0.109cm" loext:contextual-spacing="false" fo:text-indent="0cm" style:auto-text-indent="false">
        <style:tab-stops/>
      </style:paragraph-properties>
    </style:style>
    <style:style style:name="List_20_1_20_End" style:display-name="List 1 End" style:family="paragraph" style:parent-style-name="List" style:next-style-name="Text_20_body" style:auto-update="true" style:list-style-name="List_20_1" style:class="list" style:master-page-name="">
      <style:paragraph-properties fo:margin-left="0cm" fo:margin-right="0cm" fo:margin-top="0cm" fo:margin-bottom="0.25cm" loext:contextual-spacing="false" fo:text-indent="0cm" style:auto-text-indent="false" style:page-number="auto"/>
      <style:text-properties fo:font-size="10.5pt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cm" loext:contextual-spacing="false" fo:text-align="justify" style:justify-single-word="false" fo:orphans="2" fo:widows="2" fo:hyphenation-ladder-count="no-limit" fo:text-indent="-0.499cm" style:auto-text-indent="false" style:page-number="auto" text:number-lines="false" text:line-number="0"/>
      <style:text-properties fo:font-size="9pt" style:font-size-asian="10pt" style:font-size-complex="10pt" fo:hyphenate="true" fo:hyphenation-remain-char-count="2" fo:hyphenation-push-char-count="2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1.401cm" fo:margin-right="0cm" fo:margin-top="0.469cm" fo:margin-bottom="0.21cm" loext:contextual-spacing="false" fo:text-indent="-1.401cm" style:auto-text-indent="false" style:page-number="auto" style:shadow="none">
        <style:tab-stops/>
      </style:paragraph-properties>
      <style:text-properties style:font-name="Verdana" fo:font-family="Verdana" style:font-style-name="Fett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left="1.7cm" fo:margin-right="0cm" fo:margin-top="0.42cm" fo:margin-bottom="0.21cm" loext:contextual-spacing="false" fo:keep-together="auto" fo:hyphenation-ladder-count="no-limit" fo:text-indent="-1.7cm" style:auto-text-indent="false" style:page-number="auto" fo:keep-with-next="always">
        <style:tab-stops/>
      </style:paragraph-properties>
      <style:text-properties style:font-name="Verdana1" fo:font-family="Verdana" style:font-style-name="Fett Kursiv" style:font-family-generic="swiss" style:font-pitch="variable" fo:font-size="11pt" fo:font-style="normal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margin-top="0.319cm" fo:margin-bottom="0.21cm" loext:contextual-spacing="false" fo:hyphenation-ladder-count="no-limit" fo:text-indent="0cm" style:auto-text-indent="false" style:page-number="auto"/>
      <style:text-properties style:font-name="Verdana" fo:font-family="Verdana" style:font-style-name="Fett" style:font-family-generic="swiss" style:font-pitch="variable" fo:font-size="10pt" fo:font-weight="bold" style:font-size-asian="85%" style:font-weight-asian="bold" style:font-size-complex="85%" style:font-weight-complex="bold" fo:hyphenate="true" fo:hyphenation-remain-char-count="2" fo:hyphenation-push-char-count="2"/>
    </style:style>
    <style:style style:name="Textkörper_5f_Rahmen" style:display-name="Textkörper_Rahmen" style:family="paragraph" style:parent-style-name="Text_20_body">
      <loext:graphic-properties draw:fill="solid" draw:fill-color="#b3b3b3" draw:opacity="100%"/>
      <style:paragraph-properties fo:background-color="#b3b3b3" style:shadow="none"/>
    </style:style>
    <style:style style:name="Table_20_Contents" style:display-name="Table Contents" style:family="paragraph" style:parent-style-name="Text_20_body" style:auto-update="true" style:class="extra" style:master-page-name="">
      <style:paragraph-properties fo:margin-top="0cm" fo:margin-bottom="0cm" loext:contextual-spacing="false" fo:line-height="100%" fo:text-align="start" style:justify-single-word="false" style:page-number="auto" fo:padding="0cm" fo:border="none" text:number-lines="false" text:line-number="0">
        <style:tab-stops/>
      </style:paragraph-properties>
      <style:text-properties style:font-name="Verdana2" fo:font-family="Verdana" style:font-style-name="Standard" style:font-family-generic="swiss" style:font-pitch="variable" fo:font-size="8pt" fo:font-style="italic" style:text-underline-style="none" style:font-size-asian="6pt" style:font-style-asian="italic" style:font-size-complex="6pt" style:font-style-complex="italic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auto-update="true" style:class="extra" style:master-page-name="">
      <style:paragraph-properties fo:margin-left="0.975cm" fo:margin-right="0cm" fo:margin-top="0.21cm" fo:margin-bottom="0.6cm" loext:contextual-spacing="false" fo:hyphenation-ladder-count="no-limit" fo:text-indent="-1.009cm" style:auto-text-indent="false" style:page-number="auto" text:number-lines="false" text:line-number="0">
        <style:tab-stops/>
      </style:paragraph-properties>
      <style:text-properties fo:font-size="10.5pt" fo:hyphenate="true" fo:hyphenation-remain-char-count="2" fo:hyphenation-push-char-count="2"/>
    </style:style>
    <style:style style:name="Numbering_20_1_20_Start" style:display-name="Numbering 1 Start" style:family="paragraph" style:parent-style-name="List" style:next-style-name="Numbering_20_1_20_Cont." style:auto-update="true" style:list-style-name="" style:class="list" style:master-page-name="">
      <style:paragraph-properties fo:margin-top="0.22cm" fo:margin-bottom="0.21cm" loext:contextual-spacing="false" style:page-number="auto" text:number-lines="false" text:line-number="1">
        <style:tab-stops/>
      </style:paragraph-properties>
      <style:text-properties fo:font-size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list-style-name="Numbering_20_1" style:class="list" style:master-page-name="">
      <style:paragraph-properties fo:margin-left="0cm" fo:margin-right="0cm" fo:margin-top="0cm" fo:margin-bottom="0.212cm" loext:contextual-spacing="false" fo:text-indent="0cm" style:auto-text-indent="false" style:page-number="auto" text:number-lines="true" text:line-number="1">
        <style:tab-stops/>
      </style:paragraph-properties>
      <style:text-properties style:font-name="Times New Roman1" fo:font-family="'Times New Roman'" style:font-style-name="Standard" style:font-family-generic="roman" style:font-pitch="variable" fo:font-size="10.5pt" style:font-size-asian="10.5pt" style:font-size-complex="10.5pt"/>
    </style:style>
    <style:style style:name="Programmcode" style:family="paragraph" style:parent-style-name="Text_20_body" style:master-page-name="">
      <loext:graphic-properties draw:fill="solid" draw:fill-color="#e6e6e6" draw:opacity="100%"/>
      <style:paragraph-properties fo:margin-top="0.199cm" fo:margin-bottom="0cm" loext:contextual-spacing="false" fo:line-height="110%" fo:text-align="start" style:justify-single-word="false" style:page-number="auto" fo:background-color="#e6e6e6" style:shadow="none"/>
      <style:text-properties style:font-name="Courier New" fo:font-family="'Courier New'" style:font-style-name="Standard" style:font-family-generic="modern" style:font-pitch="fixed" fo:font-size="8pt"/>
    </style:style>
    <style:style style:name="CPPBeispiel" style:family="paragraph" style:parent-style-name="Caption" style:master-page-name="">
      <style:paragraph-properties style:page-number="auto"/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2cm" fo:margin-right="0cm" fo:margin-top="0.319cm" fo:margin-bottom="0.15cm" loext:contextual-spacing="false" fo:text-indent="-2cm" style:auto-text-indent="false" style:page-number="auto">
        <style:tab-stops/>
      </style:paragraph-properties>
      <style:text-properties style:font-name="Arial1" fo:font-family="Arial" style:font-style-name="Fett Kursiv" style:font-family-generic="swiss" style:font-pitch="variable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lphiBeispiel" style:family="paragraph" style:parent-style-name="Caption">
      <style:paragraph-properties fo:margin-left="3.3cm" fo:margin-right="0cm" fo:margin-top="0.21cm" fo:margin-bottom="0.61cm" loext:contextual-spacing="false" fo:text-indent="-3.3cm" style:auto-text-indent="false">
        <style:tab-stops/>
      </style:paragraph-properties>
      <style:text-properties fo:font-size="12pt"/>
    </style:style>
    <style:style style:name="List_20_2" style:display-name="List 2" style:family="paragraph" style:parent-style-name="List" style:list-style-name="List_20_2" style:class="list">
      <style:paragraph-properties fo:margin-left="0.64cm" fo:margin-right="0cm" fo:margin-top="0cm" fo:margin-bottom="0.212cm" loext:contextual-spacing="false" fo:text-indent="0cm" style:auto-text-indent="false" style:shadow="none">
        <style:tab-stops/>
      </style:paragraph-properties>
    </style:style>
    <style:style style:name="Numbering_20_1_20_End" style:display-name="Numbering 1 End" style:family="paragraph" style:parent-style-name="List" style:auto-update="true" style:list-style-name="Numbering_20_1" style:class="list" style:master-page-name="">
      <style:paragraph-properties fo:margin-left="0.042cm" fo:margin-right="0cm" fo:margin-top="0cm" fo:margin-bottom="0.423cm" loext:contextual-spacing="false" fo:text-indent="0cm" style:auto-text-indent="false" style:page-number="auto"/>
    </style:style>
    <style:style style:name="Numbering_20_2_20_Start" style:display-name="Numbering 2 Start" style:family="paragraph" style:parent-style-name="List" style:list-style-name="Numbering_20_2" style:class="list" style:master-page-name="">
      <style:paragraph-properties fo:margin-left="0.64cm" fo:margin-right="0cm" fo:margin-top="0.319cm" fo:margin-bottom="0.21cm" loext:contextual-spacing="false" fo:text-indent="0cm" style:auto-text-indent="false" style:page-number="auto"/>
      <style:text-properties fo:font-size="10.5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0.64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0.64cm" fo:margin-right="0cm" fo:margin-top="0cm" fo:margin-bottom="0.423cm" loext:contextual-spacing="false" fo:text-indent="0cm" style:auto-text-indent="false"/>
    </style:style>
    <style:style style:name="Index_20_1" style:display-name="Index 1" style:family="paragraph" style:parent-style-name="Index" style:class="index" style:master-page-name="">
      <style:paragraph-properties fo:margin-left="0.499cm" fo:margin-right="0cm" fo:margin-top="0.101cm" fo:margin-bottom="0cm" loext:contextual-spacing="false" fo:line-height="120%" fo:text-align="justify" style:justify-single-word="false" fo:text-indent="-0.499cm" style:auto-text-indent="false" style:page-number="auto">
        <style:tab-stops/>
      </style:paragraph-properties>
      <style:text-properties fo:font-size="9pt" fo:background-color="transparen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  <style:text-properties fo:font-size="9pt"/>
    </style:style>
    <style:style style:name="Illustration_20_Index_20_1" style:display-name="Illustration Index 1" style:family="paragraph" style:parent-style-name="Index" style:class="index" style:master-page-name="">
      <style:paragraph-properties fo:margin-left="0.499cm" fo:margin-right="0cm" fo:margin-top="0cm" fo:margin-bottom="0cm" loext:contextual-spacing="false" fo:text-align="start" style:justify-single-word="false" fo:text-indent="-0.499cm" style:auto-text-indent="false" style:page-number="auto">
        <style:tab-stops/>
      </style:paragraph-properties>
    </style:style>
    <style:style style:name="Table_20_index_20_1" style:display-name="Table index 1" style:family="paragraph" style:parent-style-name="Index" style:class="index" style:master-page-name="">
      <style:paragraph-properties fo:margin-left="2cm" fo:margin-right="0cm" fo:margin-top="0cm" fo:margin-bottom="0cm" loext:contextual-spacing="false" fo:text-indent="-2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Aufzählung1_20_Groß" style:display-name="Aufzählung1 Groß" style:family="paragraph" style:parent-style-name="List_20_1" style:master-page-name="">
      <style:paragraph-properties style:page-number="auto"/>
      <style:text-properties fo:font-size="16pt"/>
    </style:style>
    <style:style style:name="Frame_20_contents" style:display-name="Frame contents" style:family="paragraph" style:parent-style-name="Text_20_body" style:auto-update="true" style:class="extra" style:master-page-name="">
      <style:paragraph-properties fo:line-height="100%" fo:text-align="start" style:justify-single-word="false" fo:orphans="0" fo:widows="0" style:page-number="auto" style:shadow="none">
        <style:tab-stops/>
      </style:paragraph-properties>
      <style:text-properties fo:color="#000000" style:font-name="Verdana3" fo:font-family="Verdana" style:font-family-generic="swiss" style:font-pitch="variable" fo:font-size="7pt" fo:font-style="normal" fo:font-weight="normal" style:font-size-asian="7pt" style:font-weight-asian="normal" style:font-size-complex="7pt" style:font-weight-complex="normal"/>
    </style:style>
    <style:style style:name="Illustration" style:family="paragraph" style:parent-style-name="Caption" style:class="extra" style:master-page-name="">
      <style:paragraph-properties fo:margin-left="0.499cm" fo:margin-right="0cm" fo:margin-top="0cm" fo:margin-bottom="0cm" loext:contextual-spacing="false" fo:text-align="justify" style:justify-single-word="false" fo:hyphenation-ladder-count="no-limit" fo:text-indent="-0.499cm" style:auto-text-indent="false" style:page-number="auto">
        <style:tab-stops>
          <style:tab-stop style:position="3.704cm"/>
        </style:tab-stops>
      </style:paragraph-properties>
      <style:text-properties fo:font-size="10.5pt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6.449cm" style:type="center"/>
          <style:tab-stop style:position="12.8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449cm" style:type="center"/>
          <style:tab-stop style:position="12.899cm" style:type="right"/>
        </style:tab-stops>
      </style:paragraph-properties>
    </style:style>
    <style:style style:name="Untertitel3" style:family="paragraph" style:parent-style-name="Untertitel2">
      <style:paragraph-properties fo:margin-top="0cm" fo:margin-bottom="0cm" loext:contextual-spacing="false"/>
      <style:text-properties fo:font-size="13pt"/>
    </style:style>
    <style:style style:name="Überschrift1_5f_0" style:display-name="Überschrift1_0" style:family="paragraph" style:parent-style-name="Heading_20_1" style:next-style-name="Text_20_body" style:default-outline-level="" style:list-style-name=""/>
    <style:style style:name="Preformatted_20_Text" style:display-name="Preformatted Text" style:family="paragraph" style:parent-style-name="Standard" style:class="html" style:master-page-name="">
      <loext:graphic-properties draw:fill="solid" draw:fill-color="#e6e6e6" draw:opacity="100%"/>
      <style:paragraph-properties fo:margin-top="0cm" fo:margin-bottom="0.101cm" loext:contextual-spacing="false" fo:orphans="3" fo:widows="3" style:page-number="auto" fo:background-color="#e6e6e6" fo:keep-with-next="auto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ProgrammCode" style:family="paragraph" style:parent-style-name="Preformatted_20_Text" style:master-page-name="">
      <loext:graphic-properties draw:fill="solid" draw:fill-color="#e6e6e6" draw:opacity="100%"/>
      <style:paragraph-properties fo:margin-top="0cm" fo:margin-bottom="0.101cm" loext:contextual-spacing="false" style:page-number="auto" fo:background-color="#e6e6e6" style:shadow="none" fo:keep-with-next="auto"/>
      <style:text-properties fo:font-size="8pt"/>
    </style:style>
    <style:style style:name="ProgrammCode2Sp" style:family="paragraph" style:parent-style-name="ProgrammCode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Schmutztitel2" style:family="paragraph" style:parent-style-name="Standard" style:class="text">
      <style:paragraph-properties fo:margin-top="0.199cm" fo:margin-bottom="0cm" loext:contextual-spacing="false" fo:text-align="end" style:justify-single-word="false"/>
      <style:text-properties fo:font-size="18pt" fo:font-style="italic"/>
    </style:style>
    <style:style style:name="Schmutztitel" style:family="paragraph" style:parent-style-name="Standard" style:auto-update="true">
      <style:paragraph-properties fo:margin-top="0.6cm" fo:margin-bottom="0cm" loext:contextual-spacing="false" fo:text-align="end" style:justify-single-word="false"/>
      <style:text-properties fo:font-size="24pt" fo:font-style="italic" fo:font-weight="bold"/>
    </style:style>
    <style:style style:name="Tabelle_20_Seitenzahl_20_Rechts" style:display-name="Tabelle Seitenzahl Rechts" style:family="paragraph" style:parent-style-name="Table_20_Contents" style:auto-update="true" style:master-page-name="">
      <style:paragraph-properties fo:text-align="end" style:justify-single-word="false" style:page-number="auto"/>
    </style:style>
    <style:style style:name="Tabelle_20_Seitenzahl_20_Links" style:display-name="Tabelle Seitenzahl Links" style:family="paragraph" style:parent-style-name="Table_20_Contents" style:auto-update="true" style:master-page-name="">
      <style:paragraph-properties fo:text-align="start" style:justify-single-word="false" style:page-number="auto"/>
    </style:style>
    <style:style style:name="Tabellen_20_Inhalt_20_Links" style:display-name="Tabellen Inhalt Links" style:family="paragraph" style:parent-style-name="Table_20_Contents">
      <style:paragraph-properties fo:text-align="start" style:justify-single-word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27cm" fo:margin-bottom="0.21cm" loext:contextual-spacing="false" fo:text-indent="0cm" style:auto-text-indent="false"/>
      <style:text-properties style:font-name="Verdana" fo:font-family="Verdana" style:font-style-name="Fett" style:font-family-generic="swiss" style:font-pitch="variable" fo:font-size="9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Verdana" fo:font-family="Verdana" style:font-style-name="Fett" style:font-family-generic="swiss" style:font-pitch="variable" fo:font-size="8pt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.499cm" fo:margin-right="0cm" fo:margin-top="0cm" fo:margin-bottom="0cm" loext:contextual-spacing="false" fo:hyphenation-ladder-count="no-limit" fo:text-indent="-1.499cm" style:auto-text-indent="false" style:page-number="auto">
        <style:tab-stops>
          <style:tab-stop style:position="12.899cm" style:type="right" style:leader-style="dotted" style:leader-text="."/>
        </style:tab-stops>
      </style:paragraph-properties>
      <style:text-properties fo:font-size="10.5pt" fo:hyphenate="false" fo:hyphenation-remain-char-count="2" fo:hyphenation-push-char-count="2"/>
    </style:style>
    <style:style style:name="Textkörper_20_Zentriert" style:display-name="Textkörper Zentriert" style:family="paragraph" style:parent-style-name="Text_20_body">
      <style:paragraph-properties fo:text-align="center" style:justify-single-word="false"/>
    </style:style>
    <style:style style:name="Tabellen_20_Inhalt_20_Zentriert" style:display-name="Tabellen Inhalt Zentriert" style:family="paragraph" style:parent-style-name="Table_20_Contents" style:auto-update="true" style:master-page-name="">
      <style:paragraph-properties fo:text-align="center" style:justify-single-word="false" style:page-number="auto"/>
    </style:style>
    <style:style style:name="Verzeichnistext" style:family="paragraph" style:parent-style-name="Text_20_body">
      <style:paragraph-properties fo:margin-left="3cm" fo:margin-right="2cm" fo:margin-top="0cm" fo:margin-bottom="0cm" loext:contextual-spacing="false" fo:text-align="start" style:justify-single-word="false" fo:text-indent="-3cm" style:auto-text-indent="false">
        <style:tab-stops/>
      </style:paragraph-properties>
    </style:style>
    <style:style style:name="Überschrift_20_2_20_Ohne" style:display-name="Überschrift 2 Ohne" style:family="paragraph" style:parent-style-name="Heading_20_2" style:next-style-name="Heading_20_3" style:auto-update="true" style:default-outline-level="" style:list-style-name="" style:master-page-name="">
      <style:paragraph-properties style:page-number="auto"/>
    </style:style>
    <style:style style:name="ProgrammCodeEng" style:family="paragraph" style:parent-style-name="Preformatted_20_Text" style:master-page-name="">
      <loext:graphic-properties draw:fill="solid" draw:fill-color="#e6e6e6" draw:opacity="100%"/>
      <style:paragraph-properties fo:margin-top="0cm" fo:margin-bottom="0cm" loext:contextual-spacing="false" style:page-number="auto" fo:background-color="#e6e6e6" style:shadow="none" fo:keep-with-next="auto"/>
      <style:text-properties fo:font-size="8pt" style:letter-kerning="false"/>
    </style:style>
    <style:style style:name="ProgrammCodeEngAnfang" style:family="paragraph" style:parent-style-name="ProgrammCodeEng" style:next-style-name="ProgrammCodeEng" style:master-page-name="">
      <style:paragraph-properties fo:margin-top="0.199cm" fo:margin-bottom="0cm" loext:contextual-spacing="false" style:page-number="auto" fo:keep-with-next="always"/>
    </style:style>
    <style:style style:name="ProgrammCodeEngEnde" style:family="paragraph" style:parent-style-name="ProgrammCodeEng" style:next-style-name="Text_20_body" style:master-page-name="">
      <style:paragraph-properties fo:margin-top="0cm" fo:margin-bottom="0.4cm" loext:contextual-spacing="false" style:page-number="auto"/>
    </style:style>
    <style:style style:name="ProgrammCodeWeit" style:family="paragraph" style:parent-style-name="Text_20_body" style:master-page-name="">
      <loext:graphic-properties draw:fill="solid" draw:fill-color="#e6e6e6" draw:opacity="100%"/>
      <style:paragraph-properties fo:margin-top="0.199cm" fo:margin-bottom="0.101cm" loext:contextual-spacing="false" fo:line-height="110%" fo:text-align="start" style:justify-single-word="false" style:page-number="auto" fo:background-color="#e6e6e6" style:shadow="none" fo:keep-with-next="auto">
        <style:tab-stops>
          <style:tab-stop style:position="12.938cm"/>
        </style:tab-stops>
      </style:paragraph-properties>
      <style:text-properties style:font-name="Courier New" fo:font-family="'Courier New'" style:font-style-name="Standard" style:font-family-generic="modern" style:font-pitch="fixed" fo:font-size="8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0.9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0.403cm" style:type="right" style:leader-style="dotted" style:leader-text="."/>
        </style:tab-stops>
      </style:paragraph-properties>
    </style:style>
    <style:style style:name="List_20_2_20_Start" style:display-name="List 2 Start" style:family="paragraph" style:parent-style-name="List" style:list-style-name="List_20_2" style:class="list">
      <style:paragraph-properties fo:margin-left="0.64cm" fo:margin-right="0cm" fo:margin-top="0.21cm" fo:margin-bottom="0cm" loext:contextual-spacing="false" fo:text-indent="0cm" style:auto-text-indent="false"/>
    </style:style>
    <style:style style:name="Vorwort" style:family="paragraph" style:parent-style-name="Heading_20_1" style:next-style-name="Text_20_body" style:default-outline-level="" style:list-style-name=""/>
    <style:style style:name="Textkörper2pt" style:family="paragraph" style:parent-style-name="Text_20_body">
      <style:text-properties fo:font-size="2pt"/>
    </style:style>
    <style:style style:name="Textkörper_20_links" style:display-name="Textkörper links" style:family="paragraph" style:parent-style-name="Text_20_body" style:next-style-name="Text_20_body" style:auto-update="true" style:master-page-name="">
      <style:paragraph-properties fo:text-align="start" style:justify-single-word="false" style:page-number="auto"/>
    </style:style>
    <style:style style:name="Header_20_right" style:display-name="Header right" style:family="paragraph" style:parent-style-name="Standard" style:auto-update="true" style:class="extra">
      <style:paragraph-properties fo:margin-left="-0.118cm" fo:margin-right="-0.012cm" fo:margin-top="0cm" fo:margin-bottom="0cm" loext:contextual-spacing="false" fo:text-indent="0cm" style:auto-text-indent="false" text:number-lines="false" text:line-number="0">
        <style:tab-stops>
          <style:tab-stop style:position="6.449cm" style:type="center"/>
          <style:tab-stop style:position="12.899cm" style:type="right"/>
        </style:tab-stops>
      </style:paragraph-properties>
    </style:style>
    <style:style style:name="Tabellen_20_Inhalt_20_Cour" style:display-name="Tabellen Inhalt Cour" style:family="paragraph" style:parent-style-name="Table_20_Contents">
      <style:paragraph-properties fo:text-align="center" style:justify-single-word="false"/>
      <style:text-properties style:font-name="Courier New" fo:font-family="'Courier New'" style:font-style-name="Standard" style:font-family-generic="modern" style:font-pitch="fixe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size="10.5pt" style:font-size-asian="10.5pt" style:font-size-complex="10.5pt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auto-update="true" style:class="index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lways">
        <style:tab-stops/>
      </style:paragraph-properties>
      <style:text-properties fo:font-size="10.5pt" fo:font-weight="bold"/>
    </style:style>
    <style:style style:name="TabellenInhalt_20_Eng" style:display-name="TabellenInhalt Eng" style:family="paragraph" style:parent-style-name="Table_20_Contents">
      <style:paragraph-properties fo:line-height="90%"/>
    </style:style>
    <style:style style:name="List_20_2_20_Cont." style:display-name="List 2 Cont." style:family="paragraph" style:parent-style-name="List_20_2" style:list-style-name="List_20_2" style:class="list" style:master-page-name="">
      <style:paragraph-properties fo:margin-top="0cm" fo:margin-bottom="0cm" loext:contextual-spacing="false" style:page-number="auto"/>
    </style:style>
    <style:style style:name="List_20_2_20_End" style:display-name="List 2 End" style:family="paragraph" style:parent-style-name="List_20_2_20_Start" style:list-style-name="List_20_2" style:class="list">
      <style:paragraph-properties fo:margin-left="0.64cm" fo:margin-right="0cm" fo:margin-top="0cm" fo:margin-bottom="0.21cm" loext:contextual-spacing="false" fo:text-indent="0cm" style:auto-text-indent="false"/>
    </style:style>
    <style:style style:name="Tabellen_20_Überschrift_20_2" style:display-name="Tabellen Überschrift 2" style:family="paragraph" style:parent-style-name="Table_20_Heading" style:master-page-name="">
      <style:paragraph-properties fo:text-align="start" style:justify-single-word="false" style:page-number="auto"/>
      <style:text-properties fo:font-style="italic" fo:font-weight="bold"/>
    </style:style>
    <style:style style:name="Textkörper_20_grau" style:display-name="Textkörper grau" style:family="paragraph" style:parent-style-name="Text_20_body">
      <loext:graphic-properties draw:fill="solid" draw:fill-color="#e6e6e6" draw:opacity="100%"/>
      <style:paragraph-properties fo:background-color="#e6e6e6"/>
    </style:style>
    <style:style style:name="Tabellen_20_Inhalt_20_07" style:display-name="Tabellen Inhalt 07" style:family="paragraph" style:parent-style-name="Table_20_Contents">
      <style:text-properties fo:font-size="7pt"/>
    </style:style>
    <style:style style:name="Aufzählun1Ohne" style:family="paragraph" style:parent-style-name="List_20_1_20_Cont." style:next-style-name="List_20_1_20_Cont." style:list-style-name="">
      <style:paragraph-properties fo:margin-left="0.4cm" fo:margin-right="0cm" fo:margin-top="0cm" fo:margin-bottom="0cm" loext:contextual-spacing="false" fo:text-indent="0cm" style:auto-text-indent="false">
        <style:tab-stops/>
      </style:paragraph-properties>
    </style:style>
    <style:style style:name="Rahmennihalt_20_rechts" style:display-name="Rahmennihalt rechts" style:family="paragraph" style:parent-style-name="Frame_20_contents" style:auto-update="true">
      <style:paragraph-properties fo:text-align="end" style:justify-single-word="false"/>
      <style:text-properties fo:font-size="6pt" style:font-size-asian="6pt" style:font-size-complex="6pt"/>
    </style:style>
    <style:style style:name="Unbenannt1" style:family="paragraph" style:parent-style-name="Rahmennihalt_20_rechts" style:master-page-name="">
      <style:paragraph-properties style:page-number="auto"/>
    </style:style>
    <style:style style:name="Text" style:family="paragraph" style:parent-style-name="Caption" style:class="extra"/>
    <style:style style:name="Syntaxdiagramm" style:family="paragraph" style:parent-style-name="Caption" style:master-page-name="">
      <style:paragraph-properties fo:hyphenation-ladder-count="no-limit" style:page-number="auto"/>
      <style:text-properties fo:font-size="10.5pt" fo:hyphenate="tru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rmel" style:family="paragraph" style:parent-style-name="Caption">
      <style:paragraph-properties fo:margin-left="1cm" fo:margin-right="0cm" fo:margin-top="0cm" fo:margin-bottom="0cm" loext:contextual-spacing="false" fo:text-indent="-1cm" style:auto-text-indent="false">
        <style:tab-stops/>
      </style:paragraph-properties>
      <style:text-properties fo:font-size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3_20_Cont." style:display-name="List 3 Cont." style:family="paragraph" style:parent-style-name="List" style:class="list">
      <style:paragraph-properties fo:margin-left="1.499cm" fo:margin-right="0cm" fo:margin-top="0cm" fo:margin-bottom="0cm" loext:contextual-spacing="false" fo:text-indent="-0.499cm" style:auto-text-indent="false">
        <style:tab-stops/>
      </style:paragraph-properties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loext:contextual-spacing="false" fo:text-indent="-0.499cm" style:auto-text-indent="false">
        <style:tab-stops/>
      </style:paragraph-properties>
    </style:style>
    <style:style style:name="List_20_3_20_Start" style:display-name="List 3 Start" style:family="paragraph" style:parent-style-name="List" style:class="list" style:master-page-name="">
      <style:paragraph-properties fo:margin-left="1.499cm" fo:margin-right="0cm" fo:margin-top="0.423cm" fo:margin-bottom="0.212cm" loext:contextual-spacing="false" fo:text-indent="-0.499cm" style:auto-text-indent="false" style:page-number="auto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extkörper_20_eng" style:display-name="Textkörper eng" style:family="paragraph" style:parent-style-name="Text_20_body">
      <style:paragraph-properties fo:margin-top="0cm" fo:margin-bottom="0cm" loext:contextual-spacing="false"/>
    </style:style>
    <style:style style:name="ProgrammCodeEngAnfEnde" style:family="paragraph" style:parent-style-name="ProgrammCodeEngEnde" style:auto-update="true" style:master-page-name="">
      <loext:graphic-properties draw:fill="solid" draw:fill-color="#e6e6e6" draw:opacity="100%"/>
      <style:paragraph-properties fo:margin-left="0.106cm" fo:margin-right="0cm" fo:margin-top="0.199cm" fo:margin-bottom="0.199cm" loext:contextual-spacing="false" fo:orphans="3" fo:widows="3" fo:text-indent="0cm" style:auto-text-indent="false" style:page-number="auto" fo:background-color="#e6e6e6" style:shadow="none" fo:keep-with-next="auto"/>
      <style:text-properties fo:font-size="8pt" style:font-size-asian="8pt" style:font-size-complex="8pt"/>
    </style:style>
    <style:style style:name="TextKörperEinger3cm" style:family="paragraph" style:parent-style-name="Text_20_body">
      <style:paragraph-properties fo:margin-left="3cm" fo:margin-right="0cm" fo:margin-top="0cm" fo:margin-bottom="0cm" loext:contextual-spacing="false" fo:text-indent="-3cm" style:auto-text-indent="fals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_5f__5f__5f__5f__5f__5f__5f_" style:display-name="_______" style:family="paragraph" style:parent-style-name="Tabellen_20_Inhalt_20_Links"/>
    <style:style style:name="Tabellen_20_Inhalt_20_Einz_20_Links" style:display-name="Tabellen Inhalt Einz Links" style:family="paragraph" style:parent-style-name="Table_20_Contents" style:master-page-name="">
      <style:paragraph-properties fo:margin-left="0.3cm" fo:margin-right="0cm" fo:text-indent="-0.3cm" style:auto-text-indent="false" style:page-number="auto">
        <style:tab-stops/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parent-style-name="Caption" style:class="extra"/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9.7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9.2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8.7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8.207cm" style:type="right" style:leader-style="dotted" style:leader-text=".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7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2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1.7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2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0.703cm" style:type="right" style:leader-style="dotted" style:leader-text="."/>
        </style:tab-stops>
      </style:paragraph-properties>
    </style:style>
    <style:style style:name="Standard2" style:family="paragraph" style:parent-style-name="Standard" style:auto-update="true" style:master-page-name="">
      <style:paragraph-properties fo:line-height="115%" fo:text-align="justify" style:justify-single-word="false" style:page-number="auto"/>
      <style:text-properties style:font-name="Arial2" fo:font-family="Arial" style:font-style-name="Standard" style:font-family-generic="swiss" style:font-pitch="variable" fo:font-size="9pt" fo:font-weight="normal" style:font-weight-asian="normal" style:font-weight-complex="norm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style-name="Standard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elle_20_Seitenzahl" style:display-name="Tabelle Seitenzahl" style:family="paragraph" style:parent-style-name="Table_20_Contents"/>
    <style:style style:name="Seitenüberschrift" style:family="paragraph" style:parent-style-name="Table_20_Contents">
      <style:paragraph-properties fo:margin-left="0.499cm" fo:margin-right="0cm" fo:text-align="center" style:justify-single-word="false" fo:text-indent="-0.499cm" style:auto-text-indent="false">
        <style:tab-stops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urier New" fo:font-family="'Courier New'" style:font-style-name="Standard" style:font-family-generic="modern" style:font-pitch="fixed" fo:font-size="80%" fo:language="de" fo:country="DE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MBUCH_5f_Datei" style:display-name="MMBUCH_Datei" style:family="text">
      <style:text-properties fo:font-weight="bold"/>
    </style:style>
    <style:style style:name="MMBUCH_5f_Komponententyp" style:display-name="MMBUCH_Komponententyp" style:family="text">
      <style:text-properties style:font-name="Courier New" fo:font-family="'Courier New'" style:font-style-name="Standard" style:font-family-generic="modern" style:font-pitch="fixed" fo:font-size="10pt"/>
    </style:style>
    <style:style style:name="MMBUCH_5f_Property" style:display-name="MMBUCH_Property" style:family="text">
      <style:text-properties style:font-name="Courier New2" fo:font-family="'Courier New'" style:font-style-name="Kursiv" style:font-family-generic="modern" style:font-pitch="fixed" fo:font-size="10pt" fo:font-style="italic"/>
    </style:style>
    <style:style style:name="MMBUCH_5f_Methode" style:display-name="MMBUCH_Methode" style:family="text">
      <style:text-properties style:font-name="Courier New2" fo:font-family="'Courier New'" style:font-style-name="Kursiv" style:font-family-generic="modern" style:font-pitch="fixed" fo:font-size="10pt" fo:font-style="italic" fo:background-color="transparent"/>
    </style:style>
    <style:style style:name="hochgestellt" style:family="text">
      <style:text-properties style:text-position="50% 7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MMBUCH_5f_Kommando" style:display-name="MMBUCH_Kommando" style:family="text" style:parent-style-name="MMBUCH_5f_Datei">
      <style:text-properties style:font-name="Verdana2" fo:font-family="Verdana" style:font-style-name="Standard" style:font-family-generic="swiss" style:font-pitch="variable" fo:font-size="9pt" fo:font-weight="normal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MMBUCH_5f_Wert" style:display-name="MMBUCH_Wert" style:family="text" style:parent-style-name="MMBUCH_5f_Property"/>
    <style:style style:name="MMBUCH_5f_Bezeichner" style:display-name="MMBUCH_Bezeichner" style:family="text" style:parent-style-name="MMBUCH_5f_Methode">
      <style:text-properties fo:font-size="10pt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iefgestellt" style:family="text" style:parent-style-name="hochgestellt">
      <style:text-properties style:text-position="sub 58%"/>
    </style:style>
    <style:style style:name="tiefgestellt100" style:family="text" style:parent-style-name="tiefgestellt">
      <style:text-properties style:text-position="-20% 100%"/>
    </style:style>
    <style:style style:name="Page_20_Number" style:display-name="Page Number" style:family="text"/>
    <style:style style:name="Codegrau" style:family="text" style:parent-style-name="Code">
      <style:text-properties fo:font-size="8pt" fo:background-color="#e6e6e6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_31_0pt" style:display-name="10pt" style:family="text">
      <style:text-properties fo:font-size="10pt"/>
    </style:style>
    <style:style style:name="_30_06pt" style:display-name="006pt" style:family="text">
      <style:text-properties fo:font-size="6pt"/>
    </style:style>
    <style:style style:name="unterstrichen" style:family="text">
      <style:text-properties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Wingdings" fo:font-family="Wingdings"/>
    </style:style>
    <style:style style:name="MMBUCH_5f_KomponentenTyp_5f_Fußnote" style:display-name="MMBUCH_KomponentenTyp_Fußnote" style:family="text" style:parent-style-name="MMBUCH_5f_Komponententyp">
      <style:text-properties fo:font-size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WW8Num6z0" style:family="text">
      <style:text-properties fo:color="#000000" style:font-name="Symbol" fo:font-family="Symbol" style:font-charset="x-symbol" fo:font-size="9pt" fo:background-color="transparent" style:font-size-asian="9pt" style:font-name-complex="StarSymbol2" style:font-family-complex="StarSymbol, 'Arial Unicode MS'" style:font-size-complex="9pt"/>
    </style:style>
    <style:style style:name="MMBUCH_5f_Schluesselwort" style:display-name="MMBUCH_Schluesselwort" style:family="text" style:parent-style-name="MMBUCH_5f_Bezeichner">
      <style:text-properties fo:font-style="normal" fo:font-weight="bold"/>
    </style:style>
    <style:style style:name="betont_20_sans" style:display-name="betont sans" style:family="text">
      <style:text-properties style:font-name="Arial2" fo:font-family="Arial" style:font-style-name="Standard" style:font-family-generic="swiss" style:font-pitch="variable" fo:font-size="80%"/>
    </style:style>
    <style:style style:name="Einfach" style:family="text">
      <style:text-properties fo:font-size="2pt"/>
    </style:style>
    <style:style style:name="Einfach_20_Tabelle_20_Überschrift" style:display-name="Einfach Tabelle Überschrift" style:family="text" style:parent-style-name="Einfach">
      <style:text-properties style:font-name="Verdana2" fo:font-family="Verdana" style:font-style-name="Standard" style:font-family-generic="swiss" style:font-pitch="variable" fo:font-size="9pt" fo:font-style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Index_20_Link" style:display-name="Index Link" style:family="text"/>
    <style:style style:name="Line_20_numbering" style:display-name="Line numbering" style:family="text"/>
    <style:style style:name="Citation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-end-margin"/>
    </style:style>
    <style:style style:name="Frame" style:family="graphic">
      <style:graphic-properties svg:width="11cm" fo:min-height="10.37cm" text:anchor-type="paragraph" svg:x="2.101cm" svg:y="5.96cm" fo:margin-left="0.4cm" fo:margin-right="0.4cm" fo:margin-top="0.4cm" fo:margin-bottom="0.4cm" style:print-content="true" style:wrap="none" style:vertical-pos="from-top" style:vertical-rel="paragraph" style:horizontal-pos="from-left" style:horizontal-rel="paragraph" fo:padding="0cm" fo:border="none" style:shadow="none" draw:shadow-opacity="100%" style:writing-mode="lr-tb" style:flow-with-text="false"/>
    </style:style>
    <style:style style:name="Marginalia" style:family="graphic" style:parent-style-name="Frame" style:auto-update="true">
      <style:graphic-properties svg:width="2.701cm" fo:min-height="3.3cm" text:anchor-type="paragraph" svg:x="0cm" svg:y="0.9cm" fo:margin-left="0cm" fo:margin-right="0cm" fo:margin-top="0cm" fo:margin-bottom="0cm" style:print-content="true" style:wrap="dynamic" style:number-wrapped-paragraphs="no-limit" style:wrap-contour="false" style:vertical-pos="from-top" style:vertical-rel="paragraph" style:horizontal-pos="outside" style:horizontal-rel="page-end-margin" fo:background-color="transparent" draw:fill="none" draw:fill-color="#ffffff" fo:padding-left="0.3cm" fo:padding-right="0.499cm" fo:padding-top="0.199cm" fo:padding-bottom="0.199cm" fo:border="0.06pt solid #ffffff" style:shadow="none" draw:shadow-opacity="100%" style:flow-with-text="true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CIP-Rahmen" style:family="graphic" style:parent-style-name="Frame" style:auto-update="true">
      <style:graphic-properties svg:width="11cm" fo:min-height="10.37cm" text:anchor-type="paragraph" svg:y="0cm" style:print-content="true" style:vertical-pos="from-top" style:vertical-rel="paragraph" style:shadow="none" draw:shadow-opacity="100%">
        <style:columns fo:column-count="1" fo:column-gap="0cm"/>
      </style:graphic-properties>
    </style:style>
    <style:style style:name="Marginalie_20_links" style:display-name="Marginalie links" style:family="graphic" style:parent-style-name="Marginalia" style:auto-update="true">
      <style:graphic-properties svg:width="2.701cm" fo:min-height="0.84cm" text:anchor-type="page" svg:x="0cm" svg:y="0cm" fo:margin-top="0.049cm" fo:margin-bottom="0.049cm" style:vertical-pos="from-top" style:vertical-rel="page" style:horizontal-pos="from-left" style:horizontal-rel="page-start-margin" fo:padding-left="0.499cm" fo:padding-right="0.3cm" fo:padding-top="0.199cm" fo:padding-bottom="0.199cm" fo:border="0.06pt solid #ffffff" style:shadow="none" draw:shadow-opacity="100%"/>
    </style:style>
    <style:style style:name="Unbenannt1" style:family="graphic" style:parent-style-name="Marginalia"/>
    <style:style style:name="Marginalie_20_rechts" style:display-name="Marginalie rechts" style:family="graphic" style:parent-style-name="Marginalia" style:auto-update="true">
      <style:graphic-properties svg:width="2.701cm" fo:min-height="2.02cm" text:anchor-type="page" svg:x="14.4cm" svg:y="0cm" style:wrap="parallel" style:number-wrapped-paragraphs="no-limit" style:wrap-contour="false" style:vertical-pos="from-top" style:vertical-rel="page" style:horizontal-pos="right" style:horizontal-rel="page-end-margin" fo:padding-left="0.3cm" fo:padding-right="0.499cm" fo:padding-top="0.199cm" fo:padding-bottom="0.199cm" fo:border="0.06pt solid #ffffff" style:shadow="none" draw:shadow-opacity="100%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7cm" fo:text-indent="-2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 text:min-label-distance="0.199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1" text:start-value="3">
        <style:list-level-properties text:space-before="0.998cm" text:min-label-width="1cm"/>
      </text:list-level-style-number>
      <text:list-level-style-number text:level="4" text:style-name="Numbering_20_Symbols" style:num-suffix=".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suffix=".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suffix=".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suffix="." style:num-format="1" text:start-value="7">
        <style:list-level-properties text:space-before="6.549cm" text:min-label-width="2.3cm"/>
      </text:list-level-style-number>
      <text:list-level-style-number text:level="8" text:style-name="Numbering_20_Symbols" style:num-suffix="." style:num-format="1" text:start-value="8">
        <style:list-level-properties text:space-before="8.849cm" text:min-label-width="2.6cm"/>
      </text:list-level-style-number>
      <text:list-level-style-number text:level="9" text:style-name="Numbering_20_Symbols" style:num-suffix=".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suffix="." style:num-format="1" text:start-value="10">
        <style:list-level-properties text:space-before="14.25cm" text:min-label-width="3.101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§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nl" fo:country="NL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75" style:family="table">
      <style:table-properties style:width="14.305cm" fo:margin-left="0cm" fo:margin-right="-1.605cm" table:align="margins"/>
    </style:style>
    <style:style style:name="Tabelle75.A" style:family="table-column">
      <style:table-column-properties style:column-width="12.704cm" style:rel-column-width="58197*"/>
    </style:style>
    <style:style style:name="Tabelle75.B" style:family="table-column">
      <style:table-column-properties style:column-width="1.602cm" style:rel-column-width="7338*"/>
    </style:style>
    <style:style style:name="Tabelle75.A1" style:family="table-cell">
      <style:table-cell-properties fo:padding="0.097cm" fo:border="none"/>
    </style:style>
    <style:style style:name="Tabelle75.B1" style:family="table-cell">
      <style:table-cell-properties fo:background-color="transparent" fo:padding="0.097cm" fo:border="none">
        <style:background-image/>
      </style:table-cell-properties>
    </style:style>
    <style:style style:name="Tabelle6" style:family="table">
      <style:table-properties style:width="14.3cm" fo:margin-left="-1.6cm" fo:margin-right="0cm" table:align="margins"/>
    </style:style>
    <style:style style:name="Tabelle6.A" style:family="table-column">
      <style:table-column-properties style:column-width="1.588cm" style:rel-column-width="7275*"/>
    </style:style>
    <style:style style:name="Tabelle6.B" style:family="table-column">
      <style:table-column-properties style:column-width="12.712cm" style:rel-column-width="58260*"/>
    </style:style>
    <style:style style:name="Tabelle6.A1" style:family="table-cell">
      <style:table-cell-properties fo:padding="0.097cm" fo:border="none"/>
    </style:style>
    <style:style style:name="Tabelle56" style:family="table">
      <style:table-properties fo:margin-left="0cm" fo:margin-right="-1.314cm" table:align="margins"/>
    </style:style>
    <style:style style:name="Tabelle56.A" style:family="table-column">
      <style:table-column-properties style:rel-column-width="29759*"/>
    </style:style>
    <style:style style:name="Tabelle56.B" style:family="table-column">
      <style:table-column-properties style:rel-column-width="35776*"/>
    </style:style>
    <style:style style:name="Tabelle56.A1" style:family="table-cell">
      <style:table-cell-properties fo:padding="0.097cm" fo:border="none"/>
    </style:style>
    <style:style style:name="Tabelle54" style:family="table">
      <style:table-properties fo:margin-left="0cm" fo:margin-right="-1.977cm" table:align="margins"/>
    </style:style>
    <style:style style:name="Tabelle54.A" style:family="table-column">
      <style:table-column-properties style:rel-column-width="56645*"/>
    </style:style>
    <style:style style:name="Tabelle54.B" style:family="table-column">
      <style:table-column-properties style:rel-column-width="8890*"/>
    </style:style>
    <style:style style:name="Tabelle54.A1" style:family="table-cell">
      <style:table-cell-properties fo:padding="0.097cm" fo:border="none"/>
    </style:style>
    <style:style style:name="Tabelle53" style:family="table">
      <style:table-properties fo:margin-left="-1.471cm" fo:margin-right="0cm" table:align="margins"/>
    </style:style>
    <style:style style:name="Tabelle53.A" style:family="table-column">
      <style:table-column-properties style:rel-column-width="36186*"/>
    </style:style>
    <style:style style:name="Tabelle53.B" style:family="table-column">
      <style:table-column-properties style:rel-column-width="29349*"/>
    </style:style>
    <style:style style:name="Tabelle53.A1" style:family="table-cell">
      <style:table-cell-properties fo:padding="0.097cm" fo:border="none"/>
    </style:style>
    <style:style style:name="Tabelle8" style:family="table">
      <style:table-properties style:width="14.288cm" fo:margin-left="0cm" fo:margin-right="-0.988cm" table:align="margins"/>
    </style:style>
    <style:style style:name="Tabelle8.A" style:family="table-column">
      <style:table-column-properties style:column-width="13.264cm" style:rel-column-width="60842*"/>
    </style:style>
    <style:style style:name="Tabelle8.B" style:family="table-column">
      <style:table-column-properties style:column-width="1.023cm" style:rel-column-width="4693*"/>
    </style:style>
    <style:style style:name="Tabelle8.A1" style:family="table-cell">
      <style:table-cell-properties fo:padding="0.097cm" fo:border="none"/>
    </style:style>
    <style:style style:name="Tabelle7" style:family="table">
      <style:table-properties style:width="14.27cm" fo:margin-left="-1cm" fo:margin-right="0.03cm" table:align="margins"/>
    </style:style>
    <style:style style:name="Tabelle7.A" style:family="table-column">
      <style:table-column-properties style:column-width="1.023cm" style:rel-column-width="4698*"/>
    </style:style>
    <style:style style:name="Tabelle7.B" style:family="table-column">
      <style:table-column-properties style:column-width="13.247cm" style:rel-column-width="60837*"/>
    </style:style>
    <style:style style:name="Tabelle7.A1" style:family="table-cell">
      <style:table-cell-properties fo:padding="0.097cm" fo:border="none"/>
    </style:style>
    <style:style style:name="Tabelle62" style:family="table">
      <style:table-properties style:width="13.988cm" fo:margin-left="0cm" fo:margin-right="-0.988cm" table:align="margins"/>
    </style:style>
    <style:style style:name="Tabelle62.A" style:family="table-column">
      <style:table-column-properties style:column-width="12.906cm" style:rel-column-width="60467*"/>
    </style:style>
    <style:style style:name="Tabelle62.B" style:family="table-column">
      <style:table-column-properties style:column-width="1.081cm" style:rel-column-width="5068*"/>
    </style:style>
    <style:style style:name="Tabelle62.A1" style:family="table-cell">
      <style:table-cell-properties fo:padding="0.097cm" fo:border="none"/>
    </style:style>
    <style:style style:name="Tabelle15" style:family="table">
      <style:table-properties style:width="13.989cm" fo:margin-left="-1cm" fo:margin-right="0.011cm" table:align="margins"/>
    </style:style>
    <style:style style:name="Tabelle15.A" style:family="table-column">
      <style:table-column-properties style:column-width="1.081cm" style:rel-column-width="5066*"/>
    </style:style>
    <style:style style:name="Tabelle15.B" style:family="table-column">
      <style:table-column-properties style:column-width="12.908cm" style:rel-column-width="60469*"/>
    </style:style>
    <style:style style:name="Tabelle15.A1" style:family="table-cell">
      <style:table-cell-properties fo:padding="0.097cm" fo:border="none"/>
    </style:style>
    <style:style style:name="Tabelle59" style:family="table">
      <style:table-properties fo:margin-left="0cm" fo:margin-right="-1.57cm" table:align="margins"/>
    </style:style>
    <style:style style:name="Tabelle59.A" style:family="table-column">
      <style:table-column-properties style:rel-column-width="58460*"/>
    </style:style>
    <style:style style:name="Tabelle59.B" style:family="table-column">
      <style:table-column-properties style:rel-column-width="7075*"/>
    </style:style>
    <style:style style:name="Tabelle59.A1" style:family="table-cell">
      <style:table-cell-properties fo:padding="0.097cm" fo:border="none"/>
    </style:style>
    <style:style style:name="Tabelle58" style:family="table">
      <style:table-properties fo:margin-left="-1.445cm" fo:margin-right="0.018cm" table:align="margins"/>
    </style:style>
    <style:style style:name="Tabelle58.A" style:family="table-column">
      <style:table-column-properties style:rel-column-width="6907*"/>
    </style:style>
    <style:style style:name="Tabelle58.B" style:family="table-column">
      <style:table-column-properties style:rel-column-width="58628*"/>
    </style:style>
    <style:style style:name="Tabelle58.A1" style:family="table-cell">
      <style:table-cell-properties fo:padding="0.097cm" fo:border="none"/>
    </style:style>
    <style:style style:name="Tabelle57" style:family="table">
      <style:table-properties fo:margin-left="0cm" fo:margin-right="-0.988cm" table:align="margins"/>
    </style:style>
    <style:style style:name="Tabelle57.A" style:family="table-column">
      <style:table-column-properties style:rel-column-width="60842*"/>
    </style:style>
    <style:style style:name="Tabelle57.B" style:family="table-column">
      <style:table-column-properties style:rel-column-width="4693*"/>
    </style:style>
    <style:style style:name="Tabelle57.A1" style:family="table-cell">
      <style:table-cell-properties fo:padding="0.097cm" fo:border="none"/>
    </style:style>
    <style:style style:name="Tabelle55" style:family="table">
      <style:table-properties fo:margin-left="-1cm" fo:margin-right="0.011cm" table:align="margins"/>
    </style:style>
    <style:style style:name="Tabelle55.A" style:family="table-column">
      <style:table-column-properties style:rel-column-width="4692*"/>
    </style:style>
    <style:style style:name="Tabelle55.B" style:family="table-column">
      <style:table-column-properties style:rel-column-width="60843*"/>
    </style:style>
    <style:style style:name="Tabelle55.A1" style:family="table-cell">
      <style:table-cell-properties fo:padding="0.097cm" fo:border="none"/>
    </style:style>
    <style:style style:name="Tabelle60" style:family="table">
      <style:table-properties fo:margin-left="0cm" fo:margin-right="-1cm" table:align="margins"/>
    </style:style>
    <style:style style:name="Tabelle60.A" style:family="table-column">
      <style:table-column-properties style:rel-column-width="60744*"/>
    </style:style>
    <style:style style:name="Tabelle60.B" style:family="table-column">
      <style:table-column-properties style:rel-column-width="4791*"/>
    </style:style>
    <style:style style:name="Tabelle60.A1" style:family="table-cell">
      <style:table-cell-properties fo:padding="0.097cm" fo:border="none"/>
    </style:style>
    <style:style style:name="Tabelle61" style:family="table">
      <style:table-properties fo:margin-left="-1cm" fo:margin-right="0.002cm" table:align="margins"/>
    </style:style>
    <style:style style:name="Tabelle61.A" style:family="table-column">
      <style:table-column-properties style:rel-column-width="4624*"/>
    </style:style>
    <style:style style:name="Tabelle61.B" style:family="table-column">
      <style:table-column-properties style:rel-column-width="60911*"/>
    </style:style>
    <style:style style:name="Tabelle61.A1" style:family="table-cell">
      <style:table-cell-properties fo:padding="0.097cm" fo:border="none"/>
    </style:style>
    <style:style style:name="MP1" style:family="paragraph" style:parent-style-name="Header">
      <style:text-properties fo:font-weight="bold" fo:background-color="#ffff66" style:font-name-asian="Lucida Sans Unicode" style:font-weight-asian="bold" style:font-name-complex="Tahoma1" style:font-weight-complex="bold"/>
    </style:style>
    <style:style style:name="MP2" style:family="paragraph" style:parent-style-name="Tabellen_20_Inhalt_20_Links">
      <style:paragraph-properties fo:text-align="center" style:justify-single-word="fals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Table_20_Contents">
      <style:paragraph-properties fo:text-align="start" style:justify-single-word="false"/>
    </style:style>
    <style:style style:name="MT1" style:family="text"/>
    <style:page-layout style:name="Mpm1" style:page-usage="mirrored">
      <style:page-layout-properties fo:page-width="17cm" fo:page-height="21.999cm" style:num-format="1" style:print-orientation="portrait" fo:margin-top="1.401cm" fo:margin-bottom="1cm" fo:margin-left="1.6cm" fo:margin-right="2.70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mirrored">
      <style:page-layout-properties fo:page-width="17cm" fo:page-height="21.999cm" style:num-format="1" style:print-orientation="portrait" fo:margin-top="0.9cm" fo:margin-bottom="1.499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17cm" fo:page-height="21.9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4" style:page-usage="mirrored">
      <style:page-layout-properties fo:page-width="17cm" fo:page-height="21.999cm" style:num-format="1" style:print-orientation="portrait" fo:margin-top="2.499cm" fo:margin-bottom="1.499cm" fo:margin-left="1.7cm" fo:margin-right="2.4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17cm" fo:page-height="21.9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17cm" fo:page-height="21.9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mirrored">
      <style:page-layout-properties fo:page-width="17cm" fo:page-height="21.999cm" style:num-format="1" style:print-orientation="portrait" fo:margin-top="1.499cm" fo:margin-bottom="1.499cm" fo:margin-left="1.7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8">
      <style:page-layout-properties fo:page-width="17cm" fo:page-height="21.9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17cm" fo:page-height="21.999cm" style:num-format="1" style:print-orientation="portrait" fo:margin-top="0.9cm" fo:margin-bottom="0.9cm" fo:margin-left="1.3cm" fo:margin-right="2.7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fo:background-color="transparent" style:dynamic-spacing="false" draw:fill="none" draw:fill-color="#cfe7f5"/>
      </style:header-style>
      <style:footer-style/>
    </style:page-layout>
    <style:page-layout style:name="Mpm10">
      <style:page-layout-properties fo:page-width="17cm" fo:page-height="21.9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mirrored">
      <style:page-layout-properties fo:page-width="17cm" fo:page-height="21.999cm" style:num-format="1" style:print-orientation="portrait" fo:margin-top="1.499cm" fo:margin-bottom="2cm" fo:margin-left="1.7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3" style:page-usage="mirrored">
      <style:page-layout-properties fo:page-width="17cm" fo:page-height="21.999cm" style:num-format="1" style:print-orientation="portrait" fo:margin-top="1.7cm" fo:margin-bottom="2cm" fo:margin-left="1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4" style:page-usage="mirrored">
      <style:page-layout-properties fo:page-width="17cm" fo:page-height="21.999cm" style:num-format="1" style:print-orientation="portrait" fo:margin-top="1.499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75" table:style-name="Tabelle75">
          <table:table-column table:style-name="Tabelle75.A"/>
          <table:table-column table:style-name="Tabelle75.B"/>
          <table:table-row>
            <table:table-cell table:style-name="Tabelle75.A1" office:value-type="string">
              <text:p text:style-name="Seitenüberschrift">x</text:p>
            </table:table-cell>
            <table:table-cell table:style-name="Tabelle75.B1" office:value-type="string">
              <text:p text:style-name="Tabelle_20_Seitenzahl_20_Rechts">x</text:p>
            </table:table-cell>
          </table:table-row>
        </table:table>
        <text:p text:style-name="Header"/>
      </style:header>
      <style:header-left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office:value-type="string">
              <text:p text:style-name="Tabelle_20_Seitenzahl_20_Links">x</text:p>
            </table:table-cell>
            <table:table-cell table:style-name="Tabelle6.A1" office:value-type="string">
              <text:p text:style-name="Seitenüberschrift">x</text:p>
            </table:table-cell>
          </table:table-row>
        </table:table>
        <text:p text:style-name="MP1"/>
      </style:header-left>
      <style:footer>
        <text:p text:style-name="Footer"/>
      </style:footer>
    </style:master-page>
    <style:master-page style:name="Index" style:page-layout-name="Mpm2">
      <style:header>
        <table:table table:name="Tabelle56" table:style-name="Tabelle56">
          <table:table-column table:style-name="Tabelle56.A"/>
          <table:table-column table:style-name="Tabelle56.B"/>
          <table:table-row>
            <table:table-cell table:style-name="Tabelle56.A1" office:value-type="string">
              <text:p text:style-name="Table_20_Contents"/>
            </table:table-cell>
            <table:table-cell table:style-name="Tabelle56.A1" office:value-type="string">
              <text:p text:style-name="Tabelle_20_Seitenzahl_20_Rechts">x</text:p>
            </table:table-cell>
          </table:table-row>
        </table:table>
        <text:p text:style-name="Header"/>
        <table:table table:name="Tabelle54" table:style-name="Tabelle54">
          <table:table-column table:style-name="Tabelle54.A"/>
          <table:table-column table:style-name="Tabelle54.B"/>
          <table:table-row>
            <table:table-cell table:style-name="Tabelle54.A1" office:value-type="string">
              <text:p text:style-name="MP2"/>
            </table:table-cell>
            <table:table-cell table:style-name="Tabelle54.A1" office:value-type="string">
              <text:p text:style-name="MP3"/>
            </table:table-cell>
          </table:table-row>
        </table:table>
        <text:p text:style-name="Standard"/>
      </style:header>
      <style:header-left>
        <table:table table:name="Tabelle53" table:style-name="Tabelle53">
          <table:table-column table:style-name="Tabelle53.A"/>
          <table:table-column table:style-name="Tabelle53.B"/>
          <table:table-row>
            <table:table-cell table:style-name="Tabelle53.A1" office:value-type="string">
              <text:p text:style-name="Tabelle_20_Seitenzahl_20_Links">x</text:p>
            </table:table-cell>
            <table:table-cell table:style-name="Tabelle53.A1" office:value-type="string">
              <text:p text:style-name="Table_20_Contents"/>
            </table:table-cell>
          </table:table-row>
        </table:table>
        <text:p text:style-name="Standard"/>
      </style:header-left>
    </style:master-page>
    <style:master-page style:name="Letzte_20_Seite" style:display-name="Letzte Seite" style:page-layout-name="Mpm3">
      <style:header>
        <text:p text:style-name="Header"/>
      </style:header>
      <style:header-left>
        <text:p text:style-name="Header_20_left"/>
      </style:header-left>
    </style:master-page>
    <style:master-page style:name="First_20_Page" style:display-name="First Page" style:page-layout-name="Mpm4" style:next-style-name="Standard"/>
    <style:master-page style:name="Left_20_Page" style:display-name="Left Page" style:page-layout-name="Mpm5"/>
    <style:master-page style:name="Right_20_Page" style:display-name="Right Page" style:page-layout-name="Mpm6"/>
    <style:master-page style:name="Inhaltsverzeichnis" style:page-layout-name="Mpm7">
      <style:header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office:value-type="string">
              <text:p text:style-name="MP3">xxxxxxxxxxxxxxxxxx</text:p>
            </table:table-cell>
            <table:table-cell table:style-name="Tabelle8.A1" office:value-type="string">
              <text:p text:style-name="Tabelle_20_Seitenzahl_20_Rechts">x</text:p>
            </table:table-cell>
          </table:table-row>
        </table:table>
        <text:p text:style-name="Header"/>
      </style:header>
      <style:header-left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office:value-type="string">
              <text:p text:style-name="Tabellen_20_Inhalt_20_Links">x</text:p>
            </table:table-cell>
            <table:table-cell table:style-name="Tabelle7.A1" office:value-type="string">
              <text:p text:style-name="MP3">xxxxxxxxxxxxxxxxxx</text:p>
            </table:table-cell>
          </table:table-row>
        </table:table>
        <text:p text:style-name="Header"/>
      </style:header-left>
    </style:master-page>
    <style:master-page style:name="Footnote" style:page-layout-name="Mpm8"/>
    <style:master-page style:name="Endnote" style:page-layout-name="Mpm8"/>
    <style:master-page style:name="Vorwort" style:page-layout-name="Mpm9">
      <style:header>
        <table:table table:name="Tabelle62" table:style-name="Tabelle62">
          <table:table-column table:style-name="Tabelle62.A"/>
          <table:table-column table:style-name="Tabelle62.B"/>
          <table:table-row>
            <table:table-cell table:style-name="Tabelle62.A1" office:value-type="string">
              <text:p text:style-name="Tabellen_20_Inhalt_20_Zentriert">xxxxxxx</text:p>
            </table:table-cell>
            <table:table-cell table:style-name="Tabelle62.A1" office:value-type="string">
              <text:p text:style-name="Tabelle_20_Seitenzahl_20_Rechts">x</text:p>
            </table:table-cell>
          </table:table-row>
        </table:table>
        <text:p text:style-name="Header"/>
      </style:header>
      <style:header-left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Tabellen_20_Inhalt_20_Links">x</text:p>
            </table:table-cell>
            <table:table-cell table:style-name="Tabelle15.A1" office:value-type="string">
              <text:p text:style-name="Tabellen_20_Inhalt_20_Zentriert">xxxxxxx</text:p>
            </table:table-cell>
          </table:table-row>
        </table:table>
        <text:p text:style-name="Header_20_left"/>
      </style:header-left>
    </style:master-page>
    <style:master-page style:name="HTML" style:page-layout-name="Mpm10"/>
    <style:master-page style:name="Stichwortverzeichnis" style:page-layout-name="Mpm11">
      <style:header>
        <table:table table:name="Tabelle59" table:style-name="Tabelle59">
          <table:table-column table:style-name="Tabelle59.A"/>
          <table:table-column table:style-name="Tabelle59.B"/>
          <table:table-row>
            <table:table-cell table:style-name="Tabelle59.A1" office:value-type="string">
              <text:p text:style-name="Tabellen_20_Inhalt_20_Zentriert">Stichwortverzeichnis</text:p>
            </table:table-cell>
            <table:table-cell table:style-name="Tabelle59.A1" office:value-type="string">
              <text:p text:style-name="Table_20_Contents"><text:page-number text:select-page="current">0</text:page-number></text:p>
            </table:table-cell>
          </table:table-row>
        </table:table>
        <text:p text:style-name="MP4"/>
      </style:header>
      <style:header-left>
        <table:table table:name="Tabelle58" table:style-name="Tabelle58">
          <table:table-column table:style-name="Tabelle58.A"/>
          <table:table-column table:style-name="Tabelle58.B"/>
          <table:table-row>
            <table:table-cell table:style-name="Tabelle58.A1" office:value-type="string">
              <text:p text:style-name="MP5"><text:page-number text:select-page="current">0</text:page-number></text:p>
            </table:table-cell>
            <table:table-cell table:style-name="Tabelle58.A1" office:value-type="string">
              <text:p text:style-name="Tabellen_20_Inhalt_20_Zentriert">Stichwortverzeichnis</text:p>
            </table:table-cell>
          </table:table-row>
        </table:table>
        <text:p text:style-name="MP4"/>
      </style:header-left>
    </style:master-page>
    <style:master-page style:name="Envelope" style:page-layout-name="Mpm12"/>
    <style:master-page style:name="Literaturverzeichnis" style:page-layout-name="Mpm11">
      <style:header>
        <table:table table:name="Tabelle57" table:style-name="Tabelle57">
          <table:table-column table:style-name="Tabelle57.A"/>
          <table:table-column table:style-name="Tabelle57.B"/>
          <table:table-row>
            <table:table-cell table:style-name="Tabelle57.A1" office:value-type="string">
              <text:p text:style-name="Tabellen_20_Inhalt_20_Zentriert">xxxxxxxxxxxxxxxxxxxx</text:p>
            </table:table-cell>
            <table:table-cell table:style-name="Tabelle57.A1" office:value-type="string">
              <text:p text:style-name="Table_20_Contents">x</text:p>
            </table:table-cell>
          </table:table-row>
        </table:table>
        <text:p text:style-name="Table_20_Contents"/>
      </style:header>
      <style:header-left>
        <table:table table:name="Tabelle55" table:style-name="Tabelle55">
          <table:table-column table:style-name="Tabelle55.A"/>
          <table:table-column table:style-name="Tabelle55.B"/>
          <table:table-row>
            <table:table-cell table:style-name="Tabelle55.A1" office:value-type="string">
              <text:p text:style-name="MP5">x</text:p>
            </table:table-cell>
            <table:table-cell table:style-name="Tabelle55.A1" office:value-type="string">
              <text:p text:style-name="Tabellen_20_Inhalt_20_Zentriert">xxxxxxxxxxxxxxxxxxxx</text:p>
            </table:table-cell>
          </table:table-row>
        </table:table>
        <text:p text:style-name="Table_20_Contents"/>
      </style:header-left>
    </style:master-page>
    <style:master-page style:name="Informatik-ganz-einfach" style:page-layout-name="Mpm13">
      <style:header>
        <table:table table:name="Tabelle60" table:style-name="Tabelle60">
          <table:table-column table:style-name="Tabelle60.A"/>
          <table:table-column table:style-name="Tabelle60.B"/>
          <table:table-row>
            <table:table-cell table:style-name="Tabelle60.A1" office:value-type="string">
              <text:p text:style-name="Tabellen_20_Inhalt_20_Zentriert">Buchreihe I<text:span text:style-name="Emphasis">nformatik ganz einfach</text:span></text:p>
            </table:table-cell>
            <table:table-cell table:style-name="Tabelle60.A1" office:value-type="string">
              <text:p text:style-name="Table_20_Contents"><text:page-number text:select-page="current">0</text:page-number></text:p>
            </table:table-cell>
          </table:table-row>
        </table:table>
        <text:p text:style-name="Header"/>
      </style:header>
      <style:header-left>
        <table:table table:name="Tabelle61" table:style-name="Tabelle61">
          <table:table-column table:style-name="Tabelle61.A"/>
          <table:table-column table:style-name="Tabelle61.B"/>
          <table:table-row>
            <table:table-cell table:style-name="Tabelle61.A1" office:value-type="string">
              <text:p text:style-name="MP5"><text:page-number text:select-page="current">0</text:page-number></text:p>
            </table:table-cell>
            <table:table-cell table:style-name="Tabelle61.A1" office:value-type="string">
              <text:p text:style-name="Tabellen_20_Inhalt_20_Zentriert">Buchreihe I<text:span text:style-name="Emphasis">nformatik ganz einfach</text:span></text:p>
            </table:table-cell>
          </table:table-row>
        </table:table>
        <text:p text:style-name="Header"/>
      </style:header-left>
    </style:master-page>
    <style:master-page style:name="Standard2" style:page-layout-name="M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14:01:23.440000000</meta:creation-date>
    <meta:editing-duration>P42DT3H46M57S</meta:editing-duration>
    <meta:editing-cycles>1800</meta:editing-cycles>
    <meta:generator>LibreOffice/6.0.7.3$Linux_X86_64 LibreOffice_project/00m0$Build-3</meta:generator>
    <dc:title>Informatik-Ganz-einfach</dc:title>
    <dc:date>2022-05-25T10:48:23.806346226</dc:date>
    <meta:document-statistic meta:table-count="37" meta:image-count="136" meta:object-count="7" meta:page-count="367" meta:paragraph-count="1248" meta:word-count="2896" meta:character-count="58707" meta:non-whitespace-character-count="57012"/>
    <meta:user-defined meta:name="Info 1"/>
    <meta:user-defined meta:name="Info 2"/>
    <meta:user-defined meta:name="Info 3"/>
    <meta:user-defined meta:name="Info 4"/>
  </office:meta>
</office:document-meta>
</file>